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func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-256">
            <text:p>-256</text:p>
          </table:table-cell>
          <table:table-cell table:formula="of:=EXP([.A1]/(256/7))/((256/7)*(EXP([.A1]/(256/7))+1)*(EXP([.A1]/(256/7))+1))" office:value-type="float" office:value="0.0000248888603939562">
            <text:p>2.49E-05</text:p>
          </table:table-cell>
          <table:table-cell/>
          <table:table-cell>
            <draw:frame table:end-cell-address="dfunc.K21" table:end-x="0.293cm" table:end-y="0.067cm" draw:z-index="0" draw:style-name="gr1" draw:text-style-name="P1" svg:width="15.999cm" svg:height="8.999cm" svg:x="0.101cm" svg:y="0.1cm">
              <draw:object draw:notify-on-update-of-ranges="dfunc.B1:dfunc.B5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-255">
            <text:p>-255</text:p>
          </table:table-cell>
          <table:table-cell table:formula="of:=EXP([.A2]/(256/7))/((256/7)*(EXP([.A2]/(256/7))+1)*(EXP([.A2]/(256/7))+1))" office:value-type="float" office:value="0.0000255775130690949">
            <text:p>2.56E-05</text:p>
          </table:table-cell>
          <table:table-cell table:number-columns-repeated="2"/>
        </table:table-row>
        <table:table-row table:style-name="ro1">
          <table:table-cell office:value-type="float" office:value="-254">
            <text:p>-254</text:p>
          </table:table-cell>
          <table:table-cell table:formula="of:=EXP([.A3]/(256/7))/((256/7)*(EXP([.A3]/(256/7))+1)*(EXP([.A3]/(256/7))+1))" office:value-type="float" office:value="0.0000262851833832536">
            <text:p>2.63E-05</text:p>
          </table:table-cell>
          <table:table-cell table:number-columns-repeated="2"/>
        </table:table-row>
        <table:table-row table:style-name="ro1">
          <table:table-cell office:value-type="float" office:value="-253">
            <text:p>-253</text:p>
          </table:table-cell>
          <table:table-cell table:formula="of:=EXP([.A4]/(256/7))/((256/7)*(EXP([.A4]/(256/7))+1)*(EXP([.A4]/(256/7))+1))" office:value-type="float" office:value="0.0000270123944575741">
            <text:p>2.70E-05</text:p>
          </table:table-cell>
          <table:table-cell table:number-columns-repeated="2"/>
        </table:table-row>
        <table:table-row table:style-name="ro1">
          <table:table-cell office:value-type="float" office:value="-252">
            <text:p>-252</text:p>
          </table:table-cell>
          <table:table-cell table:formula="of:=EXP([.A5]/(256/7))/((256/7)*(EXP([.A5]/(256/7))+1)*(EXP([.A5]/(256/7))+1))" office:value-type="float" office:value="0.0000277596836867933">
            <text:p>2.78E-05</text:p>
          </table:table-cell>
          <table:table-cell table:number-columns-repeated="2"/>
        </table:table-row>
        <table:table-row table:style-name="ro1">
          <table:table-cell office:value-type="float" office:value="-251">
            <text:p>-251</text:p>
          </table:table-cell>
          <table:table-cell table:formula="of:=EXP([.A6]/(256/7))/((256/7)*(EXP([.A6]/(256/7))+1)*(EXP([.A6]/(256/7))+1))" office:value-type="float" office:value="0.0000285276031221783">
            <text:p>2.85E-05</text:p>
          </table:table-cell>
          <table:table-cell table:number-columns-repeated="2"/>
        </table:table-row>
        <table:table-row table:style-name="ro1">
          <table:table-cell office:value-type="float" office:value="-250">
            <text:p>-250</text:p>
          </table:table-cell>
          <table:table-cell table:formula="of:=EXP([.A7]/(256/7))/((256/7)*(EXP([.A7]/(256/7))+1)*(EXP([.A7]/(256/7))+1))" office:value-type="float" office:value="0.0000293167198643675">
            <text:p>2.93E-05</text:p>
          </table:table-cell>
          <table:table-cell table:number-columns-repeated="2"/>
        </table:table-row>
        <table:table-row table:style-name="ro1">
          <table:table-cell office:value-type="float" office:value="-249">
            <text:p>-249</text:p>
          </table:table-cell>
          <table:table-cell table:formula="of:=EXP([.A8]/(256/7))/((256/7)*(EXP([.A8]/(256/7))+1)*(EXP([.A8]/(256/7))+1))" office:value-type="float" office:value="0.0000301276164663502">
            <text:p>3.01E-05</text:p>
          </table:table-cell>
          <table:table-cell table:number-columns-repeated="2"/>
        </table:table-row>
        <table:table-row table:style-name="ro1">
          <table:table-cell office:value-type="float" office:value="-248">
            <text:p>-248</text:p>
          </table:table-cell>
          <table:table-cell table:formula="of:=EXP([.A9]/(256/7))/((256/7)*(EXP([.A9]/(256/7))+1)*(EXP([.A9]/(256/7))+1))" office:value-type="float" office:value="0.0000309608913468262">
            <text:p>3.10E-05</text:p>
          </table:table-cell>
          <table:table-cell table:number-columns-repeated="2"/>
        </table:table-row>
        <table:table-row table:style-name="ro1">
          <table:table-cell office:value-type="float" office:value="-247">
            <text:p>-247</text:p>
          </table:table-cell>
          <table:table-cell table:formula="of:=EXP([.A10]/(256/7))/((256/7)*(EXP([.A10]/(256/7))+1)*(EXP([.A10]/(256/7))+1))" office:value-type="float" office:value="0.0000318171592141879">
            <text:p>3.18E-05</text:p>
          </table:table-cell>
          <table:table-cell table:number-columns-repeated="2"/>
        </table:table-row>
        <table:table-row table:style-name="ro1">
          <table:table-cell office:value-type="float" office:value="-246">
            <text:p>-246</text:p>
          </table:table-cell>
          <table:table-cell table:formula="of:=EXP([.A11]/(256/7))/((256/7)*(EXP([.A11]/(256/7))+1)*(EXP([.A11]/(256/7))+1))" office:value-type="float" office:value="0.0000326970515013733">
            <text:p>3.27E-05</text:p>
          </table:table-cell>
          <table:table-cell table:number-columns-repeated="2"/>
        </table:table-row>
        <table:table-row table:style-name="ro1">
          <table:table-cell office:value-type="float" office:value="-245">
            <text:p>-245</text:p>
          </table:table-cell>
          <table:table-cell table:formula="of:=EXP([.A12]/(256/7))/((256/7)*(EXP([.A12]/(256/7))+1)*(EXP([.A12]/(256/7))+1))" office:value-type="float" office:value="0.0000336012168118432">
            <text:p>3.36E-05</text:p>
          </table:table-cell>
          <table:table-cell table:number-columns-repeated="2"/>
        </table:table-row>
        <table:table-row table:style-name="ro1">
          <table:table-cell office:value-type="float" office:value="-244">
            <text:p>-244</text:p>
          </table:table-cell>
          <table:table-cell table:formula="of:=EXP([.A13]/(256/7))/((256/7)*(EXP([.A13]/(256/7))+1)*(EXP([.A13]/(256/7))+1))" office:value-type="float" office:value="0.0000345303213769375">
            <text:p>3.45E-05</text:p>
          </table:table-cell>
          <table:table-cell table:number-columns-repeated="2"/>
        </table:table-row>
        <table:table-row table:style-name="ro1">
          <table:table-cell office:value-type="float" office:value="-243">
            <text:p>-243</text:p>
          </table:table-cell>
          <table:table-cell table:formula="of:=EXP([.A14]/(256/7))/((256/7)*(EXP([.A14]/(256/7))+1)*(EXP([.A14]/(256/7))+1))" office:value-type="float" office:value="0.0000354850495248734">
            <text:p>3.55E-05</text:p>
          </table:table-cell>
          <table:table-cell table:number-columns-repeated="2"/>
        </table:table-row>
        <table:table-row table:style-name="ro1">
          <table:table-cell office:value-type="float" office:value="-242">
            <text:p>-242</text:p>
          </table:table-cell>
          <table:table-cell table:formula="of:=EXP([.A15]/(256/7))/((256/7)*(EXP([.A15]/(256/7))+1)*(EXP([.A15]/(256/7))+1))" office:value-type="float" office:value="0.00003646610416165">
            <text:p>3.65E-05</text:p>
          </table:table-cell>
          <table:table-cell table:number-columns-repeated="2"/>
        </table:table-row>
        <table:table-row table:style-name="ro1">
          <table:table-cell office:value-type="float" office:value="-241">
            <text:p>-241</text:p>
          </table:table-cell>
          <table:table-cell table:formula="of:=EXP([.A16]/(256/7))/((256/7)*(EXP([.A16]/(256/7))+1)*(EXP([.A16]/(256/7))+1))" office:value-type="float" office:value="0.000037474207264128">
            <text:p>3.75E-05</text:p>
          </table:table-cell>
          <table:table-cell table:number-columns-repeated="2"/>
        </table:table-row>
        <table:table-row table:style-name="ro1">
          <table:table-cell office:value-type="float" office:value="-240">
            <text:p>-240</text:p>
          </table:table-cell>
          <table:table-cell table:formula="of:=EXP([.A17]/(256/7))/((256/7)*(EXP([.A17]/(256/7))+1)*(EXP([.A17]/(256/7))+1))" office:value-type="float" office:value="0.0000385101003855597">
            <text:p>3.85E-05</text:p>
          </table:table-cell>
          <table:table-cell table:number-columns-repeated="2"/>
        </table:table-row>
        <table:table-row table:style-name="ro1">
          <table:table-cell office:value-type="float" office:value="-239">
            <text:p>-239</text:p>
          </table:table-cell>
          <table:table-cell table:formula="of:=EXP([.A18]/(256/7))/((256/7)*(EXP([.A18]/(256/7))+1)*(EXP([.A18]/(256/7))+1))" office:value-type="float" office:value="0.0000395745451738456">
            <text:p>3.96E-05</text:p>
          </table:table-cell>
          <table:table-cell table:number-columns-repeated="2"/>
        </table:table-row>
        <table:table-row table:style-name="ro1">
          <table:table-cell office:value-type="float" office:value="-238">
            <text:p>-238</text:p>
          </table:table-cell>
          <table:table-cell table:formula="of:=EXP([.A19]/(256/7))/((256/7)*(EXP([.A19]/(256/7))+1)*(EXP([.A19]/(256/7))+1))" office:value-type="float" office:value="0.0000406683239027995">
            <text:p>4.07E-05</text:p>
          </table:table-cell>
          <table:table-cell table:number-columns-repeated="2"/>
        </table:table-row>
        <table:table-row table:style-name="ro1">
          <table:table-cell office:value-type="float" office:value="-237">
            <text:p>-237</text:p>
          </table:table-cell>
          <table:table-cell table:formula="of:=EXP([.A20]/(256/7))/((256/7)*(EXP([.A20]/(256/7))+1)*(EXP([.A20]/(256/7))+1))" office:value-type="float" office:value="0.0000417922400167083">
            <text:p>4.18E-05</text:p>
          </table:table-cell>
          <table:table-cell table:number-columns-repeated="2"/>
        </table:table-row>
        <table:table-row table:style-name="ro1">
          <table:table-cell office:value-type="float" office:value="-236">
            <text:p>-236</text:p>
          </table:table-cell>
          <table:table-cell table:formula="of:=EXP([.A21]/(256/7))/((256/7)*(EXP([.A21]/(256/7))+1)*(EXP([.A21]/(256/7))+1))" office:value-type="float" office:value="0.000042947118688475">
            <text:p>4.29E-05</text:p>
          </table:table-cell>
          <table:table-cell table:number-columns-repeated="2"/>
        </table:table-row>
        <table:table-row table:style-name="ro1">
          <table:table-cell office:value-type="float" office:value="-235">
            <text:p>-235</text:p>
          </table:table-cell>
          <table:table-cell table:formula="of:=EXP([.A22]/(256/7))/((256/7)*(EXP([.A22]/(256/7))+1)*(EXP([.A22]/(256/7))+1))" office:value-type="float" office:value="0.0000441338073916381">
            <text:p>4.41E-05</text:p>
          </table:table-cell>
          <table:table-cell table:number-columns-repeated="2"/>
        </table:table-row>
        <table:table-row table:style-name="ro1">
          <table:table-cell office:value-type="float" office:value="-234">
            <text:p>-234</text:p>
          </table:table-cell>
          <table:table-cell table:formula="of:=EXP([.A23]/(256/7))/((256/7)*(EXP([.A23]/(256/7))+1)*(EXP([.A23]/(256/7))+1))" office:value-type="float" office:value="0.0000453531764865648">
            <text:p>4.54E-05</text:p>
          </table:table-cell>
          <table:table-cell/>
          <table:table-cell office:value-type="string">
            <text:p>（＾～＾）横軸は真ん中が０☆　両端は　－２５６　と　＋２５６　だぜ☆</text:p>
          </table:table-cell>
        </table:table-row>
        <table:table-row table:style-name="ro1">
          <table:table-cell office:value-type="float" office:value="-233">
            <text:p>-233</text:p>
          </table:table-cell>
          <table:table-cell table:formula="of:=EXP([.A24]/(256/7))/((256/7)*(EXP([.A24]/(256/7))+1)*(EXP([.A24]/(256/7))+1))" office:value-type="float" office:value="0.0000466061198211165">
            <text:p>4.66E-05</text:p>
          </table:table-cell>
          <table:table-cell/>
          <table:table-cell office:value-type="string">
            <text:p>　　　　　縦軸の山の高さは、「数字の小ささ」だぜ☆</text:p>
          </table:table-cell>
        </table:table-row>
        <table:table-row table:style-name="ro2">
          <table:table-cell office:value-type="float" office:value="-232">
            <text:p>-232</text:p>
          </table:table-cell>
          <table:table-cell table:formula="of:=EXP([.A25]/(256/7))/((256/7)*(EXP([.A25]/(256/7))+1)*(EXP([.A25]/(256/7))+1))" office:value-type="float" office:value="0.0000478935553460918">
            <text:p>4.79E-05</text:p>
          </table:table-cell>
          <table:table-cell/>
          <table:table-cell office:value-type="string">
            <text:p>　　　　　一番底が１に近くて、グリッド線を１段上がるたびに　0、0.1、0.01、0.001　……</text:p>
          </table:table-cell>
        </table:table-row>
        <table:table-row table:style-name="ro1">
          <table:table-cell office:value-type="float" office:value="-231">
            <text:p>-231</text:p>
          </table:table-cell>
          <table:table-cell table:formula="of:=EXP([.A26]/(256/7))/((256/7)*(EXP([.A26]/(256/7))+1)*(EXP([.A26]/(256/7))+1))" office:value-type="float" office:value="0.0000492164257457507">
            <text:p>4.92E-05</text:p>
          </table:table-cell>
          <table:table-cell/>
          <table:table-cell office:value-type="string">
            <text:p>　　　　　と　桁レベルで　ごそっと小さくなるぜ☆</text:p>
          </table:table-cell>
        </table:table-row>
        <table:table-row table:style-name="ro1">
          <table:table-cell office:value-type="float" office:value="-230">
            <text:p>-230</text:p>
          </table:table-cell>
          <table:table-cell table:formula="of:=EXP([.A27]/(256/7))/((256/7)*(EXP([.A27]/(256/7))+1)*(EXP([.A27]/(256/7))+1))" office:value-type="float" office:value="0.0000505756990837318">
            <text:p>5.06E-05</text:p>
          </table:table-cell>
          <table:table-cell table:number-columns-repeated="2"/>
        </table:table-row>
        <table:table-row table:style-name="ro1">
          <table:table-cell office:value-type="float" office:value="-229">
            <text:p>-229</text:p>
          </table:table-cell>
          <table:table-cell table:formula="of:=EXP([.A28]/(256/7))/((256/7)*(EXP([.A28]/(256/7))+1)*(EXP([.A28]/(256/7))+1))" office:value-type="float" office:value="0.0000519723694646727">
            <text:p>5.20E-05</text:p>
          </table:table-cell>
          <table:table-cell/>
          <table:table-cell office:value-type="string">
            <text:p>　　　　　横軸に収まらない場合は、計算しないぜ☆</text:p>
          </table:table-cell>
        </table:table-row>
        <table:table-row table:style-name="ro1">
          <table:table-cell office:value-type="float" office:value="-228">
            <text:p>-228</text:p>
          </table:table-cell>
          <table:table-cell table:formula="of:=EXP([.A29]/(256/7))/((256/7)*(EXP([.A29]/(256/7))+1)*(EXP([.A29]/(256/7))+1))" office:value-type="float" office:value="0.0000534074577118475">
            <text:p>5.34E-05</text:p>
          </table:table-cell>
          <table:table-cell table:number-columns-repeated="2"/>
        </table:table-row>
        <table:table-row table:style-name="ro1">
          <table:table-cell office:value-type="float" office:value="-227">
            <text:p>-227</text:p>
          </table:table-cell>
          <table:table-cell table:formula="of:=EXP([.A30]/(256/7))/((256/7)*(EXP([.A30]/(256/7))+1)*(EXP([.A30]/(256/7))+1))" office:value-type="float" office:value="0.0000548820120611398">
            <text:p>5.49E-05</text:p>
          </table:table-cell>
          <table:table-cell table:number-columns-repeated="2"/>
        </table:table-row>
        <table:table-row table:style-name="ro1">
          <table:table-cell office:value-type="float" office:value="-226">
            <text:p>-226</text:p>
          </table:table-cell>
          <table:table-cell table:formula="of:=EXP([.A31]/(256/7))/((256/7)*(EXP([.A31]/(256/7))+1)*(EXP([.A31]/(256/7))+1))" office:value-type="float" office:value="0.0000563971088716657">
            <text:p>5.64E-05</text:p>
          </table:table-cell>
          <table:table-cell table:number-columns-repeated="2"/>
        </table:table-row>
        <table:table-row table:style-name="ro1">
          <table:table-cell office:value-type="float" office:value="-225">
            <text:p>-225</text:p>
          </table:table-cell>
          <table:table-cell table:formula="of:=EXP([.A32]/(256/7))/((256/7)*(EXP([.A32]/(256/7))+1)*(EXP([.A32]/(256/7))+1))" office:value-type="float" office:value="0.0000579538533533707">
            <text:p>5.80E-05</text:p>
          </table:table-cell>
          <table:table-cell table:number-columns-repeated="2"/>
        </table:table-row>
        <table:table-row table:style-name="ro1">
          <table:table-cell office:value-type="float" office:value="-224">
            <text:p>-224</text:p>
          </table:table-cell>
          <table:table-cell table:formula="of:=EXP([.A33]/(256/7))/((256/7)*(EXP([.A33]/(256/7))+1)*(EXP([.A33]/(256/7))+1))" office:value-type="float" office:value="0.0000595533803119172">
            <text:p>5.96E-05</text:p>
          </table:table-cell>
          <table:table-cell table:number-columns-repeated="2"/>
        </table:table-row>
        <table:table-row table:style-name="ro1">
          <table:table-cell office:value-type="float" office:value="-223">
            <text:p>-223</text:p>
          </table:table-cell>
          <table:table-cell table:formula="of:=EXP([.A34]/(256/7))/((256/7)*(EXP([.A34]/(256/7))+1)*(EXP([.A34]/(256/7))+1))" office:value-type="float" office:value="0.0000611968549111875">
            <text:p>6.12E-05</text:p>
          </table:table-cell>
          <table:table-cell table:number-columns-repeated="2"/>
        </table:table-row>
        <table:table-row table:style-name="ro1">
          <table:table-cell office:value-type="float" office:value="-222">
            <text:p>-222</text:p>
          </table:table-cell>
          <table:table-cell table:formula="of:=EXP([.A35]/(256/7))/((256/7)*(EXP([.A35]/(256/7))+1)*(EXP([.A35]/(256/7))+1))" office:value-type="float" office:value="0.0000628854734537218">
            <text:p>6.29E-05</text:p>
          </table:table-cell>
          <table:table-cell table:number-columns-repeated="2"/>
        </table:table-row>
        <table:table-row table:style-name="ro1">
          <table:table-cell office:value-type="float" office:value="-221">
            <text:p>-221</text:p>
          </table:table-cell>
          <table:table-cell table:formula="of:=EXP([.A36]/(256/7))/((256/7)*(EXP([.A36]/(256/7))+1)*(EXP([.A36]/(256/7))+1))" office:value-type="float" office:value="0.0000646204641794143">
            <text:p>6.46E-05</text:p>
          </table:table-cell>
          <table:table-cell table:number-columns-repeated="2"/>
        </table:table-row>
        <table:table-row table:style-name="ro1">
          <table:table-cell office:value-type="float" office:value="-220">
            <text:p>-220</text:p>
          </table:table-cell>
          <table:table-cell table:formula="of:=EXP([.A37]/(256/7))/((256/7)*(EXP([.A37]/(256/7))+1)*(EXP([.A37]/(256/7))+1))" office:value-type="float" office:value="0.0000664030880827888">
            <text:p>6.64E-05</text:p>
          </table:table-cell>
          <table:table-cell table:number-columns-repeated="2"/>
        </table:table-row>
        <table:table-row table:style-name="ro1">
          <table:table-cell office:value-type="float" office:value="-219">
            <text:p>-219</text:p>
          </table:table-cell>
          <table:table-cell table:formula="of:=EXP([.A38]/(256/7))/((256/7)*(EXP([.A38]/(256/7))+1)*(EXP([.A38]/(256/7))+1))" office:value-type="float" office:value="0.000068234639749173">
            <text:p>6.82E-05</text:p>
          </table:table-cell>
          <table:table-cell table:number-columns-repeated="2"/>
        </table:table-row>
        <table:table-row table:style-name="ro1">
          <table:table-cell office:value-type="float" office:value="-218">
            <text:p>-218</text:p>
          </table:table-cell>
          <table:table-cell table:formula="of:=EXP([.A39]/(256/7))/((256/7)*(EXP([.A39]/(256/7))+1)*(EXP([.A39]/(256/7))+1))" office:value-type="float" office:value="0.0000701164482100914">
            <text:p>7.01E-05</text:p>
          </table:table-cell>
          <table:table-cell table:number-columns-repeated="2"/>
        </table:table-row>
        <table:table-row table:style-name="ro1">
          <table:table-cell office:value-type="float" office:value="-217">
            <text:p>-217</text:p>
          </table:table-cell>
          <table:table-cell table:formula="of:=EXP([.A40]/(256/7))/((256/7)*(EXP([.A40]/(256/7))+1)*(EXP([.A40]/(256/7))+1))" office:value-type="float" office:value="0.0000720498778181923">
            <text:p>7.20E-05</text:p>
          </table:table-cell>
          <table:table-cell table:number-columns-repeated="2"/>
        </table:table-row>
        <table:table-row table:style-name="ro1">
          <table:table-cell office:value-type="float" office:value="-216">
            <text:p>-216</text:p>
          </table:table-cell>
          <table:table-cell table:formula="of:=EXP([.A41]/(256/7))/((256/7)*(EXP([.A41]/(256/7))+1)*(EXP([.A41]/(256/7))+1))" office:value-type="float" office:value="0.0000740363291420229">
            <text:p>7.40E-05</text:p>
          </table:table-cell>
          <table:table-cell table:number-columns-repeated="2"/>
        </table:table-row>
        <table:table-row table:style-name="ro1">
          <table:table-cell office:value-type="float" office:value="-215">
            <text:p>-215</text:p>
          </table:table-cell>
          <table:table-cell table:formula="of:=EXP([.A42]/(256/7))/((256/7)*(EXP([.A42]/(256/7))+1)*(EXP([.A42]/(256/7))+1))" office:value-type="float" office:value="0.0000760772398809627">
            <text:p>7.61E-05</text:p>
          </table:table-cell>
          <table:table-cell table:number-columns-repeated="2"/>
        </table:table-row>
        <table:table-row table:style-name="ro1">
          <table:table-cell office:value-type="float" office:value="-214">
            <text:p>-214</text:p>
          </table:table-cell>
          <table:table-cell table:formula="of:=EXP([.A43]/(256/7))/((256/7)*(EXP([.A43]/(256/7))+1)*(EXP([.A43]/(256/7))+1))" office:value-type="float" office:value="0.0000781740858006203">
            <text:p>7.82E-05</text:p>
          </table:table-cell>
          <table:table-cell table:number-columns-repeated="2"/>
        </table:table-row>
        <table:table-row table:style-name="ro1">
          <table:table-cell office:value-type="float" office:value="-213">
            <text:p>-213</text:p>
          </table:table-cell>
          <table:table-cell table:formula="of:=EXP([.A44]/(256/7))/((256/7)*(EXP([.A44]/(256/7))+1)*(EXP([.A44]/(256/7))+1))" office:value-type="float" office:value="0.000080328381688995">
            <text:p>8.03E-05</text:p>
          </table:table-cell>
          <table:table-cell table:number-columns-repeated="2"/>
        </table:table-row>
        <table:table-row table:style-name="ro1">
          <table:table-cell office:value-type="float" office:value="-212">
            <text:p>-212</text:p>
          </table:table-cell>
          <table:table-cell table:formula="of:=EXP([.A45]/(256/7))/((256/7)*(EXP([.A45]/(256/7))+1)*(EXP([.A45]/(256/7))+1))" office:value-type="float" office:value="0.0000825416823336978">
            <text:p>8.25E-05</text:p>
          </table:table-cell>
          <table:table-cell table:number-columns-repeated="2"/>
        </table:table-row>
        <table:table-row table:style-name="ro1">
          <table:table-cell office:value-type="float" office:value="-211">
            <text:p>-211</text:p>
          </table:table-cell>
          <table:table-cell table:formula="of:=EXP([.A46]/(256/7))/((256/7)*(EXP([.A46]/(256/7))+1)*(EXP([.A46]/(256/7))+1))" office:value-type="float" office:value="0.0000848155835205191">
            <text:p>8.48E-05</text:p>
          </table:table-cell>
          <table:table-cell table:number-columns-repeated="2"/>
        </table:table-row>
        <table:table-row table:style-name="ro1">
          <table:table-cell office:value-type="float" office:value="-210">
            <text:p>-210</text:p>
          </table:table-cell>
          <table:table-cell table:formula="of:=EXP([.A47]/(256/7))/((256/7)*(EXP([.A47]/(256/7))+1)*(EXP([.A47]/(256/7))+1))" office:value-type="float" office:value="0.0000871517230536248">
            <text:p>8.72E-05</text:p>
          </table:table-cell>
          <table:table-cell table:number-columns-repeated="2"/>
        </table:table-row>
        <table:table-row table:style-name="ro1">
          <table:table-cell office:value-type="float" office:value="-209">
            <text:p>-209</text:p>
          </table:table-cell>
          <table:table-cell table:formula="of:=EXP([.A48]/(256/7))/((256/7)*(EXP([.A48]/(256/7))+1)*(EXP([.A48]/(256/7))+1))" office:value-type="float" office:value="0.0000895517817976505">
            <text:p>8.96E-05</text:p>
          </table:table-cell>
          <table:table-cell table:number-columns-repeated="2"/>
        </table:table-row>
        <table:table-row table:style-name="ro1">
          <table:table-cell office:value-type="float" office:value="-208">
            <text:p>-208</text:p>
          </table:table-cell>
          <table:table-cell table:formula="of:=EXP([.A49]/(256/7))/((256/7)*(EXP([.A49]/(256/7))+1)*(EXP([.A49]/(256/7))+1))" office:value-type="float" office:value="0.0000920174847419566">
            <text:p>9.20E-05</text:p>
          </table:table-cell>
          <table:table-cell table:number-columns-repeated="2"/>
        </table:table-row>
        <table:table-row table:style-name="ro1">
          <table:table-cell office:value-type="float" office:value="-207">
            <text:p>-207</text:p>
          </table:table-cell>
          <table:table-cell table:formula="of:=EXP([.A50]/(256/7))/((256/7)*(EXP([.A50]/(256/7))+1)*(EXP([.A50]/(256/7))+1))" office:value-type="float" office:value="0.0000945506020872937">
            <text:p>9.46E-05</text:p>
          </table:table-cell>
          <table:table-cell table:number-columns-repeated="2"/>
        </table:table-row>
        <table:table-row table:style-name="ro1">
          <table:table-cell office:value-type="float" office:value="-206">
            <text:p>-206</text:p>
          </table:table-cell>
          <table:table-cell table:formula="of:=EXP([.A51]/(256/7))/((256/7)*(EXP([.A51]/(256/7))+1)*(EXP([.A51]/(256/7))+1))" office:value-type="float" office:value="0.0000971529503551174">
            <text:p>9.72E-05</text:p>
          </table:table-cell>
          <table:table-cell table:number-columns-repeated="2"/>
        </table:table-row>
        <table:table-row table:style-name="ro1">
          <table:table-cell office:value-type="float" office:value="-205">
            <text:p>-205</text:p>
          </table:table-cell>
          <table:table-cell table:formula="of:=EXP([.A52]/(256/7))/((256/7)*(EXP([.A52]/(256/7))+1)*(EXP([.A52]/(256/7))+1))" office:value-type="float" office:value="0.0000998263935197763">
            <text:p>9.98E-05</text:p>
          </table:table-cell>
          <table:table-cell table:number-columns-repeated="2"/>
        </table:table-row>
        <table:table-row table:style-name="ro1">
          <table:table-cell office:value-type="float" office:value="-204">
            <text:p>-204</text:p>
          </table:table-cell>
          <table:table-cell table:formula="of:=EXP([.A53]/(256/7))/((256/7)*(EXP([.A53]/(256/7))+1)*(EXP([.A53]/(256/7))+1))" office:value-type="float" office:value="0.000102572844163783">
            <text:p>1.03E-04</text:p>
          </table:table-cell>
          <table:table-cell table:number-columns-repeated="2"/>
        </table:table-row>
        <table:table-row table:style-name="ro1">
          <table:table-cell office:value-type="float" office:value="-203">
            <text:p>-203</text:p>
          </table:table-cell>
          <table:table-cell table:formula="of:=EXP([.A54]/(256/7))/((256/7)*(EXP([.A54]/(256/7))+1)*(EXP([.A54]/(256/7))+1))" office:value-type="float" office:value="0.00010539426465636">
            <text:p>1.05E-04</text:p>
          </table:table-cell>
          <table:table-cell table:number-columns-repeated="2"/>
        </table:table-row>
        <table:table-row table:style-name="ro1">
          <table:table-cell office:value-type="float" office:value="-202">
            <text:p>-202</text:p>
          </table:table-cell>
          <table:table-cell table:formula="of:=EXP([.A55]/(256/7))/((256/7)*(EXP([.A55]/(256/7))+1)*(EXP([.A55]/(256/7))+1))" office:value-type="float" office:value="0.000108292668355438">
            <text:p>1.08E-04</text:p>
          </table:table-cell>
          <table:table-cell table:number-columns-repeated="2"/>
        </table:table-row>
        <table:table-row table:style-name="ro1">
          <table:table-cell office:value-type="float" office:value="-201">
            <text:p>-201</text:p>
          </table:table-cell>
          <table:table-cell table:formula="of:=EXP([.A56]/(256/7))/((256/7)*(EXP([.A56]/(256/7))+1)*(EXP([.A56]/(256/7))+1))" office:value-type="float" office:value="0.000111270120833256">
            <text:p>1.11E-04</text:p>
          </table:table-cell>
          <table:table-cell table:number-columns-repeated="2"/>
        </table:table-row>
        <table:table-row table:style-name="ro1">
          <table:table-cell office:value-type="float" office:value="-200">
            <text:p>-200</text:p>
          </table:table-cell>
          <table:table-cell table:formula="of:=EXP([.A57]/(256/7))/((256/7)*(EXP([.A57]/(256/7))+1)*(EXP([.A57]/(256/7))+1))" office:value-type="float" office:value="0.000114328741125707">
            <text:p>1.14E-04</text:p>
          </table:table-cell>
          <table:table-cell table:number-columns-repeated="2"/>
        </table:table-row>
        <table:table-row table:style-name="ro1">
          <table:table-cell office:value-type="float" office:value="-199">
            <text:p>-199</text:p>
          </table:table-cell>
          <table:table-cell table:formula="of:=EXP([.A58]/(256/7))/((256/7)*(EXP([.A58]/(256/7))+1)*(EXP([.A58]/(256/7))+1))" office:value-type="float" office:value="0.000117470703005521">
            <text:p>1.17E-04</text:p>
          </table:table-cell>
          <table:table-cell table:number-columns-repeated="2"/>
        </table:table-row>
        <table:table-row table:style-name="ro1">
          <table:table-cell office:value-type="float" office:value="-198">
            <text:p>-198</text:p>
          </table:table-cell>
          <table:table-cell table:formula="of:=EXP([.A59]/(256/7))/((256/7)*(EXP([.A59]/(256/7))+1)*(EXP([.A59]/(256/7))+1))" office:value-type="float" office:value="0.000120698236279393">
            <text:p>1.21E-04</text:p>
          </table:table-cell>
          <table:table-cell table:number-columns-repeated="2"/>
        </table:table-row>
        <table:table-row table:style-name="ro1">
          <table:table-cell office:value-type="float" office:value="-197">
            <text:p>-197</text:p>
          </table:table-cell>
          <table:table-cell table:formula="of:=EXP([.A60]/(256/7))/((256/7)*(EXP([.A60]/(256/7))+1)*(EXP([.A60]/(256/7))+1))" office:value-type="float" office:value="0.000124013628109096">
            <text:p>1.24E-04</text:p>
          </table:table-cell>
          <table:table-cell table:number-columns-repeated="2"/>
        </table:table-row>
        <table:table-row table:style-name="ro1">
          <table:table-cell office:value-type="float" office:value="-196">
            <text:p>-196</text:p>
          </table:table-cell>
          <table:table-cell table:formula="of:=EXP([.A61]/(256/7))/((256/7)*(EXP([.A61]/(256/7))+1)*(EXP([.A61]/(256/7))+1))" office:value-type="float" office:value="0.000127419224356604">
            <text:p>1.27E-04</text:p>
          </table:table-cell>
          <table:table-cell table:number-columns-repeated="2"/>
        </table:table-row>
        <table:table-row table:style-name="ro1">
          <table:table-cell office:value-type="float" office:value="-195">
            <text:p>-195</text:p>
          </table:table-cell>
          <table:table-cell table:formula="of:=EXP([.A62]/(256/7))/((256/7)*(EXP([.A62]/(256/7))+1)*(EXP([.A62]/(256/7))+1))" office:value-type="float" office:value="0.000130917430953238">
            <text:p>1.31E-04</text:p>
          </table:table-cell>
          <table:table-cell table:number-columns-repeated="2"/>
        </table:table-row>
        <table:table-row table:style-name="ro1">
          <table:table-cell office:value-type="float" office:value="-194">
            <text:p>-194</text:p>
          </table:table-cell>
          <table:table-cell table:formula="of:=EXP([.A63]/(256/7))/((256/7)*(EXP([.A63]/(256/7))+1)*(EXP([.A63]/(256/7))+1))" office:value-type="float" office:value="0.000134510715292773">
            <text:p>1.35E-04</text:p>
          </table:table-cell>
          <table:table-cell table:number-columns-repeated="2"/>
        </table:table-row>
        <table:table-row table:style-name="ro1">
          <table:table-cell office:value-type="float" office:value="-193">
            <text:p>-193</text:p>
          </table:table-cell>
          <table:table-cell table:formula="of:=EXP([.A64]/(256/7))/((256/7)*(EXP([.A64]/(256/7))+1)*(EXP([.A64]/(256/7))+1))" office:value-type="float" office:value="0.000138201607648443">
            <text:p>1.38E-04</text:p>
          </table:table-cell>
          <table:table-cell table:number-columns-repeated="2"/>
        </table:table-row>
        <table:table-row table:style-name="ro1">
          <table:table-cell office:value-type="float" office:value="-192">
            <text:p>-192</text:p>
          </table:table-cell>
          <table:table-cell table:formula="of:=EXP([.A65]/(256/7))/((256/7)*(EXP([.A65]/(256/7))+1)*(EXP([.A65]/(256/7))+1))" office:value-type="float" office:value="0.000141992702613722">
            <text:p>1.42E-04</text:p>
          </table:table-cell>
          <table:table-cell table:number-columns-repeated="2"/>
        </table:table-row>
        <table:table-row table:style-name="ro1">
          <table:table-cell office:value-type="float" office:value="-191">
            <text:p>-191</text:p>
          </table:table-cell>
          <table:table-cell table:formula="of:=EXP([.A66]/(256/7))/((256/7)*(EXP([.A66]/(256/7))+1)*(EXP([.A66]/(256/7))+1))" office:value-type="float" office:value="0.000145886660566717">
            <text:p>1.46E-04</text:p>
          </table:table-cell>
          <table:table-cell table:number-columns-repeated="2"/>
        </table:table-row>
        <table:table-row table:style-name="ro1">
          <table:table-cell office:value-type="float" office:value="-190">
            <text:p>-190</text:p>
          </table:table-cell>
          <table:table-cell table:formula="of:=EXP([.A67]/(256/7))/((256/7)*(EXP([.A67]/(256/7))+1)*(EXP([.A67]/(256/7))+1))" office:value-type="float" office:value="0.000149886209157966">
            <text:p>1.50E-04</text:p>
          </table:table-cell>
          <table:table-cell table:number-columns-repeated="2"/>
        </table:table-row>
        <table:table-row table:style-name="ro1">
          <table:table-cell office:value-type="float" office:value="-189">
            <text:p>-189</text:p>
          </table:table-cell>
          <table:table-cell table:formula="of:=EXP([.A68]/(256/7))/((256/7)*(EXP([.A68]/(256/7))+1)*(EXP([.A68]/(256/7))+1))" office:value-type="float" office:value="0.000153994144821396">
            <text:p>1.54E-04</text:p>
          </table:table-cell>
          <table:table-cell table:number-columns-repeated="2"/>
        </table:table-row>
        <table:table-row table:style-name="ro1">
          <table:table-cell office:value-type="float" office:value="-188">
            <text:p>-188</text:p>
          </table:table-cell>
          <table:table-cell table:formula="of:=EXP([.A69]/(256/7))/((256/7)*(EXP([.A69]/(256/7))+1)*(EXP([.A69]/(256/7))+1))" office:value-type="float" office:value="0.00015821333430811">
            <text:p>1.58E-04</text:p>
          </table:table-cell>
          <table:table-cell table:number-columns-repeated="2"/>
        </table:table-row>
        <table:table-row table:style-name="ro1">
          <table:table-cell office:value-type="float" office:value="-187">
            <text:p>-187</text:p>
          </table:table-cell>
          <table:table-cell table:formula="of:=EXP([.A70]/(256/7))/((256/7)*(EXP([.A70]/(256/7))+1)*(EXP([.A70]/(256/7))+1))" office:value-type="float" office:value="0.000162546716242656">
            <text:p>1.63E-04</text:p>
          </table:table-cell>
          <table:table-cell table:number-columns-repeated="2"/>
        </table:table-row>
        <table:table-row table:style-name="ro1">
          <table:table-cell office:value-type="float" office:value="-186">
            <text:p>-186</text:p>
          </table:table-cell>
          <table:table-cell table:formula="of:=EXP([.A71]/(256/7))/((256/7)*(EXP([.A71]/(256/7))+1)*(EXP([.A71]/(256/7))+1))" office:value-type="float" office:value="0.000166997302701339">
            <text:p>1.67E-04</text:p>
          </table:table-cell>
          <table:table-cell table:number-columns-repeated="2"/>
        </table:table-row>
        <table:table-row table:style-name="ro1">
          <table:table-cell office:value-type="float" office:value="-185">
            <text:p>-185</text:p>
          </table:table-cell>
          <table:table-cell table:formula="of:=EXP([.A72]/(256/7))/((256/7)*(EXP([.A72]/(256/7))+1)*(EXP([.A72]/(256/7))+1))" office:value-type="float" office:value="0.00017156818081209">
            <text:p>1.72E-04</text:p>
          </table:table-cell>
          <table:table-cell table:number-columns-repeated="2"/>
        </table:table-row>
        <table:table-row table:style-name="ro1">
          <table:table-cell office:value-type="float" office:value="-184">
            <text:p>-184</text:p>
          </table:table-cell>
          <table:table-cell table:formula="of:=EXP([.A73]/(256/7))/((256/7)*(EXP([.A73]/(256/7))+1)*(EXP([.A73]/(256/7))+1))" office:value-type="float" office:value="0.000176262514375331">
            <text:p>1.76E-04</text:p>
          </table:table-cell>
          <table:table-cell table:number-columns-repeated="2"/>
        </table:table-row>
        <table:table-row table:style-name="ro1">
          <table:table-cell office:value-type="float" office:value="-183">
            <text:p>-183</text:p>
          </table:table-cell>
          <table:table-cell table:formula="of:=EXP([.A74]/(256/7))/((256/7)*(EXP([.A74]/(256/7))+1)*(EXP([.A74]/(256/7))+1))" office:value-type="float" office:value="0.000181083545505197">
            <text:p>1.81E-04</text:p>
          </table:table-cell>
          <table:table-cell table:number-columns-repeated="2"/>
        </table:table-row>
        <table:table-row table:style-name="ro1">
          <table:table-cell office:value-type="float" office:value="-182">
            <text:p>-182</text:p>
          </table:table-cell>
          <table:table-cell table:formula="of:=EXP([.A75]/(256/7))/((256/7)*(EXP([.A75]/(256/7))+1)*(EXP([.A75]/(256/7))+1))" office:value-type="float" office:value="0.000186034596290416">
            <text:p>1.86E-04</text:p>
          </table:table-cell>
          <table:table-cell table:number-columns-repeated="2"/>
        </table:table-row>
        <table:table-row table:style-name="ro1">
          <table:table-cell office:value-type="float" office:value="-181">
            <text:p>-181</text:p>
          </table:table-cell>
          <table:table-cell table:formula="of:=EXP([.A76]/(256/7))/((256/7)*(EXP([.A76]/(256/7))+1)*(EXP([.A76]/(256/7))+1))" office:value-type="float" office:value="0.000191119070474041">
            <text:p>1.91E-04</text:p>
          </table:table-cell>
          <table:table-cell table:number-columns-repeated="2"/>
        </table:table-row>
        <table:table-row table:style-name="ro1">
          <table:table-cell office:value-type="float" office:value="-180">
            <text:p>-180</text:p>
          </table:table-cell>
          <table:table-cell table:formula="of:=EXP([.A77]/(256/7))/((256/7)*(EXP([.A77]/(256/7))+1)*(EXP([.A77]/(256/7))+1))" office:value-type="float" office:value="0.000196340455151152">
            <text:p>1.96E-04</text:p>
          </table:table-cell>
          <table:table-cell table:number-columns-repeated="2"/>
        </table:table-row>
        <table:table-row table:style-name="ro1">
          <table:table-cell office:value-type="float" office:value="-179">
            <text:p>-179</text:p>
          </table:table-cell>
          <table:table-cell table:formula="of:=EXP([.A78]/(256/7))/((256/7)*(EXP([.A78]/(256/7))+1)*(EXP([.A78]/(256/7))+1))" office:value-type="float" office:value="0.000201702322483564">
            <text:p>2.02E-04</text:p>
          </table:table-cell>
          <table:table-cell table:number-columns-repeated="2"/>
        </table:table-row>
        <table:table-row table:style-name="ro1">
          <table:table-cell office:value-type="float" office:value="-178">
            <text:p>-178</text:p>
          </table:table-cell>
          <table:table-cell table:formula="of:=EXP([.A79]/(256/7))/((256/7)*(EXP([.A79]/(256/7))+1)*(EXP([.A79]/(256/7))+1))" office:value-type="float" office:value="0.000207208331430455">
            <text:p>2.07E-04</text:p>
          </table:table-cell>
          <table:table-cell table:number-columns-repeated="2"/>
        </table:table-row>
        <table:table-row table:style-name="ro1">
          <table:table-cell office:value-type="float" office:value="-177">
            <text:p>-177</text:p>
          </table:table-cell>
          <table:table-cell table:formula="of:=EXP([.A80]/(256/7))/((256/7)*(EXP([.A80]/(256/7))+1)*(EXP([.A80]/(256/7))+1))" office:value-type="float" office:value="0.000212862229493741">
            <text:p>2.13E-04</text:p>
          </table:table-cell>
          <table:table-cell table:number-columns-repeated="2"/>
        </table:table-row>
        <table:table-row table:style-name="ro1">
          <table:table-cell office:value-type="float" office:value="-176">
            <text:p>-176</text:p>
          </table:table-cell>
          <table:table-cell table:formula="of:=EXP([.A81]/(256/7))/((256/7)*(EXP([.A81]/(256/7))+1)*(EXP([.A81]/(256/7))+1))" office:value-type="float" office:value="0.000218667854476906">
            <text:p>2.19E-04</text:p>
          </table:table-cell>
          <table:table-cell table:number-columns-repeated="2"/>
        </table:table-row>
        <table:table-row table:style-name="ro1">
          <table:table-cell office:value-type="float" office:value="-175">
            <text:p>-175</text:p>
          </table:table-cell>
          <table:table-cell table:formula="of:=EXP([.A82]/(256/7))/((256/7)*(EXP([.A82]/(256/7))+1)*(EXP([.A82]/(256/7))+1))" office:value-type="float" office:value="0.000224629136255878">
            <text:p>2.25E-04</text:p>
          </table:table-cell>
          <table:table-cell table:number-columns-repeated="2"/>
        </table:table-row>
        <table:table-row table:style-name="ro1">
          <table:table-cell office:value-type="float" office:value="-174">
            <text:p>-174</text:p>
          </table:table-cell>
          <table:table-cell table:formula="of:=EXP([.A83]/(256/7))/((256/7)*(EXP([.A83]/(256/7))+1)*(EXP([.A83]/(256/7))+1))" office:value-type="float" office:value="0.000230750098560422">
            <text:p>2.31E-04</text:p>
          </table:table-cell>
          <table:table-cell table:number-columns-repeated="2"/>
        </table:table-row>
        <table:table-row table:style-name="ro1">
          <table:table-cell office:value-type="float" office:value="-173">
            <text:p>-173</text:p>
          </table:table-cell>
          <table:table-cell table:formula="of:=EXP([.A84]/(256/7))/((256/7)*(EXP([.A84]/(256/7))+1)*(EXP([.A84]/(256/7))+1))" office:value-type="float" office:value="0.000237034860764388">
            <text:p>2.37E-04</text:p>
          </table:table-cell>
          <table:table-cell table:number-columns-repeated="2"/>
        </table:table-row>
        <table:table-row table:style-name="ro1">
          <table:table-cell office:value-type="float" office:value="-172">
            <text:p>-172</text:p>
          </table:table-cell>
          <table:table-cell table:formula="of:=EXP([.A85]/(256/7))/((256/7)*(EXP([.A85]/(256/7))+1)*(EXP([.A85]/(256/7))+1))" office:value-type="float" office:value="0.000243487639683007">
            <text:p>2.43E-04</text:p>
          </table:table-cell>
          <table:table-cell table:number-columns-repeated="2"/>
        </table:table-row>
        <table:table-row table:style-name="ro1">
          <table:table-cell office:value-type="float" office:value="-171">
            <text:p>-171</text:p>
          </table:table-cell>
          <table:table-cell table:formula="of:=EXP([.A86]/(256/7))/((256/7)*(EXP([.A86]/(256/7))+1)*(EXP([.A86]/(256/7))+1))" office:value-type="float" office:value="0.000250112751375292">
            <text:p>2.50E-04</text:p>
          </table:table-cell>
          <table:table-cell table:number-columns-repeated="2"/>
        </table:table-row>
        <table:table-row table:style-name="ro1">
          <table:table-cell office:value-type="float" office:value="-170">
            <text:p>-170</text:p>
          </table:table-cell>
          <table:table-cell table:formula="of:=EXP([.A87]/(256/7))/((256/7)*(EXP([.A87]/(256/7))+1)*(EXP([.A87]/(256/7))+1))" office:value-type="float" office:value="0.000256914612949438">
            <text:p>2.57E-04</text:p>
          </table:table-cell>
          <table:table-cell table:number-columns-repeated="2"/>
        </table:table-row>
        <table:table-row table:style-name="ro1">
          <table:table-cell office:value-type="float" office:value="-169">
            <text:p>-169</text:p>
          </table:table-cell>
          <table:table-cell table:formula="of:=EXP([.A88]/(256/7))/((256/7)*(EXP([.A88]/(256/7))+1)*(EXP([.A88]/(256/7))+1))" office:value-type="float" office:value="0.000263897744368969">
            <text:p>2.64E-04</text:p>
          </table:table-cell>
          <table:table-cell table:number-columns-repeated="2"/>
        </table:table-row>
        <table:table-row table:style-name="ro1">
          <table:table-cell office:value-type="float" office:value="-168">
            <text:p>-168</text:p>
          </table:table-cell>
          <table:table-cell table:formula="of:=EXP([.A89]/(256/7))/((256/7)*(EXP([.A89]/(256/7))+1)*(EXP([.A89]/(256/7))+1))" office:value-type="float" office:value="0.000271066770257168">
            <text:p>2.71E-04</text:p>
          </table:table-cell>
          <table:table-cell table:number-columns-repeated="2"/>
        </table:table-row>
        <table:table-row table:style-name="ro1">
          <table:table-cell office:value-type="float" office:value="-167">
            <text:p>-167</text:p>
          </table:table-cell>
          <table:table-cell table:formula="of:=EXP([.A90]/(256/7))/((256/7)*(EXP([.A90]/(256/7))+1)*(EXP([.A90]/(256/7))+1))" office:value-type="float" office:value="0.000278426421697215">
            <text:p>2.78E-04</text:p>
          </table:table-cell>
          <table:table-cell table:number-columns-repeated="2"/>
        </table:table-row>
        <table:table-row table:style-name="ro1">
          <table:table-cell office:value-type="float" office:value="-166">
            <text:p>-166</text:p>
          </table:table-cell>
          <table:table-cell table:formula="of:=EXP([.A91]/(256/7))/((256/7)*(EXP([.A91]/(256/7))+1)*(EXP([.A91]/(256/7))+1))" office:value-type="float" office:value="0.00028598153802519">
            <text:p>2.86E-04</text:p>
          </table:table-cell>
          <table:table-cell table:number-columns-repeated="2"/>
        </table:table-row>
        <table:table-row table:style-name="ro1">
          <table:table-cell office:value-type="float" office:value="-165">
            <text:p>-165</text:p>
          </table:table-cell>
          <table:table-cell table:formula="of:=EXP([.A92]/(256/7))/((256/7)*(EXP([.A92]/(256/7))+1)*(EXP([.A92]/(256/7))+1))" office:value-type="float" office:value="0.000293737068612957">
            <text:p>2.94E-04</text:p>
          </table:table-cell>
          <table:table-cell table:number-columns-repeated="2"/>
        </table:table-row>
        <table:table-row table:style-name="ro1">
          <table:table-cell office:value-type="float" office:value="-164">
            <text:p>-164</text:p>
          </table:table-cell>
          <table:table-cell table:formula="of:=EXP([.A93]/(256/7))/((256/7)*(EXP([.A93]/(256/7))+1)*(EXP([.A93]/(256/7))+1))" office:value-type="float" office:value="0.000301698074637718">
            <text:p>3.02E-04</text:p>
          </table:table-cell>
          <table:table-cell table:number-columns-repeated="2"/>
        </table:table-row>
        <table:table-row table:style-name="ro1">
          <table:table-cell office:value-type="float" office:value="-163">
            <text:p>-163</text:p>
          </table:table-cell>
          <table:table-cell table:formula="of:=EXP([.A94]/(256/7))/((256/7)*(EXP([.A94]/(256/7))+1)*(EXP([.A94]/(256/7))+1))" office:value-type="float" office:value="0.000309869730834789">
            <text:p>3.10E-04</text:p>
          </table:table-cell>
          <table:table-cell table:number-columns-repeated="2"/>
        </table:table-row>
        <table:table-row table:style-name="ro1">
          <table:table-cell office:value-type="float" office:value="-162">
            <text:p>-162</text:p>
          </table:table-cell>
          <table:table-cell table:formula="of:=EXP([.A95]/(256/7))/((256/7)*(EXP([.A95]/(256/7))+1)*(EXP([.A95]/(256/7))+1))" office:value-type="float" office:value="0.000318257327229956">
            <text:p>3.18E-04</text:p>
          </table:table-cell>
          <table:table-cell table:number-columns-repeated="2"/>
        </table:table-row>
        <table:table-row table:style-name="ro1">
          <table:table-cell office:value-type="float" office:value="-161">
            <text:p>-161</text:p>
          </table:table-cell>
          <table:table-cell table:formula="of:=EXP([.A96]/(256/7))/((256/7)*(EXP([.A96]/(256/7))+1)*(EXP([.A96]/(256/7))+1))" office:value-type="float" office:value="0.000326866270847486">
            <text:p>3.27E-04</text:p>
          </table:table-cell>
          <table:table-cell table:number-columns-repeated="2"/>
        </table:table-row>
        <table:table-row table:style-name="ro1">
          <table:table-cell office:value-type="float" office:value="-160">
            <text:p>-160</text:p>
          </table:table-cell>
          <table:table-cell table:formula="of:=EXP([.A97]/(256/7))/((256/7)*(EXP([.A97]/(256/7))+1)*(EXP([.A97]/(256/7))+1))" office:value-type="float" office:value="0.000335702087389657">
            <text:p>3.36E-04</text:p>
          </table:table-cell>
          <table:table-cell table:number-columns-repeated="2"/>
        </table:table-row>
        <table:table-row table:style-name="ro1">
          <table:table-cell office:value-type="float" office:value="-159">
            <text:p>-159</text:p>
          </table:table-cell>
          <table:table-cell table:formula="of:=EXP([.A98]/(256/7))/((256/7)*(EXP([.A98]/(256/7))+1)*(EXP([.A98]/(256/7))+1))" office:value-type="float" office:value="0.000344770422883367">
            <text:p>3.45E-04</text:p>
          </table:table-cell>
          <table:table-cell table:number-columns-repeated="2"/>
        </table:table-row>
        <table:table-row table:style-name="ro1">
          <table:table-cell office:value-type="float" office:value="-158">
            <text:p>-158</text:p>
          </table:table-cell>
          <table:table-cell table:formula="of:=EXP([.A99]/(256/7))/((256/7)*(EXP([.A99]/(256/7))+1)*(EXP([.A99]/(256/7))+1))" office:value-type="float" office:value="0.000354077045289146">
            <text:p>3.54E-04</text:p>
          </table:table-cell>
          <table:table-cell table:number-columns-repeated="2"/>
        </table:table-row>
        <table:table-row table:style-name="ro1">
          <table:table-cell office:value-type="float" office:value="-157">
            <text:p>-157</text:p>
          </table:table-cell>
          <table:table-cell table:formula="of:=EXP([.A100]/(256/7))/((256/7)*(EXP([.A100]/(256/7))+1)*(EXP([.A100]/(256/7))+1))" office:value-type="float" office:value="0.00036362784606757">
            <text:p>3.64E-04</text:p>
          </table:table-cell>
          <table:table-cell table:number-columns-repeated="2"/>
        </table:table-row>
        <table:table-row table:style-name="ro1">
          <table:table-cell office:value-type="float" office:value="-156">
            <text:p>-156</text:p>
          </table:table-cell>
          <table:table-cell table:formula="of:=EXP([.A101]/(256/7))/((256/7)*(EXP([.A101]/(256/7))+1)*(EXP([.A101]/(256/7))+1))" office:value-type="float" office:value="0.000373428841697787">
            <text:p>3.73E-04</text:p>
          </table:table-cell>
          <table:table-cell table:number-columns-repeated="2"/>
        </table:table-row>
        <table:table-row table:style-name="ro1">
          <table:table-cell office:value-type="float" office:value="-155">
            <text:p>-155</text:p>
          </table:table-cell>
          <table:table-cell table:formula="of:=EXP([.A102]/(256/7))/((256/7)*(EXP([.A102]/(256/7))+1)*(EXP([.A102]/(256/7))+1))" office:value-type="float" office:value="0.000383486175142575">
            <text:p>3.83E-04</text:p>
          </table:table-cell>
          <table:table-cell table:number-columns-repeated="2"/>
        </table:table-row>
        <table:table-row table:style-name="ro1">
          <table:table-cell office:value-type="float" office:value="-154">
            <text:p>-154</text:p>
          </table:table-cell>
          <table:table-cell table:formula="of:=EXP([.A103]/(256/7))/((256/7)*(EXP([.A103]/(256/7))+1)*(EXP([.A103]/(256/7))+1))" office:value-type="float" office:value="0.000393806117253974">
            <text:p>3.94E-04</text:p>
          </table:table-cell>
          <table:table-cell table:number-columns-repeated="2"/>
        </table:table-row>
        <table:table-row table:style-name="ro1">
          <table:table-cell office:value-type="float" office:value="-153">
            <text:p>-153</text:p>
          </table:table-cell>
          <table:table-cell table:formula="of:=EXP([.A104]/(256/7))/((256/7)*(EXP([.A104]/(256/7))+1)*(EXP([.A104]/(256/7))+1))" office:value-type="float" office:value="0.000404395068113238">
            <text:p>4.04E-04</text:p>
          </table:table-cell>
          <table:table-cell table:number-columns-repeated="2"/>
        </table:table-row>
        <table:table-row table:style-name="ro1">
          <table:table-cell office:value-type="float" office:value="-152">
            <text:p>-152</text:p>
          </table:table-cell>
          <table:table-cell table:formula="of:=EXP([.A105]/(256/7))/((256/7)*(EXP([.A105]/(256/7))+1)*(EXP([.A105]/(256/7))+1))" office:value-type="float" office:value="0.000415259558298476">
            <text:p>4.15E-04</text:p>
          </table:table-cell>
          <table:table-cell table:number-columns-repeated="2"/>
        </table:table-row>
        <table:table-row table:style-name="ro1">
          <table:table-cell office:value-type="float" office:value="-151">
            <text:p>-151</text:p>
          </table:table-cell>
          <table:table-cell table:formula="of:=EXP([.A106]/(256/7))/((256/7)*(EXP([.A106]/(256/7))+1)*(EXP([.A106]/(256/7))+1))" office:value-type="float" office:value="0.000426406250072984">
            <text:p>4.26E-04</text:p>
          </table:table-cell>
          <table:table-cell table:number-columns-repeated="2"/>
        </table:table-row>
        <table:table-row table:style-name="ro1">
          <table:table-cell office:value-type="float" office:value="-150">
            <text:p>-150</text:p>
          </table:table-cell>
          <table:table-cell table:formula="of:=EXP([.A107]/(256/7))/((256/7)*(EXP([.A107]/(256/7))+1)*(EXP([.A107]/(256/7))+1))" office:value-type="float" office:value="0.000437841938486875">
            <text:p>4.38E-04</text:p>
          </table:table-cell>
          <table:table-cell table:number-columns-repeated="2"/>
        </table:table-row>
        <table:table-row table:style-name="ro1">
          <table:table-cell office:value-type="float" office:value="-149">
            <text:p>-149</text:p>
          </table:table-cell>
          <table:table-cell table:formula="of:=EXP([.A108]/(256/7))/((256/7)*(EXP([.A108]/(256/7))+1)*(EXP([.A108]/(256/7))+1))" office:value-type="float" office:value="0.000449573552384253">
            <text:p>4.50E-04</text:p>
          </table:table-cell>
          <table:table-cell table:number-columns-repeated="2"/>
        </table:table-row>
        <table:table-row table:style-name="ro1">
          <table:table-cell office:value-type="float" office:value="-148">
            <text:p>-148</text:p>
          </table:table-cell>
          <table:table-cell table:formula="of:=EXP([.A109]/(256/7))/((256/7)*(EXP([.A109]/(256/7))+1)*(EXP([.A109]/(256/7))+1))" office:value-type="float" office:value="0.000461608155307703">
            <text:p>4.62E-04</text:p>
          </table:table-cell>
          <table:table-cell table:number-columns-repeated="2"/>
        </table:table-row>
        <table:table-row table:style-name="ro1">
          <table:table-cell office:value-type="float" office:value="-147">
            <text:p>-147</text:p>
          </table:table-cell>
          <table:table-cell table:formula="of:=EXP([.A110]/(256/7))/((256/7)*(EXP([.A110]/(256/7))+1)*(EXP([.A110]/(256/7))+1))" office:value-type="float" office:value="0.000473952946291503">
            <text:p>4.74E-04</text:p>
          </table:table-cell>
          <table:table-cell table:number-columns-repeated="2"/>
        </table:table-row>
        <table:table-row table:style-name="ro1">
          <table:table-cell office:value-type="float" office:value="-146">
            <text:p>-146</text:p>
          </table:table-cell>
          <table:table-cell table:formula="of:=EXP([.A111]/(256/7))/((256/7)*(EXP([.A111]/(256/7))+1)*(EXP([.A111]/(256/7))+1))" office:value-type="float" office:value="0.000486615260534475">
            <text:p>4.87E-04</text:p>
          </table:table-cell>
          <table:table-cell table:number-columns-repeated="2"/>
        </table:table-row>
        <table:table-row table:style-name="ro1">
          <table:table-cell office:value-type="float" office:value="-145">
            <text:p>-145</text:p>
          </table:table-cell>
          <table:table-cell table:formula="of:=EXP([.A112]/(256/7))/((256/7)*(EXP([.A112]/(256/7))+1)*(EXP([.A112]/(256/7))+1))" office:value-type="float" office:value="0.000499602569942958">
            <text:p>5.00E-04</text:p>
          </table:table-cell>
          <table:table-cell table:number-columns-repeated="2"/>
        </table:table-row>
        <table:table-row table:style-name="ro1">
          <table:table-cell office:value-type="float" office:value="-144">
            <text:p>-144</text:p>
          </table:table-cell>
          <table:table-cell table:formula="of:=EXP([.A113]/(256/7))/((256/7)*(EXP([.A113]/(256/7))+1)*(EXP([.A113]/(256/7))+1))" office:value-type="float" office:value="0.000512922483533894">
            <text:p>5.13E-04</text:p>
          </table:table-cell>
          <table:table-cell table:number-columns-repeated="2"/>
        </table:table-row>
        <table:table-row table:style-name="ro1">
          <table:table-cell office:value-type="float" office:value="-143">
            <text:p>-143</text:p>
          </table:table-cell>
          <table:table-cell table:formula="of:=EXP([.A114]/(256/7))/((256/7)*(EXP([.A114]/(256/7))+1)*(EXP([.A114]/(256/7))+1))" office:value-type="float" office:value="0.000526582747687564">
            <text:p>5.27E-04</text:p>
          </table:table-cell>
          <table:table-cell table:number-columns-repeated="2"/>
        </table:table-row>
        <table:table-row table:style-name="ro1">
          <table:table-cell office:value-type="float" office:value="-142">
            <text:p>-142</text:p>
          </table:table-cell>
          <table:table-cell table:formula="of:=EXP([.A115]/(256/7))/((256/7)*(EXP([.A115]/(256/7))+1)*(EXP([.A115]/(256/7))+1))" office:value-type="float" office:value="0.000540591246238957">
            <text:p>5.41E-04</text:p>
          </table:table-cell>
          <table:table-cell table:number-columns-repeated="2"/>
        </table:table-row>
        <table:table-row table:style-name="ro1">
          <table:table-cell office:value-type="float" office:value="-141">
            <text:p>-141</text:p>
          </table:table-cell>
          <table:table-cell table:formula="of:=EXP([.A116]/(256/7))/((256/7)*(EXP([.A116]/(256/7))+1)*(EXP([.A116]/(256/7))+1))" office:value-type="float" office:value="0.000554956000396294">
            <text:p>5.55E-04</text:p>
          </table:table-cell>
          <table:table-cell table:number-columns-repeated="2"/>
        </table:table-row>
        <table:table-row table:style-name="ro1">
          <table:table-cell office:value-type="float" office:value="-140">
            <text:p>-140</text:p>
          </table:table-cell>
          <table:table-cell table:formula="of:=EXP([.A117]/(256/7))/((256/7)*(EXP([.A117]/(256/7))+1)*(EXP([.A117]/(256/7))+1))" office:value-type="float" office:value="0.00056968516847465">
            <text:p>5.70E-04</text:p>
          </table:table-cell>
          <table:table-cell table:number-columns-repeated="2"/>
        </table:table-row>
        <table:table-row table:style-name="ro1">
          <table:table-cell office:value-type="float" office:value="-139">
            <text:p>-139</text:p>
          </table:table-cell>
          <table:table-cell table:formula="of:=EXP([.A118]/(256/7))/((256/7)*(EXP([.A118]/(256/7))+1)*(EXP([.A118]/(256/7))+1))" office:value-type="float" office:value="0.000584787045432103">
            <text:p>5.85E-04</text:p>
          </table:table-cell>
          <table:table-cell table:number-columns-repeated="2"/>
        </table:table-row>
        <table:table-row table:style-name="ro1">
          <table:table-cell office:value-type="float" office:value="-138">
            <text:p>-138</text:p>
          </table:table-cell>
          <table:table-cell table:formula="of:=EXP([.A119]/(256/7))/((256/7)*(EXP([.A119]/(256/7))+1)*(EXP([.A119]/(256/7))+1))" office:value-type="float" office:value="0.000600270062195275">
            <text:p>6.00E-04</text:p>
          </table:table-cell>
          <table:table-cell table:number-columns-repeated="2"/>
        </table:table-row>
        <table:table-row table:style-name="ro1">
          <table:table-cell office:value-type="float" office:value="-137">
            <text:p>-137</text:p>
          </table:table-cell>
          <table:table-cell table:formula="of:=EXP([.A120]/(256/7))/((256/7)*(EXP([.A120]/(256/7))+1)*(EXP([.A120]/(256/7))+1))" office:value-type="float" office:value="0.000616142784760553">
            <text:p>6.16E-04</text:p>
          </table:table-cell>
          <table:table-cell table:number-columns-repeated="2"/>
        </table:table-row>
        <table:table-row table:style-name="ro1">
          <table:table-cell office:value-type="float" office:value="-136">
            <text:p>-136</text:p>
          </table:table-cell>
          <table:table-cell table:formula="of:=EXP([.A121]/(256/7))/((256/7)*(EXP([.A121]/(256/7))+1)*(EXP([.A121]/(256/7))+1))" office:value-type="float" office:value="0.000632413913056695">
            <text:p>6.32E-04</text:p>
          </table:table-cell>
          <table:table-cell table:number-columns-repeated="2"/>
        </table:table-row>
        <table:table-row table:style-name="ro1">
          <table:table-cell office:value-type="float" office:value="-135">
            <text:p>-135</text:p>
          </table:table-cell>
          <table:table-cell table:formula="of:=EXP([.A122]/(256/7))/((256/7)*(EXP([.A122]/(256/7))+1)*(EXP([.A122]/(256/7))+1))" office:value-type="float" office:value="0.000649092279553955">
            <text:p>6.49E-04</text:p>
          </table:table-cell>
          <table:table-cell table:number-columns-repeated="2"/>
        </table:table-row>
        <table:table-row table:style-name="ro1">
          <table:table-cell office:value-type="float" office:value="-134">
            <text:p>-134</text:p>
          </table:table-cell>
          <table:table-cell table:formula="of:=EXP([.A123]/(256/7))/((256/7)*(EXP([.A123]/(256/7))+1)*(EXP([.A123]/(256/7))+1))" office:value-type="float" office:value="0.000666186847604231">
            <text:p>6.66E-04</text:p>
          </table:table-cell>
          <table:table-cell table:number-columns-repeated="2"/>
        </table:table-row>
        <table:table-row table:style-name="ro1">
          <table:table-cell office:value-type="float" office:value="-133">
            <text:p>-133</text:p>
          </table:table-cell>
          <table:table-cell table:formula="of:=EXP([.A124]/(256/7))/((256/7)*(EXP([.A124]/(256/7))+1)*(EXP([.A124]/(256/7))+1))" office:value-type="float" office:value="0.000683706709496141">
            <text:p>6.84E-04</text:p>
          </table:table-cell>
          <table:table-cell table:number-columns-repeated="2"/>
        </table:table-row>
        <table:table-row table:style-name="ro1">
          <table:table-cell office:value-type="float" office:value="-132">
            <text:p>-132</text:p>
          </table:table-cell>
          <table:table-cell table:formula="of:=EXP([.A125]/(256/7))/((256/7)*(EXP([.A125]/(256/7))+1)*(EXP([.A125]/(256/7))+1))" office:value-type="float" office:value="0.000701661084208336">
            <text:p>7.02E-04</text:p>
          </table:table-cell>
          <table:table-cell table:number-columns-repeated="2"/>
        </table:table-row>
        <table:table-row table:style-name="ro1">
          <table:table-cell office:value-type="float" office:value="-131">
            <text:p>-131</text:p>
          </table:table-cell>
          <table:table-cell table:formula="of:=EXP([.A126]/(256/7))/((256/7)*(EXP([.A126]/(256/7))+1)*(EXP([.A126]/(256/7))+1))" office:value-type="float" office:value="0.000720059314843687">
            <text:p>7.20E-04</text:p>
          </table:table-cell>
          <table:table-cell table:number-columns-repeated="2"/>
        </table:table-row>
        <table:table-row table:style-name="ro1">
          <table:table-cell office:value-type="float" office:value="-130">
            <text:p>-130</text:p>
          </table:table-cell>
          <table:table-cell table:formula="of:=EXP([.A127]/(256/7))/((256/7)*(EXP([.A127]/(256/7))+1)*(EXP([.A127]/(256/7))+1))" office:value-type="float" office:value="0.000738910865726415">
            <text:p>7.39E-04</text:p>
          </table:table-cell>
          <table:table-cell table:number-columns-repeated="2"/>
        </table:table-row>
        <table:table-row table:style-name="ro1">
          <table:table-cell office:value-type="float" office:value="-129">
            <text:p>-129</text:p>
          </table:table-cell>
          <table:table-cell table:formula="of:=EXP([.A128]/(256/7))/((256/7)*(EXP([.A128]/(256/7))+1)*(EXP([.A128]/(256/7))+1))" office:value-type="float" office:value="0.000758225319143549">
            <text:p>7.58E-04</text:p>
          </table:table-cell>
          <table:table-cell table:number-columns-repeated="2"/>
        </table:table-row>
        <table:table-row table:style-name="ro1">
          <table:table-cell office:value-type="float" office:value="-128">
            <text:p>-128</text:p>
          </table:table-cell>
          <table:table-cell table:formula="of:=EXP([.A129]/(256/7))/((256/7)*(EXP([.A129]/(256/7))+1)*(EXP([.A129]/(256/7))+1))" office:value-type="float" office:value="0.000778012371711519">
            <text:p>7.78E-04</text:p>
          </table:table-cell>
          <table:table-cell table:number-columns-repeated="2"/>
        </table:table-row>
        <table:table-row table:style-name="ro1">
          <table:table-cell office:value-type="float" office:value="-127">
            <text:p>-127</text:p>
          </table:table-cell>
          <table:table-cell table:formula="of:=EXP([.A130]/(256/7))/((256/7)*(EXP([.A130]/(256/7))+1)*(EXP([.A130]/(256/7))+1))" office:value-type="float" office:value="0.00079828183034802">
            <text:p>7.98E-04</text:p>
          </table:table-cell>
          <table:table-cell table:number-columns-repeated="2"/>
        </table:table-row>
        <table:table-row table:style-name="ro1">
          <table:table-cell office:value-type="float" office:value="-126">
            <text:p>-126</text:p>
          </table:table-cell>
          <table:table-cell table:formula="of:=EXP([.A131]/(256/7))/((256/7)*(EXP([.A131]/(256/7))+1)*(EXP([.A131]/(256/7))+1))" office:value-type="float" office:value="0.000819043607828701">
            <text:p>8.19E-04</text:p>
          </table:table-cell>
          <table:table-cell table:number-columns-repeated="2"/>
        </table:table-row>
        <table:table-row table:style-name="ro1">
          <table:table-cell office:value-type="float" office:value="-125">
            <text:p>-125</text:p>
          </table:table-cell>
          <table:table-cell table:formula="of:=EXP([.A132]/(256/7))/((256/7)*(EXP([.A132]/(256/7))+1)*(EXP([.A132]/(256/7))+1))" office:value-type="float" office:value="0.000840307717907589">
            <text:p>8.40E-04</text:p>
          </table:table-cell>
          <table:table-cell table:number-columns-repeated="2"/>
        </table:table-row>
        <table:table-row table:style-name="ro1">
          <table:table-cell office:value-type="float" office:value="-124">
            <text:p>-124</text:p>
          </table:table-cell>
          <table:table-cell table:formula="of:=EXP([.A133]/(256/7))/((256/7)*(EXP([.A133]/(256/7))+1)*(EXP([.A133]/(256/7))+1))" office:value-type="float" office:value="0.000862084269979589">
            <text:p>8.62E-04</text:p>
          </table:table-cell>
          <table:table-cell table:number-columns-repeated="2"/>
        </table:table-row>
        <table:table-row table:style-name="ro1">
          <table:table-cell office:value-type="float" office:value="-123">
            <text:p>-123</text:p>
          </table:table-cell>
          <table:table-cell table:formula="of:=EXP([.A134]/(256/7))/((256/7)*(EXP([.A134]/(256/7))+1)*(EXP([.A134]/(256/7))+1))" office:value-type="float" office:value="0.000884383463262778">
            <text:p>8.84E-04</text:p>
          </table:table-cell>
          <table:table-cell table:number-columns-repeated="2"/>
        </table:table-row>
        <table:table-row table:style-name="ro1">
          <table:table-cell office:value-type="float" office:value="-122">
            <text:p>-122</text:p>
          </table:table-cell>
          <table:table-cell table:formula="of:=EXP([.A135]/(256/7))/((256/7)*(EXP([.A135]/(256/7))+1)*(EXP([.A135]/(256/7))+1))" office:value-type="float" office:value="0.000907215580477686">
            <text:p>9.07E-04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table:formula="of:=EXP([.A136]/(256/7))/((256/7)*(EXP([.A136]/(256/7))+1)*(EXP([.A136]/(256/7))+1))" office:value-type="float" office:value="0.000930590981000173">
            <text:p>9.31E-04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table:formula="of:=EXP([.A137]/(256/7))/((256/7)*(EXP([.A137]/(256/7))+1)*(EXP([.A137]/(256/7))+1))" office:value-type="float" office:value="0.000954520093464024">
            <text:p>9.55E-04</text:p>
          </table:table-cell>
          <table:table-cell table:number-columns-repeated="2"/>
        </table:table-row>
        <table:table-row table:style-name="ro1">
          <table:table-cell office:value-type="float" office:value="-119">
            <text:p>-119</text:p>
          </table:table-cell>
          <table:table-cell table:formula="of:=EXP([.A138]/(256/7))/((256/7)*(EXP([.A138]/(256/7))+1)*(EXP([.A138]/(256/7))+1))" office:value-type="float" office:value="0.00097901340778888">
            <text:p>9.79E-04</text:p>
          </table:table-cell>
          <table:table-cell table:number-columns-repeated="2"/>
        </table:table-row>
        <table:table-row table:style-name="ro1">
          <table:table-cell office:value-type="float" office:value="-118">
            <text:p>-118</text:p>
          </table:table-cell>
          <table:table-cell table:formula="of:=EXP([.A139]/(256/7))/((256/7)*(EXP([.A139]/(256/7))+1)*(EXP([.A139]/(256/7))+1))" office:value-type="float" office:value="0.00100408146660869">
            <text:p>1.00E-03</text:p>
          </table:table-cell>
          <table:table-cell table:number-columns-repeated="2"/>
        </table:table-row>
        <table:table-row table:style-name="ro1">
          <table:table-cell office:value-type="float" office:value="-117">
            <text:p>-117</text:p>
          </table:table-cell>
          <table:table-cell table:formula="of:=EXP([.A140]/(256/7))/((256/7)*(EXP([.A140]/(256/7))+1)*(EXP([.A140]/(256/7))+1))" office:value-type="float" office:value="0.00102973485607546">
            <text:p>1.03E-03</text:p>
          </table:table-cell>
          <table:table-cell table:number-columns-repeated="2"/>
        </table:table-row>
        <table:table-row table:style-name="ro1">
          <table:table-cell office:value-type="float" office:value="-116">
            <text:p>-116</text:p>
          </table:table-cell>
          <table:table-cell table:formula="of:=EXP([.A141]/(256/7))/((256/7)*(EXP([.A141]/(256/7))+1)*(EXP([.A141]/(256/7))+1))" office:value-type="float" office:value="0.00105598419601267">
            <text:p>1.06E-03</text:p>
          </table:table-cell>
          <table:table-cell table:number-columns-repeated="2"/>
        </table:table-row>
        <table:table-row table:style-name="ro1">
          <table:table-cell office:value-type="float" office:value="-115">
            <text:p>-115</text:p>
          </table:table-cell>
          <table:table-cell table:formula="of:=EXP([.A142]/(256/7))/((256/7)*(EXP([.A142]/(256/7))+1)*(EXP([.A142]/(256/7))+1))" office:value-type="float" office:value="0.00108284012939257">
            <text:p>1.08E-03</text:p>
          </table:table-cell>
          <table:table-cell table:number-columns-repeated="2"/>
        </table:table-row>
        <table:table-row table:style-name="ro1">
          <table:table-cell office:value-type="float" office:value="-114">
            <text:p>-114</text:p>
          </table:table-cell>
          <table:table-cell table:formula="of:=EXP([.A143]/(256/7))/((256/7)*(EXP([.A143]/(256/7))+1)*(EXP([.A143]/(256/7))+1))" office:value-type="float" office:value="0.00111031331111115">
            <text:p>1.11E-03</text:p>
          </table:table-cell>
          <table:table-cell table:number-columns-repeated="2"/>
        </table:table-row>
        <table:table-row table:style-name="ro1">
          <table:table-cell office:value-type="float" office:value="-113">
            <text:p>-113</text:p>
          </table:table-cell>
          <table:table-cell table:formula="of:=EXP([.A144]/(256/7))/((256/7)*(EXP([.A144]/(256/7))+1)*(EXP([.A144]/(256/7))+1))" office:value-type="float" office:value="0.0011384143960345">
            <text:p>1.14E-03</text:p>
          </table:table-cell>
          <table:table-cell table:number-columns-repeated="2"/>
        </table:table-row>
        <table:table-row table:style-name="ro1">
          <table:table-cell office:value-type="float" office:value="-112">
            <text:p>-112</text:p>
          </table:table-cell>
          <table:table-cell table:formula="of:=EXP([.A145]/(256/7))/((256/7)*(EXP([.A145]/(256/7))+1)*(EXP([.A145]/(256/7))+1))" office:value-type="float" office:value="0.00116715402629024">
            <text:p>1.17E-03</text:p>
          </table:table-cell>
          <table:table-cell table:number-columns-repeated="2"/>
        </table:table-row>
        <table:table-row table:style-name="ro1">
          <table:table-cell office:value-type="float" office:value="-111">
            <text:p>-111</text:p>
          </table:table-cell>
          <table:table-cell table:formula="of:=EXP([.A146]/(256/7))/((256/7)*(EXP([.A146]/(256/7))+1)*(EXP([.A146]/(256/7))+1))" office:value-type="float" office:value="0.00119654281777752">
            <text:p>1.20E-03</text:p>
          </table:table-cell>
          <table:table-cell table:number-columns-repeated="2"/>
        </table:table-row>
        <table:table-row table:style-name="ro1">
          <table:table-cell office:value-type="float" office:value="-110">
            <text:p>-110</text:p>
          </table:table-cell>
          <table:table-cell table:formula="of:=EXP([.A147]/(256/7))/((256/7)*(EXP([.A147]/(256/7))+1)*(EXP([.A147]/(256/7))+1))" office:value-type="float" office:value="0.0012265913458694">
            <text:p>1.23E-03</text:p>
          </table:table-cell>
          <table:table-cell table:number-columns-repeated="2"/>
        </table:table-row>
        <table:table-row table:style-name="ro1">
          <table:table-cell office:value-type="float" office:value="-109">
            <text:p>-109</text:p>
          </table:table-cell>
          <table:table-cell table:formula="of:=EXP([.A148]/(256/7))/((256/7)*(EXP([.A148]/(256/7))+1)*(EXP([.A148]/(256/7))+1))" office:value-type="float" office:value="0.00125731013028145">
            <text:p>1.26E-03</text:p>
          </table:table-cell>
          <table:table-cell table:number-columns-repeated="2"/>
        </table:table-row>
        <table:table-row table:style-name="ro1">
          <table:table-cell office:value-type="float" office:value="-108">
            <text:p>-108</text:p>
          </table:table-cell>
          <table:table-cell table:formula="of:=EXP([.A149]/(256/7))/((256/7)*(EXP([.A149]/(256/7))+1)*(EXP([.A149]/(256/7))+1))" office:value-type="float" office:value="0.00128870961908065">
            <text:p>1.29E-03</text:p>
          </table:table-cell>
          <table:table-cell table:number-columns-repeated="2"/>
        </table:table-row>
        <table:table-row table:style-name="ro1">
          <table:table-cell office:value-type="float" office:value="-107">
            <text:p>-107</text:p>
          </table:table-cell>
          <table:table-cell table:formula="of:=EXP([.A150]/(256/7))/((256/7)*(EXP([.A150]/(256/7))+1)*(EXP([.A150]/(256/7))+1))" office:value-type="float" office:value="0.00132080017180942">
            <text:p>1.32E-03</text:p>
          </table:table-cell>
          <table:table-cell table:number-columns-repeated="2"/>
        </table:table-row>
        <table:table-row table:style-name="ro1">
          <table:table-cell office:value-type="float" office:value="-106">
            <text:p>-106</text:p>
          </table:table-cell>
          <table:table-cell table:formula="of:=EXP([.A151]/(256/7))/((256/7)*(EXP([.A151]/(256/7))+1)*(EXP([.A151]/(256/7))+1))" office:value-type="float" office:value="0.00135359204169974">
            <text:p>1.35E-03</text:p>
          </table:table-cell>
          <table:table-cell table:number-columns-repeated="2"/>
        </table:table-row>
        <table:table-row table:style-name="ro1">
          <table:table-cell office:value-type="float" office:value="-105">
            <text:p>-105</text:p>
          </table:table-cell>
          <table:table-cell table:formula="of:=EXP([.A152]/(256/7))/((256/7)*(EXP([.A152]/(256/7))+1)*(EXP([.A152]/(256/7))+1))" office:value-type="float" office:value="0.00138709535695327">
            <text:p>1.39E-03</text:p>
          </table:table-cell>
          <table:table-cell table:number-columns-repeated="2"/>
        </table:table-row>
        <table:table-row table:style-name="ro1">
          <table:table-cell office:value-type="float" office:value="-104">
            <text:p>-104</text:p>
          </table:table-cell>
          <table:table-cell table:formula="of:=EXP([.A153]/(256/7))/((256/7)*(EXP([.A153]/(256/7))+1)*(EXP([.A153]/(256/7))+1))" office:value-type="float" office:value="0.00142132010106429">
            <text:p>1.42E-03</text:p>
          </table:table-cell>
          <table:table-cell table:number-columns-repeated="2"/>
        </table:table-row>
        <table:table-row table:style-name="ro1">
          <table:table-cell office:value-type="float" office:value="-103">
            <text:p>-103</text:p>
          </table:table-cell>
          <table:table-cell table:formula="of:=EXP([.A154]/(256/7))/((256/7)*(EXP([.A154]/(256/7))+1)*(EXP([.A154]/(256/7))+1))" office:value-type="float" office:value="0.00145627609216305">
            <text:p>1.46E-03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table:formula="of:=EXP([.A155]/(256/7))/((256/7)*(EXP([.A155]/(256/7))+1)*(EXP([.A155]/(256/7))+1))" office:value-type="float" office:value="0.00149197296135857">
            <text:p>1.49E-03</text:p>
          </table:table-cell>
          <table:table-cell table:number-columns-repeated="2"/>
        </table:table-row>
        <table:table-row table:style-name="ro1">
          <table:table-cell office:value-type="float" office:value="-101">
            <text:p>-101</text:p>
          </table:table-cell>
          <table:table-cell table:formula="of:=EXP([.A156]/(256/7))/((256/7)*(EXP([.A156]/(256/7))+1)*(EXP([.A156]/(256/7))+1))" office:value-type="float" office:value="0.00152842013006109">
            <text:p>1.53E-03</text:p>
          </table:table-cell>
          <table:table-cell table:number-columns-repeated="2"/>
        </table:table-row>
        <table:table-row table:style-name="ro1">
          <table:table-cell office:value-type="float" office:value="-100">
            <text:p>-100</text:p>
          </table:table-cell>
          <table:table-cell table:formula="of:=EXP([.A157]/(256/7))/((256/7)*(EXP([.A157]/(256/7))+1)*(EXP([.A157]/(256/7))+1))" office:value-type="float" office:value="0.0015656267862662">
            <text:p>1.57E-03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table:formula="of:=EXP([.A158]/(256/7))/((256/7)*(EXP([.A158]/(256/7))+1)*(EXP([.A158]/(256/7))+1))" office:value-type="float" office:value="0.00160360185978427">
            <text:p>1.60E-03</text:p>
          </table:table-cell>
          <table:table-cell table:number-columns-repeated="2"/>
        </table:table-row>
        <table:table-row table:style-name="ro1">
          <table:table-cell office:value-type="float" office:value="-98">
            <text:p>-98</text:p>
          </table:table-cell>
          <table:table-cell table:formula="of:=EXP([.A159]/(256/7))/((256/7)*(EXP([.A159]/(256/7))+1)*(EXP([.A159]/(256/7))+1))" office:value-type="float" office:value="0.00164235399640094">
            <text:p>1.64E-03</text:p>
          </table:table-cell>
          <table:table-cell table:number-columns-repeated="2"/>
        </table:table-row>
        <table:table-row table:style-name="ro1">
          <table:table-cell office:value-type="float" office:value="-97">
            <text:p>-97</text:p>
          </table:table-cell>
          <table:table-cell table:formula="of:=EXP([.A160]/(256/7))/((256/7)*(EXP([.A160]/(256/7))+1)*(EXP([.A160]/(256/7))+1))" office:value-type="float" office:value="0.0016818915309567">
            <text:p>1.68E-03</text:p>
          </table:table-cell>
          <table:table-cell table:number-columns-repeated="2"/>
        </table:table-row>
        <table:table-row table:style-name="ro1">
          <table:table-cell office:value-type="float" office:value="-96">
            <text:p>-96</text:p>
          </table:table-cell>
          <table:table-cell table:formula="of:=EXP([.A161]/(256/7))/((256/7)*(EXP([.A161]/(256/7))+1)*(EXP([.A161]/(256/7))+1))" office:value-type="float" office:value="0.001722222459336">
            <text:p>1.72E-03</text:p>
          </table:table-cell>
          <table:table-cell table:number-columns-repeated="2"/>
        </table:table-row>
        <table:table-row table:style-name="ro1">
          <table:table-cell office:value-type="float" office:value="-95">
            <text:p>-95</text:p>
          </table:table-cell>
          <table:table-cell table:formula="of:=EXP([.A162]/(256/7))/((256/7)*(EXP([.A162]/(256/7))+1)*(EXP([.A162]/(256/7))+1))" office:value-type="float" office:value="0.00176335440935938">
            <text:p>1.76E-03</text:p>
          </table:table-cell>
          <table:table-cell table:number-columns-repeated="2"/>
        </table:table-row>
        <table:table-row table:style-name="ro1">
          <table:table-cell office:value-type="float" office:value="-94">
            <text:p>-94</text:p>
          </table:table-cell>
          <table:table-cell table:formula="of:=EXP([.A163]/(256/7))/((256/7)*(EXP([.A163]/(256/7))+1)*(EXP([.A163]/(256/7))+1))" office:value-type="float" office:value="0.00180529461057476">
            <text:p>1.81E-03</text:p>
          </table:table-cell>
          <table:table-cell table:number-columns-repeated="2"/>
        </table:table-row>
        <table:table-row table:style-name="ro1">
          <table:table-cell office:value-type="float" office:value="-93">
            <text:p>-93</text:p>
          </table:table-cell>
          <table:table-cell table:formula="of:=EXP([.A164]/(256/7))/((256/7)*(EXP([.A164]/(256/7))+1)*(EXP([.A164]/(256/7))+1))" office:value-type="float" office:value="0.0018480498629479">
            <text:p>1.85E-03</text:p>
          </table:table-cell>
          <table:table-cell table:number-columns-repeated="2"/>
        </table:table-row>
        <table:table-row table:style-name="ro1">
          <table:table-cell office:value-type="float" office:value="-92">
            <text:p>-92</text:p>
          </table:table-cell>
          <table:table-cell table:formula="of:=EXP([.A165]/(256/7))/((256/7)*(EXP([.A165]/(256/7))+1)*(EXP([.A165]/(256/7))+1))" office:value-type="float" office:value="0.00189162650445516">
            <text:p>1.89E-03</text:p>
          </table:table-cell>
          <table:table-cell table:number-columns-repeated="2"/>
        </table:table-row>
        <table:table-row table:style-name="ro1">
          <table:table-cell office:value-type="float" office:value="-91">
            <text:p>-91</text:p>
          </table:table-cell>
          <table:table-cell table:formula="of:=EXP([.A166]/(256/7))/((256/7)*(EXP([.A166]/(256/7))+1)*(EXP([.A166]/(256/7))+1))" office:value-type="float" office:value="0.00193603037758617">
            <text:p>1.94E-03</text:p>
          </table:table-cell>
          <table:table-cell table:number-columns-repeated="2"/>
        </table:table-row>
        <table:table-row table:style-name="ro1">
          <table:table-cell office:value-type="float" office:value="-90">
            <text:p>-90</text:p>
          </table:table-cell>
          <table:table-cell table:formula="of:=EXP([.A167]/(256/7))/((256/7)*(EXP([.A167]/(256/7))+1)*(EXP([.A167]/(256/7))+1))" office:value-type="float" office:value="0.00198126679476786">
            <text:p>1.98E-03</text:p>
          </table:table-cell>
          <table:table-cell table:number-columns-repeated="2"/>
        </table:table-row>
        <table:table-row table:style-name="ro1">
          <table:table-cell office:value-type="float" office:value="-89">
            <text:p>-89</text:p>
          </table:table-cell>
          <table:table-cell table:formula="of:=EXP([.A168]/(256/7))/((256/7)*(EXP([.A168]/(256/7))+1)*(EXP([.A168]/(256/7))+1))" office:value-type="float" office:value="0.00202734050272627">
            <text:p>2.03E-03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table:formula="of:=EXP([.A169]/(256/7))/((256/7)*(EXP([.A169]/(256/7))+1)*(EXP([.A169]/(256/7))+1))" office:value-type="float" office:value="0.00207425564580735">
            <text:p>2.07E-03</text:p>
          </table:table-cell>
          <table:table-cell table:number-columns-repeated="2"/>
        </table:table-row>
        <table:table-row table:style-name="ro1">
          <table:table-cell office:value-type="float" office:value="-87">
            <text:p>-87</text:p>
          </table:table-cell>
          <table:table-cell table:formula="of:=EXP([.A170]/(256/7))/((256/7)*(EXP([.A170]/(256/7))+1)*(EXP([.A170]/(256/7))+1))" office:value-type="float" office:value="0.00212201572828321">
            <text:p>2.12E-03</text:p>
          </table:table-cell>
          <table:table-cell table:number-columns-repeated="2"/>
        </table:table-row>
        <table:table-row table:style-name="ro1">
          <table:table-cell office:value-type="float" office:value="-86">
            <text:p>-86</text:p>
          </table:table-cell>
          <table:table-cell table:formula="of:=EXP([.A171]/(256/7))/((256/7)*(EXP([.A171]/(256/7))+1)*(EXP([.A171]/(256/7))+1))" office:value-type="float" office:value="0.0021706235756762">
            <text:p>2.17E-03</text:p>
          </table:table-cell>
          <table:table-cell table:number-columns-repeated="2"/>
        </table:table-row>
        <table:table-row table:style-name="ro1">
          <table:table-cell office:value-type="float" office:value="-85">
            <text:p>-85</text:p>
          </table:table-cell>
          <table:table-cell table:formula="of:=EXP([.A172]/(256/7))/((256/7)*(EXP([.A172]/(256/7))+1)*(EXP([.A172]/(256/7))+1))" office:value-type="float" office:value="0.00222008129513895">
            <text:p>2.22E-03</text:p>
          </table:table-cell>
          <table:table-cell table:number-columns-repeated="2"/>
        </table:table-row>
        <table:table-row table:style-name="ro1">
          <table:table-cell office:value-type="float" office:value="-84">
            <text:p>-84</text:p>
          </table:table-cell>
          <table:table-cell table:formula="of:=EXP([.A173]/(256/7))/((256/7)*(EXP([.A173]/(256/7))+1)*(EXP([.A173]/(256/7))+1))" office:value-type="float" office:value="0.00227039023493494">
            <text:p>2.27E-03</text:p>
          </table:table-cell>
          <table:table-cell table:number-columns-repeated="2"/>
        </table:table-row>
        <table:table-row table:style-name="ro1">
          <table:table-cell office:value-type="float" office:value="-83">
            <text:p>-83</text:p>
          </table:table-cell>
          <table:table-cell table:formula="of:=EXP([.A174]/(256/7))/((256/7)*(EXP([.A174]/(256/7))+1)*(EXP([.A174]/(256/7))+1))" office:value-type="float" office:value="0.00232155094307111">
            <text:p>2.32E-03</text:p>
          </table:table-cell>
          <table:table-cell table:number-columns-repeated="2"/>
        </table:table-row>
        <table:table-row table:style-name="ro1">
          <table:table-cell office:value-type="float" office:value="-82">
            <text:p>-82</text:p>
          </table:table-cell>
          <table:table-cell table:formula="of:=EXP([.A175]/(256/7))/((256/7)*(EXP([.A175]/(256/7))+1)*(EXP([.A175]/(256/7))+1))" office:value-type="float" office:value="0.00237356312514068">
            <text:p>2.37E-03</text:p>
          </table:table-cell>
          <table:table-cell table:number-columns-repeated="2"/>
        </table:table-row>
        <table:table-row table:style-name="ro1">
          <table:table-cell office:value-type="float" office:value="-81">
            <text:p>-81</text:p>
          </table:table-cell>
          <table:table-cell table:formula="of:=EXP([.A176]/(256/7))/((256/7)*(EXP([.A176]/(256/7))+1)*(EXP([.A176]/(256/7))+1))" office:value-type="float" office:value="0.00242642560144235">
            <text:p>2.43E-03</text:p>
          </table:table-cell>
          <table:table-cell table:number-columns-repeated="2"/>
        </table:table-row>
        <table:table-row table:style-name="ro1">
          <table:table-cell office:value-type="float" office:value="-80">
            <text:p>-80</text:p>
          </table:table-cell>
          <table:table-cell table:formula="of:=EXP([.A177]/(256/7))/((256/7)*(EXP([.A177]/(256/7))+1)*(EXP([.A177]/(256/7))+1))" office:value-type="float" office:value="0.00248013626344924">
            <text:p>2.48E-03</text:p>
          </table:table-cell>
          <table:table-cell table:number-columns-repeated="2"/>
        </table:table-row>
        <table:table-row table:style-name="ro1">
          <table:table-cell office:value-type="float" office:value="-79">
            <text:p>-79</text:p>
          </table:table-cell>
          <table:table-cell table:formula="of:=EXP([.A178]/(256/7))/((256/7)*(EXP([.A178]/(256/7))+1)*(EXP([.A178]/(256/7))+1))" office:value-type="float" office:value="0.00253469202970946">
            <text:p>2.53E-03</text:p>
          </table:table-cell>
          <table:table-cell table:number-columns-repeated="2"/>
        </table:table-row>
        <table:table-row table:style-name="ro1">
          <table:table-cell office:value-type="float" office:value="-78">
            <text:p>-78</text:p>
          </table:table-cell>
          <table:table-cell table:formula="of:=EXP([.A179]/(256/7))/((256/7)*(EXP([.A179]/(256/7))+1)*(EXP([.A179]/(256/7))+1))" office:value-type="float" office:value="0.00259008880126847">
            <text:p>2.59E-03</text:p>
          </table:table-cell>
          <table:table-cell table:number-columns-repeated="2"/>
        </table:table-row>
        <table:table-row table:style-name="ro1">
          <table:table-cell office:value-type="float" office:value="-77">
            <text:p>-77</text:p>
          </table:table-cell>
          <table:table-cell table:formula="of:=EXP([.A180]/(256/7))/((256/7)*(EXP([.A180]/(256/7))+1)*(EXP([.A180]/(256/7))+1))" office:value-type="float" office:value="0.00264632141671203">
            <text:p>2.65E-03</text:p>
          </table:table-cell>
          <table:table-cell table:number-columns-repeated="2"/>
        </table:table-row>
        <table:table-row table:style-name="ro1">
          <table:table-cell office:value-type="float" office:value="-76">
            <text:p>-76</text:p>
          </table:table-cell>
          <table:table-cell table:formula="of:=EXP([.A181]/(256/7))/((256/7)*(EXP([.A181]/(256/7))+1)*(EXP([.A181]/(256/7))+1))" office:value-type="float" office:value="0.0027033836069376">
            <text:p>2.70E-03</text:p>
          </table:table-cell>
          <table:table-cell table:number-columns-repeated="2"/>
        </table:table-row>
        <table:table-row table:style-name="ro1">
          <table:table-cell office:value-type="float" office:value="-75">
            <text:p>-75</text:p>
          </table:table-cell>
          <table:table-cell table:formula="of:=EXP([.A182]/(256/7))/((256/7)*(EXP([.A182]/(256/7))+1)*(EXP([.A182]/(256/7))+1))" office:value-type="float" office:value="0.00276126794977131">
            <text:p>2.76E-03</text:p>
          </table:table-cell>
          <table:table-cell table:number-columns-repeated="2"/>
        </table:table-row>
        <table:table-row table:style-name="ro1">
          <table:table-cell office:value-type="float" office:value="-74">
            <text:p>-74</text:p>
          </table:table-cell>
          <table:table-cell table:formula="of:=EXP([.A183]/(256/7))/((256/7)*(EXP([.A183]/(256/7))+1)*(EXP([.A183]/(256/7))+1))" office:value-type="float" office:value="0.00281996582455703">
            <text:p>2.82E-03</text:p>
          </table:table-cell>
          <table:table-cell table:number-columns-repeated="2"/>
        </table:table-row>
        <table:table-row table:style-name="ro1">
          <table:table-cell office:value-type="float" office:value="-73">
            <text:p>-73</text:p>
          </table:table-cell>
          <table:table-cell table:formula="of:=EXP([.A184]/(256/7))/((256/7)*(EXP([.A184]/(256/7))+1)*(EXP([.A184]/(256/7))+1))" office:value-type="float" office:value="0.00287946736685351">
            <text:p>2.88E-03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table:formula="of:=EXP([.A185]/(256/7))/((256/7)*(EXP([.A185]/(256/7))+1)*(EXP([.A185]/(256/7))+1))" office:value-type="float" office:value="0.00293976142338564">
            <text:p>2.94E-03</text:p>
          </table:table-cell>
          <table:table-cell table:number-columns-repeated="2"/>
        </table:table-row>
        <table:table-row table:style-name="ro1">
          <table:table-cell office:value-type="float" office:value="-71">
            <text:p>-71</text:p>
          </table:table-cell>
          <table:table-cell table:formula="of:=EXP([.A186]/(256/7))/((256/7)*(EXP([.A186]/(256/7))+1)*(EXP([.A186]/(256/7))+1))" office:value-type="float" office:value="0.00300083550740551">
            <text:p>3.00E-03</text:p>
          </table:table-cell>
          <table:table-cell table:number-columns-repeated="2"/>
        </table:table-row>
        <table:table-row table:style-name="ro1">
          <table:table-cell office:value-type="float" office:value="-70">
            <text:p>-70</text:p>
          </table:table-cell>
          <table:table-cell table:formula="of:=EXP([.A187]/(256/7))/((256/7)*(EXP([.A187]/(256/7))+1)*(EXP([.A187]/(256/7))+1))" office:value-type="float" office:value="0.00306267575462866">
            <text:p>3.06E-03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table:formula="of:=EXP([.A188]/(256/7))/((256/7)*(EXP([.A188]/(256/7))+1)*(EXP([.A188]/(256/7))+1))" office:value-type="float" office:value="0.00312526687992125">
            <text:p>3.13E-03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table:formula="of:=EXP([.A189]/(256/7))/((256/7)*(EXP([.A189]/(256/7))+1)*(EXP([.A189]/(256/7))+1))" office:value-type="float" office:value="0.00318859213492305">
            <text:p>3.19E-03</text:p>
          </table:table-cell>
          <table:table-cell table:number-columns-repeated="2"/>
        </table:table-row>
        <table:table-row table:style-name="ro1">
          <table:table-cell office:value-type="float" office:value="-67">
            <text:p>-67</text:p>
          </table:table-cell>
          <table:table-cell table:formula="of:=EXP([.A190]/(256/7))/((256/7)*(EXP([.A190]/(256/7))+1)*(EXP([.A190]/(256/7))+1))" office:value-type="float" office:value="0.00325263326680119">
            <text:p>3.25E-03</text:p>
          </table:table-cell>
          <table:table-cell table:number-columns-repeated="2"/>
        </table:table-row>
        <table:table-row table:style-name="ro1">
          <table:table-cell office:value-type="float" office:value="-66">
            <text:p>-66</text:p>
          </table:table-cell>
          <table:table-cell table:formula="of:=EXP([.A191]/(256/7))/((256/7)*(EXP([.A191]/(256/7))+1)*(EXP([.A191]/(256/7))+1))" office:value-type="float" office:value="0.00331737047833892">
            <text:p>3.32E-03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table:formula="of:=EXP([.A192]/(256/7))/((256/7)*(EXP([.A192]/(256/7))+1)*(EXP([.A192]/(256/7))+1))" office:value-type="float" office:value="0.00338278238957238">
            <text:p>3.38E-03</text:p>
          </table:table-cell>
          <table:table-cell table:number-columns-repeated="2"/>
        </table:table-row>
        <table:table-row table:style-name="ro1">
          <table:table-cell office:value-type="float" office:value="-64">
            <text:p>-64</text:p>
          </table:table-cell>
          <table:table-cell table:formula="of:=EXP([.A193]/(256/7))/((256/7)*(EXP([.A193]/(256/7))+1)*(EXP([.A193]/(256/7))+1))" office:value-type="float" office:value="0.0034488460011976">
            <text:p>3.45E-03</text:p>
          </table:table-cell>
          <table:table-cell table:number-columns-repeated="2"/>
        </table:table-row>
        <table:table-row table:style-name="ro1">
          <table:table-cell office:value-type="float" office:value="-63">
            <text:p>-63</text:p>
          </table:table-cell>
          <table:table-cell table:formula="of:=EXP([.A194]/(256/7))/((256/7)*(EXP([.A194]/(256/7))+1)*(EXP([.A194]/(256/7))+1))" office:value-type="float" office:value="0.00351553665997766">
            <text:p>3.52E-03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table:formula="of:=EXP([.A195]/(256/7))/((256/7)*(EXP([.A195]/(256/7))+1)*(EXP([.A195]/(256/7))+1))" office:value-type="float" office:value="0.00358282802638787">
            <text:p>3.58E-03</text:p>
          </table:table-cell>
          <table:table-cell table:number-columns-repeated="2"/>
        </table:table-row>
        <table:table-row table:style-name="ro1">
          <table:table-cell office:value-type="float" office:value="-61">
            <text:p>-61</text:p>
          </table:table-cell>
          <table:table-cell table:formula="of:=EXP([.A196]/(256/7))/((256/7)*(EXP([.A196]/(256/7))+1)*(EXP([.A196]/(256/7))+1))" office:value-type="float" office:value="0.00365069204474361">
            <text:p>3.65E-03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table:formula="of:=EXP([.A197]/(256/7))/((256/7)*(EXP([.A197]/(256/7))+1)*(EXP([.A197]/(256/7))+1))" office:value-type="float" office:value="0.00371909891606172">
            <text:p>3.72E-03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table:formula="of:=EXP([.A198]/(256/7))/((256/7)*(EXP([.A198]/(256/7))+1)*(EXP([.A198]/(256/7))+1))" office:value-type="float" office:value="0.00378801707391157">
            <text:p>3.79E-03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table:formula="of:=EXP([.A199]/(256/7))/((256/7)*(EXP([.A199]/(256/7))+1)*(EXP([.A199]/(256/7))+1))" office:value-type="float" office:value="0.00385741316351627">
            <text:p>3.86E-03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table:formula="of:=EXP([.A200]/(256/7))/((256/7)*(EXP([.A200]/(256/7))+1)*(EXP([.A200]/(256/7))+1))" office:value-type="float" office:value="0.00392725202436746">
            <text:p>3.93E-03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table:formula="of:=EXP([.A201]/(256/7))/((256/7)*(EXP([.A201]/(256/7))+1)*(EXP([.A201]/(256/7))+1))" office:value-type="float" office:value="0.0039974966766194">
            <text:p>4.00E-03</text:p>
          </table:table-cell>
          <table:table-cell table:number-columns-repeated="2"/>
        </table:table-row>
        <table:table-row table:style-name="ro1">
          <table:table-cell office:value-type="float" office:value="-55">
            <text:p>-55</text:p>
          </table:table-cell>
          <table:table-cell table:formula="of:=EXP([.A202]/(256/7))/((256/7)*(EXP([.A202]/(256/7))+1)*(EXP([.A202]/(256/7))+1))" office:value-type="float" office:value="0.00406810831152845">
            <text:p>4.07E-03</text:p>
          </table:table-cell>
          <table:table-cell table:number-columns-repeated="2"/>
        </table:table-row>
        <table:table-row table:style-name="ro1">
          <table:table-cell office:value-type="float" office:value="-54">
            <text:p>-54</text:p>
          </table:table-cell>
          <table:table-cell table:formula="of:=EXP([.A203]/(256/7))/((256/7)*(EXP([.A203]/(256/7))+1)*(EXP([.A203]/(256/7))+1))" office:value-type="float" office:value="0.00413904628620313">
            <text:p>4.14E-03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table:formula="of:=EXP([.A204]/(256/7))/((256/7)*(EXP([.A204]/(256/7))+1)*(EXP([.A204]/(256/7))+1))" office:value-type="float" office:value="0.00421026812292784">
            <text:p>4.21E-03</text:p>
          </table:table-cell>
          <table:table-cell table:number-columns-repeated="2"/>
        </table:table-row>
        <table:table-row table:style-name="ro1">
          <table:table-cell office:value-type="float" office:value="-52">
            <text:p>-52</text:p>
          </table:table-cell>
          <table:table-cell table:formula="of:=EXP([.A205]/(256/7))/((256/7)*(EXP([.A205]/(256/7))+1)*(EXP([.A205]/(256/7))+1))" office:value-type="float" office:value="0.00428172951331908">
            <text:p>4.28E-03</text:p>
          </table:table-cell>
          <table:table-cell table:number-columns-repeated="2"/>
        </table:table-row>
        <table:table-row table:style-name="ro1">
          <table:table-cell office:value-type="float" office:value="-51">
            <text:p>-51</text:p>
          </table:table-cell>
          <table:table-cell table:formula="of:=EXP([.A206]/(256/7))/((256/7)*(EXP([.A206]/(256/7))+1)*(EXP([.A206]/(256/7))+1))" office:value-type="float" office:value="0.00435338432756716">
            <text:p>4.35E-03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table:formula="of:=EXP([.A207]/(256/7))/((256/7)*(EXP([.A207]/(256/7))+1)*(EXP([.A207]/(256/7))+1))" office:value-type="float" office:value="0.00442518462900879">
            <text:p>4.43E-03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table:formula="of:=EXP([.A208]/(256/7))/((256/7)*(EXP([.A208]/(256/7))+1)*(EXP([.A208]/(256/7))+1))" office:value-type="float" office:value="0.00449708069426639">
            <text:p>4.50E-03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table:formula="of:=EXP([.A209]/(256/7))/((256/7)*(EXP([.A209]/(256/7))+1)*(EXP([.A209]/(256/7))+1))" office:value-type="float" office:value="0.00456902103917802">
            <text:p>4.57E-03</text:p>
          </table:table-cell>
          <table:table-cell table:number-columns-repeated="2"/>
        </table:table-row>
        <table:table-row table:style-name="ro1">
          <table:table-cell office:value-type="float" office:value="-47">
            <text:p>-47</text:p>
          </table:table-cell>
          <table:table-cell table:formula="of:=EXP([.A210]/(256/7))/((256/7)*(EXP([.A210]/(256/7))+1)*(EXP([.A210]/(256/7))+1))" office:value-type="float" office:value="0.00464095245072847">
            <text:p>4.64E-03</text:p>
          </table:table-cell>
          <table:table-cell table:number-columns-repeated="2"/>
        </table:table-row>
        <table:table-row table:style-name="ro1">
          <table:table-cell office:value-type="float" office:value="-46">
            <text:p>-46</text:p>
          </table:table-cell>
          <table:table-cell table:formula="of:=EXP([.A211]/(256/7))/((256/7)*(EXP([.A211]/(256/7))+1)*(EXP([.A211]/(256/7))+1))" office:value-type="float" office:value="0.00471282002517583">
            <text:p>4.71E-03</text:p>
          </table:table-cell>
          <table:table-cell table:number-columns-repeated="2"/>
        </table:table-row>
        <table:table-row table:style-name="ro1">
          <table:table-cell office:value-type="float" office:value="-45">
            <text:p>-45</text:p>
          </table:table-cell>
          <table:table-cell table:formula="of:=EXP([.A212]/(256/7))/((256/7)*(EXP([.A212]/(256/7))+1)*(EXP([.A212]/(256/7))+1))" office:value-type="float" office:value="0.00478456721254993">
            <text:p>4.78E-03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table:formula="of:=EXP([.A213]/(256/7))/((256/7)*(EXP([.A213]/(256/7))+1)*(EXP([.A213]/(256/7))+1))" office:value-type="float" office:value="0.00485613586767861">
            <text:p>4.86E-03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table:formula="of:=EXP([.A214]/(256/7))/((256/7)*(EXP([.A214]/(256/7))+1)*(EXP([.A214]/(256/7))+1))" office:value-type="float" office:value="0.00492746630787556">
            <text:p>4.93E-03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table:formula="of:=EXP([.A215]/(256/7))/((256/7)*(EXP([.A215]/(256/7))+1)*(EXP([.A215]/(256/7))+1))" office:value-type="float" office:value="0.0049984973773982">
            <text:p>5.00E-03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table:formula="of:=EXP([.A216]/(256/7))/((256/7)*(EXP([.A216]/(256/7))+1)*(EXP([.A216]/(256/7))+1))" office:value-type="float" office:value="0.00506916651875777">
            <text:p>5.07E-03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table:formula="of:=EXP([.A217]/(256/7))/((256/7)*(EXP([.A217]/(256/7))+1)*(EXP([.A217]/(256/7))+1))" office:value-type="float" office:value="0.00513940985093425">
            <text:p>5.14E-03</text:p>
          </table:table-cell>
          <table:table-cell table:number-columns-repeated="2"/>
        </table:table-row>
        <table:table-row table:style-name="ro1">
          <table:table-cell office:value-type="float" office:value="-39">
            <text:p>-39</text:p>
          </table:table-cell>
          <table:table-cell table:formula="of:=EXP([.A218]/(256/7))/((256/7)*(EXP([.A218]/(256/7))+1)*(EXP([.A218]/(256/7))+1))" office:value-type="float" office:value="0.00520916225451801">
            <text:p>5.21E-03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table:formula="of:=EXP([.A219]/(256/7))/((256/7)*(EXP([.A219]/(256/7))+1)*(EXP([.A219]/(256/7))+1))" office:value-type="float" office:value="0.00527835746376679">
            <text:p>5.28E-03</text:p>
          </table:table-cell>
          <table:table-cell table:number-columns-repeated="2"/>
        </table:table-row>
        <table:table-row table:style-name="ro1">
          <table:table-cell office:value-type="float" office:value="-37">
            <text:p>-37</text:p>
          </table:table-cell>
          <table:table-cell table:formula="of:=EXP([.A220]/(256/7))/((256/7)*(EXP([.A220]/(256/7))+1)*(EXP([.A220]/(256/7))+1))" office:value-type="float" office:value="0.00534692816553205">
            <text:p>5.35E-03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table:formula="of:=EXP([.A221]/(256/7))/((256/7)*(EXP([.A221]/(256/7))+1)*(EXP([.A221]/(256/7))+1))" office:value-type="float" office:value="0.00541480610497198">
            <text:p>5.41E-03</text:p>
          </table:table-cell>
          <table:table-cell table:number-columns-repeated="2"/>
        </table:table-row>
        <table:table-row table:style-name="ro1">
          <table:table-cell office:value-type="float" office:value="-35">
            <text:p>-35</text:p>
          </table:table-cell>
          <table:table-cell table:formula="of:=EXP([.A222]/(256/7))/((256/7)*(EXP([.A222]/(256/7))+1)*(EXP([.A222]/(256/7))+1))" office:value-type="float" office:value="0.00548192219793054">
            <text:p>5.48E-03</text:p>
          </table:table-cell>
          <table:table-cell table:number-columns-repeated="2"/>
        </table:table-row>
        <table:table-row table:style-name="ro1">
          <table:table-cell office:value-type="float" office:value="-34">
            <text:p>-34</text:p>
          </table:table-cell>
          <table:table-cell table:formula="of:=EXP([.A223]/(256/7))/((256/7)*(EXP([.A223]/(256/7))+1)*(EXP([.A223]/(256/7))+1))" office:value-type="float" office:value="0.00554820664982278">
            <text:p>5.55E-03</text:p>
          </table:table-cell>
          <table:table-cell table:number-columns-repeated="2"/>
        </table:table-row>
        <table:table-row table:style-name="ro1">
          <table:table-cell office:value-type="float" office:value="-33">
            <text:p>-33</text:p>
          </table:table-cell>
          <table:table-cell table:formula="of:=EXP([.A224]/(256/7))/((256/7)*(EXP([.A224]/(256/7))+1)*(EXP([.A224]/(256/7))+1))" office:value-type="float" office:value="0.0056135890808261">
            <text:p>5.61E-03</text:p>
          </table:table-cell>
          <table:table-cell table:number-columns-repeated="2"/>
        </table:table-row>
        <table:table-row table:style-name="ro1">
          <table:table-cell office:value-type="float" office:value="-32">
            <text:p>-32</text:p>
          </table:table-cell>
          <table:table-cell table:formula="of:=EXP([.A225]/(256/7))/((256/7)*(EXP([.A225]/(256/7))+1)*(EXP([.A225]/(256/7))+1))" office:value-type="float" office:value="0.00567799865713611">
            <text:p>5.68E-03</text:p>
          </table:table-cell>
          <table:table-cell table:number-columns-repeated="2"/>
        </table:table-row>
        <table:table-row table:style-name="ro1">
          <table:table-cell office:value-type="float" office:value="-31">
            <text:p>-31</text:p>
          </table:table-cell>
          <table:table-cell table:formula="of:=EXP([.A226]/(256/7))/((256/7)*(EXP([.A226]/(256/7))+1)*(EXP([.A226]/(256/7))+1))" office:value-type="float" office:value="0.00574136422800412">
            <text:p>5.74E-03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table:formula="of:=EXP([.A227]/(256/7))/((256/7)*(EXP([.A227]/(256/7))+1)*(EXP([.A227]/(256/7))+1))" office:value-type="float" office:value="0.00580361446823129">
            <text:p>5.80E-03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table:formula="of:=EXP([.A228]/(256/7))/((256/7)*(EXP([.A228]/(256/7))+1)*(EXP([.A228]/(256/7))+1))" office:value-type="float" office:value="0.00586467802575267">
            <text:p>5.86E-03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table:formula="of:=EXP([.A229]/(256/7))/((256/7)*(EXP([.A229]/(256/7))+1)*(EXP([.A229]/(256/7))+1))" office:value-type="float" office:value="0.005924483673903">
            <text:p>5.92E-03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table:formula="of:=EXP([.A230]/(256/7))/((256/7)*(EXP([.A230]/(256/7))+1)*(EXP([.A230]/(256/7))+1))" office:value-type="float" office:value="0.00598296046791542">
            <text:p>5.98E-03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table:formula="of:=EXP([.A231]/(256/7))/((256/7)*(EXP([.A231]/(256/7))+1)*(EXP([.A231]/(256/7))+1))" office:value-type="float" office:value="0.0060400379051649">
            <text:p>6.04E-03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table:formula="of:=EXP([.A232]/(256/7))/((256/7)*(EXP([.A232]/(256/7))+1)*(EXP([.A232]/(256/7))+1))" office:value-type="float" office:value="0.00609564608862989">
            <text:p>6.10E-03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table:formula="of:=EXP([.A233]/(256/7))/((256/7)*(EXP([.A233]/(256/7))+1)*(EXP([.A233]/(256/7))+1))" office:value-type="float" office:value="0.00614971589300986">
            <text:p>6.15E-03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table:formula="of:=EXP([.A234]/(256/7))/((256/7)*(EXP([.A234]/(256/7))+1)*(EXP([.A234]/(256/7))+1))" office:value-type="float" office:value="0.00620217913290228">
            <text:p>6.20E-03</text:p>
          </table:table-cell>
          <table:table-cell table:number-columns-repeated="2"/>
        </table:table-row>
        <table:table-row table:style-name="ro1">
          <table:table-cell office:value-type="float" office:value="-22">
            <text:p>-22</text:p>
          </table:table-cell>
          <table:table-cell table:formula="of:=EXP([.A235]/(256/7))/((256/7)*(EXP([.A235]/(256/7))+1)*(EXP([.A235]/(256/7))+1))" office:value-type="float" office:value="0.00625296873241136">
            <text:p>6.25E-03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table:formula="of:=EXP([.A236]/(256/7))/((256/7)*(EXP([.A236]/(256/7))+1)*(EXP([.A236]/(256/7))+1))" office:value-type="float" office:value="0.00630201889553264">
            <text:p>6.30E-03</text:p>
          </table:table-cell>
          <table:table-cell table:number-columns-repeated="2"/>
        </table:table-row>
        <table:table-row table:style-name="ro1">
          <table:table-cell office:value-type="float" office:value="-20">
            <text:p>-20</text:p>
          </table:table-cell>
          <table:table-cell table:formula="of:=EXP([.A237]/(256/7))/((256/7)*(EXP([.A237]/(256/7))+1)*(EXP([.A237]/(256/7))+1))" office:value-type="float" office:value="0.00634926527663228">
            <text:p>6.35E-03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table:formula="of:=EXP([.A238]/(256/7))/((256/7)*(EXP([.A238]/(256/7))+1)*(EXP([.A238]/(256/7))+1))" office:value-type="float" office:value="0.00639464515031893">
            <text:p>6.39E-03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table:formula="of:=EXP([.A239]/(256/7))/((256/7)*(EXP([.A239]/(256/7))+1)*(EXP([.A239]/(256/7))+1))" office:value-type="float" office:value="0.00643809757998839">
            <text:p>6.44E-03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table:formula="of:=EXP([.A240]/(256/7))/((256/7)*(EXP([.A240]/(256/7))+1)*(EXP([.A240]/(256/7))+1))" office:value-type="float" office:value="0.00647956358430827">
            <text:p>6.48E-03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table:formula="of:=EXP([.A241]/(256/7))/((256/7)*(EXP([.A241]/(256/7))+1)*(EXP([.A241]/(256/7))+1))" office:value-type="float" office:value="0.00651898630090132">
            <text:p>6.52E-03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table:formula="of:=EXP([.A242]/(256/7))/((256/7)*(EXP([.A242]/(256/7))+1)*(EXP([.A242]/(256/7))+1))" office:value-type="float" office:value="0.00655631114648213">
            <text:p>6.56E-03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table:formula="of:=EXP([.A243]/(256/7))/((256/7)*(EXP([.A243]/(256/7))+1)*(EXP([.A243]/(256/7))+1))" office:value-type="float" office:value="0.00659148597270297">
            <text:p>6.59E-03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table:formula="of:=EXP([.A244]/(256/7))/((256/7)*(EXP([.A244]/(256/7))+1)*(EXP([.A244]/(256/7))+1))" office:value-type="float" office:value="0.00662446121697056">
            <text:p>6.62E-03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table:formula="of:=EXP([.A245]/(256/7))/((256/7)*(EXP([.A245]/(256/7))+1)*(EXP([.A245]/(256/7))+1))" office:value-type="float" office:value="0.00665519004750694">
            <text:p>6.66E-03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table:formula="of:=EXP([.A246]/(256/7))/((256/7)*(EXP([.A246]/(256/7))+1)*(EXP([.A246]/(256/7))+1))" office:value-type="float" office:value="0.00668362850194374">
            <text:p>6.68E-03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table:formula="of:=EXP([.A247]/(256/7))/((256/7)*(EXP([.A247]/(256/7))+1)*(EXP([.A247]/(256/7))+1))" office:value-type="float" office:value="0.00670973561876082">
            <text:p>6.71E-03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table:formula="of:=EXP([.A248]/(256/7))/((256/7)*(EXP([.A248]/(256/7))+1)*(EXP([.A248]/(256/7))+1))" office:value-type="float" office:value="0.00673347356090708">
            <text:p>6.73E-03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table:formula="of:=EXP([.A249]/(256/7))/((256/7)*(EXP([.A249]/(256/7))+1)*(EXP([.A249]/(256/7))+1))" office:value-type="float" office:value="0.00675480773097252">
            <text:p>6.75E-03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table:formula="of:=EXP([.A250]/(256/7))/((256/7)*(EXP([.A250]/(256/7))+1)*(EXP([.A250]/(256/7))+1))" office:value-type="float" office:value="0.00677370687731752">
            <text:p>6.77E-03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table:formula="of:=EXP([.A251]/(256/7))/((256/7)*(EXP([.A251]/(256/7))+1)*(EXP([.A251]/(256/7))+1))" office:value-type="float" office:value="0.00679014319060625">
            <text:p>6.79E-03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table:formula="of:=EXP([.A252]/(256/7))/((256/7)*(EXP([.A252]/(256/7))+1)*(EXP([.A252]/(256/7))+1))" office:value-type="float" office:value="0.00680409239023643">
            <text:p>6.80E-03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table:formula="of:=EXP([.A253]/(256/7))/((256/7)*(EXP([.A253]/(256/7))+1)*(EXP([.A253]/(256/7))+1))" office:value-type="float" office:value="0.00681553380020771">
            <text:p>6.82E-03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table:formula="of:=EXP([.A254]/(256/7))/((256/7)*(EXP([.A254]/(256/7))+1)*(EXP([.A254]/(256/7))+1))" office:value-type="float" office:value="0.00682445041402346">
            <text:p>6.82E-03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table:formula="of:=EXP([.A255]/(256/7))/((256/7)*(EXP([.A255]/(256/7))+1)*(EXP([.A255]/(256/7))+1))" office:value-type="float" office:value="0.00683082894827777">
            <text:p>6.83E-03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table:formula="of:=EXP([.A256]/(256/7))/((256/7)*(EXP([.A256]/(256/7))+1)*(EXP([.A256]/(256/7))+1))" office:value-type="float" office:value="0.00683465988463865">
            <text:p>6.83E-0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EXP([.A257]/(256/7))/((256/7)*(EXP([.A257]/(256/7))+1)*(EXP([.A257]/(256/7))+1))" office:value-type="float" office:value="0.0068359375">
            <text:p>6.84E-0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EXP([.A258]/(256/7))/((256/7)*(EXP([.A258]/(256/7))+1)*(EXP([.A258]/(256/7))+1))" office:value-type="float" office:value="0.00683465988463866">
            <text:p>6.83E-0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EXP([.A259]/(256/7))/((256/7)*(EXP([.A259]/(256/7))+1)*(EXP([.A259]/(256/7))+1))" office:value-type="float" office:value="0.00683082894827777">
            <text:p>6.83E-0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EXP([.A260]/(256/7))/((256/7)*(EXP([.A260]/(256/7))+1)*(EXP([.A260]/(256/7))+1))" office:value-type="float" office:value="0.00682445041402346">
            <text:p>6.82E-0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EXP([.A261]/(256/7))/((256/7)*(EXP([.A261]/(256/7))+1)*(EXP([.A261]/(256/7))+1))" office:value-type="float" office:value="0.00681553380020772">
            <text:p>6.82E-0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EXP([.A262]/(256/7))/((256/7)*(EXP([.A262]/(256/7))+1)*(EXP([.A262]/(256/7))+1))" office:value-type="float" office:value="0.00680409239023643">
            <text:p>6.80E-03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EXP([.A263]/(256/7))/((256/7)*(EXP([.A263]/(256/7))+1)*(EXP([.A263]/(256/7))+1))" office:value-type="float" office:value="0.00679014319060624">
            <text:p>6.79E-03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EXP([.A264]/(256/7))/((256/7)*(EXP([.A264]/(256/7))+1)*(EXP([.A264]/(256/7))+1))" office:value-type="float" office:value="0.00677370687731753">
            <text:p>6.77E-0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EXP([.A265]/(256/7))/((256/7)*(EXP([.A265]/(256/7))+1)*(EXP([.A265]/(256/7))+1))" office:value-type="float" office:value="0.00675480773097252">
            <text:p>6.75E-03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EXP([.A266]/(256/7))/((256/7)*(EXP([.A266]/(256/7))+1)*(EXP([.A266]/(256/7))+1))" office:value-type="float" office:value="0.00673347356090708">
            <text:p>6.73E-0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EXP([.A267]/(256/7))/((256/7)*(EXP([.A267]/(256/7))+1)*(EXP([.A267]/(256/7))+1))" office:value-type="float" office:value="0.00670973561876082">
            <text:p>6.71E-0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EXP([.A268]/(256/7))/((256/7)*(EXP([.A268]/(256/7))+1)*(EXP([.A268]/(256/7))+1))" office:value-type="float" office:value="0.00668362850194374">
            <text:p>6.68E-0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EXP([.A269]/(256/7))/((256/7)*(EXP([.A269]/(256/7))+1)*(EXP([.A269]/(256/7))+1))" office:value-type="float" office:value="0.00665519004750695">
            <text:p>6.66E-0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EXP([.A270]/(256/7))/((256/7)*(EXP([.A270]/(256/7))+1)*(EXP([.A270]/(256/7))+1))" office:value-type="float" office:value="0.00662446121697056">
            <text:p>6.62E-0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EXP([.A271]/(256/7))/((256/7)*(EXP([.A271]/(256/7))+1)*(EXP([.A271]/(256/7))+1))" office:value-type="float" office:value="0.00659148597270297">
            <text:p>6.59E-0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EXP([.A272]/(256/7))/((256/7)*(EXP([.A272]/(256/7))+1)*(EXP([.A272]/(256/7))+1))" office:value-type="float" office:value="0.00655631114648214">
            <text:p>6.56E-0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EXP([.A273]/(256/7))/((256/7)*(EXP([.A273]/(256/7))+1)*(EXP([.A273]/(256/7))+1))" office:value-type="float" office:value="0.00651898630090132">
            <text:p>6.52E-03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EXP([.A274]/(256/7))/((256/7)*(EXP([.A274]/(256/7))+1)*(EXP([.A274]/(256/7))+1))" office:value-type="float" office:value="0.00647956358430827">
            <text:p>6.48E-03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EXP([.A275]/(256/7))/((256/7)*(EXP([.A275]/(256/7))+1)*(EXP([.A275]/(256/7))+1))" office:value-type="float" office:value="0.00643809757998839">
            <text:p>6.44E-0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EXP([.A276]/(256/7))/((256/7)*(EXP([.A276]/(256/7))+1)*(EXP([.A276]/(256/7))+1))" office:value-type="float" office:value="0.00639464515031893">
            <text:p>6.39E-0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EXP([.A277]/(256/7))/((256/7)*(EXP([.A277]/(256/7))+1)*(EXP([.A277]/(256/7))+1))" office:value-type="float" office:value="0.00634926527663228">
            <text:p>6.35E-03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EXP([.A278]/(256/7))/((256/7)*(EXP([.A278]/(256/7))+1)*(EXP([.A278]/(256/7))+1))" office:value-type="float" office:value="0.00630201889553264">
            <text:p>6.30E-03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EXP([.A279]/(256/7))/((256/7)*(EXP([.A279]/(256/7))+1)*(EXP([.A279]/(256/7))+1))" office:value-type="float" office:value="0.00625296873241136">
            <text:p>6.25E-03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EXP([.A280]/(256/7))/((256/7)*(EXP([.A280]/(256/7))+1)*(EXP([.A280]/(256/7))+1))" office:value-type="float" office:value="0.00620217913290228">
            <text:p>6.20E-0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EXP([.A281]/(256/7))/((256/7)*(EXP([.A281]/(256/7))+1)*(EXP([.A281]/(256/7))+1))" office:value-type="float" office:value="0.00614971589300986">
            <text:p>6.15E-03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EXP([.A282]/(256/7))/((256/7)*(EXP([.A282]/(256/7))+1)*(EXP([.A282]/(256/7))+1))" office:value-type="float" office:value="0.00609564608862989">
            <text:p>6.10E-03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EXP([.A283]/(256/7))/((256/7)*(EXP([.A283]/(256/7))+1)*(EXP([.A283]/(256/7))+1))" office:value-type="float" office:value="0.0060400379051649">
            <text:p>6.04E-03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EXP([.A284]/(256/7))/((256/7)*(EXP([.A284]/(256/7))+1)*(EXP([.A284]/(256/7))+1))" office:value-type="float" office:value="0.00598296046791542">
            <text:p>5.98E-03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EXP([.A285]/(256/7))/((256/7)*(EXP([.A285]/(256/7))+1)*(EXP([.A285]/(256/7))+1))" office:value-type="float" office:value="0.005924483673903">
            <text:p>5.92E-03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EXP([.A286]/(256/7))/((256/7)*(EXP([.A286]/(256/7))+1)*(EXP([.A286]/(256/7))+1))" office:value-type="float" office:value="0.00586467802575267">
            <text:p>5.86E-0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EXP([.A287]/(256/7))/((256/7)*(EXP([.A287]/(256/7))+1)*(EXP([.A287]/(256/7))+1))" office:value-type="float" office:value="0.00580361446823129">
            <text:p>5.80E-03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EXP([.A288]/(256/7))/((256/7)*(EXP([.A288]/(256/7))+1)*(EXP([.A288]/(256/7))+1))" office:value-type="float" office:value="0.00574136422800412">
            <text:p>5.74E-03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EXP([.A289]/(256/7))/((256/7)*(EXP([.A289]/(256/7))+1)*(EXP([.A289]/(256/7))+1))" office:value-type="float" office:value="0.00567799865713611">
            <text:p>5.68E-03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EXP([.A290]/(256/7))/((256/7)*(EXP([.A290]/(256/7))+1)*(EXP([.A290]/(256/7))+1))" office:value-type="float" office:value="0.0056135890808261">
            <text:p>5.61E-03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EXP([.A291]/(256/7))/((256/7)*(EXP([.A291]/(256/7))+1)*(EXP([.A291]/(256/7))+1))" office:value-type="float" office:value="0.00554820664982278">
            <text:p>5.55E-03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EXP([.A292]/(256/7))/((256/7)*(EXP([.A292]/(256/7))+1)*(EXP([.A292]/(256/7))+1))" office:value-type="float" office:value="0.00548192219793054">
            <text:p>5.48E-03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EXP([.A293]/(256/7))/((256/7)*(EXP([.A293]/(256/7))+1)*(EXP([.A293]/(256/7))+1))" office:value-type="float" office:value="0.00541480610497198">
            <text:p>5.41E-03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EXP([.A294]/(256/7))/((256/7)*(EXP([.A294]/(256/7))+1)*(EXP([.A294]/(256/7))+1))" office:value-type="float" office:value="0.00534692816553205">
            <text:p>5.35E-03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EXP([.A295]/(256/7))/((256/7)*(EXP([.A295]/(256/7))+1)*(EXP([.A295]/(256/7))+1))" office:value-type="float" office:value="0.00527835746376679">
            <text:p>5.28E-03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EXP([.A296]/(256/7))/((256/7)*(EXP([.A296]/(256/7))+1)*(EXP([.A296]/(256/7))+1))" office:value-type="float" office:value="0.00520916225451801">
            <text:p>5.21E-0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EXP([.A297]/(256/7))/((256/7)*(EXP([.A297]/(256/7))+1)*(EXP([.A297]/(256/7))+1))" office:value-type="float" office:value="0.00513940985093425">
            <text:p>5.14E-03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EXP([.A298]/(256/7))/((256/7)*(EXP([.A298]/(256/7))+1)*(EXP([.A298]/(256/7))+1))" office:value-type="float" office:value="0.00506916651875777">
            <text:p>5.07E-03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EXP([.A299]/(256/7))/((256/7)*(EXP([.A299]/(256/7))+1)*(EXP([.A299]/(256/7))+1))" office:value-type="float" office:value="0.0049984973773982">
            <text:p>5.00E-03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EXP([.A300]/(256/7))/((256/7)*(EXP([.A300]/(256/7))+1)*(EXP([.A300]/(256/7))+1))" office:value-type="float" office:value="0.00492746630787556">
            <text:p>4.93E-0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EXP([.A301]/(256/7))/((256/7)*(EXP([.A301]/(256/7))+1)*(EXP([.A301]/(256/7))+1))" office:value-type="float" office:value="0.00485613586767861">
            <text:p>4.86E-03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EXP([.A302]/(256/7))/((256/7)*(EXP([.A302]/(256/7))+1)*(EXP([.A302]/(256/7))+1))" office:value-type="float" office:value="0.00478456721254993">
            <text:p>4.78E-03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EXP([.A303]/(256/7))/((256/7)*(EXP([.A303]/(256/7))+1)*(EXP([.A303]/(256/7))+1))" office:value-type="float" office:value="0.00471282002517583">
            <text:p>4.71E-03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EXP([.A304]/(256/7))/((256/7)*(EXP([.A304]/(256/7))+1)*(EXP([.A304]/(256/7))+1))" office:value-type="float" office:value="0.00464095245072847">
            <text:p>4.64E-03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EXP([.A305]/(256/7))/((256/7)*(EXP([.A305]/(256/7))+1)*(EXP([.A305]/(256/7))+1))" office:value-type="float" office:value="0.00456902103917802">
            <text:p>4.57E-03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EXP([.A306]/(256/7))/((256/7)*(EXP([.A306]/(256/7))+1)*(EXP([.A306]/(256/7))+1))" office:value-type="float" office:value="0.00449708069426639">
            <text:p>4.50E-0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EXP([.A307]/(256/7))/((256/7)*(EXP([.A307]/(256/7))+1)*(EXP([.A307]/(256/7))+1))" office:value-type="float" office:value="0.00442518462900879">
            <text:p>4.43E-03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EXP([.A308]/(256/7))/((256/7)*(EXP([.A308]/(256/7))+1)*(EXP([.A308]/(256/7))+1))" office:value-type="float" office:value="0.00435338432756715">
            <text:p>4.35E-03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EXP([.A309]/(256/7))/((256/7)*(EXP([.A309]/(256/7))+1)*(EXP([.A309]/(256/7))+1))" office:value-type="float" office:value="0.00428172951331908">
            <text:p>4.28E-03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EXP([.A310]/(256/7))/((256/7)*(EXP([.A310]/(256/7))+1)*(EXP([.A310]/(256/7))+1))" office:value-type="float" office:value="0.00421026812292784">
            <text:p>4.21E-03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EXP([.A311]/(256/7))/((256/7)*(EXP([.A311]/(256/7))+1)*(EXP([.A311]/(256/7))+1))" office:value-type="float" office:value="0.00413904628620313">
            <text:p>4.14E-03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EXP([.A312]/(256/7))/((256/7)*(EXP([.A312]/(256/7))+1)*(EXP([.A312]/(256/7))+1))" office:value-type="float" office:value="0.00406810831152846">
            <text:p>4.07E-03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EXP([.A313]/(256/7))/((256/7)*(EXP([.A313]/(256/7))+1)*(EXP([.A313]/(256/7))+1))" office:value-type="float" office:value="0.0039974966766194">
            <text:p>4.00E-03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EXP([.A314]/(256/7))/((256/7)*(EXP([.A314]/(256/7))+1)*(EXP([.A314]/(256/7))+1))" office:value-type="float" office:value="0.00392725202436746">
            <text:p>3.93E-03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EXP([.A315]/(256/7))/((256/7)*(EXP([.A315]/(256/7))+1)*(EXP([.A315]/(256/7))+1))" office:value-type="float" office:value="0.00385741316351627">
            <text:p>3.86E-03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EXP([.A316]/(256/7))/((256/7)*(EXP([.A316]/(256/7))+1)*(EXP([.A316]/(256/7))+1))" office:value-type="float" office:value="0.00378801707391157">
            <text:p>3.79E-0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EXP([.A317]/(256/7))/((256/7)*(EXP([.A317]/(256/7))+1)*(EXP([.A317]/(256/7))+1))" office:value-type="float" office:value="0.00371909891606172">
            <text:p>3.72E-03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EXP([.A318]/(256/7))/((256/7)*(EXP([.A318]/(256/7))+1)*(EXP([.A318]/(256/7))+1))" office:value-type="float" office:value="0.00365069204474361">
            <text:p>3.65E-03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EXP([.A319]/(256/7))/((256/7)*(EXP([.A319]/(256/7))+1)*(EXP([.A319]/(256/7))+1))" office:value-type="float" office:value="0.00358282802638787">
            <text:p>3.58E-03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EXP([.A320]/(256/7))/((256/7)*(EXP([.A320]/(256/7))+1)*(EXP([.A320]/(256/7))+1))" office:value-type="float" office:value="0.00351553665997766">
            <text:p>3.52E-03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EXP([.A321]/(256/7))/((256/7)*(EXP([.A321]/(256/7))+1)*(EXP([.A321]/(256/7))+1))" office:value-type="float" office:value="0.0034488460011976">
            <text:p>3.45E-03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EXP([.A322]/(256/7))/((256/7)*(EXP([.A322]/(256/7))+1)*(EXP([.A322]/(256/7))+1))" office:value-type="float" office:value="0.00338278238957238">
            <text:p>3.38E-03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EXP([.A323]/(256/7))/((256/7)*(EXP([.A323]/(256/7))+1)*(EXP([.A323]/(256/7))+1))" office:value-type="float" office:value="0.00331737047833892">
            <text:p>3.32E-03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EXP([.A324]/(256/7))/((256/7)*(EXP([.A324]/(256/7))+1)*(EXP([.A324]/(256/7))+1))" office:value-type="float" office:value="0.00325263326680119">
            <text:p>3.25E-03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EXP([.A325]/(256/7))/((256/7)*(EXP([.A325]/(256/7))+1)*(EXP([.A325]/(256/7))+1))" office:value-type="float" office:value="0.00318859213492305">
            <text:p>3.19E-0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EXP([.A326]/(256/7))/((256/7)*(EXP([.A326]/(256/7))+1)*(EXP([.A326]/(256/7))+1))" office:value-type="float" office:value="0.00312526687992125">
            <text:p>3.13E-0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EXP([.A327]/(256/7))/((256/7)*(EXP([.A327]/(256/7))+1)*(EXP([.A327]/(256/7))+1))" office:value-type="float" office:value="0.00306267575462866">
            <text:p>3.06E-03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EXP([.A328]/(256/7))/((256/7)*(EXP([.A328]/(256/7))+1)*(EXP([.A328]/(256/7))+1))" office:value-type="float" office:value="0.00300083550740551">
            <text:p>3.00E-03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EXP([.A329]/(256/7))/((256/7)*(EXP([.A329]/(256/7))+1)*(EXP([.A329]/(256/7))+1))" office:value-type="float" office:value="0.00293976142338564">
            <text:p>2.94E-03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EXP([.A330]/(256/7))/((256/7)*(EXP([.A330]/(256/7))+1)*(EXP([.A330]/(256/7))+1))" office:value-type="float" office:value="0.0028794673668535">
            <text:p>2.88E-0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EXP([.A331]/(256/7))/((256/7)*(EXP([.A331]/(256/7))+1)*(EXP([.A331]/(256/7))+1))" office:value-type="float" office:value="0.00281996582455703">
            <text:p>2.82E-0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EXP([.A332]/(256/7))/((256/7)*(EXP([.A332]/(256/7))+1)*(EXP([.A332]/(256/7))+1))" office:value-type="float" office:value="0.00276126794977131">
            <text:p>2.76E-03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EXP([.A333]/(256/7))/((256/7)*(EXP([.A333]/(256/7))+1)*(EXP([.A333]/(256/7))+1))" office:value-type="float" office:value="0.0027033836069376">
            <text:p>2.70E-03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EXP([.A334]/(256/7))/((256/7)*(EXP([.A334]/(256/7))+1)*(EXP([.A334]/(256/7))+1))" office:value-type="float" office:value="0.00264632141671203">
            <text:p>2.65E-03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EXP([.A335]/(256/7))/((256/7)*(EXP([.A335]/(256/7))+1)*(EXP([.A335]/(256/7))+1))" office:value-type="float" office:value="0.00259008880126847">
            <text:p>2.59E-03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EXP([.A336]/(256/7))/((256/7)*(EXP([.A336]/(256/7))+1)*(EXP([.A336]/(256/7))+1))" office:value-type="float" office:value="0.00253469202970946">
            <text:p>2.53E-0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EXP([.A337]/(256/7))/((256/7)*(EXP([.A337]/(256/7))+1)*(EXP([.A337]/(256/7))+1))" office:value-type="float" office:value="0.00248013626344923">
            <text:p>2.48E-03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EXP([.A338]/(256/7))/((256/7)*(EXP([.A338]/(256/7))+1)*(EXP([.A338]/(256/7))+1))" office:value-type="float" office:value="0.00242642560144235">
            <text:p>2.43E-03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EXP([.A339]/(256/7))/((256/7)*(EXP([.A339]/(256/7))+1)*(EXP([.A339]/(256/7))+1))" office:value-type="float" office:value="0.00237356312514068">
            <text:p>2.37E-03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EXP([.A340]/(256/7))/((256/7)*(EXP([.A340]/(256/7))+1)*(EXP([.A340]/(256/7))+1))" office:value-type="float" office:value="0.00232155094307111">
            <text:p>2.32E-03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EXP([.A341]/(256/7))/((256/7)*(EXP([.A341]/(256/7))+1)*(EXP([.A341]/(256/7))+1))" office:value-type="float" office:value="0.00227039023493494">
            <text:p>2.27E-03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EXP([.A342]/(256/7))/((256/7)*(EXP([.A342]/(256/7))+1)*(EXP([.A342]/(256/7))+1))" office:value-type="float" office:value="0.00222008129513895">
            <text:p>2.22E-03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EXP([.A343]/(256/7))/((256/7)*(EXP([.A343]/(256/7))+1)*(EXP([.A343]/(256/7))+1))" office:value-type="float" office:value="0.0021706235756762">
            <text:p>2.17E-03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EXP([.A344]/(256/7))/((256/7)*(EXP([.A344]/(256/7))+1)*(EXP([.A344]/(256/7))+1))" office:value-type="float" office:value="0.00212201572828321">
            <text:p>2.12E-03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EXP([.A345]/(256/7))/((256/7)*(EXP([.A345]/(256/7))+1)*(EXP([.A345]/(256/7))+1))" office:value-type="float" office:value="0.00207425564580735">
            <text:p>2.07E-03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EXP([.A346]/(256/7))/((256/7)*(EXP([.A346]/(256/7))+1)*(EXP([.A346]/(256/7))+1))" office:value-type="float" office:value="0.00202734050272628">
            <text:p>2.03E-03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EXP([.A347]/(256/7))/((256/7)*(EXP([.A347]/(256/7))+1)*(EXP([.A347]/(256/7))+1))" office:value-type="float" office:value="0.00198126679476786">
            <text:p>1.98E-0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EXP([.A348]/(256/7))/((256/7)*(EXP([.A348]/(256/7))+1)*(EXP([.A348]/(256/7))+1))" office:value-type="float" office:value="0.00193603037758617">
            <text:p>1.94E-03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EXP([.A349]/(256/7))/((256/7)*(EXP([.A349]/(256/7))+1)*(EXP([.A349]/(256/7))+1))" office:value-type="float" office:value="0.00189162650445516">
            <text:p>1.89E-03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EXP([.A350]/(256/7))/((256/7)*(EXP([.A350]/(256/7))+1)*(EXP([.A350]/(256/7))+1))" office:value-type="float" office:value="0.0018480498629479">
            <text:p>1.85E-03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EXP([.A351]/(256/7))/((256/7)*(EXP([.A351]/(256/7))+1)*(EXP([.A351]/(256/7))+1))" office:value-type="float" office:value="0.00180529461057476">
            <text:p>1.81E-03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EXP([.A352]/(256/7))/((256/7)*(EXP([.A352]/(256/7))+1)*(EXP([.A352]/(256/7))+1))" office:value-type="float" office:value="0.00176335440935938">
            <text:p>1.76E-03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EXP([.A353]/(256/7))/((256/7)*(EXP([.A353]/(256/7))+1)*(EXP([.A353]/(256/7))+1))" office:value-type="float" office:value="0.001722222459336">
            <text:p>1.72E-03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EXP([.A354]/(256/7))/((256/7)*(EXP([.A354]/(256/7))+1)*(EXP([.A354]/(256/7))+1))" office:value-type="float" office:value="0.0016818915309567">
            <text:p>1.68E-03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EXP([.A355]/(256/7))/((256/7)*(EXP([.A355]/(256/7))+1)*(EXP([.A355]/(256/7))+1))" office:value-type="float" office:value="0.00164235399640094">
            <text:p>1.64E-03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EXP([.A356]/(256/7))/((256/7)*(EXP([.A356]/(256/7))+1)*(EXP([.A356]/(256/7))+1))" office:value-type="float" office:value="0.00160360185978427">
            <text:p>1.60E-0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EXP([.A357]/(256/7))/((256/7)*(EXP([.A357]/(256/7))+1)*(EXP([.A357]/(256/7))+1))" office:value-type="float" office:value="0.0015656267862662">
            <text:p>1.57E-03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EXP([.A358]/(256/7))/((256/7)*(EXP([.A358]/(256/7))+1)*(EXP([.A358]/(256/7))+1))" office:value-type="float" office:value="0.00152842013006109">
            <text:p>1.53E-03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EXP([.A359]/(256/7))/((256/7)*(EXP([.A359]/(256/7))+1)*(EXP([.A359]/(256/7))+1))" office:value-type="float" office:value="0.00149197296135857">
            <text:p>1.49E-03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EXP([.A360]/(256/7))/((256/7)*(EXP([.A360]/(256/7))+1)*(EXP([.A360]/(256/7))+1))" office:value-type="float" office:value="0.00145627609216305">
            <text:p>1.46E-03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EXP([.A361]/(256/7))/((256/7)*(EXP([.A361]/(256/7))+1)*(EXP([.A361]/(256/7))+1))" office:value-type="float" office:value="0.00142132010106429">
            <text:p>1.42E-03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EXP([.A362]/(256/7))/((256/7)*(EXP([.A362]/(256/7))+1)*(EXP([.A362]/(256/7))+1))" office:value-type="float" office:value="0.00138709535695327">
            <text:p>1.39E-03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EXP([.A363]/(256/7))/((256/7)*(EXP([.A363]/(256/7))+1)*(EXP([.A363]/(256/7))+1))" office:value-type="float" office:value="0.00135359204169974">
            <text:p>1.35E-03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EXP([.A364]/(256/7))/((256/7)*(EXP([.A364]/(256/7))+1)*(EXP([.A364]/(256/7))+1))" office:value-type="float" office:value="0.00132080017180942">
            <text:p>1.32E-03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EXP([.A365]/(256/7))/((256/7)*(EXP([.A365]/(256/7))+1)*(EXP([.A365]/(256/7))+1))" office:value-type="float" office:value="0.00128870961908065">
            <text:p>1.29E-03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EXP([.A366]/(256/7))/((256/7)*(EXP([.A366]/(256/7))+1)*(EXP([.A366]/(256/7))+1))" office:value-type="float" office:value="0.00125731013028145">
            <text:p>1.26E-0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EXP([.A367]/(256/7))/((256/7)*(EXP([.A367]/(256/7))+1)*(EXP([.A367]/(256/7))+1))" office:value-type="float" office:value="0.0012265913458694">
            <text:p>1.23E-03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EXP([.A368]/(256/7))/((256/7)*(EXP([.A368]/(256/7))+1)*(EXP([.A368]/(256/7))+1))" office:value-type="float" office:value="0.00119654281777752">
            <text:p>1.20E-03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EXP([.A369]/(256/7))/((256/7)*(EXP([.A369]/(256/7))+1)*(EXP([.A369]/(256/7))+1))" office:value-type="float" office:value="0.00116715402629024">
            <text:p>1.17E-03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EXP([.A370]/(256/7))/((256/7)*(EXP([.A370]/(256/7))+1)*(EXP([.A370]/(256/7))+1))" office:value-type="float" office:value="0.0011384143960345">
            <text:p>1.14E-03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EXP([.A371]/(256/7))/((256/7)*(EXP([.A371]/(256/7))+1)*(EXP([.A371]/(256/7))+1))" office:value-type="float" office:value="0.00111031331111115">
            <text:p>1.11E-03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EXP([.A372]/(256/7))/((256/7)*(EXP([.A372]/(256/7))+1)*(EXP([.A372]/(256/7))+1))" office:value-type="float" office:value="0.00108284012939257">
            <text:p>1.08E-03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EXP([.A373]/(256/7))/((256/7)*(EXP([.A373]/(256/7))+1)*(EXP([.A373]/(256/7))+1))" office:value-type="float" office:value="0.00105598419601266">
            <text:p>1.06E-03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EXP([.A374]/(256/7))/((256/7)*(EXP([.A374]/(256/7))+1)*(EXP([.A374]/(256/7))+1))" office:value-type="float" office:value="0.00102973485607546">
            <text:p>1.03E-03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EXP([.A375]/(256/7))/((256/7)*(EXP([.A375]/(256/7))+1)*(EXP([.A375]/(256/7))+1))" office:value-type="float" office:value="0.00100408146660869">
            <text:p>1.00E-03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EXP([.A376]/(256/7))/((256/7)*(EXP([.A376]/(256/7))+1)*(EXP([.A376]/(256/7))+1))" office:value-type="float" office:value="0.00097901340778888">
            <text:p>9.79E-04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EXP([.A377]/(256/7))/((256/7)*(EXP([.A377]/(256/7))+1)*(EXP([.A377]/(256/7))+1))" office:value-type="float" office:value="0.000954520093464023">
            <text:p>9.55E-04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EXP([.A378]/(256/7))/((256/7)*(EXP([.A378]/(256/7))+1)*(EXP([.A378]/(256/7))+1))" office:value-type="float" office:value="0.000930590981000173">
            <text:p>9.31E-04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EXP([.A379]/(256/7))/((256/7)*(EXP([.A379]/(256/7))+1)*(EXP([.A379]/(256/7))+1))" office:value-type="float" office:value="0.000907215580477686">
            <text:p>9.07E-04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EXP([.A380]/(256/7))/((256/7)*(EXP([.A380]/(256/7))+1)*(EXP([.A380]/(256/7))+1))" office:value-type="float" office:value="0.000884383463262778">
            <text:p>8.84E-04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EXP([.A381]/(256/7))/((256/7)*(EXP([.A381]/(256/7))+1)*(EXP([.A381]/(256/7))+1))" office:value-type="float" office:value="0.000862084269979589">
            <text:p>8.62E-04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EXP([.A382]/(256/7))/((256/7)*(EXP([.A382]/(256/7))+1)*(EXP([.A382]/(256/7))+1))" office:value-type="float" office:value="0.000840307717907589">
            <text:p>8.40E-04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EXP([.A383]/(256/7))/((256/7)*(EXP([.A383]/(256/7))+1)*(EXP([.A383]/(256/7))+1))" office:value-type="float" office:value="0.000819043607828701">
            <text:p>8.19E-04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EXP([.A384]/(256/7))/((256/7)*(EXP([.A384]/(256/7))+1)*(EXP([.A384]/(256/7))+1))" office:value-type="float" office:value="0.00079828183034802">
            <text:p>7.98E-04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EXP([.A385]/(256/7))/((256/7)*(EXP([.A385]/(256/7))+1)*(EXP([.A385]/(256/7))+1))" office:value-type="float" office:value="0.000778012371711519">
            <text:p>7.78E-04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EXP([.A386]/(256/7))/((256/7)*(EXP([.A386]/(256/7))+1)*(EXP([.A386]/(256/7))+1))" office:value-type="float" office:value="0.000758225319143549">
            <text:p>7.58E-04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EXP([.A387]/(256/7))/((256/7)*(EXP([.A387]/(256/7))+1)*(EXP([.A387]/(256/7))+1))" office:value-type="float" office:value="0.000738910865726415">
            <text:p>7.39E-04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EXP([.A388]/(256/7))/((256/7)*(EXP([.A388]/(256/7))+1)*(EXP([.A388]/(256/7))+1))" office:value-type="float" office:value="0.000720059314843688">
            <text:p>7.20E-04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EXP([.A389]/(256/7))/((256/7)*(EXP([.A389]/(256/7))+1)*(EXP([.A389]/(256/7))+1))" office:value-type="float" office:value="0.000701661084208336">
            <text:p>7.02E-04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EXP([.A390]/(256/7))/((256/7)*(EXP([.A390]/(256/7))+1)*(EXP([.A390]/(256/7))+1))" office:value-type="float" office:value="0.000683706709496141">
            <text:p>6.84E-0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EXP([.A391]/(256/7))/((256/7)*(EXP([.A391]/(256/7))+1)*(EXP([.A391]/(256/7))+1))" office:value-type="float" office:value="0.000666186847604231">
            <text:p>6.66E-04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EXP([.A392]/(256/7))/((256/7)*(EXP([.A392]/(256/7))+1)*(EXP([.A392]/(256/7))+1))" office:value-type="float" office:value="0.000649092279553955">
            <text:p>6.49E-04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EXP([.A393]/(256/7))/((256/7)*(EXP([.A393]/(256/7))+1)*(EXP([.A393]/(256/7))+1))" office:value-type="float" office:value="0.000632413913056695">
            <text:p>6.32E-04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EXP([.A394]/(256/7))/((256/7)*(EXP([.A394]/(256/7))+1)*(EXP([.A394]/(256/7))+1))" office:value-type="float" office:value="0.000616142784760552">
            <text:p>6.16E-04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EXP([.A395]/(256/7))/((256/7)*(EXP([.A395]/(256/7))+1)*(EXP([.A395]/(256/7))+1))" office:value-type="float" office:value="0.000600270062195275">
            <text:p>6.00E-04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EXP([.A396]/(256/7))/((256/7)*(EXP([.A396]/(256/7))+1)*(EXP([.A396]/(256/7))+1))" office:value-type="float" office:value="0.000584787045432103">
            <text:p>5.85E-04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EXP([.A397]/(256/7))/((256/7)*(EXP([.A397]/(256/7))+1)*(EXP([.A397]/(256/7))+1))" office:value-type="float" office:value="0.00056968516847465">
            <text:p>5.70E-04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EXP([.A398]/(256/7))/((256/7)*(EXP([.A398]/(256/7))+1)*(EXP([.A398]/(256/7))+1))" office:value-type="float" office:value="0.000554956000396294">
            <text:p>5.55E-04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EXP([.A399]/(256/7))/((256/7)*(EXP([.A399]/(256/7))+1)*(EXP([.A399]/(256/7))+1))" office:value-type="float" office:value="0.000540591246238957">
            <text:p>5.41E-04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EXP([.A400]/(256/7))/((256/7)*(EXP([.A400]/(256/7))+1)*(EXP([.A400]/(256/7))+1))" office:value-type="float" office:value="0.000526582747687564">
            <text:p>5.27E-04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EXP([.A401]/(256/7))/((256/7)*(EXP([.A401]/(256/7))+1)*(EXP([.A401]/(256/7))+1))" office:value-type="float" office:value="0.000512922483533894">
            <text:p>5.13E-04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EXP([.A402]/(256/7))/((256/7)*(EXP([.A402]/(256/7))+1)*(EXP([.A402]/(256/7))+1))" office:value-type="float" office:value="0.000499602569942958">
            <text:p>5.00E-04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EXP([.A403]/(256/7))/((256/7)*(EXP([.A403]/(256/7))+1)*(EXP([.A403]/(256/7))+1))" office:value-type="float" office:value="0.000486615260534475">
            <text:p>4.87E-04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EXP([.A404]/(256/7))/((256/7)*(EXP([.A404]/(256/7))+1)*(EXP([.A404]/(256/7))+1))" office:value-type="float" office:value="0.000473952946291503">
            <text:p>4.74E-04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EXP([.A405]/(256/7))/((256/7)*(EXP([.A405]/(256/7))+1)*(EXP([.A405]/(256/7))+1))" office:value-type="float" office:value="0.000461608155307702">
            <text:p>4.62E-04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EXP([.A406]/(256/7))/((256/7)*(EXP([.A406]/(256/7))+1)*(EXP([.A406]/(256/7))+1))" office:value-type="float" office:value="0.000449573552384253">
            <text:p>4.50E-04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EXP([.A407]/(256/7))/((256/7)*(EXP([.A407]/(256/7))+1)*(EXP([.A407]/(256/7))+1))" office:value-type="float" office:value="0.000437841938486875">
            <text:p>4.38E-04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EXP([.A408]/(256/7))/((256/7)*(EXP([.A408]/(256/7))+1)*(EXP([.A408]/(256/7))+1))" office:value-type="float" office:value="0.000426406250072984">
            <text:p>4.26E-04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EXP([.A409]/(256/7))/((256/7)*(EXP([.A409]/(256/7))+1)*(EXP([.A409]/(256/7))+1))" office:value-type="float" office:value="0.000415259558298476">
            <text:p>4.15E-04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EXP([.A410]/(256/7))/((256/7)*(EXP([.A410]/(256/7))+1)*(EXP([.A410]/(256/7))+1))" office:value-type="float" office:value="0.000404395068113238">
            <text:p>4.04E-04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EXP([.A411]/(256/7))/((256/7)*(EXP([.A411]/(256/7))+1)*(EXP([.A411]/(256/7))+1))" office:value-type="float" office:value="0.000393806117253974">
            <text:p>3.94E-04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EXP([.A412]/(256/7))/((256/7)*(EXP([.A412]/(256/7))+1)*(EXP([.A412]/(256/7))+1))" office:value-type="float" office:value="0.000383486175142575">
            <text:p>3.83E-04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EXP([.A413]/(256/7))/((256/7)*(EXP([.A413]/(256/7))+1)*(EXP([.A413]/(256/7))+1))" office:value-type="float" office:value="0.000373428841697787">
            <text:p>3.73E-04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EXP([.A414]/(256/7))/((256/7)*(EXP([.A414]/(256/7))+1)*(EXP([.A414]/(256/7))+1))" office:value-type="float" office:value="0.00036362784606757">
            <text:p>3.64E-04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EXP([.A415]/(256/7))/((256/7)*(EXP([.A415]/(256/7))+1)*(EXP([.A415]/(256/7))+1))" office:value-type="float" office:value="0.000354077045289146">
            <text:p>3.54E-04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EXP([.A416]/(256/7))/((256/7)*(EXP([.A416]/(256/7))+1)*(EXP([.A416]/(256/7))+1))" office:value-type="float" office:value="0.000344770422883367">
            <text:p>3.45E-04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EXP([.A417]/(256/7))/((256/7)*(EXP([.A417]/(256/7))+1)*(EXP([.A417]/(256/7))+1))" office:value-type="float" office:value="0.000335702087389657">
            <text:p>3.36E-04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EXP([.A418]/(256/7))/((256/7)*(EXP([.A418]/(256/7))+1)*(EXP([.A418]/(256/7))+1))" office:value-type="float" office:value="0.000326866270847486">
            <text:p>3.27E-04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EXP([.A419]/(256/7))/((256/7)*(EXP([.A419]/(256/7))+1)*(EXP([.A419]/(256/7))+1))" office:value-type="float" office:value="0.000318257327229956">
            <text:p>3.18E-04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EXP([.A420]/(256/7))/((256/7)*(EXP([.A420]/(256/7))+1)*(EXP([.A420]/(256/7))+1))" office:value-type="float" office:value="0.000309869730834789">
            <text:p>3.10E-04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EXP([.A421]/(256/7))/((256/7)*(EXP([.A421]/(256/7))+1)*(EXP([.A421]/(256/7))+1))" office:value-type="float" office:value="0.000301698074637718">
            <text:p>3.02E-04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EXP([.A422]/(256/7))/((256/7)*(EXP([.A422]/(256/7))+1)*(EXP([.A422]/(256/7))+1))" office:value-type="float" office:value="0.000293737068612957">
            <text:p>2.94E-04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EXP([.A423]/(256/7))/((256/7)*(EXP([.A423]/(256/7))+1)*(EXP([.A423]/(256/7))+1))" office:value-type="float" office:value="0.00028598153802519">
            <text:p>2.86E-04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EXP([.A424]/(256/7))/((256/7)*(EXP([.A424]/(256/7))+1)*(EXP([.A424]/(256/7))+1))" office:value-type="float" office:value="0.000278426421697216">
            <text:p>2.78E-04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EXP([.A425]/(256/7))/((256/7)*(EXP([.A425]/(256/7))+1)*(EXP([.A425]/(256/7))+1))" office:value-type="float" office:value="0.000271066770257168">
            <text:p>2.71E-04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EXP([.A426]/(256/7))/((256/7)*(EXP([.A426]/(256/7))+1)*(EXP([.A426]/(256/7))+1))" office:value-type="float" office:value="0.000263897744368969">
            <text:p>2.64E-04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EXP([.A427]/(256/7))/((256/7)*(EXP([.A427]/(256/7))+1)*(EXP([.A427]/(256/7))+1))" office:value-type="float" office:value="0.000256914612949439">
            <text:p>2.57E-04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EXP([.A428]/(256/7))/((256/7)*(EXP([.A428]/(256/7))+1)*(EXP([.A428]/(256/7))+1))" office:value-type="float" office:value="0.000250112751375292">
            <text:p>2.50E-04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EXP([.A429]/(256/7))/((256/7)*(EXP([.A429]/(256/7))+1)*(EXP([.A429]/(256/7))+1))" office:value-type="float" office:value="0.000243487639683007">
            <text:p>2.43E-04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EXP([.A430]/(256/7))/((256/7)*(EXP([.A430]/(256/7))+1)*(EXP([.A430]/(256/7))+1))" office:value-type="float" office:value="0.000237034860764388">
            <text:p>2.37E-04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EXP([.A431]/(256/7))/((256/7)*(EXP([.A431]/(256/7))+1)*(EXP([.A431]/(256/7))+1))" office:value-type="float" office:value="0.000230750098560422">
            <text:p>2.31E-04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EXP([.A432]/(256/7))/((256/7)*(EXP([.A432]/(256/7))+1)*(EXP([.A432]/(256/7))+1))" office:value-type="float" office:value="0.000224629136255878">
            <text:p>2.25E-04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EXP([.A433]/(256/7))/((256/7)*(EXP([.A433]/(256/7))+1)*(EXP([.A433]/(256/7))+1))" office:value-type="float" office:value="0.000218667854476906">
            <text:p>2.19E-04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EXP([.A434]/(256/7))/((256/7)*(EXP([.A434]/(256/7))+1)*(EXP([.A434]/(256/7))+1))" office:value-type="float" office:value="0.000212862229493741">
            <text:p>2.13E-04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EXP([.A435]/(256/7))/((256/7)*(EXP([.A435]/(256/7))+1)*(EXP([.A435]/(256/7))+1))" office:value-type="float" office:value="0.000207208331430455">
            <text:p>2.07E-04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EXP([.A436]/(256/7))/((256/7)*(EXP([.A436]/(256/7))+1)*(EXP([.A436]/(256/7))+1))" office:value-type="float" office:value="0.000201702322483564">
            <text:p>2.02E-0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EXP([.A437]/(256/7))/((256/7)*(EXP([.A437]/(256/7))+1)*(EXP([.A437]/(256/7))+1))" office:value-type="float" office:value="0.000196340455151152">
            <text:p>1.96E-04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EXP([.A438]/(256/7))/((256/7)*(EXP([.A438]/(256/7))+1)*(EXP([.A438]/(256/7))+1))" office:value-type="float" office:value="0.000191119070474041">
            <text:p>1.91E-04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EXP([.A439]/(256/7))/((256/7)*(EXP([.A439]/(256/7))+1)*(EXP([.A439]/(256/7))+1))" office:value-type="float" office:value="0.000186034596290416">
            <text:p>1.86E-04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EXP([.A440]/(256/7))/((256/7)*(EXP([.A440]/(256/7))+1)*(EXP([.A440]/(256/7))+1))" office:value-type="float" office:value="0.000181083545505197">
            <text:p>1.81E-04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EXP([.A441]/(256/7))/((256/7)*(EXP([.A441]/(256/7))+1)*(EXP([.A441]/(256/7))+1))" office:value-type="float" office:value="0.000176262514375331">
            <text:p>1.76E-04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EXP([.A442]/(256/7))/((256/7)*(EXP([.A442]/(256/7))+1)*(EXP([.A442]/(256/7))+1))" office:value-type="float" office:value="0.00017156818081209">
            <text:p>1.72E-04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EXP([.A443]/(256/7))/((256/7)*(EXP([.A443]/(256/7))+1)*(EXP([.A443]/(256/7))+1))" office:value-type="float" office:value="0.000166997302701339">
            <text:p>1.67E-04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EXP([.A444]/(256/7))/((256/7)*(EXP([.A444]/(256/7))+1)*(EXP([.A444]/(256/7))+1))" office:value-type="float" office:value="0.000162546716242656">
            <text:p>1.63E-04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EXP([.A445]/(256/7))/((256/7)*(EXP([.A445]/(256/7))+1)*(EXP([.A445]/(256/7))+1))" office:value-type="float" office:value="0.00015821333430811">
            <text:p>1.58E-04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EXP([.A446]/(256/7))/((256/7)*(EXP([.A446]/(256/7))+1)*(EXP([.A446]/(256/7))+1))" office:value-type="float" office:value="0.000153994144821396">
            <text:p>1.54E-04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EXP([.A447]/(256/7))/((256/7)*(EXP([.A447]/(256/7))+1)*(EXP([.A447]/(256/7))+1))" office:value-type="float" office:value="0.000149886209157966">
            <text:p>1.50E-04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EXP([.A448]/(256/7))/((256/7)*(EXP([.A448]/(256/7))+1)*(EXP([.A448]/(256/7))+1))" office:value-type="float" office:value="0.000145886660566717">
            <text:p>1.46E-04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EXP([.A449]/(256/7))/((256/7)*(EXP([.A449]/(256/7))+1)*(EXP([.A449]/(256/7))+1))" office:value-type="float" office:value="0.000141992702613722">
            <text:p>1.42E-04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EXP([.A450]/(256/7))/((256/7)*(EXP([.A450]/(256/7))+1)*(EXP([.A450]/(256/7))+1))" office:value-type="float" office:value="0.000138201607648443">
            <text:p>1.38E-04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EXP([.A451]/(256/7))/((256/7)*(EXP([.A451]/(256/7))+1)*(EXP([.A451]/(256/7))+1))" office:value-type="float" office:value="0.000134510715292773">
            <text:p>1.35E-04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EXP([.A452]/(256/7))/((256/7)*(EXP([.A452]/(256/7))+1)*(EXP([.A452]/(256/7))+1))" office:value-type="float" office:value="0.000130917430953238">
            <text:p>1.31E-04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EXP([.A453]/(256/7))/((256/7)*(EXP([.A453]/(256/7))+1)*(EXP([.A453]/(256/7))+1))" office:value-type="float" office:value="0.000127419224356604">
            <text:p>1.27E-04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EXP([.A454]/(256/7))/((256/7)*(EXP([.A454]/(256/7))+1)*(EXP([.A454]/(256/7))+1))" office:value-type="float" office:value="0.000124013628109096">
            <text:p>1.24E-04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EXP([.A455]/(256/7))/((256/7)*(EXP([.A455]/(256/7))+1)*(EXP([.A455]/(256/7))+1))" office:value-type="float" office:value="0.000120698236279393">
            <text:p>1.21E-04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EXP([.A456]/(256/7))/((256/7)*(EXP([.A456]/(256/7))+1)*(EXP([.A456]/(256/7))+1))" office:value-type="float" office:value="0.000117470703005521">
            <text:p>1.17E-04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EXP([.A457]/(256/7))/((256/7)*(EXP([.A457]/(256/7))+1)*(EXP([.A457]/(256/7))+1))" office:value-type="float" office:value="0.000114328741125707">
            <text:p>1.14E-04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EXP([.A458]/(256/7))/((256/7)*(EXP([.A458]/(256/7))+1)*(EXP([.A458]/(256/7))+1))" office:value-type="float" office:value="0.000111270120833256">
            <text:p>1.11E-04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EXP([.A459]/(256/7))/((256/7)*(EXP([.A459]/(256/7))+1)*(EXP([.A459]/(256/7))+1))" office:value-type="float" office:value="0.000108292668355438">
            <text:p>1.08E-04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EXP([.A460]/(256/7))/((256/7)*(EXP([.A460]/(256/7))+1)*(EXP([.A460]/(256/7))+1))" office:value-type="float" office:value="0.00010539426465636">
            <text:p>1.05E-04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EXP([.A461]/(256/7))/((256/7)*(EXP([.A461]/(256/7))+1)*(EXP([.A461]/(256/7))+1))" office:value-type="float" office:value="0.000102572844163783">
            <text:p>1.03E-04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EXP([.A462]/(256/7))/((256/7)*(EXP([.A462]/(256/7))+1)*(EXP([.A462]/(256/7))+1))" office:value-type="float" office:value="0.0000998263935197763">
            <text:p>9.98E-05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EXP([.A463]/(256/7))/((256/7)*(EXP([.A463]/(256/7))+1)*(EXP([.A463]/(256/7))+1))" office:value-type="float" office:value="0.0000971529503551174">
            <text:p>9.72E-05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EXP([.A464]/(256/7))/((256/7)*(EXP([.A464]/(256/7))+1)*(EXP([.A464]/(256/7))+1))" office:value-type="float" office:value="0.0000945506020872937">
            <text:p>9.46E-05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EXP([.A465]/(256/7))/((256/7)*(EXP([.A465]/(256/7))+1)*(EXP([.A465]/(256/7))+1))" office:value-type="float" office:value="0.0000920174847419566">
            <text:p>9.20E-05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EXP([.A466]/(256/7))/((256/7)*(EXP([.A466]/(256/7))+1)*(EXP([.A466]/(256/7))+1))" office:value-type="float" office:value="0.0000895517817976505">
            <text:p>8.96E-05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EXP([.A467]/(256/7))/((256/7)*(EXP([.A467]/(256/7))+1)*(EXP([.A467]/(256/7))+1))" office:value-type="float" office:value="0.0000871517230536248">
            <text:p>8.72E-05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EXP([.A468]/(256/7))/((256/7)*(EXP([.A468]/(256/7))+1)*(EXP([.A468]/(256/7))+1))" office:value-type="float" office:value="0.0000848155835205191">
            <text:p>8.48E-05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EXP([.A469]/(256/7))/((256/7)*(EXP([.A469]/(256/7))+1)*(EXP([.A469]/(256/7))+1))" office:value-type="float" office:value="0.0000825416823336978">
            <text:p>8.25E-05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EXP([.A470]/(256/7))/((256/7)*(EXP([.A470]/(256/7))+1)*(EXP([.A470]/(256/7))+1))" office:value-type="float" office:value="0.0000803283816889951">
            <text:p>8.03E-05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EXP([.A471]/(256/7))/((256/7)*(EXP([.A471]/(256/7))+1)*(EXP([.A471]/(256/7))+1))" office:value-type="float" office:value="0.0000781740858006203">
            <text:p>7.82E-05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EXP([.A472]/(256/7))/((256/7)*(EXP([.A472]/(256/7))+1)*(EXP([.A472]/(256/7))+1))" office:value-type="float" office:value="0.0000760772398809627">
            <text:p>7.61E-05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EXP([.A473]/(256/7))/((256/7)*(EXP([.A473]/(256/7))+1)*(EXP([.A473]/(256/7))+1))" office:value-type="float" office:value="0.0000740363291420229">
            <text:p>7.40E-05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EXP([.A474]/(256/7))/((256/7)*(EXP([.A474]/(256/7))+1)*(EXP([.A474]/(256/7))+1))" office:value-type="float" office:value="0.0000720498778181923">
            <text:p>7.20E-05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EXP([.A475]/(256/7))/((256/7)*(EXP([.A475]/(256/7))+1)*(EXP([.A475]/(256/7))+1))" office:value-type="float" office:value="0.0000701164482100914">
            <text:p>7.01E-05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EXP([.A476]/(256/7))/((256/7)*(EXP([.A476]/(256/7))+1)*(EXP([.A476]/(256/7))+1))" office:value-type="float" office:value="0.000068234639749173">
            <text:p>6.82E-05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EXP([.A477]/(256/7))/((256/7)*(EXP([.A477]/(256/7))+1)*(EXP([.A477]/(256/7))+1))" office:value-type="float" office:value="0.0000664030880827888">
            <text:p>6.64E-05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EXP([.A478]/(256/7))/((256/7)*(EXP([.A478]/(256/7))+1)*(EXP([.A478]/(256/7))+1))" office:value-type="float" office:value="0.0000646204641794143">
            <text:p>6.46E-05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EXP([.A479]/(256/7))/((256/7)*(EXP([.A479]/(256/7))+1)*(EXP([.A479]/(256/7))+1))" office:value-type="float" office:value="0.0000628854734537218">
            <text:p>6.29E-05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EXP([.A480]/(256/7))/((256/7)*(EXP([.A480]/(256/7))+1)*(EXP([.A480]/(256/7))+1))" office:value-type="float" office:value="0.0000611968549111875">
            <text:p>6.12E-05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EXP([.A481]/(256/7))/((256/7)*(EXP([.A481]/(256/7))+1)*(EXP([.A481]/(256/7))+1))" office:value-type="float" office:value="0.0000595533803119172">
            <text:p>5.96E-05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EXP([.A482]/(256/7))/((256/7)*(EXP([.A482]/(256/7))+1)*(EXP([.A482]/(256/7))+1))" office:value-type="float" office:value="0.0000579538533533707">
            <text:p>5.80E-05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EXP([.A483]/(256/7))/((256/7)*(EXP([.A483]/(256/7))+1)*(EXP([.A483]/(256/7))+1))" office:value-type="float" office:value="0.0000563971088716657">
            <text:p>5.64E-05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EXP([.A484]/(256/7))/((256/7)*(EXP([.A484]/(256/7))+1)*(EXP([.A484]/(256/7))+1))" office:value-type="float" office:value="0.0000548820120611398">
            <text:p>5.49E-05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EXP([.A485]/(256/7))/((256/7)*(EXP([.A485]/(256/7))+1)*(EXP([.A485]/(256/7))+1))" office:value-type="float" office:value="0.0000534074577118475">
            <text:p>5.34E-05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EXP([.A486]/(256/7))/((256/7)*(EXP([.A486]/(256/7))+1)*(EXP([.A486]/(256/7))+1))" office:value-type="float" office:value="0.0000519723694646727">
            <text:p>5.20E-05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EXP([.A487]/(256/7))/((256/7)*(EXP([.A487]/(256/7))+1)*(EXP([.A487]/(256/7))+1))" office:value-type="float" office:value="0.0000505756990837318">
            <text:p>5.06E-05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EXP([.A488]/(256/7))/((256/7)*(EXP([.A488]/(256/7))+1)*(EXP([.A488]/(256/7))+1))" office:value-type="float" office:value="0.0000492164257457507">
            <text:p>4.92E-05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EXP([.A489]/(256/7))/((256/7)*(EXP([.A489]/(256/7))+1)*(EXP([.A489]/(256/7))+1))" office:value-type="float" office:value="0.0000478935553460918">
            <text:p>4.79E-05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EXP([.A490]/(256/7))/((256/7)*(EXP([.A490]/(256/7))+1)*(EXP([.A490]/(256/7))+1))" office:value-type="float" office:value="0.0000466061198211165">
            <text:p>4.66E-05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EXP([.A491]/(256/7))/((256/7)*(EXP([.A491]/(256/7))+1)*(EXP([.A491]/(256/7))+1))" office:value-type="float" office:value="0.0000453531764865648">
            <text:p>4.54E-05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EXP([.A492]/(256/7))/((256/7)*(EXP([.A492]/(256/7))+1)*(EXP([.A492]/(256/7))+1))" office:value-type="float" office:value="0.0000441338073916381">
            <text:p>4.41E-05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EXP([.A493]/(256/7))/((256/7)*(EXP([.A493]/(256/7))+1)*(EXP([.A493]/(256/7))+1))" office:value-type="float" office:value="0.000042947118688475">
            <text:p>4.29E-05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EXP([.A494]/(256/7))/((256/7)*(EXP([.A494]/(256/7))+1)*(EXP([.A494]/(256/7))+1))" office:value-type="float" office:value="0.0000417922400167083">
            <text:p>4.18E-05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EXP([.A495]/(256/7))/((256/7)*(EXP([.A495]/(256/7))+1)*(EXP([.A495]/(256/7))+1))" office:value-type="float" office:value="0.0000406683239027995">
            <text:p>4.07E-05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EXP([.A496]/(256/7))/((256/7)*(EXP([.A496]/(256/7))+1)*(EXP([.A496]/(256/7))+1))" office:value-type="float" office:value="0.0000395745451738456">
            <text:p>3.96E-05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EXP([.A497]/(256/7))/((256/7)*(EXP([.A497]/(256/7))+1)*(EXP([.A497]/(256/7))+1))" office:value-type="float" office:value="0.0000385101003855597">
            <text:p>3.85E-05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EXP([.A498]/(256/7))/((256/7)*(EXP([.A498]/(256/7))+1)*(EXP([.A498]/(256/7))+1))" office:value-type="float" office:value="0.000037474207264128">
            <text:p>3.75E-05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EXP([.A499]/(256/7))/((256/7)*(EXP([.A499]/(256/7))+1)*(EXP([.A499]/(256/7))+1))" office:value-type="float" office:value="0.00003646610416165">
            <text:p>3.65E-05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EXP([.A500]/(256/7))/((256/7)*(EXP([.A500]/(256/7))+1)*(EXP([.A500]/(256/7))+1))" office:value-type="float" office:value="0.0000354850495248734">
            <text:p>3.55E-05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EXP([.A501]/(256/7))/((256/7)*(EXP([.A501]/(256/7))+1)*(EXP([.A501]/(256/7))+1))" office:value-type="float" office:value="0.0000345303213769375">
            <text:p>3.45E-05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EXP([.A502]/(256/7))/((256/7)*(EXP([.A502]/(256/7))+1)*(EXP([.A502]/(256/7))+1))" office:value-type="float" office:value="0.0000336012168118432">
            <text:p>3.36E-05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EXP([.A503]/(256/7))/((256/7)*(EXP([.A503]/(256/7))+1)*(EXP([.A503]/(256/7))+1))" office:value-type="float" office:value="0.0000326970515013733">
            <text:p>3.27E-05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EXP([.A504]/(256/7))/((256/7)*(EXP([.A504]/(256/7))+1)*(EXP([.A504]/(256/7))+1))" office:value-type="float" office:value="0.0000318171592141879">
            <text:p>3.18E-05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EXP([.A505]/(256/7))/((256/7)*(EXP([.A505]/(256/7))+1)*(EXP([.A505]/(256/7))+1))" office:value-type="float" office:value="0.0000309608913468262">
            <text:p>3.10E-05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EXP([.A506]/(256/7))/((256/7)*(EXP([.A506]/(256/7))+1)*(EXP([.A506]/(256/7))+1))" office:value-type="float" office:value="0.0000301276164663502">
            <text:p>3.01E-05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EXP([.A507]/(256/7))/((256/7)*(EXP([.A507]/(256/7))+1)*(EXP([.A507]/(256/7))+1))" office:value-type="float" office:value="0.0000293167198643675">
            <text:p>2.93E-05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EXP([.A508]/(256/7))/((256/7)*(EXP([.A508]/(256/7))+1)*(EXP([.A508]/(256/7))+1))" office:value-type="float" office:value="0.0000285276031221783">
            <text:p>2.85E-05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EXP([.A509]/(256/7))/((256/7)*(EXP([.A509]/(256/7))+1)*(EXP([.A509]/(256/7))+1))" office:value-type="float" office:value="0.0000277596836867933">
            <text:p>2.78E-05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EXP([.A510]/(256/7))/((256/7)*(EXP([.A510]/(256/7))+1)*(EXP([.A510]/(256/7))+1))" office:value-type="float" office:value="0.0000270123944575741">
            <text:p>2.70E-05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EXP([.A511]/(256/7))/((256/7)*(EXP([.A511]/(256/7))+1)*(EXP([.A511]/(256/7))+1))" office:value-type="float" office:value="0.0000262851833832536">
            <text:p>2.63E-05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EXP([.A512]/(256/7))/((256/7)*(EXP([.A512]/(256/7))+1)*(EXP([.A512]/(256/7))+1))" office:value-type="float" office:value="0.0000255775130690949">
            <text:p>2.56E-05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EXP([.A513]/(256/7))/((256/7)*(EXP([.A513]/(256/7))+1)*(EXP([.A513]/(256/7))+1))" office:value-type="float" office:value="0.0000248888603939562">
            <text:p>2.49E-05</text:p>
          </table:table-cell>
          <table:table-cell table:number-columns-repeated="2"/>
        </table:table-row>
        <table:table-row table:style-name="ro1" table:number-rows-repeated="104806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unc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-256">
            <text:p>-256</text:p>
          </table:table-cell>
          <table:table-cell table:formula="of:=1/(1+EXP(-[.A1]/(256/7)))" office:value-type="float" office:value="0.000911051194400645">
            <text:p>0</text:p>
          </table:table-cell>
          <table:table-cell>
            <draw:frame table:end-cell-address="func.J21" table:end-x="1.004cm" table:end-y="0.319cm" draw:z-index="0" draw:style-name="gr1" draw:text-style-name="P1" svg:width="16.002cm" svg:height="9.006cm" svg:x="0.809cm" svg:y="0.345cm">
              <draw:object draw:notify-on-update-of-ranges="func.B1:func.B5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-255">
            <text:p>-255</text:p>
          </table:table-cell>
          <table:table-cell table:formula="of:=1/(1+EXP(-[.A2]/(256/7)))" office:value-type="float" office:value="0.000936282817756011">
            <text:p>0</text:p>
          </table:table-cell>
          <table:table-cell table:number-columns-repeated="2"/>
        </table:table-row>
        <table:table-row table:style-name="ro1">
          <table:table-cell office:value-type="float" office:value="-254">
            <text:p>-254</text:p>
          </table:table-cell>
          <table:table-cell table:formula="of:=1/(1+EXP(-[.A3]/(256/7)))" office:value-type="float" office:value="0.000962212559597406">
            <text:p>0</text:p>
          </table:table-cell>
          <table:table-cell table:number-columns-repeated="2"/>
        </table:table-row>
        <table:table-row table:style-name="ro1">
          <table:table-cell office:value-type="float" office:value="-253">
            <text:p>-253</text:p>
          </table:table-cell>
          <table:table-cell table:formula="of:=1/(1+EXP(-[.A4]/(256/7)))" office:value-type="float" office:value="0.000988859697950656">
            <text:p>0</text:p>
          </table:table-cell>
          <table:table-cell table:number-columns-repeated="2"/>
        </table:table-row>
        <table:table-row table:style-name="ro1">
          <table:table-cell office:value-type="float" office:value="-252">
            <text:p>-252</text:p>
          </table:table-cell>
          <table:table-cell table:formula="of:=1/(1+EXP(-[.A5]/(256/7)))" office:value-type="float" office:value="0.00101624404106802">
            <text:p>0</text:p>
          </table:table-cell>
          <table:table-cell table:number-columns-repeated="2"/>
        </table:table-row>
        <table:table-row table:style-name="ro1">
          <table:table-cell office:value-type="float" office:value="-251">
            <text:p>-251</text:p>
          </table:table-cell>
          <table:table-cell table:formula="of:=1/(1+EXP(-[.A6]/(256/7)))" office:value-type="float" office:value="0.00104438594189243">
            <text:p>0</text:p>
          </table:table-cell>
          <table:table-cell table:number-columns-repeated="2"/>
        </table:table-row>
        <table:table-row table:style-name="ro1">
          <table:table-cell office:value-type="float" office:value="-250">
            <text:p>-250</text:p>
          </table:table-cell>
          <table:table-cell table:formula="of:=1/(1+EXP(-[.A7]/(256/7)))" office:value-type="float" office:value="0.00107330631290963">
            <text:p>0</text:p>
          </table:table-cell>
          <table:table-cell table:number-columns-repeated="2"/>
        </table:table-row>
        <table:table-row table:style-name="ro1">
          <table:table-cell office:value-type="float" office:value="-249">
            <text:p>-249</text:p>
          </table:table-cell>
          <table:table-cell table:formula="of:=1/(1+EXP(-[.A8]/(256/7)))" office:value-type="float" office:value="0.00110302664139816">
            <text:p>0</text:p>
          </table:table-cell>
          <table:table-cell table:number-columns-repeated="2"/>
        </table:table-row>
        <table:table-row table:style-name="ro1">
          <table:table-cell office:value-type="float" office:value="-248">
            <text:p>-248</text:p>
          </table:table-cell>
          <table:table-cell table:formula="of:=1/(1+EXP(-[.A9]/(256/7)))" office:value-type="float" office:value="0.00113356900508751">
            <text:p>0</text:p>
          </table:table-cell>
          <table:table-cell table:number-columns-repeated="2"/>
        </table:table-row>
        <table:table-row table:style-name="ro1">
          <table:table-cell office:value-type="float" office:value="-247">
            <text:p>-247</text:p>
          </table:table-cell>
          <table:table-cell table:formula="of:=1/(1+EXP(-[.A10]/(256/7)))" office:value-type="float" office:value="0.00116495608823496">
            <text:p>0</text:p>
          </table:table-cell>
          <table:table-cell table:number-columns-repeated="2"/>
        </table:table-row>
        <table:table-row table:style-name="ro1">
          <table:table-cell office:value-type="float" office:value="-246">
            <text:p>-246</text:p>
          </table:table-cell>
          <table:table-cell table:formula="of:=1/(1+EXP(-[.A11]/(256/7)))" office:value-type="float" office:value="0.00119721119813173">
            <text:p>0</text:p>
          </table:table-cell>
          <table:table-cell table:number-columns-repeated="2"/>
        </table:table-row>
        <table:table-row table:style-name="ro1">
          <table:table-cell office:value-type="float" office:value="-245">
            <text:p>-245</text:p>
          </table:table-cell>
          <table:table-cell table:formula="of:=1/(1+EXP(-[.A12]/(256/7)))" office:value-type="float" office:value="0.00123035828204962">
            <text:p>0</text:p>
          </table:table-cell>
          <table:table-cell table:number-columns-repeated="2"/>
        </table:table-row>
        <table:table-row table:style-name="ro1">
          <table:table-cell office:value-type="float" office:value="-244">
            <text:p>-244</text:p>
          </table:table-cell>
          <table:table-cell table:formula="of:=1/(1+EXP(-[.A13]/(256/7)))" office:value-type="float" office:value="0.00126442194463923">
            <text:p>0</text:p>
          </table:table-cell>
          <table:table-cell table:number-columns-repeated="2"/>
        </table:table-row>
        <table:table-row table:style-name="ro1">
          <table:table-cell office:value-type="float" office:value="-243">
            <text:p>-243</text:p>
          </table:table-cell>
          <table:table-cell table:formula="of:=1/(1+EXP(-[.A14]/(256/7)))" office:value-type="float" office:value="0.00129942746579137">
            <text:p>0</text:p>
          </table:table-cell>
          <table:table-cell table:number-columns-repeated="2"/>
        </table:table-row>
        <table:table-row table:style-name="ro1">
          <table:table-cell office:value-type="float" office:value="-242">
            <text:p>-242</text:p>
          </table:table-cell>
          <table:table-cell table:formula="of:=1/(1+EXP(-[.A15]/(256/7)))" office:value-type="float" office:value="0.00133540081897337">
            <text:p>0</text:p>
          </table:table-cell>
          <table:table-cell table:number-columns-repeated="2"/>
        </table:table-row>
        <table:table-row table:style-name="ro1">
          <table:table-cell office:value-type="float" office:value="-241">
            <text:p>-241</text:p>
          </table:table-cell>
          <table:table-cell table:formula="of:=1/(1+EXP(-[.A16]/(256/7)))" office:value-type="float" office:value="0.0013723686900524">
            <text:p>0</text:p>
          </table:table-cell>
          <table:table-cell table:number-columns-repeated="2"/>
        </table:table-row>
        <table:table-row table:style-name="ro1">
          <table:table-cell office:value-type="float" office:value="-240">
            <text:p>-240</text:p>
          </table:table-cell>
          <table:table-cell table:formula="of:=1/(1+EXP(-[.A17]/(256/7)))" office:value-type="float" office:value="0.00141035849661802">
            <text:p>0</text:p>
          </table:table-cell>
          <table:table-cell table:number-columns-repeated="2"/>
        </table:table-row>
        <table:table-row table:style-name="ro1">
          <table:table-cell office:value-type="float" office:value="-239">
            <text:p>-239</text:p>
          </table:table-cell>
          <table:table-cell table:formula="of:=1/(1+EXP(-[.A18]/(256/7)))" office:value-type="float" office:value="0.00144939840781665">
            <text:p>0</text:p>
          </table:table-cell>
          <table:table-cell table:number-columns-repeated="2"/>
        </table:table-row>
        <table:table-row table:style-name="ro1">
          <table:table-cell office:value-type="float" office:value="-238">
            <text:p>-238</text:p>
          </table:table-cell>
          <table:table-cell table:formula="of:=1/(1+EXP(-[.A19]/(256/7)))" office:value-type="float" office:value="0.00148951736471073">
            <text:p>0</text:p>
          </table:table-cell>
          <table:table-cell table:number-columns-repeated="2"/>
        </table:table-row>
        <table:table-row table:style-name="ro1">
          <table:table-cell office:value-type="float" office:value="-237">
            <text:p>-237</text:p>
          </table:table-cell>
          <table:table-cell table:formula="of:=1/(1+EXP(-[.A20]/(256/7)))" office:value-type="float" office:value="0.00153074510117582">
            <text:p>0</text:p>
          </table:table-cell>
          <table:table-cell table:number-columns-repeated="2"/>
        </table:table-row>
        <table:table-row table:style-name="ro1">
          <table:table-cell office:value-type="float" office:value="-236">
            <text:p>-236</text:p>
          </table:table-cell>
          <table:table-cell table:formula="of:=1/(1+EXP(-[.A21]/(256/7)))" office:value-type="float" office:value="0.001573112165349">
            <text:p>0</text:p>
          </table:table-cell>
          <table:table-cell table:number-columns-repeated="2"/>
        </table:table-row>
        <table:table-row table:style-name="ro1">
          <table:table-cell office:value-type="float" office:value="-235">
            <text:p>-235</text:p>
          </table:table-cell>
          <table:table-cell table:formula="of:=1/(1+EXP(-[.A22]/(256/7)))" office:value-type="float" office:value="0.00161664994164229">
            <text:p>0</text:p>
          </table:table-cell>
          <table:table-cell table:number-columns-repeated="2"/>
        </table:table-row>
        <table:table-row table:style-name="ro1">
          <table:table-cell office:value-type="float" office:value="-234">
            <text:p>-234</text:p>
          </table:table-cell>
          <table:table-cell table:formula="of:=1/(1+EXP(-[.A23]/(256/7)))" office:value-type="float" office:value="0.00166139067333524">
            <text:p>0</text:p>
          </table:table-cell>
          <table:table-cell/>
          <table:table-cell office:value-type="string">
            <text:p>（＾～＾）シグモイド曲線なんだろうか☆？</text:p>
          </table:table-cell>
        </table:table-row>
        <table:table-row table:style-name="ro1">
          <table:table-cell office:value-type="float" office:value="-233">
            <text:p>-233</text:p>
          </table:table-cell>
          <table:table-cell table:formula="of:=1/(1+EXP(-[.A24]/(256/7)))" office:value-type="float" office:value="0.00170736748576084">
            <text:p>0</text:p>
          </table:table-cell>
          <table:table-cell table:number-columns-repeated="2"/>
        </table:table-row>
        <table:table-row table:style-name="ro1">
          <table:table-cell office:value-type="float" office:value="-232">
            <text:p>-232</text:p>
          </table:table-cell>
          <table:table-cell table:formula="of:=1/(1+EXP(-[.A25]/(256/7)))" office:value-type="float" office:value="0.00175461441009949">
            <text:p>0</text:p>
          </table:table-cell>
          <table:table-cell table:number-columns-repeated="2"/>
        </table:table-row>
        <table:table-row table:style-name="ro1">
          <table:table-cell office:value-type="float" office:value="-231">
            <text:p>-231</text:p>
          </table:table-cell>
          <table:table-cell table:formula="of:=1/(1+EXP(-[.A26]/(256/7)))" office:value-type="float" office:value="0.00180316640779594">
            <text:p>0</text:p>
          </table:table-cell>
          <table:table-cell table:number-columns-repeated="2"/>
        </table:table-row>
        <table:table-row table:style-name="ro1">
          <table:table-cell office:value-type="float" office:value="-230">
            <text:p>-230</text:p>
          </table:table-cell>
          <table:table-cell table:formula="of:=1/(1+EXP(-[.A27]/(256/7)))" office:value-type="float" office:value="0.00185305939561444">
            <text:p>0</text:p>
          </table:table-cell>
          <table:table-cell table:number-columns-repeated="2"/>
        </table:table-row>
        <table:table-row table:style-name="ro1">
          <table:table-cell office:value-type="float" office:value="-229">
            <text:p>-229</text:p>
          </table:table-cell>
          <table:table-cell table:formula="of:=1/(1+EXP(-[.A28]/(256/7)))" office:value-type="float" office:value="0.00190433027134754">
            <text:p>0</text:p>
          </table:table-cell>
          <table:table-cell table:number-columns-repeated="2"/>
        </table:table-row>
        <table:table-row table:style-name="ro1">
          <table:table-cell office:value-type="float" office:value="-228">
            <text:p>-228</text:p>
          </table:table-cell>
          <table:table-cell table:formula="of:=1/(1+EXP(-[.A29]/(256/7)))" office:value-type="float" office:value="0.00195701694019463">
            <text:p>0</text:p>
          </table:table-cell>
          <table:table-cell table:number-columns-repeated="2"/>
        </table:table-row>
        <table:table-row table:style-name="ro1">
          <table:table-cell office:value-type="float" office:value="-227">
            <text:p>-227</text:p>
          </table:table-cell>
          <table:table-cell table:formula="of:=1/(1+EXP(-[.A30]/(256/7)))" office:value-type="float" office:value="0.00201115834182615">
            <text:p>0</text:p>
          </table:table-cell>
          <table:table-cell table:number-columns-repeated="2"/>
        </table:table-row>
        <table:table-row table:style-name="ro1">
          <table:table-cell office:value-type="float" office:value="-226">
            <text:p>-226</text:p>
          </table:table-cell>
          <table:table-cell table:formula="of:=1/(1+EXP(-[.A31]/(256/7)))" office:value-type="float" office:value="0.00206679447815012">
            <text:p>0</text:p>
          </table:table-cell>
          <table:table-cell table:number-columns-repeated="2"/>
        </table:table-row>
        <table:table-row table:style-name="ro1">
          <table:table-cell office:value-type="float" office:value="-225">
            <text:p>-225</text:p>
          </table:table-cell>
          <table:table-cell table:formula="of:=1/(1+EXP(-[.A32]/(256/7)))" office:value-type="float" office:value="0.00212396644179772">
            <text:p>0</text:p>
          </table:table-cell>
          <table:table-cell table:number-columns-repeated="2"/>
        </table:table-row>
        <table:table-row table:style-name="ro1">
          <table:table-cell office:value-type="float" office:value="-224">
            <text:p>-224</text:p>
          </table:table-cell>
          <table:table-cell table:formula="of:=1/(1+EXP(-[.A33]/(256/7)))" office:value-type="float" office:value="0.00218271644534518">
            <text:p>0</text:p>
          </table:table-cell>
          <table:table-cell table:number-columns-repeated="2"/>
        </table:table-row>
        <table:table-row table:style-name="ro1">
          <table:table-cell office:value-type="float" office:value="-223">
            <text:p>-223</text:p>
          </table:table-cell>
          <table:table-cell table:formula="of:=1/(1+EXP(-[.A34]/(256/7)))" office:value-type="float" office:value="0.00224308785128917">
            <text:p>0</text:p>
          </table:table-cell>
          <table:table-cell table:number-columns-repeated="2"/>
        </table:table-row>
        <table:table-row table:style-name="ro1">
          <table:table-cell office:value-type="float" office:value="-222">
            <text:p>-222</text:p>
          </table:table-cell>
          <table:table-cell table:formula="of:=1/(1+EXP(-[.A35]/(256/7)))" office:value-type="float" office:value="0.00230512520279381">
            <text:p>0</text:p>
          </table:table-cell>
          <table:table-cell table:number-columns-repeated="2"/>
        </table:table-row>
        <table:table-row table:style-name="ro1">
          <table:table-cell office:value-type="float" office:value="-221">
            <text:p>-221</text:p>
          </table:table-cell>
          <table:table-cell table:formula="of:=1/(1+EXP(-[.A36]/(256/7)))" office:value-type="float" office:value="0.00236887425522709">
            <text:p>0</text:p>
          </table:table-cell>
          <table:table-cell table:number-columns-repeated="2"/>
        </table:table-row>
        <table:table-row table:style-name="ro1">
          <table:table-cell office:value-type="float" office:value="-220">
            <text:p>-220</text:p>
          </table:table-cell>
          <table:table-cell table:formula="of:=1/(1+EXP(-[.A37]/(256/7)))" office:value-type="float" office:value="0.00243438200850533">
            <text:p>0</text:p>
          </table:table-cell>
          <table:table-cell table:number-columns-repeated="2"/>
        </table:table-row>
        <table:table-row table:style-name="ro1">
          <table:table-cell office:value-type="float" office:value="-219">
            <text:p>-219</text:p>
          </table:table-cell>
          <table:table-cell table:formula="of:=1/(1+EXP(-[.A38]/(256/7)))" office:value-type="float" office:value="0.00250169674026429">
            <text:p>0</text:p>
          </table:table-cell>
          <table:table-cell table:number-columns-repeated="2"/>
        </table:table-row>
        <table:table-row table:style-name="ro1">
          <table:table-cell office:value-type="float" office:value="-218">
            <text:p>-218</text:p>
          </table:table-cell>
          <table:table-cell table:formula="of:=1/(1+EXP(-[.A39]/(256/7)))" office:value-type="float" office:value="0.00257086803987609">
            <text:p>0</text:p>
          </table:table-cell>
          <table:table-cell table:number-columns-repeated="2"/>
        </table:table-row>
        <table:table-row table:style-name="ro1">
          <table:table-cell office:value-type="float" office:value="-217">
            <text:p>-217</text:p>
          </table:table-cell>
          <table:table-cell table:formula="of:=1/(1+EXP(-[.A40]/(256/7)))" office:value-type="float" office:value="0.00264194684333116">
            <text:p>0</text:p>
          </table:table-cell>
          <table:table-cell table:number-columns-repeated="2"/>
        </table:table-row>
        <table:table-row table:style-name="ro1">
          <table:table-cell office:value-type="float" office:value="-216">
            <text:p>-216</text:p>
          </table:table-cell>
          <table:table-cell table:formula="of:=1/(1+EXP(-[.A41]/(256/7)))" office:value-type="float" office:value="0.00271498546900518">
            <text:p>0</text:p>
          </table:table-cell>
          <table:table-cell table:number-columns-repeated="2"/>
        </table:table-row>
        <table:table-row table:style-name="ro1">
          <table:table-cell office:value-type="float" office:value="-215">
            <text:p>-215</text:p>
          </table:table-cell>
          <table:table-cell table:formula="of:=1/(1+EXP(-[.A42]/(256/7)))" office:value-type="float" office:value="0.00279003765433065">
            <text:p>0</text:p>
          </table:table-cell>
          <table:table-cell table:number-columns-repeated="2"/>
        </table:table-row>
        <table:table-row table:style-name="ro1">
          <table:table-cell office:value-type="float" office:value="-214">
            <text:p>-214</text:p>
          </table:table-cell>
          <table:table-cell table:formula="of:=1/(1+EXP(-[.A43]/(256/7)))" office:value-type="float" office:value="0.00286715859339379">
            <text:p>0</text:p>
          </table:table-cell>
          <table:table-cell table:number-columns-repeated="2"/>
        </table:table-row>
        <table:table-row table:style-name="ro1">
          <table:table-cell office:value-type="float" office:value="-213">
            <text:p>-213</text:p>
          </table:table-cell>
          <table:table-cell table:formula="of:=1/(1+EXP(-[.A44]/(256/7)))" office:value-type="float" office:value="0.00294640497547705">
            <text:p>0</text:p>
          </table:table-cell>
          <table:table-cell table:number-columns-repeated="2"/>
        </table:table-row>
        <table:table-row table:style-name="ro1">
          <table:table-cell office:value-type="float" office:value="-212">
            <text:p>-212</text:p>
          </table:table-cell>
          <table:table-cell table:formula="of:=1/(1+EXP(-[.A45]/(256/7)))" office:value-type="float" office:value="0.00302783502456838">
            <text:p>0</text:p>
          </table:table-cell>
          <table:table-cell table:number-columns-repeated="2"/>
        </table:table-row>
        <table:table-row table:style-name="ro1">
          <table:table-cell office:value-type="float" office:value="-211">
            <text:p>-211</text:p>
          </table:table-cell>
          <table:table-cell table:formula="of:=1/(1+EXP(-[.A46]/(256/7)))" office:value-type="float" office:value="0.00311150853985831">
            <text:p>0</text:p>
          </table:table-cell>
          <table:table-cell table:number-columns-repeated="2"/>
        </table:table-row>
        <table:table-row table:style-name="ro1">
          <table:table-cell office:value-type="float" office:value="-210">
            <text:p>-210</text:p>
          </table:table-cell>
          <table:table-cell table:formula="of:=1/(1+EXP(-[.A47]/(256/7)))" office:value-type="float" office:value="0.00319748693724642">
            <text:p>0</text:p>
          </table:table-cell>
          <table:table-cell table:number-columns-repeated="2"/>
        </table:table-row>
        <table:table-row table:style-name="ro1">
          <table:table-cell office:value-type="float" office:value="-209">
            <text:p>-209</text:p>
          </table:table-cell>
          <table:table-cell table:formula="of:=1/(1+EXP(-[.A48]/(256/7)))" office:value-type="float" office:value="0.00328583329187895">
            <text:p>0</text:p>
          </table:table-cell>
          <table:table-cell table:number-columns-repeated="2"/>
        </table:table-row>
        <table:table-row table:style-name="ro1">
          <table:table-cell office:value-type="float" office:value="-208">
            <text:p>-208</text:p>
          </table:table-cell>
          <table:table-cell table:formula="of:=1/(1+EXP(-[.A49]/(256/7)))" office:value-type="float" office:value="0.0033766123817395">
            <text:p>0</text:p>
          </table:table-cell>
          <table:table-cell table:number-columns-repeated="2"/>
        </table:table-row>
        <table:table-row table:style-name="ro1">
          <table:table-cell office:value-type="float" office:value="-207">
            <text:p>-207</text:p>
          </table:table-cell>
          <table:table-cell table:formula="of:=1/(1+EXP(-[.A50]/(256/7)))" office:value-type="float" office:value="0.00346989073231523">
            <text:p>0</text:p>
          </table:table-cell>
          <table:table-cell table:number-columns-repeated="2"/>
        </table:table-row>
        <table:table-row table:style-name="ro1">
          <table:table-cell office:value-type="float" office:value="-206">
            <text:p>-206</text:p>
          </table:table-cell>
          <table:table-cell table:formula="of:=1/(1+EXP(-[.A51]/(256/7)))" office:value-type="float" office:value="0.00356573666236103">
            <text:p>0</text:p>
          </table:table-cell>
          <table:table-cell table:number-columns-repeated="2"/>
        </table:table-row>
        <table:table-row table:style-name="ro1">
          <table:table-cell office:value-type="float" office:value="-205">
            <text:p>-205</text:p>
          </table:table-cell>
          <table:table-cell table:formula="of:=1/(1+EXP(-[.A52]/(256/7)))" office:value-type="float" office:value="0.00366422033078435">
            <text:p>0</text:p>
          </table:table-cell>
          <table:table-cell table:number-columns-repeated="2"/>
        </table:table-row>
        <table:table-row table:style-name="ro1">
          <table:table-cell office:value-type="float" office:value="-204">
            <text:p>-204</text:p>
          </table:table-cell>
          <table:table-cell table:formula="of:=1/(1+EXP(-[.A53]/(256/7)))" office:value-type="float" office:value="0.00376541378467387">
            <text:p>0</text:p>
          </table:table-cell>
          <table:table-cell table:number-columns-repeated="2"/>
        </table:table-row>
        <table:table-row table:style-name="ro1">
          <table:table-cell office:value-type="float" office:value="-203">
            <text:p>-203</text:p>
          </table:table-cell>
          <table:table-cell table:formula="of:=1/(1+EXP(-[.A54]/(256/7)))" office:value-type="float" office:value="0.00386939100849493">
            <text:p>0</text:p>
          </table:table-cell>
          <table:table-cell table:number-columns-repeated="2"/>
        </table:table-row>
        <table:table-row table:style-name="ro1">
          <table:table-cell office:value-type="float" office:value="-202">
            <text:p>-202</text:p>
          </table:table-cell>
          <table:table-cell table:formula="of:=1/(1+EXP(-[.A55]/(256/7)))" office:value-type="float" office:value="0.0039762279744753">
            <text:p>0</text:p>
          </table:table-cell>
          <table:table-cell table:number-columns-repeated="2"/>
        </table:table-row>
        <table:table-row table:style-name="ro1">
          <table:table-cell office:value-type="float" office:value="-201">
            <text:p>-201</text:p>
          </table:table-cell>
          <table:table-cell table:formula="of:=1/(1+EXP(-[.A56]/(256/7)))" office:value-type="float" office:value="0.00408600269420471">
            <text:p>0</text:p>
          </table:table-cell>
          <table:table-cell table:number-columns-repeated="2"/>
        </table:table-row>
        <table:table-row table:style-name="ro1">
          <table:table-cell office:value-type="float" office:value="-200">
            <text:p>-200</text:p>
          </table:table-cell>
          <table:table-cell table:formula="of:=1/(1+EXP(-[.A57]/(256/7)))" office:value-type="float" office:value="0.00419879527147187">
            <text:p>0</text:p>
          </table:table-cell>
          <table:table-cell table:number-columns-repeated="2"/>
        </table:table-row>
        <table:table-row table:style-name="ro1">
          <table:table-cell office:value-type="float" office:value="-199">
            <text:p>-199</text:p>
          </table:table-cell>
          <table:table-cell table:formula="of:=1/(1+EXP(-[.A58]/(256/7)))" office:value-type="float" office:value="0.00431468795636268">
            <text:p>0</text:p>
          </table:table-cell>
          <table:table-cell table:number-columns-repeated="2"/>
        </table:table-row>
        <table:table-row table:style-name="ro1">
          <table:table-cell office:value-type="float" office:value="-198">
            <text:p>-198</text:p>
          </table:table-cell>
          <table:table-cell table:formula="of:=1/(1+EXP(-[.A59]/(256/7)))" office:value-type="float" office:value="0.00443376520064368">
            <text:p>0</text:p>
          </table:table-cell>
          <table:table-cell table:number-columns-repeated="2"/>
        </table:table-row>
        <table:table-row table:style-name="ro1">
          <table:table-cell office:value-type="float" office:value="-197">
            <text:p>-197</text:p>
          </table:table-cell>
          <table:table-cell table:formula="of:=1/(1+EXP(-[.A60]/(256/7)))" office:value-type="float" office:value="0.00455611371445455">
            <text:p>0</text:p>
          </table:table-cell>
          <table:table-cell table:number-columns-repeated="2"/>
        </table:table-row>
        <table:table-row table:style-name="ro1">
          <table:table-cell office:value-type="float" office:value="-196">
            <text:p>-196</text:p>
          </table:table-cell>
          <table:table-cell table:formula="of:=1/(1+EXP(-[.A61]/(256/7)))" office:value-type="float" office:value="0.00468182252433374">
            <text:p>0</text:p>
          </table:table-cell>
          <table:table-cell table:number-columns-repeated="2"/>
        </table:table-row>
        <table:table-row table:style-name="ro1">
          <table:table-cell office:value-type="float" office:value="-195">
            <text:p>-195</text:p>
          </table:table-cell>
          <table:table-cell table:formula="of:=1/(1+EXP(-[.A62]/(256/7)))" office:value-type="float" office:value="0.00481098303260125">
            <text:p>0</text:p>
          </table:table-cell>
          <table:table-cell table:number-columns-repeated="2"/>
        </table:table-row>
        <table:table-row table:style-name="ro1">
          <table:table-cell office:value-type="float" office:value="-194">
            <text:p>-194</text:p>
          </table:table-cell>
          <table:table-cell table:formula="of:=1/(1+EXP(-[.A63]/(256/7)))" office:value-type="float" office:value="0.00494368907812255">
            <text:p>0</text:p>
          </table:table-cell>
          <table:table-cell table:number-columns-repeated="2"/>
        </table:table-row>
        <table:table-row table:style-name="ro1">
          <table:table-cell office:value-type="float" office:value="-193">
            <text:p>-193</text:p>
          </table:table-cell>
          <table:table-cell table:formula="of:=1/(1+EXP(-[.A64]/(256/7)))" office:value-type="float" office:value="0.00508003699847753">
            <text:p>0.01</text:p>
          </table:table-cell>
          <table:table-cell table:number-columns-repeated="2"/>
        </table:table-row>
        <table:table-row table:style-name="ro1">
          <table:table-cell office:value-type="float" office:value="-192">
            <text:p>-192</text:p>
          </table:table-cell>
          <table:table-cell table:formula="of:=1/(1+EXP(-[.A65]/(256/7)))" office:value-type="float" office:value="0.0052201256935584">
            <text:p>0.01</text:p>
          </table:table-cell>
          <table:table-cell table:number-columns-repeated="2"/>
        </table:table-row>
        <table:table-row table:style-name="ro1">
          <table:table-cell office:value-type="float" office:value="-191">
            <text:p>-191</text:p>
          </table:table-cell>
          <table:table-cell table:formula="of:=1/(1+EXP(-[.A66]/(256/7)))" office:value-type="float" office:value="0.00536405669062011">
            <text:p>0.01</text:p>
          </table:table-cell>
          <table:table-cell table:number-columns-repeated="2"/>
        </table:table-row>
        <table:table-row table:style-name="ro1">
          <table:table-cell office:value-type="float" office:value="-190">
            <text:p>-190</text:p>
          </table:table-cell>
          <table:table-cell table:formula="of:=1/(1+EXP(-[.A67]/(256/7)))" office:value-type="float" office:value="0.00551193421080702">
            <text:p>0.01</text:p>
          </table:table-cell>
          <table:table-cell table:number-columns-repeated="2"/>
        </table:table-row>
        <table:table-row table:style-name="ro1">
          <table:table-cell office:value-type="float" office:value="-189">
            <text:p>-189</text:p>
          </table:table-cell>
          <table:table-cell table:formula="of:=1/(1+EXP(-[.A68]/(256/7)))" office:value-type="float" office:value="0.00566386523717883">
            <text:p>0.01</text:p>
          </table:table-cell>
          <table:table-cell table:number-columns-repeated="2"/>
        </table:table-row>
        <table:table-row table:style-name="ro1">
          <table:table-cell office:value-type="float" office:value="-188">
            <text:p>-188</text:p>
          </table:table-cell>
          <table:table-cell table:formula="of:=1/(1+EXP(-[.A69]/(256/7)))" office:value-type="float" office:value="0.00581995958425901">
            <text:p>0.01</text:p>
          </table:table-cell>
          <table:table-cell table:number-columns-repeated="2"/>
        </table:table-row>
        <table:table-row table:style-name="ro1">
          <table:table-cell office:value-type="float" office:value="-187">
            <text:p>-187</text:p>
          </table:table-cell>
          <table:table-cell table:formula="of:=1/(1+EXP(-[.A70]/(256/7)))" office:value-type="float" office:value="0.00598032996912823">
            <text:p>0.01</text:p>
          </table:table-cell>
          <table:table-cell table:number-columns-repeated="2"/>
        </table:table-row>
        <table:table-row table:style-name="ro1">
          <table:table-cell office:value-type="float" office:value="-186">
            <text:p>-186</text:p>
          </table:table-cell>
          <table:table-cell table:formula="of:=1/(1+EXP(-[.A71]/(256/7)))" office:value-type="float" office:value="0.00614509208408515">
            <text:p>0.01</text:p>
          </table:table-cell>
          <table:table-cell table:number-columns-repeated="2"/>
        </table:table-row>
        <table:table-row table:style-name="ro1">
          <table:table-cell office:value-type="float" office:value="-185">
            <text:p>-185</text:p>
          </table:table-cell>
          <table:table-cell table:formula="of:=1/(1+EXP(-[.A72]/(256/7)))" office:value-type="float" office:value="0.00631436467089637">
            <text:p>0.01</text:p>
          </table:table-cell>
          <table:table-cell table:number-columns-repeated="2"/>
        </table:table-row>
        <table:table-row table:style-name="ro1">
          <table:table-cell office:value-type="float" office:value="-184">
            <text:p>-184</text:p>
          </table:table-cell>
          <table:table-cell table:formula="of:=1/(1+EXP(-[.A73]/(256/7)))" office:value-type="float" office:value="0.0064882695966567">
            <text:p>0.01</text:p>
          </table:table-cell>
          <table:table-cell table:number-columns-repeated="2"/>
        </table:table-row>
        <table:table-row table:style-name="ro1">
          <table:table-cell office:value-type="float" office:value="-183">
            <text:p>-183</text:p>
          </table:table-cell>
          <table:table-cell table:formula="of:=1/(1+EXP(-[.A74]/(256/7)))" office:value-type="float" office:value="0.00666693193128066">
            <text:p>0.01</text:p>
          </table:table-cell>
          <table:table-cell table:number-columns-repeated="2"/>
        </table:table-row>
        <table:table-row table:style-name="ro1">
          <table:table-cell office:value-type="float" office:value="-182">
            <text:p>-182</text:p>
          </table:table-cell>
          <table:table-cell table:formula="of:=1/(1+EXP(-[.A75]/(256/7)))" office:value-type="float" office:value="0.00685048002664497">
            <text:p>0.01</text:p>
          </table:table-cell>
          <table:table-cell table:number-columns-repeated="2"/>
        </table:table-row>
        <table:table-row table:style-name="ro1">
          <table:table-cell office:value-type="float" office:value="-181">
            <text:p>-181</text:p>
          </table:table-cell>
          <table:table-cell table:formula="of:=1/(1+EXP(-[.A76]/(256/7)))" office:value-type="float" office:value="0.00703904559740152">
            <text:p>0.01</text:p>
          </table:table-cell>
          <table:table-cell table:number-columns-repeated="2"/>
        </table:table-row>
        <table:table-row table:style-name="ro1">
          <table:table-cell office:value-type="float" office:value="-180">
            <text:p>-180</text:p>
          </table:table-cell>
          <table:table-cell table:formula="of:=1/(1+EXP(-[.A77]/(256/7)))" office:value-type="float" office:value="0.00723276380347905">
            <text:p>0.01</text:p>
          </table:table-cell>
          <table:table-cell table:number-columns-repeated="2"/>
        </table:table-row>
        <table:table-row table:style-name="ro1">
          <table:table-cell office:value-type="float" office:value="-179">
            <text:p>-179</text:p>
          </table:table-cell>
          <table:table-cell table:formula="of:=1/(1+EXP(-[.A78]/(256/7)))" office:value-type="float" office:value="0.00743177333429119">
            <text:p>0.01</text:p>
          </table:table-cell>
          <table:table-cell table:number-columns-repeated="2"/>
        </table:table-row>
        <table:table-row table:style-name="ro1">
          <table:table-cell office:value-type="float" office:value="-178">
            <text:p>-178</text:p>
          </table:table-cell>
          <table:table-cell table:formula="of:=1/(1+EXP(-[.A79]/(256/7)))" office:value-type="float" office:value="0.00763621649466721">
            <text:p>0.01</text:p>
          </table:table-cell>
          <table:table-cell table:number-columns-repeated="2"/>
        </table:table-row>
        <table:table-row table:style-name="ro1">
          <table:table-cell office:value-type="float" office:value="-177">
            <text:p>-177</text:p>
          </table:table-cell>
          <table:table-cell table:formula="of:=1/(1+EXP(-[.A80]/(256/7)))" office:value-type="float" office:value="0.0078462392925209">
            <text:p>0.01</text:p>
          </table:table-cell>
          <table:table-cell table:number-columns-repeated="2"/>
        </table:table-row>
        <table:table-row table:style-name="ro1">
          <table:table-cell office:value-type="float" office:value="-176">
            <text:p>-176</text:p>
          </table:table-cell>
          <table:table-cell table:formula="of:=1/(1+EXP(-[.A81]/(256/7)))" office:value-type="float" office:value="0.00806199152827164">
            <text:p>0.01</text:p>
          </table:table-cell>
          <table:table-cell table:number-columns-repeated="2"/>
        </table:table-row>
        <table:table-row table:style-name="ro1">
          <table:table-cell office:value-type="float" office:value="-175">
            <text:p>-175</text:p>
          </table:table-cell>
          <table:table-cell table:formula="of:=1/(1+EXP(-[.A82]/(256/7)))" office:value-type="float" office:value="0.0082836268860305">
            <text:p>0.01</text:p>
          </table:table-cell>
          <table:table-cell table:number-columns-repeated="2"/>
        </table:table-row>
        <table:table-row table:style-name="ro1">
          <table:table-cell office:value-type="float" office:value="-174">
            <text:p>-174</text:p>
          </table:table-cell>
          <table:table-cell table:formula="of:=1/(1+EXP(-[.A83]/(256/7)))" office:value-type="float" office:value="0.00851130302656255">
            <text:p>0.01</text:p>
          </table:table-cell>
          <table:table-cell table:number-columns-repeated="2"/>
        </table:table-row>
        <table:table-row table:style-name="ro1">
          <table:table-cell office:value-type="float" office:value="-173">
            <text:p>-173</text:p>
          </table:table-cell>
          <table:table-cell table:formula="of:=1/(1+EXP(-[.A84]/(256/7)))" office:value-type="float" office:value="0.00874518168203515">
            <text:p>0.01</text:p>
          </table:table-cell>
          <table:table-cell table:number-columns-repeated="2"/>
        </table:table-row>
        <table:table-row table:style-name="ro1">
          <table:table-cell office:value-type="float" office:value="-172">
            <text:p>-172</text:p>
          </table:table-cell>
          <table:table-cell table:formula="of:=1/(1+EXP(-[.A85]/(256/7)))" office:value-type="float" office:value="0.00898542875256017">
            <text:p>0.01</text:p>
          </table:table-cell>
          <table:table-cell table:number-columns-repeated="2"/>
        </table:table-row>
        <table:table-row table:style-name="ro1">
          <table:table-cell office:value-type="float" office:value="-171">
            <text:p>-171</text:p>
          </table:table-cell>
          <table:table-cell table:formula="of:=1/(1+EXP(-[.A86]/(256/7)))" office:value-type="float" office:value="0.00923221440453628">
            <text:p>0.01</text:p>
          </table:table-cell>
          <table:table-cell table:number-columns-repeated="2"/>
        </table:table-row>
        <table:table-row table:style-name="ro1">
          <table:table-cell office:value-type="float" office:value="-170">
            <text:p>-170</text:p>
          </table:table-cell>
          <table:table-cell table:formula="of:=1/(1+EXP(-[.A87]/(256/7)))" office:value-type="float" office:value="0.00948571317079521">
            <text:p>0.01</text:p>
          </table:table-cell>
          <table:table-cell table:number-columns-repeated="2"/>
        </table:table-row>
        <table:table-row table:style-name="ro1">
          <table:table-cell office:value-type="float" office:value="-169">
            <text:p>-169</text:p>
          </table:table-cell>
          <table:table-cell table:formula="of:=1/(1+EXP(-[.A88]/(256/7)))" office:value-type="float" office:value="0.00974610405255406">
            <text:p>0.01</text:p>
          </table:table-cell>
          <table:table-cell table:number-columns-repeated="2"/>
        </table:table-row>
        <table:table-row table:style-name="ro1">
          <table:table-cell office:value-type="float" office:value="-168">
            <text:p>-168</text:p>
          </table:table-cell>
          <table:table-cell table:formula="of:=1/(1+EXP(-[.A89]/(256/7)))" office:value-type="float" office:value="0.0100135706231731">
            <text:p>0.01</text:p>
          </table:table-cell>
          <table:table-cell table:number-columns-repeated="2"/>
        </table:table-row>
        <table:table-row table:style-name="ro1">
          <table:table-cell office:value-type="float" office:value="-167">
            <text:p>-167</text:p>
          </table:table-cell>
          <table:table-cell table:formula="of:=1/(1+EXP(-[.A90]/(256/7)))" office:value-type="float" office:value="0.0102883011337162">
            <text:p>0.01</text:p>
          </table:table-cell>
          <table:table-cell table:number-columns-repeated="2"/>
        </table:table-row>
        <table:table-row table:style-name="ro1">
          <table:table-cell office:value-type="float" office:value="-166">
            <text:p>-166</text:p>
          </table:table-cell>
          <table:table-cell table:formula="of:=1/(1+EXP(-[.A91]/(256/7)))" office:value-type="float" office:value="0.0105704886203076">
            <text:p>0.01</text:p>
          </table:table-cell>
          <table:table-cell table:number-columns-repeated="2"/>
        </table:table-row>
        <table:table-row table:style-name="ro1">
          <table:table-cell office:value-type="float" office:value="-165">
            <text:p>-165</text:p>
          </table:table-cell>
          <table:table-cell table:formula="of:=1/(1+EXP(-[.A92]/(256/7)))" office:value-type="float" office:value="0.0108603310132775">
            <text:p>0.01</text:p>
          </table:table-cell>
          <table:table-cell table:number-columns-repeated="2"/>
        </table:table-row>
        <table:table-row table:style-name="ro1">
          <table:table-cell office:value-type="float" office:value="-164">
            <text:p>-164</text:p>
          </table:table-cell>
          <table:table-cell table:formula="of:=1/(1+EXP(-[.A93]/(256/7)))" office:value-type="float" office:value="0.011158031248084">
            <text:p>0.01</text:p>
          </table:table-cell>
          <table:table-cell table:number-columns-repeated="2"/>
        </table:table-row>
        <table:table-row table:style-name="ro1">
          <table:table-cell office:value-type="float" office:value="-163">
            <text:p>-163</text:p>
          </table:table-cell>
          <table:table-cell table:formula="of:=1/(1+EXP(-[.A94]/(256/7)))" office:value-type="float" office:value="0.011463797377996">
            <text:p>0.01</text:p>
          </table:table-cell>
          <table:table-cell table:number-columns-repeated="2"/>
        </table:table-row>
        <table:table-row table:style-name="ro1">
          <table:table-cell office:value-type="float" office:value="-162">
            <text:p>-162</text:p>
          </table:table-cell>
          <table:table-cell table:formula="of:=1/(1+EXP(-[.A95]/(256/7)))" office:value-type="float" office:value="0.0117778426885196">
            <text:p>0.01</text:p>
          </table:table-cell>
          <table:table-cell table:number-columns-repeated="2"/>
        </table:table-row>
        <table:table-row table:style-name="ro1">
          <table:table-cell office:value-type="float" office:value="-161">
            <text:p>-161</text:p>
          </table:table-cell>
          <table:table-cell table:formula="of:=1/(1+EXP(-[.A96]/(256/7)))" office:value-type="float" office:value="0.0121003858135447">
            <text:p>0.01</text:p>
          </table:table-cell>
          <table:table-cell table:number-columns-repeated="2"/>
        </table:table-row>
        <table:table-row table:style-name="ro1">
          <table:table-cell office:value-type="float" office:value="-160">
            <text:p>-160</text:p>
          </table:table-cell>
          <table:table-cell table:formula="of:=1/(1+EXP(-[.A97]/(256/7)))" office:value-type="float" office:value="0.0124316508531858">
            <text:p>0.01</text:p>
          </table:table-cell>
          <table:table-cell table:number-columns-repeated="2"/>
        </table:table-row>
        <table:table-row table:style-name="ro1">
          <table:table-cell office:value-type="float" office:value="-159">
            <text:p>-159</text:p>
          </table:table-cell>
          <table:table-cell table:formula="of:=1/(1+EXP(-[.A98]/(256/7)))" office:value-type="float" office:value="0.0127718674932863">
            <text:p>0.01</text:p>
          </table:table-cell>
          <table:table-cell table:number-columns-repeated="2"/>
        </table:table-row>
        <table:table-row table:style-name="ro1">
          <table:table-cell office:value-type="float" office:value="-158">
            <text:p>-158</text:p>
          </table:table-cell>
          <table:table-cell table:formula="of:=1/(1+EXP(-[.A99]/(256/7)))" office:value-type="float" office:value="0.013121271126551">
            <text:p>0.01</text:p>
          </table:table-cell>
          <table:table-cell table:number-columns-repeated="2"/>
        </table:table-row>
        <table:table-row table:style-name="ro1">
          <table:table-cell office:value-type="float" office:value="-157">
            <text:p>-157</text:p>
          </table:table-cell>
          <table:table-cell table:formula="of:=1/(1+EXP(-[.A100]/(256/7)))" office:value-type="float" office:value="0.0134801029752663">
            <text:p>0.01</text:p>
          </table:table-cell>
          <table:table-cell table:number-columns-repeated="2"/>
        </table:table-row>
        <table:table-row table:style-name="ro1">
          <table:table-cell office:value-type="float" office:value="-156">
            <text:p>-156</text:p>
          </table:table-cell>
          <table:table-cell table:formula="of:=1/(1+EXP(-[.A101]/(256/7)))" office:value-type="float" office:value="0.0138486102155646">
            <text:p>0.01</text:p>
          </table:table-cell>
          <table:table-cell table:number-columns-repeated="2"/>
        </table:table-row>
        <table:table-row table:style-name="ro1">
          <table:table-cell office:value-type="float" office:value="-155">
            <text:p>-155</text:p>
          </table:table-cell>
          <table:table-cell table:formula="of:=1/(1+EXP(-[.A102]/(256/7)))" office:value-type="float" office:value="0.014227046103179">
            <text:p>0.01</text:p>
          </table:table-cell>
          <table:table-cell table:number-columns-repeated="2"/>
        </table:table-row>
        <table:table-row table:style-name="ro1">
          <table:table-cell office:value-type="float" office:value="-154">
            <text:p>-154</text:p>
          </table:table-cell>
          <table:table-cell table:formula="of:=1/(1+EXP(-[.A103]/(256/7)))" office:value-type="float" office:value="0.014615670100636">
            <text:p>0.01</text:p>
          </table:table-cell>
          <table:table-cell table:number-columns-repeated="2"/>
        </table:table-row>
        <table:table-row table:style-name="ro1">
          <table:table-cell office:value-type="float" office:value="-153">
            <text:p>-153</text:p>
          </table:table-cell>
          <table:table-cell table:formula="of:=1/(1+EXP(-[.A104]/(256/7)))" office:value-type="float" office:value="0.0150147480058195">
            <text:p>0.02</text:p>
          </table:table-cell>
          <table:table-cell table:number-columns-repeated="2"/>
        </table:table-row>
        <table:table-row table:style-name="ro1">
          <table:table-cell office:value-type="float" office:value="-152">
            <text:p>-152</text:p>
          </table:table-cell>
          <table:table-cell table:formula="of:=1/(1+EXP(-[.A105]/(256/7)))" office:value-type="float" office:value="0.0154245520818411">
            <text:p>0.02</text:p>
          </table:table-cell>
          <table:table-cell table:number-columns-repeated="2"/>
        </table:table-row>
        <table:table-row table:style-name="ro1">
          <table:table-cell office:value-type="float" office:value="-151">
            <text:p>-151</text:p>
          </table:table-cell>
          <table:table-cell table:formula="of:=1/(1+EXP(-[.A106]/(256/7)))" office:value-type="float" office:value="0.0158453611881374">
            <text:p>0.02</text:p>
          </table:table-cell>
          <table:table-cell table:number-columns-repeated="2"/>
        </table:table-row>
        <table:table-row table:style-name="ro1">
          <table:table-cell office:value-type="float" office:value="-150">
            <text:p>-150</text:p>
          </table:table-cell>
          <table:table-cell table:formula="of:=1/(1+EXP(-[.A107]/(256/7)))" office:value-type="float" office:value="0.0162774609127135">
            <text:p>0.02</text:p>
          </table:table-cell>
          <table:table-cell table:number-columns-repeated="2"/>
        </table:table-row>
        <table:table-row table:style-name="ro1">
          <table:table-cell office:value-type="float" office:value="-149">
            <text:p>-149</text:p>
          </table:table-cell>
          <table:table-cell table:formula="of:=1/(1+EXP(-[.A108]/(256/7)))" office:value-type="float" office:value="0.0167211437054421">
            <text:p>0.02</text:p>
          </table:table-cell>
          <table:table-cell table:number-columns-repeated="2"/>
        </table:table-row>
        <table:table-row table:style-name="ro1">
          <table:table-cell office:value-type="float" office:value="-148">
            <text:p>-148</text:p>
          </table:table-cell>
          <table:table-cell table:formula="of:=1/(1+EXP(-[.A109]/(256/7)))" office:value-type="float" office:value="0.0171767090123184">
            <text:p>0.02</text:p>
          </table:table-cell>
          <table:table-cell table:number-columns-repeated="2"/>
        </table:table-row>
        <table:table-row table:style-name="ro1">
          <table:table-cell office:value-type="float" office:value="-147">
            <text:p>-147</text:p>
          </table:table-cell>
          <table:table-cell table:formula="of:=1/(1+EXP(-[.A110]/(256/7)))" office:value-type="float" office:value="0.0176444634105646">
            <text:p>0.02</text:p>
          </table:table-cell>
          <table:table-cell table:number-columns-repeated="2"/>
        </table:table-row>
        <table:table-row table:style-name="ro1">
          <table:table-cell office:value-type="float" office:value="-146">
            <text:p>-146</text:p>
          </table:table-cell>
          <table:table-cell table:formula="of:=1/(1+EXP(-[.A111]/(256/7)))" office:value-type="float" office:value="0.0181247207444686">
            <text:p>0.02</text:p>
          </table:table-cell>
          <table:table-cell table:number-columns-repeated="2"/>
        </table:table-row>
        <table:table-row table:style-name="ro1">
          <table:table-cell office:value-type="float" office:value="-145">
            <text:p>-145</text:p>
          </table:table-cell>
          <table:table-cell table:formula="of:=1/(1+EXP(-[.A112]/(256/7)))" office:value-type="float" office:value="0.0186178022618317">
            <text:p>0.02</text:p>
          </table:table-cell>
          <table:table-cell table:number-columns-repeated="2"/>
        </table:table-row>
        <table:table-row table:style-name="ro1">
          <table:table-cell office:value-type="float" office:value="-144">
            <text:p>-144</text:p>
          </table:table-cell>
          <table:table-cell table:formula="of:=1/(1+EXP(-[.A113]/(256/7)))" office:value-type="float" office:value="0.0191240367508889">
            <text:p>0.02</text:p>
          </table:table-cell>
          <table:table-cell table:number-columns-repeated="2"/>
        </table:table-row>
        <table:table-row table:style-name="ro1">
          <table:table-cell office:value-type="float" office:value="-143">
            <text:p>-143</text:p>
          </table:table-cell>
          <table:table-cell table:formula="of:=1/(1+EXP(-[.A114]/(256/7)))" office:value-type="float" office:value="0.0196437606775596">
            <text:p>0.02</text:p>
          </table:table-cell>
          <table:table-cell table:number-columns-repeated="2"/>
        </table:table-row>
        <table:table-row table:style-name="ro1">
          <table:table-cell office:value-type="float" office:value="-142">
            <text:p>-142</text:p>
          </table:table-cell>
          <table:table-cell table:formula="of:=1/(1+EXP(-[.A115]/(256/7)))" office:value-type="float" office:value="0.02017731832287">
            <text:p>0.02</text:p>
          </table:table-cell>
          <table:table-cell table:number-columns-repeated="2"/>
        </table:table-row>
        <table:table-row table:style-name="ro1">
          <table:table-cell office:value-type="float" office:value="-141">
            <text:p>-141</text:p>
          </table:table-cell>
          <table:table-cell table:formula="of:=1/(1+EXP(-[.A116]/(256/7)))" office:value-type="float" office:value="0.0207250619203824">
            <text:p>0.02</text:p>
          </table:table-cell>
          <table:table-cell table:number-columns-repeated="2"/>
        </table:table-row>
        <table:table-row table:style-name="ro1">
          <table:table-cell office:value-type="float" office:value="-140">
            <text:p>-140</text:p>
          </table:table-cell>
          <table:table-cell table:formula="of:=1/(1+EXP(-[.A117]/(256/7)))" office:value-type="float" office:value="0.0212873517934511">
            <text:p>0.02</text:p>
          </table:table-cell>
          <table:table-cell table:number-columns-repeated="2"/>
        </table:table-row>
        <table:table-row table:style-name="ro1">
          <table:table-cell office:value-type="float" office:value="-139">
            <text:p>-139</text:p>
          </table:table-cell>
          <table:table-cell table:formula="of:=1/(1+EXP(-[.A118]/(256/7)))" office:value-type="float" office:value="0.0218645564921137">
            <text:p>0.02</text:p>
          </table:table-cell>
          <table:table-cell table:number-columns-repeated="2"/>
        </table:table-row>
        <table:table-row table:style-name="ro1">
          <table:table-cell office:value-type="float" office:value="-138">
            <text:p>-138</text:p>
          </table:table-cell>
          <table:table-cell table:formula="of:=1/(1+EXP(-[.A119]/(256/7)))" office:value-type="float" office:value="0.0224570529294161">
            <text:p>0.02</text:p>
          </table:table-cell>
          <table:table-cell table:number-columns-repeated="2"/>
        </table:table-row>
        <table:table-row table:style-name="ro1">
          <table:table-cell office:value-type="float" office:value="-137">
            <text:p>-137</text:p>
          </table:table-cell>
          <table:table-cell table:formula="of:=1/(1+EXP(-[.A120]/(256/7)))" office:value-type="float" office:value="0.0230652265169498">
            <text:p>0.02</text:p>
          </table:table-cell>
          <table:table-cell table:number-columns-repeated="2"/>
        </table:table-row>
        <table:table-row table:style-name="ro1">
          <table:table-cell office:value-type="float" office:value="-136">
            <text:p>-136</text:p>
          </table:table-cell>
          <table:table-cell table:formula="of:=1/(1+EXP(-[.A121]/(256/7)))" office:value-type="float" office:value="0.0236894712993744">
            <text:p>0.02</text:p>
          </table:table-cell>
          <table:table-cell table:number-columns-repeated="2"/>
        </table:table-row>
        <table:table-row table:style-name="ro1">
          <table:table-cell office:value-type="float" office:value="-135">
            <text:p>-135</text:p>
          </table:table-cell>
          <table:table-cell table:formula="of:=1/(1+EXP(-[.A122]/(256/7)))" office:value-type="float" office:value="0.0243301900876756">
            <text:p>0.02</text:p>
          </table:table-cell>
          <table:table-cell table:number-columns-repeated="2"/>
        </table:table-row>
        <table:table-row table:style-name="ro1">
          <table:table-cell office:value-type="float" office:value="-134">
            <text:p>-134</text:p>
          </table:table-cell>
          <table:table-cell table:formula="of:=1/(1+EXP(-[.A123]/(256/7)))" office:value-type="float" office:value="0.0249877945909003">
            <text:p>0.02</text:p>
          </table:table-cell>
          <table:table-cell table:number-columns-repeated="2"/>
        </table:table-row>
        <table:table-row table:style-name="ro1">
          <table:table-cell office:value-type="float" office:value="-133">
            <text:p>-133</text:p>
          </table:table-cell>
          <table:table-cell table:formula="of:=1/(1+EXP(-[.A124]/(256/7)))" office:value-type="float" office:value="0.0256627055460899">
            <text:p>0.03</text:p>
          </table:table-cell>
          <table:table-cell table:number-columns-repeated="2"/>
        </table:table-row>
        <table:table-row table:style-name="ro1">
          <table:table-cell office:value-type="float" office:value="-132">
            <text:p>-132</text:p>
          </table:table-cell>
          <table:table-cell table:formula="of:=1/(1+EXP(-[.A125]/(256/7)))" office:value-type="float" office:value="0.0263553528461198">
            <text:p>0.03</text:p>
          </table:table-cell>
          <table:table-cell table:number-columns-repeated="2"/>
        </table:table-row>
        <table:table-row table:style-name="ro1">
          <table:table-cell office:value-type="float" office:value="-131">
            <text:p>-131</text:p>
          </table:table-cell>
          <table:table-cell table:formula="of:=1/(1+EXP(-[.A126]/(256/7)))" office:value-type="float" office:value="0.0270661756651336">
            <text:p>0.03</text:p>
          </table:table-cell>
          <table:table-cell table:number-columns-repeated="2"/>
        </table:table-row>
        <table:table-row table:style-name="ro1">
          <table:table-cell office:value-type="float" office:value="-130">
            <text:p>-130</text:p>
          </table:table-cell>
          <table:table-cell table:formula="of:=1/(1+EXP(-[.A127]/(256/7)))" office:value-type="float" office:value="0.0277956225812451">
            <text:p>0.03</text:p>
          </table:table-cell>
          <table:table-cell table:number-columns-repeated="2"/>
        </table:table-row>
        <table:table-row table:style-name="ro1">
          <table:table-cell office:value-type="float" office:value="-129">
            <text:p>-129</text:p>
          </table:table-cell>
          <table:table-cell table:formula="of:=1/(1+EXP(-[.A128]/(256/7)))" office:value-type="float" office:value="0.0285441516961604">
            <text:p>0.03</text:p>
          </table:table-cell>
          <table:table-cell table:number-columns-repeated="2"/>
        </table:table-row>
        <table:table-row table:style-name="ro1">
          <table:table-cell office:value-type="float" office:value="-128">
            <text:p>-128</text:p>
          </table:table-cell>
          <table:table-cell table:formula="of:=1/(1+EXP(-[.A129]/(256/7)))" office:value-type="float" office:value="0.0293122307513563">
            <text:p>0.03</text:p>
          </table:table-cell>
          <table:table-cell table:number-columns-repeated="2"/>
        </table:table-row>
        <table:table-row table:style-name="ro1">
          <table:table-cell office:value-type="float" office:value="-127">
            <text:p>-127</text:p>
          </table:table-cell>
          <table:table-cell table:formula="of:=1/(1+EXP(-[.A130]/(256/7)))" office:value-type="float" office:value="0.0301003372404295">
            <text:p>0.03</text:p>
          </table:table-cell>
          <table:table-cell table:number-columns-repeated="2"/>
        </table:table-row>
        <table:table-row table:style-name="ro1">
          <table:table-cell office:value-type="float" office:value="-126">
            <text:p>-126</text:p>
          </table:table-cell>
          <table:table-cell table:formula="of:=1/(1+EXP(-[.A131]/(256/7)))" office:value-type="float" office:value="0.0309089585172112">
            <text:p>0.03</text:p>
          </table:table-cell>
          <table:table-cell table:number-columns-repeated="2"/>
        </table:table-row>
        <table:table-row table:style-name="ro1">
          <table:table-cell office:value-type="float" office:value="-125">
            <text:p>-125</text:p>
          </table:table-cell>
          <table:table-cell table:formula="of:=1/(1+EXP(-[.A132]/(256/7)))" office:value-type="float" office:value="0.031738591899223">
            <text:p>0.03</text:p>
          </table:table-cell>
          <table:table-cell table:number-columns-repeated="2"/>
        </table:table-row>
        <table:table-row table:style-name="ro1">
          <table:table-cell office:value-type="float" office:value="-124">
            <text:p>-124</text:p>
          </table:table-cell>
          <table:table-cell table:formula="of:=1/(1+EXP(-[.A133]/(256/7)))" office:value-type="float" office:value="0.0325897447660253">
            <text:p>0.03</text:p>
          </table:table-cell>
          <table:table-cell table:number-columns-repeated="2"/>
        </table:table-row>
        <table:table-row table:style-name="ro1">
          <table:table-cell office:value-type="float" office:value="-123">
            <text:p>-123</text:p>
          </table:table-cell>
          <table:table-cell table:formula="of:=1/(1+EXP(-[.A134]/(256/7)))" office:value-type="float" office:value="0.0334629346519907">
            <text:p>0.03</text:p>
          </table:table-cell>
          <table:table-cell table:number-columns-repeated="2"/>
        </table:table-row>
        <table:table-row table:style-name="ro1">
          <table:table-cell office:value-type="float" office:value="-122">
            <text:p>-122</text:p>
          </table:table-cell>
          <table:table-cell table:formula="of:=1/(1+EXP(-[.A135]/(256/7)))" office:value-type="float" office:value="0.034358689333009">
            <text:p>0.03</text:p>
          </table:table-cell>
          <table:table-cell table:number-columns-repeated="2"/>
        </table:table-row>
        <table:table-row table:style-name="ro1">
          <table:table-cell office:value-type="float" office:value="-121">
            <text:p>-121</text:p>
          </table:table-cell>
          <table:table-cell table:formula="of:=1/(1+EXP(-[.A136]/(256/7)))" office:value-type="float" office:value="0.0352775469066116">
            <text:p>0.04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table:formula="of:=1/(1+EXP(-[.A137]/(256/7)))" office:value-type="float" office:value="0.0362200558649747">
            <text:p>0.04</text:p>
          </table:table-cell>
          <table:table-cell table:number-columns-repeated="2"/>
        </table:table-row>
        <table:table-row table:style-name="ro1">
          <table:table-cell office:value-type="float" office:value="-119">
            <text:p>-119</text:p>
          </table:table-cell>
          <table:table-cell table:formula="of:=1/(1+EXP(-[.A138]/(256/7)))" office:value-type="float" office:value="0.0371867751602401">
            <text:p>0.04</text:p>
          </table:table-cell>
          <table:table-cell table:number-columns-repeated="2"/>
        </table:table-row>
        <table:table-row table:style-name="ro1">
          <table:table-cell office:value-type="float" office:value="-118">
            <text:p>-118</text:p>
          </table:table-cell>
          <table:table-cell table:formula="of:=1/(1+EXP(-[.A139]/(256/7)))" office:value-type="float" office:value="0.0381782742615664">
            <text:p>0.04</text:p>
          </table:table-cell>
          <table:table-cell table:number-columns-repeated="2"/>
        </table:table-row>
        <table:table-row table:style-name="ro1">
          <table:table-cell office:value-type="float" office:value="-117">
            <text:p>-117</text:p>
          </table:table-cell>
          <table:table-cell table:formula="of:=1/(1+EXP(-[.A140]/(256/7)))" office:value-type="float" office:value="0.0391951332032982">
            <text:p>0.04</text:p>
          </table:table-cell>
          <table:table-cell table:number-columns-repeated="2"/>
        </table:table-row>
        <table:table-row table:style-name="ro1">
          <table:table-cell office:value-type="float" office:value="-116">
            <text:p>-116</text:p>
          </table:table-cell>
          <table:table-cell table:formula="of:=1/(1+EXP(-[.A141]/(256/7)))" office:value-type="float" office:value="0.040237942623616">
            <text:p>0.04</text:p>
          </table:table-cell>
          <table:table-cell table:number-columns-repeated="2"/>
        </table:table-row>
        <table:table-row table:style-name="ro1">
          <table:table-cell office:value-type="float" office:value="-115">
            <text:p>-115</text:p>
          </table:table-cell>
          <table:table-cell table:formula="of:=1/(1+EXP(-[.A142]/(256/7)))" office:value-type="float" office:value="0.0413073037930043">
            <text:p>0.04</text:p>
          </table:table-cell>
          <table:table-cell table:number-columns-repeated="2"/>
        </table:table-row>
        <table:table-row table:style-name="ro1">
          <table:table-cell office:value-type="float" office:value="-114">
            <text:p>-114</text:p>
          </table:table-cell>
          <table:table-cell table:formula="of:=1/(1+EXP(-[.A143]/(256/7)))" office:value-type="float" office:value="0.0424038286318467">
            <text:p>0.04</text:p>
          </table:table-cell>
          <table:table-cell table:number-columns-repeated="2"/>
        </table:table-row>
        <table:table-row table:style-name="ro1">
          <table:table-cell office:value-type="float" office:value="-113">
            <text:p>-113</text:p>
          </table:table-cell>
          <table:table-cell table:formula="of:=1/(1+EXP(-[.A144]/(256/7)))" office:value-type="float" office:value="0.0435281397164353">
            <text:p>0.04</text:p>
          </table:table-cell>
          <table:table-cell table:number-columns-repeated="2"/>
        </table:table-row>
        <table:table-row table:style-name="ro1">
          <table:table-cell office:value-type="float" office:value="-112">
            <text:p>-112</text:p>
          </table:table-cell>
          <table:table-cell table:formula="of:=1/(1+EXP(-[.A145]/(256/7)))" office:value-type="float" office:value="0.0446808702726502">
            <text:p>0.04</text:p>
          </table:table-cell>
          <table:table-cell table:number-columns-repeated="2"/>
        </table:table-row>
        <table:table-row table:style-name="ro1">
          <table:table-cell office:value-type="float" office:value="-111">
            <text:p>-111</text:p>
          </table:table-cell>
          <table:table-cell table:formula="of:=1/(1+EXP(-[.A146]/(256/7)))" office:value-type="float" office:value="0.0458626641565422">
            <text:p>0.05</text:p>
          </table:table-cell>
          <table:table-cell table:number-columns-repeated="2"/>
        </table:table-row>
        <table:table-row table:style-name="ro1">
          <table:table-cell office:value-type="float" office:value="-110">
            <text:p>-110</text:p>
          </table:table-cell>
          <table:table-cell table:formula="of:=1/(1+EXP(-[.A147]/(256/7)))" office:value-type="float" office:value="0.0470741758210241">
            <text:p>0.05</text:p>
          </table:table-cell>
          <table:table-cell table:number-columns-repeated="2"/>
        </table:table-row>
        <table:table-row table:style-name="ro1">
          <table:table-cell office:value-type="float" office:value="-109">
            <text:p>-109</text:p>
          </table:table-cell>
          <table:table-cell table:formula="of:=1/(1+EXP(-[.A148]/(256/7)))" office:value-type="float" office:value="0.0483160702678493">
            <text:p>0.05</text:p>
          </table:table-cell>
          <table:table-cell table:number-columns-repeated="2"/>
        </table:table-row>
        <table:table-row table:style-name="ro1">
          <table:table-cell office:value-type="float" office:value="-108">
            <text:p>-108</text:p>
          </table:table-cell>
          <table:table-cell table:formula="of:=1/(1+EXP(-[.A149]/(256/7)))" office:value-type="float" office:value="0.0495890229840317">
            <text:p>0.05</text:p>
          </table:table-cell>
          <table:table-cell table:number-columns-repeated="2"/>
        </table:table-row>
        <table:table-row table:style-name="ro1">
          <table:table-cell office:value-type="float" office:value="-107">
            <text:p>-107</text:p>
          </table:table-cell>
          <table:table-cell table:formula="of:=1/(1+EXP(-[.A150]/(256/7)))" office:value-type="float" office:value="0.0508937198618338">
            <text:p>0.05</text:p>
          </table:table-cell>
          <table:table-cell table:number-columns-repeated="2"/>
        </table:table-row>
        <table:table-row table:style-name="ro1">
          <table:table-cell office:value-type="float" office:value="-106">
            <text:p>-106</text:p>
          </table:table-cell>
          <table:table-cell table:formula="of:=1/(1+EXP(-[.A151]/(256/7)))" office:value-type="float" office:value="0.0522308571014257">
            <text:p>0.05</text:p>
          </table:table-cell>
          <table:table-cell table:number-columns-repeated="2"/>
        </table:table-row>
        <table:table-row table:style-name="ro1">
          <table:table-cell office:value-type="float" office:value="-105">
            <text:p>-105</text:p>
          </table:table-cell>
          <table:table-cell table:formula="of:=1/(1+EXP(-[.A152]/(256/7)))" office:value-type="float" office:value="0.0536011410952942">
            <text:p>0.05</text:p>
          </table:table-cell>
          <table:table-cell table:number-columns-repeated="2"/>
        </table:table-row>
        <table:table-row table:style-name="ro1">
          <table:table-cell office:value-type="float" office:value="-104">
            <text:p>-104</text:p>
          </table:table-cell>
          <table:table-cell table:formula="of:=1/(1+EXP(-[.A153]/(256/7)))" office:value-type="float" office:value="0.0550052882934541">
            <text:p>0.06</text:p>
          </table:table-cell>
          <table:table-cell table:number-columns-repeated="2"/>
        </table:table-row>
        <table:table-row table:style-name="ro1">
          <table:table-cell office:value-type="float" office:value="-103">
            <text:p>-103</text:p>
          </table:table-cell>
          <table:table-cell table:formula="of:=1/(1+EXP(-[.A154]/(256/7)))" office:value-type="float" office:value="0.0564440250484954">
            <text:p>0.06</text:p>
          </table:table-cell>
          <table:table-cell table:number-columns-repeated="2"/>
        </table:table-row>
        <table:table-row table:style-name="ro1">
          <table:table-cell office:value-type="float" office:value="-102">
            <text:p>-102</text:p>
          </table:table-cell>
          <table:table-cell table:formula="of:=1/(1+EXP(-[.A155]/(256/7)))" office:value-type="float" office:value="0.0579180874394744">
            <text:p>0.06</text:p>
          </table:table-cell>
          <table:table-cell table:number-columns-repeated="2"/>
        </table:table-row>
        <table:table-row table:style-name="ro1">
          <table:table-cell office:value-type="float" office:value="-101">
            <text:p>-101</text:p>
          </table:table-cell>
          <table:table-cell table:formula="of:=1/(1+EXP(-[.A156]/(256/7)))" office:value-type="float" office:value="0.0594282210736403">
            <text:p>0.06</text:p>
          </table:table-cell>
          <table:table-cell table:number-columns-repeated="2"/>
        </table:table-row>
        <table:table-row table:style-name="ro1">
          <table:table-cell office:value-type="float" office:value="-100">
            <text:p>-100</text:p>
          </table:table-cell>
          <table:table-cell table:formula="of:=1/(1+EXP(-[.A157]/(256/7)))" office:value-type="float" office:value="0.0609751808649648">
            <text:p>0.06</text:p>
          </table:table-cell>
          <table:table-cell table:number-columns-repeated="2"/>
        </table:table-row>
        <table:table-row table:style-name="ro1">
          <table:table-cell office:value-type="float" office:value="-99">
            <text:p>-99</text:p>
          </table:table-cell>
          <table:table-cell table:formula="of:=1/(1+EXP(-[.A158]/(256/7)))" office:value-type="float" office:value="0.0625597307884314">
            <text:p>0.06</text:p>
          </table:table-cell>
          <table:table-cell table:number-columns-repeated="2"/>
        </table:table-row>
        <table:table-row table:style-name="ro1">
          <table:table-cell office:value-type="float" office:value="-98">
            <text:p>-98</text:p>
          </table:table-cell>
          <table:table-cell table:formula="of:=1/(1+EXP(-[.A159]/(256/7)))" office:value-type="float" office:value="0.0641826436090197">
            <text:p>0.06</text:p>
          </table:table-cell>
          <table:table-cell table:number-columns-repeated="2"/>
        </table:table-row>
        <table:table-row table:style-name="ro1">
          <table:table-cell office:value-type="float" office:value="-97">
            <text:p>-97</text:p>
          </table:table-cell>
          <table:table-cell table:formula="of:=1/(1+EXP(-[.A160]/(256/7)))" office:value-type="float" office:value="0.0658447005843111">
            <text:p>0.07</text:p>
          </table:table-cell>
          <table:table-cell table:number-columns-repeated="2"/>
        </table:table-row>
        <table:table-row table:style-name="ro1">
          <table:table-cell office:value-type="float" office:value="-96">
            <text:p>-96</text:p>
          </table:table-cell>
          <table:table-cell table:formula="of:=1/(1+EXP(-[.A161]/(256/7)))" office:value-type="float" office:value="0.0675466911396291">
            <text:p>0.07</text:p>
          </table:table-cell>
          <table:table-cell table:number-columns-repeated="2"/>
        </table:table-row>
        <table:table-row table:style-name="ro1">
          <table:table-cell office:value-type="float" office:value="-95">
            <text:p>-95</text:p>
          </table:table-cell>
          <table:table-cell table:formula="of:=1/(1+EXP(-[.A162]/(256/7)))" office:value-type="float" office:value="0.0692894125146216">
            <text:p>0.07</text:p>
          </table:table-cell>
          <table:table-cell table:number-columns-repeated="2"/>
        </table:table-row>
        <table:table-row table:style-name="ro1">
          <table:table-cell office:value-type="float" office:value="-94">
            <text:p>-94</text:p>
          </table:table-cell>
          <table:table-cell table:formula="of:=1/(1+EXP(-[.A163]/(256/7)))" office:value-type="float" office:value="0.0710736693801835">
            <text:p>0.07</text:p>
          </table:table-cell>
          <table:table-cell table:number-columns-repeated="2"/>
        </table:table-row>
        <table:table-row table:style-name="ro1">
          <table:table-cell office:value-type="float" office:value="-93">
            <text:p>-93</text:p>
          </table:table-cell>
          <table:table-cell table:formula="of:=1/(1+EXP(-[.A164]/(256/7)))" office:value-type="float" office:value="0.0729002734246221">
            <text:p>0.07</text:p>
          </table:table-cell>
          <table:table-cell table:number-columns-repeated="2"/>
        </table:table-row>
        <table:table-row table:style-name="ro1">
          <table:table-cell office:value-type="float" office:value="-92">
            <text:p>-92</text:p>
          </table:table-cell>
          <table:table-cell table:formula="of:=1/(1+EXP(-[.A165]/(256/7)))" office:value-type="float" office:value="0.0747700429079614">
            <text:p>0.07</text:p>
          </table:table-cell>
          <table:table-cell table:number-columns-repeated="2"/>
        </table:table-row>
        <table:table-row table:style-name="ro1">
          <table:table-cell office:value-type="float" office:value="-91">
            <text:p>-91</text:p>
          </table:table-cell>
          <table:table-cell table:formula="of:=1/(1+EXP(-[.A166]/(256/7)))" office:value-type="float" office:value="0.0766838021832952">
            <text:p>0.08</text:p>
          </table:table-cell>
          <table:table-cell table:number-columns-repeated="2"/>
        </table:table-row>
        <table:table-row table:style-name="ro1">
          <table:table-cell office:value-type="float" office:value="-90">
            <text:p>-90</text:p>
          </table:table-cell>
          <table:table-cell table:formula="of:=1/(1+EXP(-[.A167]/(256/7)))" office:value-type="float" office:value="0.0786423811841015">
            <text:p>0.08</text:p>
          </table:table-cell>
          <table:table-cell table:number-columns-repeated="2"/>
        </table:table-row>
        <table:table-row table:style-name="ro1">
          <table:table-cell office:value-type="float" office:value="-89">
            <text:p>-89</text:p>
          </table:table-cell>
          <table:table-cell table:formula="of:=1/(1+EXP(-[.A168]/(256/7)))" office:value-type="float" office:value="0.0806466148764482">
            <text:p>0.08</text:p>
          </table:table-cell>
          <table:table-cell table:number-columns-repeated="2"/>
        </table:table-row>
        <table:table-row table:style-name="ro1">
          <table:table-cell office:value-type="float" office:value="-88">
            <text:p>-88</text:p>
          </table:table-cell>
          <table:table-cell table:formula="of:=1/(1+EXP(-[.A169]/(256/7)))" office:value-type="float" office:value="0.0826973426750389">
            <text:p>0.08</text:p>
          </table:table-cell>
          <table:table-cell table:number-columns-repeated="2"/>
        </table:table-row>
        <table:table-row table:style-name="ro1">
          <table:table-cell office:value-type="float" office:value="-87">
            <text:p>-87</text:p>
          </table:table-cell>
          <table:table-cell table:formula="of:=1/(1+EXP(-[.A170]/(256/7)))" office:value-type="float" office:value="0.0847954078220683">
            <text:p>0.08</text:p>
          </table:table-cell>
          <table:table-cell table:number-columns-repeated="2"/>
        </table:table-row>
        <table:table-row table:style-name="ro1">
          <table:table-cell office:value-type="float" office:value="-86">
            <text:p>-86</text:p>
          </table:table-cell>
          <table:table-cell table:formula="of:=1/(1+EXP(-[.A171]/(256/7)))" office:value-type="float" office:value="0.0869416567278917">
            <text:p>0.09</text:p>
          </table:table-cell>
          <table:table-cell table:number-columns-repeated="2"/>
        </table:table-row>
        <table:table-row table:style-name="ro1">
          <table:table-cell office:value-type="float" office:value="-85">
            <text:p>-85</text:p>
          </table:table-cell>
          <table:table-cell table:formula="of:=1/(1+EXP(-[.A172]/(256/7)))" office:value-type="float" office:value="0.0891369382725416">
            <text:p>0.09</text:p>
          </table:table-cell>
          <table:table-cell table:number-columns-repeated="2"/>
        </table:table-row>
        <table:table-row table:style-name="ro1">
          <table:table-cell office:value-type="float" office:value="-84">
            <text:p>-84</text:p>
          </table:table-cell>
          <table:table-cell table:formula="of:=1/(1+EXP(-[.A173]/(256/7)))" office:value-type="float" office:value="0.0913821030671714">
            <text:p>0.09</text:p>
          </table:table-cell>
          <table:table-cell table:number-columns-repeated="2"/>
        </table:table-row>
        <table:table-row table:style-name="ro1">
          <table:table-cell office:value-type="float" office:value="-83">
            <text:p>-83</text:p>
          </table:table-cell>
          <table:table-cell table:formula="of:=1/(1+EXP(-[.A174]/(256/7)))" office:value-type="float" office:value="0.0936780026745507">
            <text:p>0.09</text:p>
          </table:table-cell>
          <table:table-cell table:number-columns-repeated="2"/>
        </table:table-row>
        <table:table-row table:style-name="ro1">
          <table:table-cell office:value-type="float" office:value="-82">
            <text:p>-82</text:p>
          </table:table-cell>
          <table:table-cell table:formula="of:=1/(1+EXP(-[.A175]/(256/7)))" office:value-type="float" office:value="0.0960254887877938">
            <text:p>0.1</text:p>
          </table:table-cell>
          <table:table-cell table:number-columns-repeated="2"/>
        </table:table-row>
        <table:table-row table:style-name="ro1">
          <table:table-cell office:value-type="float" office:value="-81">
            <text:p>-81</text:p>
          </table:table-cell>
          <table:table-cell table:formula="of:=1/(1+EXP(-[.A176]/(256/7)))" office:value-type="float" office:value="0.0984254123665623">
            <text:p>0.1</text:p>
          </table:table-cell>
          <table:table-cell table:number-columns-repeated="2"/>
        </table:table-row>
        <table:table-row table:style-name="ro1">
          <table:table-cell office:value-type="float" office:value="-80">
            <text:p>-80</text:p>
          </table:table-cell>
          <table:table-cell table:formula="of:=1/(1+EXP(-[.A177]/(256/7)))" office:value-type="float" office:value="0.100878622730057">
            <text:p>0.1</text:p>
          </table:table-cell>
          <table:table-cell table:number-columns-repeated="2"/>
        </table:table-row>
        <table:table-row table:style-name="ro1">
          <table:table-cell office:value-type="float" office:value="-79">
            <text:p>-79</text:p>
          </table:table-cell>
          <table:table-cell table:formula="of:=1/(1+EXP(-[.A178]/(256/7)))" office:value-type="float" office:value="0.103385966606184">
            <text:p>0.1</text:p>
          </table:table-cell>
          <table:table-cell table:number-columns-repeated="2"/>
        </table:table-row>
        <table:table-row table:style-name="ro1">
          <table:table-cell office:value-type="float" office:value="-78">
            <text:p>-78</text:p>
          </table:table-cell>
          <table:table-cell table:formula="of:=1/(1+EXP(-[.A179]/(256/7)))" office:value-type="float" office:value="0.10594828713638">
            <text:p>0.11</text:p>
          </table:table-cell>
          <table:table-cell table:number-columns-repeated="2"/>
        </table:table-row>
        <table:table-row table:style-name="ro1">
          <table:table-cell office:value-type="float" office:value="-77">
            <text:p>-77</text:p>
          </table:table-cell>
          <table:table-cell table:formula="of:=1/(1+EXP(-[.A180]/(256/7)))" office:value-type="float" office:value="0.108566422835656">
            <text:p>0.11</text:p>
          </table:table-cell>
          <table:table-cell table:number-columns-repeated="2"/>
        </table:table-row>
        <table:table-row table:style-name="ro1">
          <table:table-cell office:value-type="float" office:value="-76">
            <text:p>-76</text:p>
          </table:table-cell>
          <table:table-cell table:formula="of:=1/(1+EXP(-[.A181]/(256/7)))" office:value-type="float" office:value="0.111241206507543">
            <text:p>0.11</text:p>
          </table:table-cell>
          <table:table-cell table:number-columns-repeated="2"/>
        </table:table-row>
        <table:table-row table:style-name="ro1">
          <table:table-cell office:value-type="float" office:value="-75">
            <text:p>-75</text:p>
          </table:table-cell>
          <table:table-cell table:formula="of:=1/(1+EXP(-[.A182]/(256/7)))" office:value-type="float" office:value="0.113973464113717">
            <text:p>0.11</text:p>
          </table:table-cell>
          <table:table-cell table:number-columns-repeated="2"/>
        </table:table-row>
        <table:table-row table:style-name="ro1">
          <table:table-cell office:value-type="float" office:value="-74">
            <text:p>-74</text:p>
          </table:table-cell>
          <table:table-cell table:formula="of:=1/(1+EXP(-[.A183]/(256/7)))" office:value-type="float" office:value="0.116764013598223">
            <text:p>0.12</text:p>
          </table:table-cell>
          <table:table-cell table:number-columns-repeated="2"/>
        </table:table-row>
        <table:table-row table:style-name="ro1">
          <table:table-cell office:value-type="float" office:value="-73">
            <text:p>-73</text:p>
          </table:table-cell>
          <table:table-cell table:formula="of:=1/(1+EXP(-[.A184]/(256/7)))" office:value-type="float" office:value="0.119613663666323">
            <text:p>0.12</text:p>
          </table:table-cell>
          <table:table-cell table:number-columns-repeated="2"/>
        </table:table-row>
        <table:table-row table:style-name="ro1">
          <table:table-cell office:value-type="float" office:value="-72">
            <text:p>-72</text:p>
          </table:table-cell>
          <table:table-cell table:formula="of:=1/(1+EXP(-[.A185]/(256/7)))" office:value-type="float" office:value="0.122523212518159">
            <text:p>0.12</text:p>
          </table:table-cell>
          <table:table-cell table:number-columns-repeated="2"/>
        </table:table-row>
        <table:table-row table:style-name="ro1">
          <table:table-cell office:value-type="float" office:value="-71">
            <text:p>-71</text:p>
          </table:table-cell>
          <table:table-cell table:formula="of:=1/(1+EXP(-[.A186]/(256/7)))" office:value-type="float" office:value="0.125493446537563">
            <text:p>0.13</text:p>
          </table:table-cell>
          <table:table-cell table:number-columns-repeated="2"/>
        </table:table-row>
        <table:table-row table:style-name="ro1">
          <table:table-cell office:value-type="float" office:value="-70">
            <text:p>-70</text:p>
          </table:table-cell>
          <table:table-cell table:formula="of:=1/(1+EXP(-[.A187]/(256/7)))" office:value-type="float" office:value="0.128525138936493">
            <text:p>0.13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table:formula="of:=1/(1+EXP(-[.A188]/(256/7)))" office:value-type="float" office:value="0.13161904835577">
            <text:p>0.13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table:formula="of:=1/(1+EXP(-[.A189]/(256/7)))" office:value-type="float" office:value="0.134775917422957">
            <text:p>0.13</text:p>
          </table:table-cell>
          <table:table-cell table:number-columns-repeated="2"/>
        </table:table-row>
        <table:table-row table:style-name="ro1">
          <table:table-cell office:value-type="float" office:value="-67">
            <text:p>-67</text:p>
          </table:table-cell>
          <table:table-cell table:formula="of:=1/(1+EXP(-[.A190]/(256/7)))" office:value-type="float" office:value="0.137996471268404">
            <text:p>0.14</text:p>
          </table:table-cell>
          <table:table-cell table:number-columns-repeated="2"/>
        </table:table-row>
        <table:table-row table:style-name="ro1">
          <table:table-cell office:value-type="float" office:value="-66">
            <text:p>-66</text:p>
          </table:table-cell>
          <table:table-cell table:formula="of:=1/(1+EXP(-[.A191]/(256/7)))" office:value-type="float" office:value="0.141281416000701">
            <text:p>0.14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table:formula="of:=1/(1+EXP(-[.A192]/(256/7)))" office:value-type="float" office:value="0.144631437142975">
            <text:p>0.14</text:p>
          </table:table-cell>
          <table:table-cell table:number-columns-repeated="2"/>
        </table:table-row>
        <table:table-row table:style-name="ro1">
          <table:table-cell office:value-type="float" office:value="-64">
            <text:p>-64</text:p>
          </table:table-cell>
          <table:table-cell table:formula="of:=1/(1+EXP(-[.A193]/(256/7)))" office:value-type="float" office:value="0.148047198031689">
            <text:p>0.15</text:p>
          </table:table-cell>
          <table:table-cell table:number-columns-repeated="2"/>
        </table:table-row>
        <table:table-row table:style-name="ro1">
          <table:table-cell office:value-type="float" office:value="-63">
            <text:p>-63</text:p>
          </table:table-cell>
          <table:table-cell table:formula="of:=1/(1+EXP(-[.A194]/(256/7)))" office:value-type="float" office:value="0.151529338179829">
            <text:p>0.15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table:formula="of:=1/(1+EXP(-[.A195]/(256/7)))" office:value-type="float" office:value="0.155078471606594">
            <text:p>0.16</text:p>
          </table:table-cell>
          <table:table-cell table:number-columns-repeated="2"/>
        </table:table-row>
        <table:table-row table:style-name="ro1">
          <table:table-cell office:value-type="float" office:value="-61">
            <text:p>-61</text:p>
          </table:table-cell>
          <table:table-cell table:formula="of:=1/(1+EXP(-[.A196]/(256/7)))" office:value-type="float" office:value="0.15869518513596">
            <text:p>0.16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table:formula="of:=1/(1+EXP(-[.A197]/(256/7)))" office:value-type="float" office:value="0.162380036666711">
            <text:p>0.16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table:formula="of:=1/(1+EXP(-[.A198]/(256/7)))" office:value-type="float" office:value="0.166133553416803">
            <text:p>0.17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table:formula="of:=1/(1+EXP(-[.A199]/(256/7)))" office:value-type="float" office:value="0.169956230145188">
            <text:p>0.17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table:formula="of:=1/(1+EXP(-[.A200]/(256/7)))" office:value-type="float" office:value="0.173848527354471">
            <text:p>0.17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table:formula="of:=1/(1+EXP(-[.A201]/(256/7)))" office:value-type="float" office:value="0.17781086947805">
            <text:p>0.18</text:p>
          </table:table-cell>
          <table:table-cell table:number-columns-repeated="2"/>
        </table:table-row>
        <table:table-row table:style-name="ro1">
          <table:table-cell office:value-type="float" office:value="-55">
            <text:p>-55</text:p>
          </table:table-cell>
          <table:table-cell table:formula="of:=1/(1+EXP(-[.A202]/(256/7)))" office:value-type="float" office:value="0.181843643055648">
            <text:p>0.18</text:p>
          </table:table-cell>
          <table:table-cell table:number-columns-repeated="2"/>
        </table:table-row>
        <table:table-row table:style-name="ro1">
          <table:table-cell office:value-type="float" office:value="-54">
            <text:p>-54</text:p>
          </table:table-cell>
          <table:table-cell table:formula="of:=1/(1+EXP(-[.A203]/(256/7)))" office:value-type="float" office:value="0.185947194901422">
            <text:p>0.19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table:formula="of:=1/(1+EXP(-[.A204]/(256/7)))" office:value-type="float" office:value="0.190121830269085">
            <text:p>0.19</text:p>
          </table:table-cell>
          <table:table-cell table:number-columns-repeated="2"/>
        </table:table-row>
        <table:table-row table:style-name="ro1">
          <table:table-cell office:value-type="float" office:value="-52">
            <text:p>-52</text:p>
          </table:table-cell>
          <table:table-cell table:formula="of:=1/(1+EXP(-[.A205]/(256/7)))" office:value-type="float" office:value="0.194367811018745">
            <text:p>0.19</text:p>
          </table:table-cell>
          <table:table-cell table:number-columns-repeated="2"/>
        </table:table-row>
        <table:table-row table:style-name="ro1">
          <table:table-cell office:value-type="float" office:value="-51">
            <text:p>-51</text:p>
          </table:table-cell>
          <table:table-cell table:formula="of:=1/(1+EXP(-[.A206]/(256/7)))" office:value-type="float" office:value="0.198685353790425">
            <text:p>0.2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table:formula="of:=1/(1+EXP(-[.A207]/(256/7)))" office:value-type="float" office:value="0.20307462818947">
            <text:p>0.2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table:formula="of:=1/(1+EXP(-[.A208]/(256/7)))" office:value-type="float" office:value="0.207535754989287">
            <text:p>0.21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table:formula="of:=1/(1+EXP(-[.A209]/(256/7)))" office:value-type="float" office:value="0.212068804357105">
            <text:p>0.21</text:p>
          </table:table-cell>
          <table:table-cell table:number-columns-repeated="2"/>
        </table:table-row>
        <table:table-row table:style-name="ro1">
          <table:table-cell office:value-type="float" office:value="-47">
            <text:p>-47</text:p>
          </table:table-cell>
          <table:table-cell table:formula="of:=1/(1+EXP(-[.A210]/(256/7)))" office:value-type="float" office:value="0.21667379410865">
            <text:p>0.22</text:p>
          </table:table-cell>
          <table:table-cell table:number-columns-repeated="2"/>
        </table:table-row>
        <table:table-row table:style-name="ro1">
          <table:table-cell office:value-type="float" office:value="-46">
            <text:p>-46</text:p>
          </table:table-cell>
          <table:table-cell table:formula="of:=1/(1+EXP(-[.A211]/(256/7)))" office:value-type="float" office:value="0.221350687997828">
            <text:p>0.22</text:p>
          </table:table-cell>
          <table:table-cell table:number-columns-repeated="2"/>
        </table:table-row>
        <table:table-row table:style-name="ro1">
          <table:table-cell office:value-type="float" office:value="-45">
            <text:p>-45</text:p>
          </table:table-cell>
          <table:table-cell table:formula="of:=1/(1+EXP(-[.A212]/(256/7)))" office:value-type="float" office:value="0.226099394047711">
            <text:p>0.23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table:formula="of:=1/(1+EXP(-[.A213]/(256/7)))" office:value-type="float" office:value="0.230919762929272">
            <text:p>0.23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table:formula="of:=1/(1+EXP(-[.A214]/(256/7)))" office:value-type="float" office:value="0.235811586394467">
            <text:p>0.24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table:formula="of:=1/(1+EXP(-[.A215]/(256/7)))" office:value-type="float" office:value="0.240774595770382">
            <text:p>0.24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table:formula="of:=1/(1+EXP(-[.A216]/(256/7)))" office:value-type="float" office:value="0.245808460521257">
            <text:p>0.25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table:formula="of:=1/(1+EXP(-[.A217]/(256/7)))" office:value-type="float" office:value="0.250912786885272">
            <text:p>0.25</text:p>
          </table:table-cell>
          <table:table-cell table:number-columns-repeated="2"/>
        </table:table-row>
        <table:table-row table:style-name="ro1">
          <table:table-cell office:value-type="float" office:value="-39">
            <text:p>-39</text:p>
          </table:table-cell>
          <table:table-cell table:formula="of:=1/(1+EXP(-[.A218]/(256/7)))" office:value-type="float" office:value="0.256087116593008">
            <text:p>0.26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table:formula="of:=1/(1+EXP(-[.A219]/(256/7)))" office:value-type="float" office:value="0.26133092567451">
            <text:p>0.26</text:p>
          </table:table-cell>
          <table:table-cell table:number-columns-repeated="2"/>
        </table:table-row>
        <table:table-row table:style-name="ro1">
          <table:table-cell office:value-type="float" office:value="-37">
            <text:p>-37</text:p>
          </table:table-cell>
          <table:table-cell table:formula="of:=1/(1+EXP(-[.A220]/(256/7)))" office:value-type="float" office:value="0.266643623361852">
            <text:p>0.27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table:formula="of:=1/(1+EXP(-[.A221]/(256/7)))" office:value-type="float" office:value="0.272024551094022">
            <text:p>0.27</text:p>
          </table:table-cell>
          <table:table-cell table:number-columns-repeated="2"/>
        </table:table-row>
        <table:table-row table:style-name="ro1">
          <table:table-cell office:value-type="float" office:value="-35">
            <text:p>-35</text:p>
          </table:table-cell>
          <table:table-cell table:formula="of:=1/(1+EXP(-[.A222]/(256/7)))" office:value-type="float" office:value="0.277472981630871">
            <text:p>0.28</text:p>
          </table:table-cell>
          <table:table-cell table:number-columns-repeated="2"/>
        </table:table-row>
        <table:table-row table:style-name="ro1">
          <table:table-cell office:value-type="float" office:value="-34">
            <text:p>-34</text:p>
          </table:table-cell>
          <table:table-cell table:formula="of:=1/(1+EXP(-[.A223]/(256/7)))" office:value-type="float" office:value="0.282988118282706">
            <text:p>0.28</text:p>
          </table:table-cell>
          <table:table-cell table:number-columns-repeated="2"/>
        </table:table-row>
        <table:table-row table:style-name="ro1">
          <table:table-cell office:value-type="float" office:value="-33">
            <text:p>-33</text:p>
          </table:table-cell>
          <table:table-cell table:formula="of:=1/(1+EXP(-[.A224]/(256/7)))" office:value-type="float" office:value="0.288569094261939">
            <text:p>0.29</text:p>
          </table:table-cell>
          <table:table-cell table:number-columns-repeated="2"/>
        </table:table-row>
        <table:table-row table:style-name="ro1">
          <table:table-cell office:value-type="float" office:value="-32">
            <text:p>-32</text:p>
          </table:table-cell>
          <table:table-cell table:formula="of:=1/(1+EXP(-[.A225]/(256/7)))" office:value-type="float" office:value="0.294214972162989">
            <text:p>0.29</text:p>
          </table:table-cell>
          <table:table-cell table:number-columns-repeated="2"/>
        </table:table-row>
        <table:table-row table:style-name="ro1">
          <table:table-cell office:value-type="float" office:value="-31">
            <text:p>-31</text:p>
          </table:table-cell>
          <table:table-cell table:formula="of:=1/(1+EXP(-[.A226]/(256/7)))" office:value-type="float" office:value="0.299924743576342">
            <text:p>0.3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table:formula="of:=1/(1+EXP(-[.A227]/(256/7)))" office:value-type="float" office:value="0.305697328842421">
            <text:p>0.31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table:formula="of:=1/(1+EXP(-[.A228]/(256/7)))" office:value-type="float" office:value="0.311531576950515">
            <text:p>0.31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table:formula="of:=1/(1+EXP(-[.A229]/(256/7)))" office:value-type="float" office:value="0.317426265587676">
            <text:p>0.32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table:formula="of:=1/(1+EXP(-[.A230]/(256/7)))" office:value-type="float" office:value="0.323380101342034">
            <text:p>0.32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table:formula="of:=1/(1+EXP(-[.A231]/(256/7)))" office:value-type="float" office:value="0.329391720064527">
            <text:p>0.33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table:formula="of:=1/(1+EXP(-[.A232]/(256/7)))" office:value-type="float" office:value="0.33545968739253">
            <text:p>0.34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table:formula="of:=1/(1+EXP(-[.A233]/(256/7)))" office:value-type="float" office:value="0.341582499438317">
            <text:p>0.34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table:formula="of:=1/(1+EXP(-[.A234]/(256/7)))" office:value-type="float" office:value="0.347758583644727">
            <text:p>0.35</text:p>
          </table:table-cell>
          <table:table-cell table:number-columns-repeated="2"/>
        </table:table-row>
        <table:table-row table:style-name="ro1">
          <table:table-cell office:value-type="float" office:value="-22">
            <text:p>-22</text:p>
          </table:table-cell>
          <table:table-cell table:formula="of:=1/(1+EXP(-[.A235]/(256/7)))" office:value-type="float" office:value="0.353986299809773">
            <text:p>0.35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table:formula="of:=1/(1+EXP(-[.A236]/(256/7)))" office:value-type="float" office:value="0.360263941281304">
            <text:p>0.36</text:p>
          </table:table-cell>
          <table:table-cell table:number-columns-repeated="2"/>
        </table:table-row>
        <table:table-row table:style-name="ro1">
          <table:table-cell office:value-type="float" office:value="-20">
            <text:p>-20</text:p>
          </table:table-cell>
          <table:table-cell table:formula="of:=1/(1+EXP(-[.A237]/(256/7)))" office:value-type="float" office:value="0.36658973632216">
            <text:p>0.37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table:formula="of:=1/(1+EXP(-[.A238]/(256/7)))" office:value-type="float" office:value="0.372961849645553">
            <text:p>0.37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table:formula="of:=1/(1+EXP(-[.A239]/(256/7)))" office:value-type="float" office:value="0.37937838411973">
            <text:p>0.38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table:formula="of:=1/(1+EXP(-[.A240]/(256/7)))" office:value-type="float" office:value="0.385837382640198">
            <text:p>0.39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table:formula="of:=1/(1+EXP(-[.A241]/(256/7)))" office:value-type="float" office:value="0.392336830167108">
            <text:p>0.39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table:formula="of:=1/(1+EXP(-[.A242]/(256/7)))" office:value-type="float" office:value="0.398874655924602">
            <text:p>0.4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table:formula="of:=1/(1+EXP(-[.A243]/(256/7)))" office:value-type="float" office:value="0.405448735758214">
            <text:p>0.41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table:formula="of:=1/(1+EXP(-[.A244]/(256/7)))" office:value-type="float" office:value="0.412056894645672">
            <text:p>0.41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table:formula="of:=1/(1+EXP(-[.A245]/(256/7)))" office:value-type="float" office:value="0.418696909355687">
            <text:p>0.42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table:formula="of:=1/(1+EXP(-[.A246]/(256/7)))" office:value-type="float" office:value="0.425366511248633">
            <text:p>0.43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table:formula="of:=1/(1+EXP(-[.A247]/(256/7)))" office:value-type="float" office:value="0.432063389212307">
            <text:p>0.43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table:formula="of:=1/(1+EXP(-[.A248]/(256/7)))" office:value-type="float" office:value="0.438785192725257">
            <text:p>0.44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table:formula="of:=1/(1+EXP(-[.A249]/(256/7)))" office:value-type="float" office:value="0.445529535039573">
            <text:p>0.45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table:formula="of:=1/(1+EXP(-[.A250]/(256/7)))" office:value-type="float" office:value="0.452293996474367">
            <text:p>0.45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table:formula="of:=1/(1+EXP(-[.A251]/(256/7)))" office:value-type="float" office:value="0.459076127810634">
            <text:p>0.46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table:formula="of:=1/(1+EXP(-[.A252]/(256/7)))" office:value-type="float" office:value="0.465873453777628">
            <text:p>0.47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table:formula="of:=1/(1+EXP(-[.A253]/(256/7)))" office:value-type="float" office:value="0.472683476620433">
            <text:p>0.47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table:formula="of:=1/(1+EXP(-[.A254]/(256/7)))" office:value-type="float" office:value="0.479503679737942">
            <text:p>0.48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table:formula="of:=1/(1+EXP(-[.A255]/(256/7)))" office:value-type="float" office:value="0.48633153138011">
            <text:p>0.49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table:formula="of:=1/(1+EXP(-[.A256]/(256/7)))" office:value-type="float" office:value="0.493164488393014">
            <text:p>0.49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1/(1+EXP(-[.A257]/(256/7)))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1/(1+EXP(-[.A258]/(256/7)))" office:value-type="float" office:value="0.506835511606986">
            <text:p>0.5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1/(1+EXP(-[.A259]/(256/7)))" office:value-type="float" office:value="0.513668468619891">
            <text:p>0.5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1/(1+EXP(-[.A260]/(256/7)))" office:value-type="float" office:value="0.520496320262058">
            <text:p>0.5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1/(1+EXP(-[.A261]/(256/7)))" office:value-type="float" office:value="0.527316523379567">
            <text:p>0.5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1/(1+EXP(-[.A262]/(256/7)))" office:value-type="float" office:value="0.534126546222372">
            <text:p>0.53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1/(1+EXP(-[.A263]/(256/7)))" office:value-type="float" office:value="0.540923872189367">
            <text:p>0.5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1/(1+EXP(-[.A264]/(256/7)))" office:value-type="float" office:value="0.547706003525633">
            <text:p>0.5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1/(1+EXP(-[.A265]/(256/7)))" office:value-type="float" office:value="0.554470464960427">
            <text:p>0.5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1/(1+EXP(-[.A266]/(256/7)))" office:value-type="float" office:value="0.561214807274743">
            <text:p>0.5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1/(1+EXP(-[.A267]/(256/7)))" office:value-type="float" office:value="0.567936610787693">
            <text:p>0.57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1/(1+EXP(-[.A268]/(256/7)))" office:value-type="float" office:value="0.574633488751367">
            <text:p>0.5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1/(1+EXP(-[.A269]/(256/7)))" office:value-type="float" office:value="0.581303090644313">
            <text:p>0.5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1/(1+EXP(-[.A270]/(256/7)))" office:value-type="float" office:value="0.587943105354328">
            <text:p>0.59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1/(1+EXP(-[.A271]/(256/7)))" office:value-type="float" office:value="0.594551264241786">
            <text:p>0.5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1/(1+EXP(-[.A272]/(256/7)))" office:value-type="float" office:value="0.601125344075398">
            <text:p>0.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1/(1+EXP(-[.A273]/(256/7)))" office:value-type="float" office:value="0.607663169832892">
            <text:p>0.61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1/(1+EXP(-[.A274]/(256/7)))" office:value-type="float" office:value="0.614162617359802">
            <text:p>0.6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1/(1+EXP(-[.A275]/(256/7)))" office:value-type="float" office:value="0.62062161588027">
            <text:p>0.6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1/(1+EXP(-[.A276]/(256/7)))" office:value-type="float" office:value="0.627038150354447">
            <text:p>0.6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1/(1+EXP(-[.A277]/(256/7)))" office:value-type="float" office:value="0.63341026367784">
            <text:p>0.63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1/(1+EXP(-[.A278]/(256/7)))" office:value-type="float" office:value="0.639736058718696">
            <text:p>0.64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1/(1+EXP(-[.A279]/(256/7)))" office:value-type="float" office:value="0.646013700190227">
            <text:p>0.65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1/(1+EXP(-[.A280]/(256/7)))" office:value-type="float" office:value="0.652241416355273">
            <text:p>0.65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1/(1+EXP(-[.A281]/(256/7)))" office:value-type="float" office:value="0.658417500561683">
            <text:p>0.66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1/(1+EXP(-[.A282]/(256/7)))" office:value-type="float" office:value="0.66454031260747">
            <text:p>0.66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1/(1+EXP(-[.A283]/(256/7)))" office:value-type="float" office:value="0.670608279935473">
            <text:p>0.67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1/(1+EXP(-[.A284]/(256/7)))" office:value-type="float" office:value="0.676619898657966">
            <text:p>0.68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1/(1+EXP(-[.A285]/(256/7)))" office:value-type="float" office:value="0.682573734412324">
            <text:p>0.6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1/(1+EXP(-[.A286]/(256/7)))" office:value-type="float" office:value="0.688468423049485">
            <text:p>0.6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1/(1+EXP(-[.A287]/(256/7)))" office:value-type="float" office:value="0.694302671157579">
            <text:p>0.6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1/(1+EXP(-[.A288]/(256/7)))" office:value-type="float" office:value="0.700075256423658">
            <text:p>0.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1/(1+EXP(-[.A289]/(256/7)))" office:value-type="float" office:value="0.705785027837011">
            <text:p>0.7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1/(1+EXP(-[.A290]/(256/7)))" office:value-type="float" office:value="0.711430905738061">
            <text:p>0.7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1/(1+EXP(-[.A291]/(256/7)))" office:value-type="float" office:value="0.717011881717294">
            <text:p>0.72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1/(1+EXP(-[.A292]/(256/7)))" office:value-type="float" office:value="0.722527018369129">
            <text:p>0.72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1/(1+EXP(-[.A293]/(256/7)))" office:value-type="float" office:value="0.727975448905978">
            <text:p>0.73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1/(1+EXP(-[.A294]/(256/7)))" office:value-type="float" office:value="0.733356376638148">
            <text:p>0.73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1/(1+EXP(-[.A295]/(256/7)))" office:value-type="float" office:value="0.73866907432549">
            <text:p>0.7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1/(1+EXP(-[.A296]/(256/7)))" office:value-type="float" office:value="0.743912883406992">
            <text:p>0.74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1/(1+EXP(-[.A297]/(256/7)))" office:value-type="float" office:value="0.749087213114728">
            <text:p>0.75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1/(1+EXP(-[.A298]/(256/7)))" office:value-type="float" office:value="0.754191539478742">
            <text:p>0.75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1/(1+EXP(-[.A299]/(256/7)))" office:value-type="float" office:value="0.759225404229618">
            <text:p>0.76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1/(1+EXP(-[.A300]/(256/7)))" office:value-type="float" office:value="0.764188413605533">
            <text:p>0.76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1/(1+EXP(-[.A301]/(256/7)))" office:value-type="float" office:value="0.769080237070728">
            <text:p>0.77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1/(1+EXP(-[.A302]/(256/7)))" office:value-type="float" office:value="0.773900605952289">
            <text:p>0.77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1/(1+EXP(-[.A303]/(256/7)))" office:value-type="float" office:value="0.778649312002172">
            <text:p>0.78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1/(1+EXP(-[.A304]/(256/7)))" office:value-type="float" office:value="0.78332620589135">
            <text:p>0.78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1/(1+EXP(-[.A305]/(256/7)))" office:value-type="float" office:value="0.787931195642895">
            <text:p>0.79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1/(1+EXP(-[.A306]/(256/7)))" office:value-type="float" office:value="0.792464245010713">
            <text:p>0.7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1/(1+EXP(-[.A307]/(256/7)))" office:value-type="float" office:value="0.79692537181053">
            <text:p>0.8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1/(1+EXP(-[.A308]/(256/7)))" office:value-type="float" office:value="0.801314646209575">
            <text:p>0.8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1/(1+EXP(-[.A309]/(256/7)))" office:value-type="float" office:value="0.805632188981255">
            <text:p>0.81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1/(1+EXP(-[.A310]/(256/7)))" office:value-type="float" office:value="0.809878169730915">
            <text:p>0.81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1/(1+EXP(-[.A311]/(256/7)))" office:value-type="float" office:value="0.814052805098578">
            <text:p>0.81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1/(1+EXP(-[.A312]/(256/7)))" office:value-type="float" office:value="0.818156356944352">
            <text:p>0.82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1/(1+EXP(-[.A313]/(256/7)))" office:value-type="float" office:value="0.82218913052195">
            <text:p>0.82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1/(1+EXP(-[.A314]/(256/7)))" office:value-type="float" office:value="0.826151472645529">
            <text:p>0.83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1/(1+EXP(-[.A315]/(256/7)))" office:value-type="float" office:value="0.830043769854812">
            <text:p>0.83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1/(1+EXP(-[.A316]/(256/7)))" office:value-type="float" office:value="0.833866446583197">
            <text:p>0.8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1/(1+EXP(-[.A317]/(256/7)))" office:value-type="float" office:value="0.837619963333289">
            <text:p>0.84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1/(1+EXP(-[.A318]/(256/7)))" office:value-type="float" office:value="0.84130481486404">
            <text:p>0.84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1/(1+EXP(-[.A319]/(256/7)))" office:value-type="float" office:value="0.844921528393406">
            <text:p>0.84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1/(1+EXP(-[.A320]/(256/7)))" office:value-type="float" office:value="0.848470661820172">
            <text:p>0.8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1/(1+EXP(-[.A321]/(256/7)))" office:value-type="float" office:value="0.851952801968311">
            <text:p>0.8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1/(1+EXP(-[.A322]/(256/7)))" office:value-type="float" office:value="0.855368562857025">
            <text:p>0.86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1/(1+EXP(-[.A323]/(256/7)))" office:value-type="float" office:value="0.858718583999299">
            <text:p>0.86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1/(1+EXP(-[.A324]/(256/7)))" office:value-type="float" office:value="0.862003528731596">
            <text:p>0.8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1/(1+EXP(-[.A325]/(256/7)))" office:value-type="float" office:value="0.865224082577043">
            <text:p>0.87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1/(1+EXP(-[.A326]/(256/7)))" office:value-type="float" office:value="0.86838095164423">
            <text:p>0.87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1/(1+EXP(-[.A327]/(256/7)))" office:value-type="float" office:value="0.871474861063507">
            <text:p>0.87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1/(1+EXP(-[.A328]/(256/7)))" office:value-type="float" office:value="0.874506553462437">
            <text:p>0.87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1/(1+EXP(-[.A329]/(256/7)))" office:value-type="float" office:value="0.877476787481841">
            <text:p>0.88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1/(1+EXP(-[.A330]/(256/7)))" office:value-type="float" office:value="0.880386336333677">
            <text:p>0.88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1/(1+EXP(-[.A331]/(256/7)))" office:value-type="float" office:value="0.883235986401777">
            <text:p>0.88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1/(1+EXP(-[.A332]/(256/7)))" office:value-type="float" office:value="0.886026535886283">
            <text:p>0.89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1/(1+EXP(-[.A333]/(256/7)))" office:value-type="float" office:value="0.888758793492457">
            <text:p>0.89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1/(1+EXP(-[.A334]/(256/7)))" office:value-type="float" office:value="0.891433577164344">
            <text:p>0.89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1/(1+EXP(-[.A335]/(256/7)))" office:value-type="float" office:value="0.89405171286362">
            <text:p>0.89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1/(1+EXP(-[.A336]/(256/7)))" office:value-type="float" office:value="0.896614033393816">
            <text:p>0.9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1/(1+EXP(-[.A337]/(256/7)))" office:value-type="float" office:value="0.899121377269944">
            <text:p>0.9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1/(1+EXP(-[.A338]/(256/7)))" office:value-type="float" office:value="0.901574587633438">
            <text:p>0.9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1/(1+EXP(-[.A339]/(256/7)))" office:value-type="float" office:value="0.903974511212206">
            <text:p>0.9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1/(1+EXP(-[.A340]/(256/7)))" office:value-type="float" office:value="0.906321997325449">
            <text:p>0.91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1/(1+EXP(-[.A341]/(256/7)))" office:value-type="float" office:value="0.908617896932829">
            <text:p>0.91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1/(1+EXP(-[.A342]/(256/7)))" office:value-type="float" office:value="0.910863061727458">
            <text:p>0.91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1/(1+EXP(-[.A343]/(256/7)))" office:value-type="float" office:value="0.913058343272108">
            <text:p>0.91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1/(1+EXP(-[.A344]/(256/7)))" office:value-type="float" office:value="0.915204592177932">
            <text:p>0.92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1/(1+EXP(-[.A345]/(256/7)))" office:value-type="float" office:value="0.917302657324961">
            <text:p>0.9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1/(1+EXP(-[.A346]/(256/7)))" office:value-type="float" office:value="0.919353385123552">
            <text:p>0.9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1/(1+EXP(-[.A347]/(256/7)))" office:value-type="float" office:value="0.921357618815899">
            <text:p>0.9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1/(1+EXP(-[.A348]/(256/7)))" office:value-type="float" office:value="0.923316197816705">
            <text:p>0.9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1/(1+EXP(-[.A349]/(256/7)))" office:value-type="float" office:value="0.925229957092039">
            <text:p>0.93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1/(1+EXP(-[.A350]/(256/7)))" office:value-type="float" office:value="0.927099726575378">
            <text:p>0.93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1/(1+EXP(-[.A351]/(256/7)))" office:value-type="float" office:value="0.928926330619817">
            <text:p>0.93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1/(1+EXP(-[.A352]/(256/7)))" office:value-type="float" office:value="0.930710587485378">
            <text:p>0.93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1/(1+EXP(-[.A353]/(256/7)))" office:value-type="float" office:value="0.932453308860371">
            <text:p>0.93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1/(1+EXP(-[.A354]/(256/7)))" office:value-type="float" office:value="0.934155299415689">
            <text:p>0.93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1/(1+EXP(-[.A355]/(256/7)))" office:value-type="float" office:value="0.93581735639098">
            <text:p>0.94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1/(1+EXP(-[.A356]/(256/7)))" office:value-type="float" office:value="0.937440269211569">
            <text:p>0.9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1/(1+EXP(-[.A357]/(256/7)))" office:value-type="float" office:value="0.939024819135035">
            <text:p>0.94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1/(1+EXP(-[.A358]/(256/7)))" office:value-type="float" office:value="0.94057177892636">
            <text:p>0.94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1/(1+EXP(-[.A359]/(256/7)))" office:value-type="float" office:value="0.942081912560526">
            <text:p>0.94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1/(1+EXP(-[.A360]/(256/7)))" office:value-type="float" office:value="0.943555974951505">
            <text:p>0.94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1/(1+EXP(-[.A361]/(256/7)))" office:value-type="float" office:value="0.944994711706546">
            <text:p>0.94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1/(1+EXP(-[.A362]/(256/7)))" office:value-type="float" office:value="0.946398858904706">
            <text:p>0.95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1/(1+EXP(-[.A363]/(256/7)))" office:value-type="float" office:value="0.947769142898574">
            <text:p>0.95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1/(1+EXP(-[.A364]/(256/7)))" office:value-type="float" office:value="0.949106280138166">
            <text:p>0.95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1/(1+EXP(-[.A365]/(256/7)))" office:value-type="float" office:value="0.950410977015968">
            <text:p>0.95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1/(1+EXP(-[.A366]/(256/7)))" office:value-type="float" office:value="0.951683929732151">
            <text:p>0.95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1/(1+EXP(-[.A367]/(256/7)))" office:value-type="float" office:value="0.952925824178976">
            <text:p>0.95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1/(1+EXP(-[.A368]/(256/7)))" office:value-type="float" office:value="0.954137335843458">
            <text:p>0.95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1/(1+EXP(-[.A369]/(256/7)))" office:value-type="float" office:value="0.95531912972735">
            <text:p>0.96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1/(1+EXP(-[.A370]/(256/7)))" office:value-type="float" office:value="0.956471860283565">
            <text:p>0.96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1/(1+EXP(-[.A371]/(256/7)))" office:value-type="float" office:value="0.957596171368153">
            <text:p>0.96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1/(1+EXP(-[.A372]/(256/7)))" office:value-type="float" office:value="0.958692696206996">
            <text:p>0.96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1/(1+EXP(-[.A373]/(256/7)))" office:value-type="float" office:value="0.959762057376384">
            <text:p>0.96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1/(1+EXP(-[.A374]/(256/7)))" office:value-type="float" office:value="0.960804866796702">
            <text:p>0.96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1/(1+EXP(-[.A375]/(256/7)))" office:value-type="float" office:value="0.961821725738434">
            <text:p>0.96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1/(1+EXP(-[.A376]/(256/7)))" office:value-type="float" office:value="0.96281322483976">
            <text:p>0.96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1/(1+EXP(-[.A377]/(256/7)))" office:value-type="float" office:value="0.963779944135025">
            <text:p>0.96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1/(1+EXP(-[.A378]/(256/7)))" office:value-type="float" office:value="0.964722453093388">
            <text:p>0.96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1/(1+EXP(-[.A379]/(256/7)))" office:value-type="float" office:value="0.965641310666991">
            <text:p>0.97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1/(1+EXP(-[.A380]/(256/7)))" office:value-type="float" office:value="0.966537065348009">
            <text:p>0.97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1/(1+EXP(-[.A381]/(256/7)))" office:value-type="float" office:value="0.967410255233975">
            <text:p>0.9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1/(1+EXP(-[.A382]/(256/7)))" office:value-type="float" office:value="0.968261408100777">
            <text:p>0.97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1/(1+EXP(-[.A383]/(256/7)))" office:value-type="float" office:value="0.969091041482789">
            <text:p>0.97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1/(1+EXP(-[.A384]/(256/7)))" office:value-type="float" office:value="0.96989966275957">
            <text:p>0.97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1/(1+EXP(-[.A385]/(256/7)))" office:value-type="float" office:value="0.970687769248644">
            <text:p>0.97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1/(1+EXP(-[.A386]/(256/7)))" office:value-type="float" office:value="0.97145584830384">
            <text:p>0.97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1/(1+EXP(-[.A387]/(256/7)))" office:value-type="float" office:value="0.972204377418755">
            <text:p>0.97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1/(1+EXP(-[.A388]/(256/7)))" office:value-type="float" office:value="0.972933824334866">
            <text:p>0.97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1/(1+EXP(-[.A389]/(256/7)))" office:value-type="float" office:value="0.97364464715388">
            <text:p>0.97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1/(1+EXP(-[.A390]/(256/7)))" office:value-type="float" office:value="0.97433729445391">
            <text:p>0.97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1/(1+EXP(-[.A391]/(256/7)))" office:value-type="float" office:value="0.9750122054091">
            <text:p>0.98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1/(1+EXP(-[.A392]/(256/7)))" office:value-type="float" office:value="0.975669809912324">
            <text:p>0.98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1/(1+EXP(-[.A393]/(256/7)))" office:value-type="float" office:value="0.976310528700626">
            <text:p>0.98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1/(1+EXP(-[.A394]/(256/7)))" office:value-type="float" office:value="0.97693477348305">
            <text:p>0.98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1/(1+EXP(-[.A395]/(256/7)))" office:value-type="float" office:value="0.977542947070584">
            <text:p>0.98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1/(1+EXP(-[.A396]/(256/7)))" office:value-type="float" office:value="0.978135443507886">
            <text:p>0.98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1/(1+EXP(-[.A397]/(256/7)))" office:value-type="float" office:value="0.978712648206549">
            <text:p>0.98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1/(1+EXP(-[.A398]/(256/7)))" office:value-type="float" office:value="0.979274938079617">
            <text:p>0.98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1/(1+EXP(-[.A399]/(256/7)))" office:value-type="float" office:value="0.97982268167713">
            <text:p>0.98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1/(1+EXP(-[.A400]/(256/7)))" office:value-type="float" office:value="0.98035623932244">
            <text:p>0.98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1/(1+EXP(-[.A401]/(256/7)))" office:value-type="float" office:value="0.980875963249111">
            <text:p>0.98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1/(1+EXP(-[.A402]/(256/7)))" office:value-type="float" office:value="0.981382197738168">
            <text:p>0.98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1/(1+EXP(-[.A403]/(256/7)))" office:value-type="float" office:value="0.981875279255531">
            <text:p>0.98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1/(1+EXP(-[.A404]/(256/7)))" office:value-type="float" office:value="0.982355536589435">
            <text:p>0.98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1/(1+EXP(-[.A405]/(256/7)))" office:value-type="float" office:value="0.982823290987682">
            <text:p>0.98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1/(1+EXP(-[.A406]/(256/7)))" office:value-type="float" office:value="0.983278856294558">
            <text:p>0.98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1/(1+EXP(-[.A407]/(256/7)))" office:value-type="float" office:value="0.983722539087287">
            <text:p>0.98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1/(1+EXP(-[.A408]/(256/7)))" office:value-type="float" office:value="0.984154638811863">
            <text:p>0.98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1/(1+EXP(-[.A409]/(256/7)))" office:value-type="float" office:value="0.984575447918159">
            <text:p>0.98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1/(1+EXP(-[.A410]/(256/7)))" office:value-type="float" office:value="0.98498525199418">
            <text:p>0.98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1/(1+EXP(-[.A411]/(256/7)))" office:value-type="float" office:value="0.985384329899364">
            <text:p>0.99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1/(1+EXP(-[.A412]/(256/7)))" office:value-type="float" office:value="0.985772953896821">
            <text:p>0.99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1/(1+EXP(-[.A413]/(256/7)))" office:value-type="float" office:value="0.986151389784435">
            <text:p>0.99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1/(1+EXP(-[.A414]/(256/7)))" office:value-type="float" office:value="0.986519897024734">
            <text:p>0.99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1/(1+EXP(-[.A415]/(256/7)))" office:value-type="float" office:value="0.986878728873449">
            <text:p>0.99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1/(1+EXP(-[.A416]/(256/7)))" office:value-type="float" office:value="0.987228132506714">
            <text:p>0.99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1/(1+EXP(-[.A417]/(256/7)))" office:value-type="float" office:value="0.987568349146814">
            <text:p>0.99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1/(1+EXP(-[.A418]/(256/7)))" office:value-type="float" office:value="0.987899614186455">
            <text:p>0.99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1/(1+EXP(-[.A419]/(256/7)))" office:value-type="float" office:value="0.98822215731148">
            <text:p>0.99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1/(1+EXP(-[.A420]/(256/7)))" office:value-type="float" office:value="0.988536202622004">
            <text:p>0.99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1/(1+EXP(-[.A421]/(256/7)))" office:value-type="float" office:value="0.988841968751916">
            <text:p>0.99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1/(1+EXP(-[.A422]/(256/7)))" office:value-type="float" office:value="0.989139668986722">
            <text:p>0.99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1/(1+EXP(-[.A423]/(256/7)))" office:value-type="float" office:value="0.989429511379692">
            <text:p>0.99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1/(1+EXP(-[.A424]/(256/7)))" office:value-type="float" office:value="0.989711698866284">
            <text:p>0.99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1/(1+EXP(-[.A425]/(256/7)))" office:value-type="float" office:value="0.989986429376827">
            <text:p>0.99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1/(1+EXP(-[.A426]/(256/7)))" office:value-type="float" office:value="0.990253895947446">
            <text:p>0.99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1/(1+EXP(-[.A427]/(256/7)))" office:value-type="float" office:value="0.990514286829205">
            <text:p>0.99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1/(1+EXP(-[.A428]/(256/7)))" office:value-type="float" office:value="0.990767785595464">
            <text:p>0.99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1/(1+EXP(-[.A429]/(256/7)))" office:value-type="float" office:value="0.99101457124744">
            <text:p>0.99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1/(1+EXP(-[.A430]/(256/7)))" office:value-type="float" office:value="0.991254818317965">
            <text:p>0.99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1/(1+EXP(-[.A431]/(256/7)))" office:value-type="float" office:value="0.991488696973437">
            <text:p>0.9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1/(1+EXP(-[.A432]/(256/7)))" office:value-type="float" office:value="0.99171637311397">
            <text:p>0.99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1/(1+EXP(-[.A433]/(256/7)))" office:value-type="float" office:value="0.991938008471728">
            <text:p>0.99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1/(1+EXP(-[.A434]/(256/7)))" office:value-type="float" office:value="0.992153760707479">
            <text:p>0.99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1/(1+EXP(-[.A435]/(256/7)))" office:value-type="float" office:value="0.992363783505333">
            <text:p>0.99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1/(1+EXP(-[.A436]/(256/7)))" office:value-type="float" office:value="0.992568226665709">
            <text:p>0.99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1/(1+EXP(-[.A437]/(256/7)))" office:value-type="float" office:value="0.992767236196521">
            <text:p>0.99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1/(1+EXP(-[.A438]/(256/7)))" office:value-type="float" office:value="0.992960954402598">
            <text:p>0.99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1/(1+EXP(-[.A439]/(256/7)))" office:value-type="float" office:value="0.993149519973355">
            <text:p>0.99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1/(1+EXP(-[.A440]/(256/7)))" office:value-type="float" office:value="0.993333068068719">
            <text:p>0.99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1/(1+EXP(-[.A441]/(256/7)))" office:value-type="float" office:value="0.993511730403343">
            <text:p>0.99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1/(1+EXP(-[.A442]/(256/7)))" office:value-type="float" office:value="0.993685635329104">
            <text:p>0.99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1/(1+EXP(-[.A443]/(256/7)))" office:value-type="float" office:value="0.993854907915915">
            <text:p>0.99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1/(1+EXP(-[.A444]/(256/7)))" office:value-type="float" office:value="0.994019670030872">
            <text:p>0.99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1/(1+EXP(-[.A445]/(256/7)))" office:value-type="float" office:value="0.994180040415741">
            <text:p>0.99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1/(1+EXP(-[.A446]/(256/7)))" office:value-type="float" office:value="0.994336134762821">
            <text:p>0.99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1/(1+EXP(-[.A447]/(256/7)))" office:value-type="float" office:value="0.994488065789193">
            <text:p>0.99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1/(1+EXP(-[.A448]/(256/7)))" office:value-type="float" office:value="0.99463594330938">
            <text:p>0.99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1/(1+EXP(-[.A449]/(256/7)))" office:value-type="float" office:value="0.994779874306442">
            <text:p>0.99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1/(1+EXP(-[.A450]/(256/7)))" office:value-type="float" office:value="0.994919963001522">
            <text:p>0.99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1/(1+EXP(-[.A451]/(256/7)))" office:value-type="float" office:value="0.995056310921878">
            <text:p>1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1/(1+EXP(-[.A452]/(256/7)))" office:value-type="float" office:value="0.995189016967399">
            <text:p>1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1/(1+EXP(-[.A453]/(256/7)))" office:value-type="float" office:value="0.995318177475666">
            <text:p>1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1/(1+EXP(-[.A454]/(256/7)))" office:value-type="float" office:value="0.995443886285545">
            <text:p>1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1/(1+EXP(-[.A455]/(256/7)))" office:value-type="float" office:value="0.995566234799356">
            <text:p>1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1/(1+EXP(-[.A456]/(256/7)))" office:value-type="float" office:value="0.995685312043637">
            <text:p>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1/(1+EXP(-[.A457]/(256/7)))" office:value-type="float" office:value="0.995801204728528">
            <text:p>1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1/(1+EXP(-[.A458]/(256/7)))" office:value-type="float" office:value="0.995913997305795">
            <text:p>1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1/(1+EXP(-[.A459]/(256/7)))" office:value-type="float" office:value="0.996023772025525">
            <text:p>1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1/(1+EXP(-[.A460]/(256/7)))" office:value-type="float" office:value="0.996130608991505">
            <text:p>1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1/(1+EXP(-[.A461]/(256/7)))" office:value-type="float" office:value="0.996234586215326">
            <text:p>1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1/(1+EXP(-[.A462]/(256/7)))" office:value-type="float" office:value="0.996335779669216">
            <text:p>1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1/(1+EXP(-[.A463]/(256/7)))" office:value-type="float" office:value="0.996434263337639">
            <text:p>1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1/(1+EXP(-[.A464]/(256/7)))" office:value-type="float" office:value="0.996530109267685">
            <text:p>1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1/(1+EXP(-[.A465]/(256/7)))" office:value-type="float" office:value="0.996623387618261">
            <text:p>1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1/(1+EXP(-[.A466]/(256/7)))" office:value-type="float" office:value="0.996714166708121">
            <text:p>1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1/(1+EXP(-[.A467]/(256/7)))" office:value-type="float" office:value="0.996802513062754">
            <text:p>1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1/(1+EXP(-[.A468]/(256/7)))" office:value-type="float" office:value="0.996888491460142">
            <text:p>1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1/(1+EXP(-[.A469]/(256/7)))" office:value-type="float" office:value="0.996972164975432">
            <text:p>1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1/(1+EXP(-[.A470]/(256/7)))" office:value-type="float" office:value="0.997053595024523">
            <text:p>1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1/(1+EXP(-[.A471]/(256/7)))" office:value-type="float" office:value="0.997132841406606">
            <text:p>1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1/(1+EXP(-[.A472]/(256/7)))" office:value-type="float" office:value="0.997209962345669">
            <text:p>1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1/(1+EXP(-[.A473]/(256/7)))" office:value-type="float" office:value="0.997285014530995">
            <text:p>1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1/(1+EXP(-[.A474]/(256/7)))" office:value-type="float" office:value="0.997358053156669">
            <text:p>1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1/(1+EXP(-[.A475]/(256/7)))" office:value-type="float" office:value="0.997429131960124">
            <text:p>1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1/(1+EXP(-[.A476]/(256/7)))" office:value-type="float" office:value="0.997498303259736">
            <text:p>1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1/(1+EXP(-[.A477]/(256/7)))" office:value-type="float" office:value="0.997565617991495">
            <text:p>1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1/(1+EXP(-[.A478]/(256/7)))" office:value-type="float" office:value="0.997631125744773">
            <text:p>1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1/(1+EXP(-[.A479]/(256/7)))" office:value-type="float" office:value="0.997694874797206">
            <text:p>1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1/(1+EXP(-[.A480]/(256/7)))" office:value-type="float" office:value="0.997756912148711">
            <text:p>1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1/(1+EXP(-[.A481]/(256/7)))" office:value-type="float" office:value="0.997817283554655">
            <text:p>1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1/(1+EXP(-[.A482]/(256/7)))" office:value-type="float" office:value="0.997876033558202">
            <text:p>1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1/(1+EXP(-[.A483]/(256/7)))" office:value-type="float" office:value="0.99793320552185">
            <text:p>1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1/(1+EXP(-[.A484]/(256/7)))" office:value-type="float" office:value="0.997988841658174">
            <text:p>1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1/(1+EXP(-[.A485]/(256/7)))" office:value-type="float" office:value="0.998042983059805">
            <text:p>1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1/(1+EXP(-[.A486]/(256/7)))" office:value-type="float" office:value="0.998095669728653">
            <text:p>1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1/(1+EXP(-[.A487]/(256/7)))" office:value-type="float" office:value="0.998146940604386">
            <text:p>1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1/(1+EXP(-[.A488]/(256/7)))" office:value-type="float" office:value="0.998196833592204">
            <text:p>1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1/(1+EXP(-[.A489]/(256/7)))" office:value-type="float" office:value="0.998245385589901">
            <text:p>1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1/(1+EXP(-[.A490]/(256/7)))" office:value-type="float" office:value="0.998292632514239">
            <text:p>1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1/(1+EXP(-[.A491]/(256/7)))" office:value-type="float" office:value="0.998338609326665">
            <text:p>1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1/(1+EXP(-[.A492]/(256/7)))" office:value-type="float" office:value="0.998383350058358">
            <text:p>1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1/(1+EXP(-[.A493]/(256/7)))" office:value-type="float" office:value="0.998426887834651">
            <text:p>1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1/(1+EXP(-[.A494]/(256/7)))" office:value-type="float" office:value="0.998469254898824">
            <text:p>1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1/(1+EXP(-[.A495]/(256/7)))" office:value-type="float" office:value="0.998510482635289">
            <text:p>1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1/(1+EXP(-[.A496]/(256/7)))" office:value-type="float" office:value="0.998550601592183">
            <text:p>1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1/(1+EXP(-[.A497]/(256/7)))" office:value-type="float" office:value="0.998589641503382">
            <text:p>1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1/(1+EXP(-[.A498]/(256/7)))" office:value-type="float" office:value="0.998627631309948">
            <text:p>1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1/(1+EXP(-[.A499]/(256/7)))" office:value-type="float" office:value="0.998664599181027">
            <text:p>1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1/(1+EXP(-[.A500]/(256/7)))" office:value-type="float" office:value="0.998700572534209">
            <text:p>1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1/(1+EXP(-[.A501]/(256/7)))" office:value-type="float" office:value="0.998735578055361">
            <text:p>1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1/(1+EXP(-[.A502]/(256/7)))" office:value-type="float" office:value="0.99876964171795">
            <text:p>1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1/(1+EXP(-[.A503]/(256/7)))" office:value-type="float" office:value="0.998802788801868">
            <text:p>1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1/(1+EXP(-[.A504]/(256/7)))" office:value-type="float" office:value="0.998835043911765">
            <text:p>1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1/(1+EXP(-[.A505]/(256/7)))" office:value-type="float" office:value="0.998866430994913">
            <text:p>1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1/(1+EXP(-[.A506]/(256/7)))" office:value-type="float" office:value="0.998896973358602">
            <text:p>1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1/(1+EXP(-[.A507]/(256/7)))" office:value-type="float" office:value="0.99892669368709">
            <text:p>1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1/(1+EXP(-[.A508]/(256/7)))" office:value-type="float" office:value="0.998955614058108">
            <text:p>1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1/(1+EXP(-[.A509]/(256/7)))" office:value-type="float" office:value="0.998983755958932">
            <text:p>1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1/(1+EXP(-[.A510]/(256/7)))" office:value-type="float" office:value="0.999011140302049">
            <text:p>1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1/(1+EXP(-[.A511]/(256/7)))" office:value-type="float" office:value="0.999037787440403">
            <text:p>1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1/(1+EXP(-[.A512]/(256/7)))" office:value-type="float" office:value="0.999063717182244">
            <text:p>1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1/(1+EXP(-[.A513]/(256/7)))" office:value-type="float" office:value="0.999088948805599">
            <text:p>1</text:p>
          </table:table-cell>
          <table:table-cell table:number-columns-repeated="2"/>
        </table:table-row>
      </table:table>
      <table:table table:name="func_200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-100">
            <text:p>-100</text:p>
          </table:table-cell>
          <table:table-cell table:formula="of:=1/(1+EXP(-[.A1]/(256/7)))" office:value-type="float" office:value="0.0609751808649648">
            <text:p>0.06</text:p>
          </table:table-cell>
          <table:table-cell>
            <draw:frame table:end-cell-address="func_200.J32" table:end-x="1.004cm" table:end-y="0.08cm" draw:z-index="0" draw:style-name="gr1" draw:text-style-name="P1" svg:width="16.002cm" svg:height="13.735cm" svg:x="0.809cm" svg:y="0.345cm">
              <draw:object draw:notify-on-update-of-ranges="func_200.B1:func_200.B20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-99">
            <text:p>-99</text:p>
          </table:table-cell>
          <table:table-cell table:formula="of:=1/(1+EXP(-[.A2]/(256/7)))" office:value-type="float" office:value="0.0625597307884314">
            <text:p>0.06</text:p>
          </table:table-cell>
          <table:table-cell/>
        </table:table-row>
        <table:table-row table:style-name="ro1">
          <table:table-cell office:value-type="float" office:value="-98">
            <text:p>-98</text:p>
          </table:table-cell>
          <table:table-cell table:formula="of:=1/(1+EXP(-[.A3]/(256/7)))" office:value-type="float" office:value="0.0641826436090197">
            <text:p>0.06</text:p>
          </table:table-cell>
          <table:table-cell/>
        </table:table-row>
        <table:table-row table:style-name="ro1">
          <table:table-cell office:value-type="float" office:value="-97">
            <text:p>-97</text:p>
          </table:table-cell>
          <table:table-cell table:formula="of:=1/(1+EXP(-[.A4]/(256/7)))" office:value-type="float" office:value="0.0658447005843111">
            <text:p>0.07</text:p>
          </table:table-cell>
          <table:table-cell/>
        </table:table-row>
        <table:table-row table:style-name="ro1">
          <table:table-cell office:value-type="float" office:value="-96">
            <text:p>-96</text:p>
          </table:table-cell>
          <table:table-cell table:formula="of:=1/(1+EXP(-[.A5]/(256/7)))" office:value-type="float" office:value="0.0675466911396291">
            <text:p>0.07</text:p>
          </table:table-cell>
          <table:table-cell/>
        </table:table-row>
        <table:table-row table:style-name="ro1">
          <table:table-cell office:value-type="float" office:value="-95">
            <text:p>-95</text:p>
          </table:table-cell>
          <table:table-cell table:formula="of:=1/(1+EXP(-[.A6]/(256/7)))" office:value-type="float" office:value="0.0692894125146216">
            <text:p>0.07</text:p>
          </table:table-cell>
          <table:table-cell/>
        </table:table-row>
        <table:table-row table:style-name="ro1">
          <table:table-cell office:value-type="float" office:value="-94">
            <text:p>-94</text:p>
          </table:table-cell>
          <table:table-cell table:formula="of:=1/(1+EXP(-[.A7]/(256/7)))" office:value-type="float" office:value="0.0710736693801835">
            <text:p>0.07</text:p>
          </table:table-cell>
          <table:table-cell/>
        </table:table-row>
        <table:table-row table:style-name="ro1">
          <table:table-cell office:value-type="float" office:value="-93">
            <text:p>-93</text:p>
          </table:table-cell>
          <table:table-cell table:formula="of:=1/(1+EXP(-[.A8]/(256/7)))" office:value-type="float" office:value="0.0729002734246221">
            <text:p>0.07</text:p>
          </table:table-cell>
          <table:table-cell/>
        </table:table-row>
        <table:table-row table:style-name="ro1">
          <table:table-cell office:value-type="float" office:value="-92">
            <text:p>-92</text:p>
          </table:table-cell>
          <table:table-cell table:formula="of:=1/(1+EXP(-[.A9]/(256/7)))" office:value-type="float" office:value="0.0747700429079614">
            <text:p>0.07</text:p>
          </table:table-cell>
          <table:table-cell/>
        </table:table-row>
        <table:table-row table:style-name="ro1">
          <table:table-cell office:value-type="float" office:value="-91">
            <text:p>-91</text:p>
          </table:table-cell>
          <table:table-cell table:formula="of:=1/(1+EXP(-[.A10]/(256/7)))" office:value-type="float" office:value="0.0766838021832952">
            <text:p>0.08</text:p>
          </table:table-cell>
          <table:table-cell/>
        </table:table-row>
        <table:table-row table:style-name="ro1">
          <table:table-cell office:value-type="float" office:value="-90">
            <text:p>-90</text:p>
          </table:table-cell>
          <table:table-cell table:formula="of:=1/(1+EXP(-[.A11]/(256/7)))" office:value-type="float" office:value="0.0786423811841015">
            <text:p>0.08</text:p>
          </table:table-cell>
          <table:table-cell/>
        </table:table-row>
        <table:table-row table:style-name="ro1">
          <table:table-cell office:value-type="float" office:value="-89">
            <text:p>-89</text:p>
          </table:table-cell>
          <table:table-cell table:formula="of:=1/(1+EXP(-[.A12]/(256/7)))" office:value-type="float" office:value="0.0806466148764482">
            <text:p>0.08</text:p>
          </table:table-cell>
          <table:table-cell/>
        </table:table-row>
        <table:table-row table:style-name="ro1">
          <table:table-cell office:value-type="float" office:value="-88">
            <text:p>-88</text:p>
          </table:table-cell>
          <table:table-cell table:formula="of:=1/(1+EXP(-[.A13]/(256/7)))" office:value-type="float" office:value="0.0826973426750389">
            <text:p>0.08</text:p>
          </table:table-cell>
          <table:table-cell/>
        </table:table-row>
        <table:table-row table:style-name="ro1">
          <table:table-cell office:value-type="float" office:value="-87">
            <text:p>-87</text:p>
          </table:table-cell>
          <table:table-cell table:formula="of:=1/(1+EXP(-[.A14]/(256/7)))" office:value-type="float" office:value="0.0847954078220683">
            <text:p>0.08</text:p>
          </table:table-cell>
          <table:table-cell/>
        </table:table-row>
        <table:table-row table:style-name="ro1">
          <table:table-cell office:value-type="float" office:value="-86">
            <text:p>-86</text:p>
          </table:table-cell>
          <table:table-cell table:formula="of:=1/(1+EXP(-[.A15]/(256/7)))" office:value-type="float" office:value="0.0869416567278917">
            <text:p>0.09</text:p>
          </table:table-cell>
          <table:table-cell/>
        </table:table-row>
        <table:table-row table:style-name="ro1">
          <table:table-cell office:value-type="float" office:value="-85">
            <text:p>-85</text:p>
          </table:table-cell>
          <table:table-cell table:formula="of:=1/(1+EXP(-[.A16]/(256/7)))" office:value-type="float" office:value="0.0891369382725416">
            <text:p>0.09</text:p>
          </table:table-cell>
          <table:table-cell/>
        </table:table-row>
        <table:table-row table:style-name="ro1">
          <table:table-cell office:value-type="float" office:value="-84">
            <text:p>-84</text:p>
          </table:table-cell>
          <table:table-cell table:formula="of:=1/(1+EXP(-[.A17]/(256/7)))" office:value-type="float" office:value="0.0913821030671714">
            <text:p>0.09</text:p>
          </table:table-cell>
          <table:table-cell/>
        </table:table-row>
        <table:table-row table:style-name="ro1">
          <table:table-cell office:value-type="float" office:value="-83">
            <text:p>-83</text:p>
          </table:table-cell>
          <table:table-cell table:formula="of:=1/(1+EXP(-[.A18]/(256/7)))" office:value-type="float" office:value="0.0936780026745507">
            <text:p>0.09</text:p>
          </table:table-cell>
          <table:table-cell/>
        </table:table-row>
        <table:table-row table:style-name="ro1">
          <table:table-cell office:value-type="float" office:value="-82">
            <text:p>-82</text:p>
          </table:table-cell>
          <table:table-cell table:formula="of:=1/(1+EXP(-[.A19]/(256/7)))" office:value-type="float" office:value="0.0960254887877938">
            <text:p>0.1</text:p>
          </table:table-cell>
          <table:table-cell/>
        </table:table-row>
        <table:table-row table:style-name="ro1">
          <table:table-cell office:value-type="float" office:value="-81">
            <text:p>-81</text:p>
          </table:table-cell>
          <table:table-cell table:formula="of:=1/(1+EXP(-[.A20]/(256/7)))" office:value-type="float" office:value="0.0984254123665623">
            <text:p>0.1</text:p>
          </table:table-cell>
          <table:table-cell/>
        </table:table-row>
        <table:table-row table:style-name="ro1">
          <table:table-cell office:value-type="float" office:value="-80">
            <text:p>-80</text:p>
          </table:table-cell>
          <table:table-cell table:formula="of:=1/(1+EXP(-[.A21]/(256/7)))" office:value-type="float" office:value="0.100878622730057">
            <text:p>0.1</text:p>
          </table:table-cell>
          <table:table-cell/>
        </table:table-row>
        <table:table-row table:style-name="ro1">
          <table:table-cell office:value-type="float" office:value="-79">
            <text:p>-79</text:p>
          </table:table-cell>
          <table:table-cell table:formula="of:=1/(1+EXP(-[.A22]/(256/7)))" office:value-type="float" office:value="0.103385966606184">
            <text:p>0.1</text:p>
          </table:table-cell>
          <table:table-cell/>
        </table:table-row>
        <table:table-row table:style-name="ro1">
          <table:table-cell office:value-type="float" office:value="-78">
            <text:p>-78</text:p>
          </table:table-cell>
          <table:table-cell table:formula="of:=1/(1+EXP(-[.A23]/(256/7)))" office:value-type="float" office:value="0.10594828713638">
            <text:p>0.11</text:p>
          </table:table-cell>
          <table:table-cell/>
        </table:table-row>
        <table:table-row table:style-name="ro1">
          <table:table-cell office:value-type="float" office:value="-77">
            <text:p>-77</text:p>
          </table:table-cell>
          <table:table-cell table:formula="of:=1/(1+EXP(-[.A24]/(256/7)))" office:value-type="float" office:value="0.108566422835656">
            <text:p>0.11</text:p>
          </table:table-cell>
          <table:table-cell/>
        </table:table-row>
        <table:table-row table:style-name="ro1">
          <table:table-cell office:value-type="float" office:value="-76">
            <text:p>-76</text:p>
          </table:table-cell>
          <table:table-cell table:formula="of:=1/(1+EXP(-[.A25]/(256/7)))" office:value-type="float" office:value="0.111241206507543">
            <text:p>0.11</text:p>
          </table:table-cell>
          <table:table-cell/>
        </table:table-row>
        <table:table-row table:style-name="ro1">
          <table:table-cell office:value-type="float" office:value="-75">
            <text:p>-75</text:p>
          </table:table-cell>
          <table:table-cell table:formula="of:=1/(1+EXP(-[.A26]/(256/7)))" office:value-type="float" office:value="0.113973464113717">
            <text:p>0.11</text:p>
          </table:table-cell>
          <table:table-cell/>
        </table:table-row>
        <table:table-row table:style-name="ro1">
          <table:table-cell office:value-type="float" office:value="-74">
            <text:p>-74</text:p>
          </table:table-cell>
          <table:table-cell table:formula="of:=1/(1+EXP(-[.A27]/(256/7)))" office:value-type="float" office:value="0.116764013598223">
            <text:p>0.12</text:p>
          </table:table-cell>
          <table:table-cell/>
        </table:table-row>
        <table:table-row table:style-name="ro1">
          <table:table-cell office:value-type="float" office:value="-73">
            <text:p>-73</text:p>
          </table:table-cell>
          <table:table-cell table:formula="of:=1/(1+EXP(-[.A28]/(256/7)))" office:value-type="float" office:value="0.119613663666323">
            <text:p>0.12</text:p>
          </table:table-cell>
          <table:table-cell/>
        </table:table-row>
        <table:table-row table:style-name="ro1">
          <table:table-cell office:value-type="float" office:value="-72">
            <text:p>-72</text:p>
          </table:table-cell>
          <table:table-cell table:formula="of:=1/(1+EXP(-[.A29]/(256/7)))" office:value-type="float" office:value="0.122523212518159">
            <text:p>0.12</text:p>
          </table:table-cell>
          <table:table-cell/>
        </table:table-row>
        <table:table-row table:style-name="ro1">
          <table:table-cell office:value-type="float" office:value="-71">
            <text:p>-71</text:p>
          </table:table-cell>
          <table:table-cell table:formula="of:=1/(1+EXP(-[.A30]/(256/7)))" office:value-type="float" office:value="0.125493446537563">
            <text:p>0.13</text:p>
          </table:table-cell>
          <table:table-cell/>
        </table:table-row>
        <table:table-row table:style-name="ro1">
          <table:table-cell office:value-type="float" office:value="-70">
            <text:p>-70</text:p>
          </table:table-cell>
          <table:table-cell table:formula="of:=1/(1+EXP(-[.A31]/(256/7)))" office:value-type="float" office:value="0.128525138936493">
            <text:p>0.13</text:p>
          </table:table-cell>
          <table:table-cell/>
        </table:table-row>
        <table:table-row table:style-name="ro1">
          <table:table-cell office:value-type="float" office:value="-69">
            <text:p>-69</text:p>
          </table:table-cell>
          <table:table-cell table:formula="of:=1/(1+EXP(-[.A32]/(256/7)))" office:value-type="float" office:value="0.13161904835577">
            <text:p>0.13</text:p>
          </table:table-cell>
          <table:table-cell/>
        </table:table-row>
        <table:table-row table:style-name="ro1">
          <table:table-cell office:value-type="float" office:value="-68">
            <text:p>-68</text:p>
          </table:table-cell>
          <table:table-cell table:formula="of:=1/(1+EXP(-[.A33]/(256/7)))" office:value-type="float" office:value="0.134775917422957">
            <text:p>0.13</text:p>
          </table:table-cell>
          <table:table-cell/>
        </table:table-row>
        <table:table-row table:style-name="ro1">
          <table:table-cell office:value-type="float" office:value="-67">
            <text:p>-67</text:p>
          </table:table-cell>
          <table:table-cell table:formula="of:=1/(1+EXP(-[.A34]/(256/7)))" office:value-type="float" office:value="0.137996471268404">
            <text:p>0.14</text:p>
          </table:table-cell>
          <table:table-cell/>
        </table:table-row>
        <table:table-row table:style-name="ro1">
          <table:table-cell office:value-type="float" office:value="-66">
            <text:p>-66</text:p>
          </table:table-cell>
          <table:table-cell table:formula="of:=1/(1+EXP(-[.A35]/(256/7)))" office:value-type="float" office:value="0.141281416000701">
            <text:p>0.14</text:p>
          </table:table-cell>
          <table:table-cell/>
        </table:table-row>
        <table:table-row table:style-name="ro1">
          <table:table-cell office:value-type="float" office:value="-65">
            <text:p>-65</text:p>
          </table:table-cell>
          <table:table-cell table:formula="of:=1/(1+EXP(-[.A36]/(256/7)))" office:value-type="float" office:value="0.144631437142975">
            <text:p>0.14</text:p>
          </table:table-cell>
          <table:table-cell/>
        </table:table-row>
        <table:table-row table:style-name="ro1">
          <table:table-cell office:value-type="float" office:value="-64">
            <text:p>-64</text:p>
          </table:table-cell>
          <table:table-cell table:formula="of:=1/(1+EXP(-[.A37]/(256/7)))" office:value-type="float" office:value="0.148047198031689">
            <text:p>0.15</text:p>
          </table:table-cell>
          <table:table-cell/>
        </table:table-row>
        <table:table-row table:style-name="ro1">
          <table:table-cell office:value-type="float" office:value="-63">
            <text:p>-63</text:p>
          </table:table-cell>
          <table:table-cell table:formula="of:=1/(1+EXP(-[.A38]/(256/7)))" office:value-type="float" office:value="0.151529338179829">
            <text:p>0.15</text:p>
          </table:table-cell>
          <table:table-cell/>
        </table:table-row>
        <table:table-row table:style-name="ro1">
          <table:table-cell office:value-type="float" office:value="-62">
            <text:p>-62</text:p>
          </table:table-cell>
          <table:table-cell table:formula="of:=1/(1+EXP(-[.A39]/(256/7)))" office:value-type="float" office:value="0.155078471606594">
            <text:p>0.16</text:p>
          </table:table-cell>
          <table:table-cell/>
        </table:table-row>
        <table:table-row table:style-name="ro1">
          <table:table-cell office:value-type="float" office:value="-61">
            <text:p>-61</text:p>
          </table:table-cell>
          <table:table-cell table:formula="of:=1/(1+EXP(-[.A40]/(256/7)))" office:value-type="float" office:value="0.15869518513596">
            <text:p>0.16</text:p>
          </table:table-cell>
          <table:table-cell/>
        </table:table-row>
        <table:table-row table:style-name="ro1">
          <table:table-cell office:value-type="float" office:value="-60">
            <text:p>-60</text:p>
          </table:table-cell>
          <table:table-cell table:formula="of:=1/(1+EXP(-[.A41]/(256/7)))" office:value-type="float" office:value="0.162380036666711">
            <text:p>0.16</text:p>
          </table:table-cell>
          <table:table-cell/>
        </table:table-row>
        <table:table-row table:style-name="ro1">
          <table:table-cell office:value-type="float" office:value="-59">
            <text:p>-59</text:p>
          </table:table-cell>
          <table:table-cell table:formula="of:=1/(1+EXP(-[.A42]/(256/7)))" office:value-type="float" office:value="0.166133553416803">
            <text:p>0.17</text:p>
          </table:table-cell>
          <table:table-cell/>
        </table:table-row>
        <table:table-row table:style-name="ro1">
          <table:table-cell office:value-type="float" office:value="-58">
            <text:p>-58</text:p>
          </table:table-cell>
          <table:table-cell table:formula="of:=1/(1+EXP(-[.A43]/(256/7)))" office:value-type="float" office:value="0.169956230145188">
            <text:p>0.17</text:p>
          </table:table-cell>
          <table:table-cell/>
        </table:table-row>
        <table:table-row table:style-name="ro1">
          <table:table-cell office:value-type="float" office:value="-57">
            <text:p>-57</text:p>
          </table:table-cell>
          <table:table-cell table:formula="of:=1/(1+EXP(-[.A44]/(256/7)))" office:value-type="float" office:value="0.173848527354471">
            <text:p>0.17</text:p>
          </table:table-cell>
          <table:table-cell/>
        </table:table-row>
        <table:table-row table:style-name="ro1">
          <table:table-cell office:value-type="float" office:value="-56">
            <text:p>-56</text:p>
          </table:table-cell>
          <table:table-cell table:formula="of:=1/(1+EXP(-[.A45]/(256/7)))" office:value-type="float" office:value="0.17781086947805">
            <text:p>0.18</text:p>
          </table:table-cell>
          <table:table-cell/>
        </table:table-row>
        <table:table-row table:style-name="ro1">
          <table:table-cell office:value-type="float" office:value="-55">
            <text:p>-55</text:p>
          </table:table-cell>
          <table:table-cell table:formula="of:=1/(1+EXP(-[.A46]/(256/7)))" office:value-type="float" office:value="0.181843643055648">
            <text:p>0.18</text:p>
          </table:table-cell>
          <table:table-cell/>
        </table:table-row>
        <table:table-row table:style-name="ro1">
          <table:table-cell office:value-type="float" office:value="-54">
            <text:p>-54</text:p>
          </table:table-cell>
          <table:table-cell table:formula="of:=1/(1+EXP(-[.A47]/(256/7)))" office:value-type="float" office:value="0.185947194901422">
            <text:p>0.19</text:p>
          </table:table-cell>
          <table:table-cell/>
        </table:table-row>
        <table:table-row table:style-name="ro1">
          <table:table-cell office:value-type="float" office:value="-53">
            <text:p>-53</text:p>
          </table:table-cell>
          <table:table-cell table:formula="of:=1/(1+EXP(-[.A48]/(256/7)))" office:value-type="float" office:value="0.190121830269085">
            <text:p>0.19</text:p>
          </table:table-cell>
          <table:table-cell/>
        </table:table-row>
        <table:table-row table:style-name="ro1">
          <table:table-cell office:value-type="float" office:value="-52">
            <text:p>-52</text:p>
          </table:table-cell>
          <table:table-cell table:formula="of:=1/(1+EXP(-[.A49]/(256/7)))" office:value-type="float" office:value="0.194367811018745">
            <text:p>0.19</text:p>
          </table:table-cell>
          <table:table-cell/>
        </table:table-row>
        <table:table-row table:style-name="ro1">
          <table:table-cell office:value-type="float" office:value="-51">
            <text:p>-51</text:p>
          </table:table-cell>
          <table:table-cell table:formula="of:=1/(1+EXP(-[.A50]/(256/7)))" office:value-type="float" office:value="0.198685353790425">
            <text:p>0.2</text:p>
          </table:table-cell>
          <table:table-cell/>
        </table:table-row>
        <table:table-row table:style-name="ro1">
          <table:table-cell office:value-type="float" office:value="-50">
            <text:p>-50</text:p>
          </table:table-cell>
          <table:table-cell table:formula="of:=1/(1+EXP(-[.A51]/(256/7)))" office:value-type="float" office:value="0.20307462818947">
            <text:p>0.2</text:p>
          </table:table-cell>
          <table:table-cell/>
        </table:table-row>
        <table:table-row table:style-name="ro1">
          <table:table-cell office:value-type="float" office:value="-49">
            <text:p>-49</text:p>
          </table:table-cell>
          <table:table-cell table:formula="of:=1/(1+EXP(-[.A52]/(256/7)))" office:value-type="float" office:value="0.207535754989287">
            <text:p>0.21</text:p>
          </table:table-cell>
          <table:table-cell/>
        </table:table-row>
        <table:table-row table:style-name="ro1">
          <table:table-cell office:value-type="float" office:value="-48">
            <text:p>-48</text:p>
          </table:table-cell>
          <table:table-cell table:formula="of:=1/(1+EXP(-[.A53]/(256/7)))" office:value-type="float" office:value="0.212068804357105">
            <text:p>0.21</text:p>
          </table:table-cell>
          <table:table-cell/>
        </table:table-row>
        <table:table-row table:style-name="ro1">
          <table:table-cell office:value-type="float" office:value="-47">
            <text:p>-47</text:p>
          </table:table-cell>
          <table:table-cell table:formula="of:=1/(1+EXP(-[.A54]/(256/7)))" office:value-type="float" office:value="0.21667379410865">
            <text:p>0.22</text:p>
          </table:table-cell>
          <table:table-cell/>
        </table:table-row>
        <table:table-row table:style-name="ro1">
          <table:table-cell office:value-type="float" office:value="-46">
            <text:p>-46</text:p>
          </table:table-cell>
          <table:table-cell table:formula="of:=1/(1+EXP(-[.A55]/(256/7)))" office:value-type="float" office:value="0.221350687997828">
            <text:p>0.22</text:p>
          </table:table-cell>
          <table:table-cell/>
        </table:table-row>
        <table:table-row table:style-name="ro1">
          <table:table-cell office:value-type="float" office:value="-45">
            <text:p>-45</text:p>
          </table:table-cell>
          <table:table-cell table:formula="of:=1/(1+EXP(-[.A56]/(256/7)))" office:value-type="float" office:value="0.226099394047711">
            <text:p>0.23</text:p>
          </table:table-cell>
          <table:table-cell/>
        </table:table-row>
        <table:table-row table:style-name="ro1">
          <table:table-cell office:value-type="float" office:value="-44">
            <text:p>-44</text:p>
          </table:table-cell>
          <table:table-cell table:formula="of:=1/(1+EXP(-[.A57]/(256/7)))" office:value-type="float" office:value="0.230919762929272">
            <text:p>0.23</text:p>
          </table:table-cell>
          <table:table-cell/>
        </table:table-row>
        <table:table-row table:style-name="ro1">
          <table:table-cell office:value-type="float" office:value="-43">
            <text:p>-43</text:p>
          </table:table-cell>
          <table:table-cell table:formula="of:=1/(1+EXP(-[.A58]/(256/7)))" office:value-type="float" office:value="0.235811586394467">
            <text:p>0.24</text:p>
          </table:table-cell>
          <table:table-cell/>
        </table:table-row>
        <table:table-row table:style-name="ro1">
          <table:table-cell office:value-type="float" office:value="-42">
            <text:p>-42</text:p>
          </table:table-cell>
          <table:table-cell table:formula="of:=1/(1+EXP(-[.A59]/(256/7)))" office:value-type="float" office:value="0.240774595770382">
            <text:p>0.24</text:p>
          </table:table-cell>
          <table:table-cell/>
        </table:table-row>
        <table:table-row table:style-name="ro1">
          <table:table-cell office:value-type="float" office:value="-41">
            <text:p>-41</text:p>
          </table:table-cell>
          <table:table-cell table:formula="of:=1/(1+EXP(-[.A60]/(256/7)))" office:value-type="float" office:value="0.245808460521257">
            <text:p>0.25</text:p>
          </table:table-cell>
          <table:table-cell/>
        </table:table-row>
        <table:table-row table:style-name="ro1">
          <table:table-cell office:value-type="float" office:value="-40">
            <text:p>-40</text:p>
          </table:table-cell>
          <table:table-cell table:formula="of:=1/(1+EXP(-[.A61]/(256/7)))" office:value-type="float" office:value="0.250912786885272">
            <text:p>0.25</text:p>
          </table:table-cell>
          <table:table-cell/>
        </table:table-row>
        <table:table-row table:style-name="ro1">
          <table:table-cell office:value-type="float" office:value="-39">
            <text:p>-39</text:p>
          </table:table-cell>
          <table:table-cell table:formula="of:=1/(1+EXP(-[.A62]/(256/7)))" office:value-type="float" office:value="0.256087116593008">
            <text:p>0.26</text:p>
          </table:table-cell>
          <table:table-cell/>
        </table:table-row>
        <table:table-row table:style-name="ro1">
          <table:table-cell office:value-type="float" office:value="-38">
            <text:p>-38</text:p>
          </table:table-cell>
          <table:table-cell table:formula="of:=1/(1+EXP(-[.A63]/(256/7)))" office:value-type="float" office:value="0.26133092567451">
            <text:p>0.26</text:p>
          </table:table-cell>
          <table:table-cell/>
        </table:table-row>
        <table:table-row table:style-name="ro1">
          <table:table-cell office:value-type="float" office:value="-37">
            <text:p>-37</text:p>
          </table:table-cell>
          <table:table-cell table:formula="of:=1/(1+EXP(-[.A64]/(256/7)))" office:value-type="float" office:value="0.266643623361852">
            <text:p>0.27</text:p>
          </table:table-cell>
          <table:table-cell/>
        </table:table-row>
        <table:table-row table:style-name="ro1">
          <table:table-cell office:value-type="float" office:value="-36">
            <text:p>-36</text:p>
          </table:table-cell>
          <table:table-cell table:formula="of:=1/(1+EXP(-[.A65]/(256/7)))" office:value-type="float" office:value="0.272024551094022">
            <text:p>0.27</text:p>
          </table:table-cell>
          <table:table-cell/>
        </table:table-row>
        <table:table-row table:style-name="ro1">
          <table:table-cell office:value-type="float" office:value="-35">
            <text:p>-35</text:p>
          </table:table-cell>
          <table:table-cell table:formula="of:=1/(1+EXP(-[.A66]/(256/7)))" office:value-type="float" office:value="0.277472981630871">
            <text:p>0.28</text:p>
          </table:table-cell>
          <table:table-cell/>
        </table:table-row>
        <table:table-row table:style-name="ro1">
          <table:table-cell office:value-type="float" office:value="-34">
            <text:p>-34</text:p>
          </table:table-cell>
          <table:table-cell table:formula="of:=1/(1+EXP(-[.A67]/(256/7)))" office:value-type="float" office:value="0.282988118282706">
            <text:p>0.28</text:p>
          </table:table-cell>
          <table:table-cell/>
        </table:table-row>
        <table:table-row table:style-name="ro1">
          <table:table-cell office:value-type="float" office:value="-33">
            <text:p>-33</text:p>
          </table:table-cell>
          <table:table-cell table:formula="of:=1/(1+EXP(-[.A68]/(256/7)))" office:value-type="float" office:value="0.288569094261939">
            <text:p>0.29</text:p>
          </table:table-cell>
          <table:table-cell/>
        </table:table-row>
        <table:table-row table:style-name="ro1">
          <table:table-cell office:value-type="float" office:value="-32">
            <text:p>-32</text:p>
          </table:table-cell>
          <table:table-cell table:formula="of:=1/(1+EXP(-[.A69]/(256/7)))" office:value-type="float" office:value="0.294214972162989">
            <text:p>0.29</text:p>
          </table:table-cell>
          <table:table-cell/>
        </table:table-row>
        <table:table-row table:style-name="ro1">
          <table:table-cell office:value-type="float" office:value="-31">
            <text:p>-31</text:p>
          </table:table-cell>
          <table:table-cell table:formula="of:=1/(1+EXP(-[.A70]/(256/7)))" office:value-type="float" office:value="0.299924743576342">
            <text:p>0.3</text:p>
          </table:table-cell>
          <table:table-cell/>
        </table:table-row>
        <table:table-row table:style-name="ro1">
          <table:table-cell office:value-type="float" office:value="-30">
            <text:p>-30</text:p>
          </table:table-cell>
          <table:table-cell table:formula="of:=1/(1+EXP(-[.A71]/(256/7)))" office:value-type="float" office:value="0.305697328842421">
            <text:p>0.31</text:p>
          </table:table-cell>
          <table:table-cell/>
        </table:table-row>
        <table:table-row table:style-name="ro1">
          <table:table-cell office:value-type="float" office:value="-29">
            <text:p>-29</text:p>
          </table:table-cell>
          <table:table-cell table:formula="of:=1/(1+EXP(-[.A72]/(256/7)))" office:value-type="float" office:value="0.311531576950515">
            <text:p>0.31</text:p>
          </table:table-cell>
          <table:table-cell/>
        </table:table-row>
        <table:table-row table:style-name="ro1">
          <table:table-cell office:value-type="float" office:value="-28">
            <text:p>-28</text:p>
          </table:table-cell>
          <table:table-cell table:formula="of:=1/(1+EXP(-[.A73]/(256/7)))" office:value-type="float" office:value="0.317426265587676">
            <text:p>0.32</text:p>
          </table:table-cell>
          <table:table-cell/>
        </table:table-row>
        <table:table-row table:style-name="ro1">
          <table:table-cell office:value-type="float" office:value="-27">
            <text:p>-27</text:p>
          </table:table-cell>
          <table:table-cell table:formula="of:=1/(1+EXP(-[.A74]/(256/7)))" office:value-type="float" office:value="0.323380101342034">
            <text:p>0.32</text:p>
          </table:table-cell>
          <table:table-cell/>
        </table:table-row>
        <table:table-row table:style-name="ro1">
          <table:table-cell office:value-type="float" office:value="-26">
            <text:p>-26</text:p>
          </table:table-cell>
          <table:table-cell table:formula="of:=1/(1+EXP(-[.A75]/(256/7)))" office:value-type="float" office:value="0.329391720064527">
            <text:p>0.33</text:p>
          </table:table-cell>
          <table:table-cell/>
        </table:table-row>
        <table:table-row table:style-name="ro1">
          <table:table-cell office:value-type="float" office:value="-25">
            <text:p>-25</text:p>
          </table:table-cell>
          <table:table-cell table:formula="of:=1/(1+EXP(-[.A76]/(256/7)))" office:value-type="float" office:value="0.33545968739253">
            <text:p>0.34</text:p>
          </table:table-cell>
          <table:table-cell/>
        </table:table-row>
        <table:table-row table:style-name="ro1">
          <table:table-cell office:value-type="float" office:value="-24">
            <text:p>-24</text:p>
          </table:table-cell>
          <table:table-cell table:formula="of:=1/(1+EXP(-[.A77]/(256/7)))" office:value-type="float" office:value="0.341582499438317">
            <text:p>0.34</text:p>
          </table:table-cell>
          <table:table-cell/>
        </table:table-row>
        <table:table-row table:style-name="ro1">
          <table:table-cell office:value-type="float" office:value="-23">
            <text:p>-23</text:p>
          </table:table-cell>
          <table:table-cell table:formula="of:=1/(1+EXP(-[.A78]/(256/7)))" office:value-type="float" office:value="0.347758583644727">
            <text:p>0.35</text:p>
          </table:table-cell>
          <table:table-cell/>
        </table:table-row>
        <table:table-row table:style-name="ro1">
          <table:table-cell office:value-type="float" office:value="-22">
            <text:p>-22</text:p>
          </table:table-cell>
          <table:table-cell table:formula="of:=1/(1+EXP(-[.A79]/(256/7)))" office:value-type="float" office:value="0.353986299809773">
            <text:p>0.35</text:p>
          </table:table-cell>
          <table:table-cell/>
        </table:table-row>
        <table:table-row table:style-name="ro1">
          <table:table-cell office:value-type="float" office:value="-21">
            <text:p>-21</text:p>
          </table:table-cell>
          <table:table-cell table:formula="of:=1/(1+EXP(-[.A80]/(256/7)))" office:value-type="float" office:value="0.360263941281304">
            <text:p>0.36</text:p>
          </table:table-cell>
          <table:table-cell/>
        </table:table-row>
        <table:table-row table:style-name="ro1">
          <table:table-cell office:value-type="float" office:value="-20">
            <text:p>-20</text:p>
          </table:table-cell>
          <table:table-cell table:formula="of:=1/(1+EXP(-[.A81]/(256/7)))" office:value-type="float" office:value="0.36658973632216">
            <text:p>0.37</text:p>
          </table:table-cell>
          <table:table-cell/>
        </table:table-row>
        <table:table-row table:style-name="ro1">
          <table:table-cell office:value-type="float" office:value="-19">
            <text:p>-19</text:p>
          </table:table-cell>
          <table:table-cell table:formula="of:=1/(1+EXP(-[.A82]/(256/7)))" office:value-type="float" office:value="0.372961849645553">
            <text:p>0.37</text:p>
          </table:table-cell>
          <table:table-cell/>
        </table:table-row>
        <table:table-row table:style-name="ro1">
          <table:table-cell office:value-type="float" office:value="-18">
            <text:p>-18</text:p>
          </table:table-cell>
          <table:table-cell table:formula="of:=1/(1+EXP(-[.A83]/(256/7)))" office:value-type="float" office:value="0.37937838411973">
            <text:p>0.38</text:p>
          </table:table-cell>
          <table:table-cell/>
        </table:table-row>
        <table:table-row table:style-name="ro1">
          <table:table-cell office:value-type="float" office:value="-17">
            <text:p>-17</text:p>
          </table:table-cell>
          <table:table-cell table:formula="of:=1/(1+EXP(-[.A84]/(256/7)))" office:value-type="float" office:value="0.385837382640198">
            <text:p>0.39</text:p>
          </table:table-cell>
          <table:table-cell/>
        </table:table-row>
        <table:table-row table:style-name="ro1">
          <table:table-cell office:value-type="float" office:value="-16">
            <text:p>-16</text:p>
          </table:table-cell>
          <table:table-cell table:formula="of:=1/(1+EXP(-[.A85]/(256/7)))" office:value-type="float" office:value="0.392336830167108">
            <text:p>0.39</text:p>
          </table:table-cell>
          <table:table-cell/>
        </table:table-row>
        <table:table-row table:style-name="ro1">
          <table:table-cell office:value-type="float" office:value="-15">
            <text:p>-15</text:p>
          </table:table-cell>
          <table:table-cell table:formula="of:=1/(1+EXP(-[.A86]/(256/7)))" office:value-type="float" office:value="0.398874655924602">
            <text:p>0.4</text:p>
          </table:table-cell>
          <table:table-cell/>
        </table:table-row>
        <table:table-row table:style-name="ro1">
          <table:table-cell office:value-type="float" office:value="-14">
            <text:p>-14</text:p>
          </table:table-cell>
          <table:table-cell table:formula="of:=1/(1+EXP(-[.A87]/(256/7)))" office:value-type="float" office:value="0.405448735758214">
            <text:p>0.41</text:p>
          </table:table-cell>
          <table:table-cell/>
        </table:table-row>
        <table:table-row table:style-name="ro1">
          <table:table-cell office:value-type="float" office:value="-13">
            <text:p>-13</text:p>
          </table:table-cell>
          <table:table-cell table:formula="of:=1/(1+EXP(-[.A88]/(256/7)))" office:value-type="float" office:value="0.412056894645672">
            <text:p>0.41</text:p>
          </table:table-cell>
          <table:table-cell/>
        </table:table-row>
        <table:table-row table:style-name="ro1">
          <table:table-cell office:value-type="float" office:value="-12">
            <text:p>-12</text:p>
          </table:table-cell>
          <table:table-cell table:formula="of:=1/(1+EXP(-[.A89]/(256/7)))" office:value-type="float" office:value="0.418696909355687">
            <text:p>0.42</text:p>
          </table:table-cell>
          <table:table-cell/>
        </table:table-row>
        <table:table-row table:style-name="ro1">
          <table:table-cell office:value-type="float" office:value="-11">
            <text:p>-11</text:p>
          </table:table-cell>
          <table:table-cell table:formula="of:=1/(1+EXP(-[.A90]/(256/7)))" office:value-type="float" office:value="0.425366511248633">
            <text:p>0.43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table:formula="of:=1/(1+EXP(-[.A91]/(256/7)))" office:value-type="float" office:value="0.432063389212307">
            <text:p>0.43</text:p>
          </table:table-cell>
          <table:table-cell/>
        </table:table-row>
        <table:table-row table:style-name="ro1">
          <table:table-cell office:value-type="float" office:value="-9">
            <text:p>-9</text:p>
          </table:table-cell>
          <table:table-cell table:formula="of:=1/(1+EXP(-[.A92]/(256/7)))" office:value-type="float" office:value="0.438785192725257">
            <text:p>0.44</text:p>
          </table:table-cell>
          <table:table-cell/>
        </table:table-row>
        <table:table-row table:style-name="ro1">
          <table:table-cell office:value-type="float" office:value="-8">
            <text:p>-8</text:p>
          </table:table-cell>
          <table:table-cell table:formula="of:=1/(1+EXP(-[.A93]/(256/7)))" office:value-type="float" office:value="0.445529535039573">
            <text:p>0.45</text:p>
          </table:table-cell>
          <table:table-cell/>
        </table:table-row>
        <table:table-row table:style-name="ro1">
          <table:table-cell office:value-type="float" office:value="-7">
            <text:p>-7</text:p>
          </table:table-cell>
          <table:table-cell table:formula="of:=1/(1+EXP(-[.A94]/(256/7)))" office:value-type="float" office:value="0.452293996474367">
            <text:p>0.45</text:p>
          </table:table-cell>
          <table:table-cell/>
        </table:table-row>
        <table:table-row table:style-name="ro1">
          <table:table-cell office:value-type="float" office:value="-6">
            <text:p>-6</text:p>
          </table:table-cell>
          <table:table-cell table:formula="of:=1/(1+EXP(-[.A95]/(256/7)))" office:value-type="float" office:value="0.459076127810634">
            <text:p>0.46</text:p>
          </table:table-cell>
          <table:table-cell/>
        </table:table-row>
        <table:table-row table:style-name="ro1">
          <table:table-cell office:value-type="float" office:value="-5">
            <text:p>-5</text:p>
          </table:table-cell>
          <table:table-cell table:formula="of:=1/(1+EXP(-[.A96]/(256/7)))" office:value-type="float" office:value="0.465873453777628">
            <text:p>0.47</text:p>
          </table:table-cell>
          <table:table-cell/>
        </table:table-row>
        <table:table-row table:style-name="ro1">
          <table:table-cell office:value-type="float" office:value="-4">
            <text:p>-4</text:p>
          </table:table-cell>
          <table:table-cell table:formula="of:=1/(1+EXP(-[.A97]/(256/7)))" office:value-type="float" office:value="0.472683476620433">
            <text:p>0.47</text:p>
          </table:table-cell>
          <table:table-cell/>
        </table:table-row>
        <table:table-row table:style-name="ro1">
          <table:table-cell office:value-type="float" office:value="-3">
            <text:p>-3</text:p>
          </table:table-cell>
          <table:table-cell table:formula="of:=1/(1+EXP(-[.A98]/(256/7)))" office:value-type="float" office:value="0.479503679737942">
            <text:p>0.48</text:p>
          </table:table-cell>
          <table:table-cell/>
        </table:table-row>
        <table:table-row table:style-name="ro1">
          <table:table-cell office:value-type="float" office:value="-2">
            <text:p>-2</text:p>
          </table:table-cell>
          <table:table-cell table:formula="of:=1/(1+EXP(-[.A99]/(256/7)))" office:value-type="float" office:value="0.48633153138011">
            <text:p>0.49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 table:formula="of:=1/(1+EXP(-[.A100]/(256/7)))" office:value-type="float" office:value="0.493164488393014">
            <text:p>0.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1/(1+EXP(-[.A101]/(256/7)))"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/(1+EXP(-[.A102]/(256/7)))" office:value-type="float" office:value="0.506835511606986">
            <text:p>0.5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/(1+EXP(-[.A103]/(256/7)))" office:value-type="float" office:value="0.513668468619891">
            <text:p>0.5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/(1+EXP(-[.A104]/(256/7)))" office:value-type="float" office:value="0.520496320262058">
            <text:p>0.5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/(1+EXP(-[.A105]/(256/7)))" office:value-type="float" office:value="0.527316523379567">
            <text:p>0.5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/(1+EXP(-[.A106]/(256/7)))" office:value-type="float" office:value="0.534126546222372">
            <text:p>0.5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/(1+EXP(-[.A107]/(256/7)))" office:value-type="float" office:value="0.540923872189367">
            <text:p>0.5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/(1+EXP(-[.A108]/(256/7)))" office:value-type="float" office:value="0.547706003525633">
            <text:p>0.5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/(1+EXP(-[.A109]/(256/7)))" office:value-type="float" office:value="0.554470464960427">
            <text:p>0.5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/(1+EXP(-[.A110]/(256/7)))" office:value-type="float" office:value="0.561214807274743">
            <text:p>0.5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/(1+EXP(-[.A111]/(256/7)))" office:value-type="float" office:value="0.567936610787693">
            <text:p>0.5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/(1+EXP(-[.A112]/(256/7)))" office:value-type="float" office:value="0.574633488751367">
            <text:p>0.5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/(1+EXP(-[.A113]/(256/7)))" office:value-type="float" office:value="0.581303090644313">
            <text:p>0.5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/(1+EXP(-[.A114]/(256/7)))" office:value-type="float" office:value="0.587943105354328">
            <text:p>0.5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/(1+EXP(-[.A115]/(256/7)))" office:value-type="float" office:value="0.594551264241786">
            <text:p>0.5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/(1+EXP(-[.A116]/(256/7)))" office:value-type="float" office:value="0.601125344075398">
            <text:p>0.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/(1+EXP(-[.A117]/(256/7)))" office:value-type="float" office:value="0.607663169832892">
            <text:p>0.6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/(1+EXP(-[.A118]/(256/7)))" office:value-type="float" office:value="0.614162617359802">
            <text:p>0.6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/(1+EXP(-[.A119]/(256/7)))" office:value-type="float" office:value="0.62062161588027">
            <text:p>0.6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/(1+EXP(-[.A120]/(256/7)))" office:value-type="float" office:value="0.627038150354447">
            <text:p>0.6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/(1+EXP(-[.A121]/(256/7)))" office:value-type="float" office:value="0.63341026367784">
            <text:p>0.6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/(1+EXP(-[.A122]/(256/7)))" office:value-type="float" office:value="0.639736058718696">
            <text:p>0.6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/(1+EXP(-[.A123]/(256/7)))" office:value-type="float" office:value="0.646013700190227">
            <text:p>0.6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/(1+EXP(-[.A124]/(256/7)))" office:value-type="float" office:value="0.652241416355273">
            <text:p>0.65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/(1+EXP(-[.A125]/(256/7)))" office:value-type="float" office:value="0.658417500561683">
            <text:p>0.66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/(1+EXP(-[.A126]/(256/7)))" office:value-type="float" office:value="0.66454031260747">
            <text:p>0.6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/(1+EXP(-[.A127]/(256/7)))" office:value-type="float" office:value="0.670608279935473">
            <text:p>0.6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/(1+EXP(-[.A128]/(256/7)))" office:value-type="float" office:value="0.676619898657966">
            <text:p>0.68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/(1+EXP(-[.A129]/(256/7)))" office:value-type="float" office:value="0.682573734412324">
            <text:p>0.6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/(1+EXP(-[.A130]/(256/7)))" office:value-type="float" office:value="0.688468423049485">
            <text:p>0.6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/(1+EXP(-[.A131]/(256/7)))" office:value-type="float" office:value="0.694302671157579">
            <text:p>0.69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/(1+EXP(-[.A132]/(256/7)))" office:value-type="float" office:value="0.700075256423658">
            <text:p>0.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/(1+EXP(-[.A133]/(256/7)))" office:value-type="float" office:value="0.705785027837011">
            <text:p>0.7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/(1+EXP(-[.A134]/(256/7)))" office:value-type="float" office:value="0.711430905738061">
            <text:p>0.7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/(1+EXP(-[.A135]/(256/7)))" office:value-type="float" office:value="0.717011881717294">
            <text:p>0.7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/(1+EXP(-[.A136]/(256/7)))" office:value-type="float" office:value="0.722527018369129">
            <text:p>0.7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/(1+EXP(-[.A137]/(256/7)))" office:value-type="float" office:value="0.727975448905978">
            <text:p>0.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/(1+EXP(-[.A138]/(256/7)))" office:value-type="float" office:value="0.733356376638148">
            <text:p>0.73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/(1+EXP(-[.A139]/(256/7)))" office:value-type="float" office:value="0.73866907432549">
            <text:p>0.7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/(1+EXP(-[.A140]/(256/7)))" office:value-type="float" office:value="0.743912883406992">
            <text:p>0.7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/(1+EXP(-[.A141]/(256/7)))" office:value-type="float" office:value="0.749087213114728">
            <text:p>0.75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/(1+EXP(-[.A142]/(256/7)))" office:value-type="float" office:value="0.754191539478742">
            <text:p>0.75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/(1+EXP(-[.A143]/(256/7)))" office:value-type="float" office:value="0.759225404229618">
            <text:p>0.7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/(1+EXP(-[.A144]/(256/7)))" office:value-type="float" office:value="0.764188413605533">
            <text:p>0.7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/(1+EXP(-[.A145]/(256/7)))" office:value-type="float" office:value="0.769080237070728">
            <text:p>0.77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/(1+EXP(-[.A146]/(256/7)))" office:value-type="float" office:value="0.773900605952289">
            <text:p>0.77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/(1+EXP(-[.A147]/(256/7)))" office:value-type="float" office:value="0.778649312002172">
            <text:p>0.7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/(1+EXP(-[.A148]/(256/7)))" office:value-type="float" office:value="0.78332620589135">
            <text:p>0.7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/(1+EXP(-[.A149]/(256/7)))" office:value-type="float" office:value="0.787931195642895">
            <text:p>0.7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/(1+EXP(-[.A150]/(256/7)))" office:value-type="float" office:value="0.792464245010713">
            <text:p>0.7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/(1+EXP(-[.A151]/(256/7)))" office:value-type="float" office:value="0.79692537181053">
            <text:p>0.8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/(1+EXP(-[.A152]/(256/7)))" office:value-type="float" office:value="0.801314646209575">
            <text:p>0.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/(1+EXP(-[.A153]/(256/7)))" office:value-type="float" office:value="0.805632188981255">
            <text:p>0.8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/(1+EXP(-[.A154]/(256/7)))" office:value-type="float" office:value="0.809878169730915">
            <text:p>0.8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/(1+EXP(-[.A155]/(256/7)))" office:value-type="float" office:value="0.814052805098578">
            <text:p>0.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/(1+EXP(-[.A156]/(256/7)))" office:value-type="float" office:value="0.818156356944352">
            <text:p>0.82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/(1+EXP(-[.A157]/(256/7)))" office:value-type="float" office:value="0.82218913052195">
            <text:p>0.8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/(1+EXP(-[.A158]/(256/7)))" office:value-type="float" office:value="0.826151472645529">
            <text:p>0.83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/(1+EXP(-[.A159]/(256/7)))" office:value-type="float" office:value="0.830043769854812">
            <text:p>0.83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/(1+EXP(-[.A160]/(256/7)))" office:value-type="float" office:value="0.833866446583197">
            <text:p>0.8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/(1+EXP(-[.A161]/(256/7)))" office:value-type="float" office:value="0.837619963333289">
            <text:p>0.84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/(1+EXP(-[.A162]/(256/7)))" office:value-type="float" office:value="0.84130481486404">
            <text:p>0.84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/(1+EXP(-[.A163]/(256/7)))" office:value-type="float" office:value="0.844921528393406">
            <text:p>0.84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/(1+EXP(-[.A164]/(256/7)))" office:value-type="float" office:value="0.848470661820172">
            <text:p>0.85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/(1+EXP(-[.A165]/(256/7)))" office:value-type="float" office:value="0.851952801968311">
            <text:p>0.8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/(1+EXP(-[.A166]/(256/7)))" office:value-type="float" office:value="0.855368562857025">
            <text:p>0.86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/(1+EXP(-[.A167]/(256/7)))" office:value-type="float" office:value="0.858718583999299">
            <text:p>0.86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/(1+EXP(-[.A168]/(256/7)))" office:value-type="float" office:value="0.862003528731596">
            <text:p>0.8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/(1+EXP(-[.A169]/(256/7)))" office:value-type="float" office:value="0.865224082577043">
            <text:p>0.8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/(1+EXP(-[.A170]/(256/7)))" office:value-type="float" office:value="0.86838095164423">
            <text:p>0.8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/(1+EXP(-[.A171]/(256/7)))" office:value-type="float" office:value="0.871474861063507">
            <text:p>0.87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/(1+EXP(-[.A172]/(256/7)))" office:value-type="float" office:value="0.874506553462437">
            <text:p>0.87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/(1+EXP(-[.A173]/(256/7)))" office:value-type="float" office:value="0.877476787481841">
            <text:p>0.88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/(1+EXP(-[.A174]/(256/7)))" office:value-type="float" office:value="0.880386336333677">
            <text:p>0.88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/(1+EXP(-[.A175]/(256/7)))" office:value-type="float" office:value="0.883235986401777">
            <text:p>0.8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/(1+EXP(-[.A176]/(256/7)))" office:value-type="float" office:value="0.886026535886283">
            <text:p>0.89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/(1+EXP(-[.A177]/(256/7)))" office:value-type="float" office:value="0.888758793492457">
            <text:p>0.8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/(1+EXP(-[.A178]/(256/7)))" office:value-type="float" office:value="0.891433577164344">
            <text:p>0.89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/(1+EXP(-[.A179]/(256/7)))" office:value-type="float" office:value="0.89405171286362">
            <text:p>0.8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/(1+EXP(-[.A180]/(256/7)))" office:value-type="float" office:value="0.896614033393816">
            <text:p>0.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/(1+EXP(-[.A181]/(256/7)))" office:value-type="float" office:value="0.899121377269944">
            <text:p>0.9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1/(1+EXP(-[.A182]/(256/7)))" office:value-type="float" office:value="0.901574587633438">
            <text:p>0.9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1/(1+EXP(-[.A183]/(256/7)))" office:value-type="float" office:value="0.903974511212206">
            <text:p>0.9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1/(1+EXP(-[.A184]/(256/7)))" office:value-type="float" office:value="0.906321997325449">
            <text:p>0.91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1/(1+EXP(-[.A185]/(256/7)))" office:value-type="float" office:value="0.908617896932829">
            <text:p>0.9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1/(1+EXP(-[.A186]/(256/7)))" office:value-type="float" office:value="0.910863061727458">
            <text:p>0.91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1/(1+EXP(-[.A187]/(256/7)))" office:value-type="float" office:value="0.913058343272108">
            <text:p>0.9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1/(1+EXP(-[.A188]/(256/7)))" office:value-type="float" office:value="0.915204592177932">
            <text:p>0.9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1/(1+EXP(-[.A189]/(256/7)))" office:value-type="float" office:value="0.917302657324961">
            <text:p>0.9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1/(1+EXP(-[.A190]/(256/7)))" office:value-type="float" office:value="0.919353385123552">
            <text:p>0.9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1/(1+EXP(-[.A191]/(256/7)))" office:value-type="float" office:value="0.921357618815899">
            <text:p>0.92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1/(1+EXP(-[.A192]/(256/7)))" office:value-type="float" office:value="0.923316197816705">
            <text:p>0.9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1/(1+EXP(-[.A193]/(256/7)))" office:value-type="float" office:value="0.925229957092039">
            <text:p>0.93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1/(1+EXP(-[.A194]/(256/7)))" office:value-type="float" office:value="0.927099726575378">
            <text:p>0.93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1/(1+EXP(-[.A195]/(256/7)))" office:value-type="float" office:value="0.928926330619817">
            <text:p>0.93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1/(1+EXP(-[.A196]/(256/7)))" office:value-type="float" office:value="0.930710587485378">
            <text:p>0.93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1/(1+EXP(-[.A197]/(256/7)))" office:value-type="float" office:value="0.932453308860371">
            <text:p>0.93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1/(1+EXP(-[.A198]/(256/7)))" office:value-type="float" office:value="0.934155299415689">
            <text:p>0.93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1/(1+EXP(-[.A199]/(256/7)))" office:value-type="float" office:value="0.93581735639098">
            <text:p>0.94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1/(1+EXP(-[.A200]/(256/7)))" office:value-type="float" office:value="0.937440269211569">
            <text:p>0.9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1/(1+EXP(-[.A201]/(256/7)))" office:value-type="float" office:value="0.939024819135035">
            <text:p>0.94</text:p>
          </table:table-cell>
          <table:table-cell/>
        </table:table-row>
      </table:table>
      <table:table table:name="func_100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-50">
            <text:p>-50</text:p>
          </table:table-cell>
          <table:table-cell table:formula="of:=1/(1+EXP(-[.A1]/(256/7)))" office:value-type="float" office:value="0.20307462818947">
            <text:p>0.2</text:p>
          </table:table-cell>
          <table:table-cell>
            <draw:frame table:end-cell-address="func_100.J32" table:end-x="0.78cm" table:end-y="0.08cm" draw:z-index="0" draw:style-name="gr1" draw:text-style-name="P1" svg:width="15.778cm" svg:height="13.735cm" svg:x="0.809cm" svg:y="0.345cm">
              <draw:object draw:notify-on-update-of-ranges="func_100.B1:func_100.B10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-49">
            <text:p>-49</text:p>
          </table:table-cell>
          <table:table-cell table:formula="of:=1/(1+EXP(-[.A2]/(256/7)))" office:value-type="float" office:value="0.207535754989287">
            <text:p>0.21</text:p>
          </table:table-cell>
          <table:table-cell/>
        </table:table-row>
        <table:table-row table:style-name="ro1">
          <table:table-cell office:value-type="float" office:value="-48">
            <text:p>-48</text:p>
          </table:table-cell>
          <table:table-cell table:formula="of:=1/(1+EXP(-[.A3]/(256/7)))" office:value-type="float" office:value="0.212068804357105">
            <text:p>0.21</text:p>
          </table:table-cell>
          <table:table-cell/>
        </table:table-row>
        <table:table-row table:style-name="ro1">
          <table:table-cell office:value-type="float" office:value="-47">
            <text:p>-47</text:p>
          </table:table-cell>
          <table:table-cell table:formula="of:=1/(1+EXP(-[.A4]/(256/7)))" office:value-type="float" office:value="0.21667379410865">
            <text:p>0.22</text:p>
          </table:table-cell>
          <table:table-cell/>
        </table:table-row>
        <table:table-row table:style-name="ro1">
          <table:table-cell office:value-type="float" office:value="-46">
            <text:p>-46</text:p>
          </table:table-cell>
          <table:table-cell table:formula="of:=1/(1+EXP(-[.A5]/(256/7)))" office:value-type="float" office:value="0.221350687997828">
            <text:p>0.22</text:p>
          </table:table-cell>
          <table:table-cell/>
        </table:table-row>
        <table:table-row table:style-name="ro1">
          <table:table-cell office:value-type="float" office:value="-45">
            <text:p>-45</text:p>
          </table:table-cell>
          <table:table-cell table:formula="of:=1/(1+EXP(-[.A6]/(256/7)))" office:value-type="float" office:value="0.226099394047711">
            <text:p>0.23</text:p>
          </table:table-cell>
          <table:table-cell/>
        </table:table-row>
        <table:table-row table:style-name="ro1">
          <table:table-cell office:value-type="float" office:value="-44">
            <text:p>-44</text:p>
          </table:table-cell>
          <table:table-cell table:formula="of:=1/(1+EXP(-[.A7]/(256/7)))" office:value-type="float" office:value="0.230919762929272">
            <text:p>0.23</text:p>
          </table:table-cell>
          <table:table-cell/>
        </table:table-row>
        <table:table-row table:style-name="ro1">
          <table:table-cell office:value-type="float" office:value="-43">
            <text:p>-43</text:p>
          </table:table-cell>
          <table:table-cell table:formula="of:=1/(1+EXP(-[.A8]/(256/7)))" office:value-type="float" office:value="0.235811586394467">
            <text:p>0.24</text:p>
          </table:table-cell>
          <table:table-cell/>
        </table:table-row>
        <table:table-row table:style-name="ro1">
          <table:table-cell office:value-type="float" office:value="-42">
            <text:p>-42</text:p>
          </table:table-cell>
          <table:table-cell table:formula="of:=1/(1+EXP(-[.A9]/(256/7)))" office:value-type="float" office:value="0.240774595770382">
            <text:p>0.24</text:p>
          </table:table-cell>
          <table:table-cell/>
        </table:table-row>
        <table:table-row table:style-name="ro1">
          <table:table-cell office:value-type="float" office:value="-41">
            <text:p>-41</text:p>
          </table:table-cell>
          <table:table-cell table:formula="of:=1/(1+EXP(-[.A10]/(256/7)))" office:value-type="float" office:value="0.245808460521257">
            <text:p>0.25</text:p>
          </table:table-cell>
          <table:table-cell/>
        </table:table-row>
        <table:table-row table:style-name="ro1">
          <table:table-cell office:value-type="float" office:value="-40">
            <text:p>-40</text:p>
          </table:table-cell>
          <table:table-cell table:formula="of:=1/(1+EXP(-[.A11]/(256/7)))" office:value-type="float" office:value="0.250912786885272">
            <text:p>0.25</text:p>
          </table:table-cell>
          <table:table-cell/>
        </table:table-row>
        <table:table-row table:style-name="ro1">
          <table:table-cell office:value-type="float" office:value="-39">
            <text:p>-39</text:p>
          </table:table-cell>
          <table:table-cell table:formula="of:=1/(1+EXP(-[.A12]/(256/7)))" office:value-type="float" office:value="0.256087116593008">
            <text:p>0.26</text:p>
          </table:table-cell>
          <table:table-cell/>
        </table:table-row>
        <table:table-row table:style-name="ro1">
          <table:table-cell office:value-type="float" office:value="-38">
            <text:p>-38</text:p>
          </table:table-cell>
          <table:table-cell table:formula="of:=1/(1+EXP(-[.A13]/(256/7)))" office:value-type="float" office:value="0.26133092567451">
            <text:p>0.26</text:p>
          </table:table-cell>
          <table:table-cell/>
        </table:table-row>
        <table:table-row table:style-name="ro1">
          <table:table-cell office:value-type="float" office:value="-37">
            <text:p>-37</text:p>
          </table:table-cell>
          <table:table-cell table:formula="of:=1/(1+EXP(-[.A14]/(256/7)))" office:value-type="float" office:value="0.266643623361852">
            <text:p>0.27</text:p>
          </table:table-cell>
          <table:table-cell/>
        </table:table-row>
        <table:table-row table:style-name="ro1">
          <table:table-cell office:value-type="float" office:value="-36">
            <text:p>-36</text:p>
          </table:table-cell>
          <table:table-cell table:formula="of:=1/(1+EXP(-[.A15]/(256/7)))" office:value-type="float" office:value="0.272024551094022">
            <text:p>0.27</text:p>
          </table:table-cell>
          <table:table-cell/>
        </table:table-row>
        <table:table-row table:style-name="ro1">
          <table:table-cell office:value-type="float" office:value="-35">
            <text:p>-35</text:p>
          </table:table-cell>
          <table:table-cell table:formula="of:=1/(1+EXP(-[.A16]/(256/7)))" office:value-type="float" office:value="0.277472981630871">
            <text:p>0.28</text:p>
          </table:table-cell>
          <table:table-cell/>
        </table:table-row>
        <table:table-row table:style-name="ro1">
          <table:table-cell office:value-type="float" office:value="-34">
            <text:p>-34</text:p>
          </table:table-cell>
          <table:table-cell table:formula="of:=1/(1+EXP(-[.A17]/(256/7)))" office:value-type="float" office:value="0.282988118282706">
            <text:p>0.28</text:p>
          </table:table-cell>
          <table:table-cell/>
        </table:table-row>
        <table:table-row table:style-name="ro1">
          <table:table-cell office:value-type="float" office:value="-33">
            <text:p>-33</text:p>
          </table:table-cell>
          <table:table-cell table:formula="of:=1/(1+EXP(-[.A18]/(256/7)))" office:value-type="float" office:value="0.288569094261939">
            <text:p>0.29</text:p>
          </table:table-cell>
          <table:table-cell/>
        </table:table-row>
        <table:table-row table:style-name="ro1">
          <table:table-cell office:value-type="float" office:value="-32">
            <text:p>-32</text:p>
          </table:table-cell>
          <table:table-cell table:formula="of:=1/(1+EXP(-[.A19]/(256/7)))" office:value-type="float" office:value="0.294214972162989">
            <text:p>0.29</text:p>
          </table:table-cell>
          <table:table-cell/>
        </table:table-row>
        <table:table-row table:style-name="ro1">
          <table:table-cell office:value-type="float" office:value="-31">
            <text:p>-31</text:p>
          </table:table-cell>
          <table:table-cell table:formula="of:=1/(1+EXP(-[.A20]/(256/7)))" office:value-type="float" office:value="0.299924743576342">
            <text:p>0.3</text:p>
          </table:table-cell>
          <table:table-cell/>
        </table:table-row>
        <table:table-row table:style-name="ro1">
          <table:table-cell office:value-type="float" office:value="-30">
            <text:p>-30</text:p>
          </table:table-cell>
          <table:table-cell table:formula="of:=1/(1+EXP(-[.A21]/(256/7)))" office:value-type="float" office:value="0.305697328842421">
            <text:p>0.31</text:p>
          </table:table-cell>
          <table:table-cell/>
        </table:table-row>
        <table:table-row table:style-name="ro1">
          <table:table-cell office:value-type="float" office:value="-29">
            <text:p>-29</text:p>
          </table:table-cell>
          <table:table-cell table:formula="of:=1/(1+EXP(-[.A22]/(256/7)))" office:value-type="float" office:value="0.311531576950515">
            <text:p>0.31</text:p>
          </table:table-cell>
          <table:table-cell/>
        </table:table-row>
        <table:table-row table:style-name="ro1">
          <table:table-cell office:value-type="float" office:value="-28">
            <text:p>-28</text:p>
          </table:table-cell>
          <table:table-cell table:formula="of:=1/(1+EXP(-[.A23]/(256/7)))" office:value-type="float" office:value="0.317426265587676">
            <text:p>0.32</text:p>
          </table:table-cell>
          <table:table-cell/>
        </table:table-row>
        <table:table-row table:style-name="ro1">
          <table:table-cell office:value-type="float" office:value="-27">
            <text:p>-27</text:p>
          </table:table-cell>
          <table:table-cell table:formula="of:=1/(1+EXP(-[.A24]/(256/7)))" office:value-type="float" office:value="0.323380101342034">
            <text:p>0.32</text:p>
          </table:table-cell>
          <table:table-cell/>
        </table:table-row>
        <table:table-row table:style-name="ro1">
          <table:table-cell office:value-type="float" office:value="-26">
            <text:p>-26</text:p>
          </table:table-cell>
          <table:table-cell table:formula="of:=1/(1+EXP(-[.A25]/(256/7)))" office:value-type="float" office:value="0.329391720064527">
            <text:p>0.33</text:p>
          </table:table-cell>
          <table:table-cell/>
        </table:table-row>
        <table:table-row table:style-name="ro1">
          <table:table-cell office:value-type="float" office:value="-25">
            <text:p>-25</text:p>
          </table:table-cell>
          <table:table-cell table:formula="of:=1/(1+EXP(-[.A26]/(256/7)))" office:value-type="float" office:value="0.33545968739253">
            <text:p>0.34</text:p>
          </table:table-cell>
          <table:table-cell/>
        </table:table-row>
        <table:table-row table:style-name="ro1">
          <table:table-cell office:value-type="float" office:value="-24">
            <text:p>-24</text:p>
          </table:table-cell>
          <table:table-cell table:formula="of:=1/(1+EXP(-[.A27]/(256/7)))" office:value-type="float" office:value="0.341582499438317">
            <text:p>0.34</text:p>
          </table:table-cell>
          <table:table-cell/>
        </table:table-row>
        <table:table-row table:style-name="ro1">
          <table:table-cell office:value-type="float" office:value="-23">
            <text:p>-23</text:p>
          </table:table-cell>
          <table:table-cell table:formula="of:=1/(1+EXP(-[.A28]/(256/7)))" office:value-type="float" office:value="0.347758583644727">
            <text:p>0.35</text:p>
          </table:table-cell>
          <table:table-cell/>
        </table:table-row>
        <table:table-row table:style-name="ro1">
          <table:table-cell office:value-type="float" office:value="-22">
            <text:p>-22</text:p>
          </table:table-cell>
          <table:table-cell table:formula="of:=1/(1+EXP(-[.A29]/(256/7)))" office:value-type="float" office:value="0.353986299809773">
            <text:p>0.35</text:p>
          </table:table-cell>
          <table:table-cell/>
        </table:table-row>
        <table:table-row table:style-name="ro1">
          <table:table-cell office:value-type="float" office:value="-21">
            <text:p>-21</text:p>
          </table:table-cell>
          <table:table-cell table:formula="of:=1/(1+EXP(-[.A30]/(256/7)))" office:value-type="float" office:value="0.360263941281304">
            <text:p>0.36</text:p>
          </table:table-cell>
          <table:table-cell/>
        </table:table-row>
        <table:table-row table:style-name="ro1">
          <table:table-cell office:value-type="float" office:value="-20">
            <text:p>-20</text:p>
          </table:table-cell>
          <table:table-cell table:formula="of:=1/(1+EXP(-[.A31]/(256/7)))" office:value-type="float" office:value="0.36658973632216">
            <text:p>0.37</text:p>
          </table:table-cell>
          <table:table-cell/>
        </table:table-row>
        <table:table-row table:style-name="ro1">
          <table:table-cell office:value-type="float" office:value="-19">
            <text:p>-19</text:p>
          </table:table-cell>
          <table:table-cell table:formula="of:=1/(1+EXP(-[.A32]/(256/7)))" office:value-type="float" office:value="0.372961849645553">
            <text:p>0.37</text:p>
          </table:table-cell>
          <table:table-cell/>
        </table:table-row>
        <table:table-row table:style-name="ro1">
          <table:table-cell office:value-type="float" office:value="-18">
            <text:p>-18</text:p>
          </table:table-cell>
          <table:table-cell table:formula="of:=1/(1+EXP(-[.A33]/(256/7)))" office:value-type="float" office:value="0.37937838411973">
            <text:p>0.38</text:p>
          </table:table-cell>
          <table:table-cell/>
        </table:table-row>
        <table:table-row table:style-name="ro1">
          <table:table-cell office:value-type="float" office:value="-17">
            <text:p>-17</text:p>
          </table:table-cell>
          <table:table-cell table:formula="of:=1/(1+EXP(-[.A34]/(256/7)))" office:value-type="float" office:value="0.385837382640198">
            <text:p>0.39</text:p>
          </table:table-cell>
          <table:table-cell/>
        </table:table-row>
        <table:table-row table:style-name="ro1">
          <table:table-cell office:value-type="float" office:value="-16">
            <text:p>-16</text:p>
          </table:table-cell>
          <table:table-cell table:formula="of:=1/(1+EXP(-[.A35]/(256/7)))" office:value-type="float" office:value="0.392336830167108">
            <text:p>0.39</text:p>
          </table:table-cell>
          <table:table-cell/>
        </table:table-row>
        <table:table-row table:style-name="ro1">
          <table:table-cell office:value-type="float" office:value="-15">
            <text:p>-15</text:p>
          </table:table-cell>
          <table:table-cell table:formula="of:=1/(1+EXP(-[.A36]/(256/7)))" office:value-type="float" office:value="0.398874655924602">
            <text:p>0.4</text:p>
          </table:table-cell>
          <table:table-cell/>
        </table:table-row>
        <table:table-row table:style-name="ro1">
          <table:table-cell office:value-type="float" office:value="-14">
            <text:p>-14</text:p>
          </table:table-cell>
          <table:table-cell table:formula="of:=1/(1+EXP(-[.A37]/(256/7)))" office:value-type="float" office:value="0.405448735758214">
            <text:p>0.41</text:p>
          </table:table-cell>
          <table:table-cell/>
        </table:table-row>
        <table:table-row table:style-name="ro1">
          <table:table-cell office:value-type="float" office:value="-13">
            <text:p>-13</text:p>
          </table:table-cell>
          <table:table-cell table:formula="of:=1/(1+EXP(-[.A38]/(256/7)))" office:value-type="float" office:value="0.412056894645672">
            <text:p>0.41</text:p>
          </table:table-cell>
          <table:table-cell/>
        </table:table-row>
        <table:table-row table:style-name="ro1">
          <table:table-cell office:value-type="float" office:value="-12">
            <text:p>-12</text:p>
          </table:table-cell>
          <table:table-cell table:formula="of:=1/(1+EXP(-[.A39]/(256/7)))" office:value-type="float" office:value="0.418696909355687">
            <text:p>0.42</text:p>
          </table:table-cell>
          <table:table-cell/>
        </table:table-row>
        <table:table-row table:style-name="ro1">
          <table:table-cell office:value-type="float" office:value="-11">
            <text:p>-11</text:p>
          </table:table-cell>
          <table:table-cell table:formula="of:=1/(1+EXP(-[.A40]/(256/7)))" office:value-type="float" office:value="0.425366511248633">
            <text:p>0.43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table:formula="of:=1/(1+EXP(-[.A41]/(256/7)))" office:value-type="float" office:value="0.432063389212307">
            <text:p>0.43</text:p>
          </table:table-cell>
          <table:table-cell/>
        </table:table-row>
        <table:table-row table:style-name="ro1">
          <table:table-cell office:value-type="float" office:value="-9">
            <text:p>-9</text:p>
          </table:table-cell>
          <table:table-cell table:formula="of:=1/(1+EXP(-[.A42]/(256/7)))" office:value-type="float" office:value="0.438785192725257">
            <text:p>0.44</text:p>
          </table:table-cell>
          <table:table-cell/>
        </table:table-row>
        <table:table-row table:style-name="ro1">
          <table:table-cell office:value-type="float" office:value="-8">
            <text:p>-8</text:p>
          </table:table-cell>
          <table:table-cell table:formula="of:=1/(1+EXP(-[.A43]/(256/7)))" office:value-type="float" office:value="0.445529535039573">
            <text:p>0.45</text:p>
          </table:table-cell>
          <table:table-cell/>
        </table:table-row>
        <table:table-row table:style-name="ro1">
          <table:table-cell office:value-type="float" office:value="-7">
            <text:p>-7</text:p>
          </table:table-cell>
          <table:table-cell table:formula="of:=1/(1+EXP(-[.A44]/(256/7)))" office:value-type="float" office:value="0.452293996474367">
            <text:p>0.45</text:p>
          </table:table-cell>
          <table:table-cell/>
        </table:table-row>
        <table:table-row table:style-name="ro1">
          <table:table-cell office:value-type="float" office:value="-6">
            <text:p>-6</text:p>
          </table:table-cell>
          <table:table-cell table:formula="of:=1/(1+EXP(-[.A45]/(256/7)))" office:value-type="float" office:value="0.459076127810634">
            <text:p>0.46</text:p>
          </table:table-cell>
          <table:table-cell/>
        </table:table-row>
        <table:table-row table:style-name="ro1">
          <table:table-cell office:value-type="float" office:value="-5">
            <text:p>-5</text:p>
          </table:table-cell>
          <table:table-cell table:formula="of:=1/(1+EXP(-[.A46]/(256/7)))" office:value-type="float" office:value="0.465873453777628">
            <text:p>0.47</text:p>
          </table:table-cell>
          <table:table-cell/>
        </table:table-row>
        <table:table-row table:style-name="ro1">
          <table:table-cell office:value-type="float" office:value="-4">
            <text:p>-4</text:p>
          </table:table-cell>
          <table:table-cell table:formula="of:=1/(1+EXP(-[.A47]/(256/7)))" office:value-type="float" office:value="0.472683476620433">
            <text:p>0.47</text:p>
          </table:table-cell>
          <table:table-cell/>
        </table:table-row>
        <table:table-row table:style-name="ro1">
          <table:table-cell office:value-type="float" office:value="-3">
            <text:p>-3</text:p>
          </table:table-cell>
          <table:table-cell table:formula="of:=1/(1+EXP(-[.A48]/(256/7)))" office:value-type="float" office:value="0.479503679737942">
            <text:p>0.48</text:p>
          </table:table-cell>
          <table:table-cell/>
        </table:table-row>
        <table:table-row table:style-name="ro1">
          <table:table-cell office:value-type="float" office:value="-2">
            <text:p>-2</text:p>
          </table:table-cell>
          <table:table-cell table:formula="of:=1/(1+EXP(-[.A49]/(256/7)))" office:value-type="float" office:value="0.48633153138011">
            <text:p>0.49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 table:formula="of:=1/(1+EXP(-[.A50]/(256/7)))" office:value-type="float" office:value="0.493164488393014">
            <text:p>0.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1/(1+EXP(-[.A51]/(256/7)))"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/(1+EXP(-[.A52]/(256/7)))" office:value-type="float" office:value="0.506835511606986">
            <text:p>0.5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/(1+EXP(-[.A53]/(256/7)))" office:value-type="float" office:value="0.513668468619891">
            <text:p>0.5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/(1+EXP(-[.A54]/(256/7)))" office:value-type="float" office:value="0.520496320262058">
            <text:p>0.5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/(1+EXP(-[.A55]/(256/7)))" office:value-type="float" office:value="0.527316523379567">
            <text:p>0.5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/(1+EXP(-[.A56]/(256/7)))" office:value-type="float" office:value="0.534126546222372">
            <text:p>0.5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/(1+EXP(-[.A57]/(256/7)))" office:value-type="float" office:value="0.540923872189367">
            <text:p>0.5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/(1+EXP(-[.A58]/(256/7)))" office:value-type="float" office:value="0.547706003525633">
            <text:p>0.5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/(1+EXP(-[.A59]/(256/7)))" office:value-type="float" office:value="0.554470464960427">
            <text:p>0.5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/(1+EXP(-[.A60]/(256/7)))" office:value-type="float" office:value="0.561214807274743">
            <text:p>0.5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/(1+EXP(-[.A61]/(256/7)))" office:value-type="float" office:value="0.567936610787693">
            <text:p>0.5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/(1+EXP(-[.A62]/(256/7)))" office:value-type="float" office:value="0.574633488751367">
            <text:p>0.5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/(1+EXP(-[.A63]/(256/7)))" office:value-type="float" office:value="0.581303090644313">
            <text:p>0.5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/(1+EXP(-[.A64]/(256/7)))" office:value-type="float" office:value="0.587943105354328">
            <text:p>0.5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/(1+EXP(-[.A65]/(256/7)))" office:value-type="float" office:value="0.594551264241786">
            <text:p>0.5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/(1+EXP(-[.A66]/(256/7)))" office:value-type="float" office:value="0.601125344075398">
            <text:p>0.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/(1+EXP(-[.A67]/(256/7)))" office:value-type="float" office:value="0.607663169832892">
            <text:p>0.6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/(1+EXP(-[.A68]/(256/7)))" office:value-type="float" office:value="0.614162617359802">
            <text:p>0.6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/(1+EXP(-[.A69]/(256/7)))" office:value-type="float" office:value="0.62062161588027">
            <text:p>0.6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/(1+EXP(-[.A70]/(256/7)))" office:value-type="float" office:value="0.627038150354447">
            <text:p>0.6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/(1+EXP(-[.A71]/(256/7)))" office:value-type="float" office:value="0.63341026367784">
            <text:p>0.6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/(1+EXP(-[.A72]/(256/7)))" office:value-type="float" office:value="0.639736058718696">
            <text:p>0.6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/(1+EXP(-[.A73]/(256/7)))" office:value-type="float" office:value="0.646013700190227">
            <text:p>0.6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/(1+EXP(-[.A74]/(256/7)))" office:value-type="float" office:value="0.652241416355273">
            <text:p>0.65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/(1+EXP(-[.A75]/(256/7)))" office:value-type="float" office:value="0.658417500561683">
            <text:p>0.66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/(1+EXP(-[.A76]/(256/7)))" office:value-type="float" office:value="0.66454031260747">
            <text:p>0.6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/(1+EXP(-[.A77]/(256/7)))" office:value-type="float" office:value="0.670608279935473">
            <text:p>0.6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/(1+EXP(-[.A78]/(256/7)))" office:value-type="float" office:value="0.676619898657966">
            <text:p>0.68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/(1+EXP(-[.A79]/(256/7)))" office:value-type="float" office:value="0.682573734412324">
            <text:p>0.6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/(1+EXP(-[.A80]/(256/7)))" office:value-type="float" office:value="0.688468423049485">
            <text:p>0.6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/(1+EXP(-[.A81]/(256/7)))" office:value-type="float" office:value="0.694302671157579">
            <text:p>0.69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/(1+EXP(-[.A82]/(256/7)))" office:value-type="float" office:value="0.700075256423658">
            <text:p>0.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/(1+EXP(-[.A83]/(256/7)))" office:value-type="float" office:value="0.705785027837011">
            <text:p>0.7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/(1+EXP(-[.A84]/(256/7)))" office:value-type="float" office:value="0.711430905738061">
            <text:p>0.7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/(1+EXP(-[.A85]/(256/7)))" office:value-type="float" office:value="0.717011881717294">
            <text:p>0.7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/(1+EXP(-[.A86]/(256/7)))" office:value-type="float" office:value="0.722527018369129">
            <text:p>0.7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/(1+EXP(-[.A87]/(256/7)))" office:value-type="float" office:value="0.727975448905978">
            <text:p>0.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/(1+EXP(-[.A88]/(256/7)))" office:value-type="float" office:value="0.733356376638148">
            <text:p>0.73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/(1+EXP(-[.A89]/(256/7)))" office:value-type="float" office:value="0.73866907432549">
            <text:p>0.7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/(1+EXP(-[.A90]/(256/7)))" office:value-type="float" office:value="0.743912883406992">
            <text:p>0.7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/(1+EXP(-[.A91]/(256/7)))" office:value-type="float" office:value="0.749087213114728">
            <text:p>0.75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/(1+EXP(-[.A92]/(256/7)))" office:value-type="float" office:value="0.754191539478742">
            <text:p>0.75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/(1+EXP(-[.A93]/(256/7)))" office:value-type="float" office:value="0.759225404229618">
            <text:p>0.7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/(1+EXP(-[.A94]/(256/7)))" office:value-type="float" office:value="0.764188413605533">
            <text:p>0.7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/(1+EXP(-[.A95]/(256/7)))" office:value-type="float" office:value="0.769080237070728">
            <text:p>0.77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/(1+EXP(-[.A96]/(256/7)))" office:value-type="float" office:value="0.773900605952289">
            <text:p>0.77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/(1+EXP(-[.A97]/(256/7)))" office:value-type="float" office:value="0.778649312002172">
            <text:p>0.7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/(1+EXP(-[.A98]/(256/7)))" office:value-type="float" office:value="0.78332620589135">
            <text:p>0.7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/(1+EXP(-[.A99]/(256/7)))" office:value-type="float" office:value="0.787931195642895">
            <text:p>0.7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/(1+EXP(-[.A100]/(256/7)))" office:value-type="float" office:value="0.792464245010713">
            <text:p>0.7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/(1+EXP(-[.A101]/(256/7)))" office:value-type="float" office:value="0.79692537181053">
            <text:p>0.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2015/10/01</text:date>, <text:time>20:2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48S</meta:editing-duration>
    <meta:editing-cycles>20</meta:editing-cycles>
    <meta:generator>OpenOffice.org/3.4.1$Win32 OpenOffice.org_project/341m1$Build-9593</meta:generator>
    <dc:date>2015-10-01T20:21:32.34</dc:date>
    <meta:document-statistic meta:table-count="4" meta:cell-count="2662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58cm" svg:y="0.316cm" chart:style-name="ch2">
          <text:p>ボナンザのdfunc</text:p>
        </chart:title>
        <chart:legend chart:legend-position="end" svg:x="13.9cm" svg:y="4.188cm" style:legend-expansion="high" chart:style-name="ch3"/>
        <chart:plot-area chart:style-name="ch4" table:cell-range-address="dfunc.B1:dfunc.B513" svg:x="0.77cm" svg:y="1.635cm" svg:width="12.49cm" svg:height="6.765cm">
          <chartooo:coordinate-region svg:x="2.503cm" svg:y="1.847cm" svg:width="10.621cm" svg:height="5.45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func.B1:dfunc.B513" chart:class="chart:line">
            <chart:data-point chart:repeated="5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48888603939562">
                <text:p>0.0000248888603939562</text:p>
                <draw:g>
                  <svg:desc>dfunc.B1:dfunc.B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255775130690949">
                <text:p>0.0000255775130690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62851833832536">
                <text:p>0.0000262851833832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70123944575741">
                <text:p>0.0000270123944575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277596836867933">
                <text:p>0.0000277596836867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285276031221783">
                <text:p>0.0000285276031221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293167198643675">
                <text:p>0.0000293167198643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301276164663502">
                <text:p>0.0000301276164663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309608913468262">
                <text:p>0.0000309608913468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318171592141879">
                <text:p>0.00003181715921418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326970515013733">
                <text:p>0.00003269705150137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336012168118432">
                <text:p>0.00003360121681184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345303213769375">
                <text:p>0.000034530321376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354850495248734">
                <text:p>0.0000354850495248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3646610416165">
                <text:p>0.00003646610416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37474207264128">
                <text:p>0.000037474207264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385101003855597">
                <text:p>0.00003851010038555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395745451738456">
                <text:p>0.00003957454517384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406683239027995">
                <text:p>0.0000406683239027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417922400167083">
                <text:p>0.00004179224001670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42947118688475">
                <text:p>0.0000429471186884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441338073916381">
                <text:p>0.0000441338073916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453531764865648">
                <text:p>0.0000453531764865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466061198211165">
                <text:p>0.00004660611982111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478935553460918">
                <text:p>0.00004789355534609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492164257457507">
                <text:p>0.0000492164257457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505756990837318">
                <text:p>0.00005057569908373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519723694646727">
                <text:p>0.00005197236946467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534074577118475">
                <text:p>0.0000534074577118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548820120611398">
                <text:p>0.00005488201206113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563971088716657">
                <text:p>0.00005639710887166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579538533533707">
                <text:p>0.00005795385335337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595533803119172">
                <text:p>0.00005955338031191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611968549111875">
                <text:p>0.0000611968549111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628854734537218">
                <text:p>0.00006288547345372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646204641794143">
                <text:p>0.0000646204641794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664030880827888">
                <text:p>0.00006640308808278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68234639749173">
                <text:p>0.0000682346397491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701164482100914">
                <text:p>0.00007011644821009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720498778181923">
                <text:p>0.00007204987781819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740363291420229">
                <text:p>0.00007403632914202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760772398809627">
                <text:p>0.00007607723988096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781740858006203">
                <text:p>0.00007817408580062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80328381688995">
                <text:p>0.0000803283816889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825416823336978">
                <text:p>0.00008254168233369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848155835205191">
                <text:p>0.00008481558352051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871517230536248">
                <text:p>0.00008715172305362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895517817976505">
                <text:p>0.00008955178179765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920174847419566">
                <text:p>0.00009201748474195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945506020872937">
                <text:p>0.00009455060208729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971529503551174">
                <text:p>0.00009715295035511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998263935197763">
                <text:p>0.00009982639351977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02572844163783">
                <text:p>0.0001025728441637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10539426465636">
                <text:p>0.000105394264656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108292668355438">
                <text:p>0.0001082926683554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111270120833256">
                <text:p>0.0001112701208332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114328741125707">
                <text:p>0.0001143287411257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117470703005521">
                <text:p>0.0001174707030055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120698236279393">
                <text:p>0.0001206982362793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124013628109096">
                <text:p>0.0001240136281090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27419224356604">
                <text:p>0.0001274192243566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130917430953238">
                <text:p>0.0001309174309532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34510715292773">
                <text:p>0.0001345107152927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38201607648443">
                <text:p>0.0001382016076484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41992702613722">
                <text:p>0.0001419927026137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45886660566717">
                <text:p>0.0001458866605667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149886209157966">
                <text:p>0.0001498862091579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153994144821396">
                <text:p>0.0001539941448213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15821333430811">
                <text:p>0.000158213334308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162546716242656">
                <text:p>0.000162546716242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166997302701339">
                <text:p>0.0001669973027013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17156818081209">
                <text:p>0.000171568180812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176262514375331">
                <text:p>0.0001762625143753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181083545505197">
                <text:p>0.0001810835455051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186034596290416">
                <text:p>0.0001860345962904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91119070474041">
                <text:p>0.0001911190704740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196340455151152">
                <text:p>0.0001963404551511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201702322483564">
                <text:p>0.0002017023224835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207208331430455">
                <text:p>0.0002072083314304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212862229493741">
                <text:p>0.0002128622294937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218667854476906">
                <text:p>0.0002186678544769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224629136255878">
                <text:p>0.0002246291362558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230750098560422">
                <text:p>0.0002307500985604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237034860764388">
                <text:p>0.0002370348607643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43487639683007">
                <text:p>0.0002434876396830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250112751375292">
                <text:p>0.0002501127513752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256914612949438">
                <text:p>0.0002569146129494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263897744368969">
                <text:p>0.0002638977443689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271066770257168">
                <text:p>0.0002710667702571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278426421697215">
                <text:p>0.0002784264216972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28598153802519">
                <text:p>0.000285981538025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293737068612957">
                <text:p>0.0002937370686129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301698074637718">
                <text:p>0.0003016980746377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309869730834789">
                <text:p>0.0003098697308347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318257327229956">
                <text:p>0.0003182573272299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326866270847486">
                <text:p>0.0003268662708474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335702087389657">
                <text:p>0.0003357020873896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344770422883367">
                <text:p>0.0003447704228833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354077045289146">
                <text:p>0.000354077045289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36362784606757">
                <text:p>0.000363627846067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373428841697787">
                <text:p>0.0003734288416977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383486175142575">
                <text:p>0.0003834861751425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393806117253974">
                <text:p>0.0003938061172539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404395068113238">
                <text:p>0.0004043950681132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415259558298476">
                <text:p>0.0004152595582984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426406250072984">
                <text:p>0.0004264062500729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437841938486875">
                <text:p>0.000437841938486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449573552384253">
                <text:p>0.0004495735523842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461608155307703">
                <text:p>0.0004616081553077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473952946291503">
                <text:p>0.0004739529462915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486615260534475">
                <text:p>0.0004866152605344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499602569942958">
                <text:p>0.0004996025699429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512922483533894">
                <text:p>0.0005129224835338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526582747687564">
                <text:p>0.0005265827476875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540591246238957">
                <text:p>0.0005405912462389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554956000396294">
                <text:p>0.0005549560003962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56968516847465">
                <text:p>0.000569685168474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584787045432103">
                <text:p>0.0005847870454321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600270062195275">
                <text:p>0.0006002700621952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616142784760553">
                <text:p>0.0006161427847605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632413913056695">
                <text:p>0.0006324139130566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649092279553955">
                <text:p>0.0006490922795539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666186847604231">
                <text:p>0.0006661868476042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683706709496141">
                <text:p>0.0006837067094961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701661084208336">
                <text:p>0.0007016610842083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720059314843687">
                <text:p>0.0007200593148436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738910865726415">
                <text:p>0.0007389108657264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758225319143549">
                <text:p>0.0007582253191435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778012371711519">
                <text:p>0.0007780123717115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79828183034802">
                <text:p>0.000798281830348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819043607828701">
                <text:p>0.0008190436078287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840307717907589">
                <text:p>0.0008403077179075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862084269979589">
                <text:p>0.0008620842699795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884383463262778">
                <text:p>0.0008843834632627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907215580477686">
                <text:p>0.0009072155804776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930590981000173">
                <text:p>0.0009305909810001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954520093464024">
                <text:p>0.0009545200934640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97901340778888">
                <text:p>0.000979013407788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00408146660869">
                <text:p>0.001004081466608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02973485607546">
                <text:p>0.001029734856075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05598419601267">
                <text:p>0.001055984196012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08284012939257">
                <text:p>0.001082840129392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11031331111115">
                <text:p>0.001110313311111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1384143960345">
                <text:p>0.00113841439603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16715402629024">
                <text:p>0.001167154026290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19654281777752">
                <text:p>0.001196542817777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2265913458694">
                <text:p>0.00122659134586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25731013028145">
                <text:p>0.001257310130281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28870961908065">
                <text:p>0.001288709619080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32080017180942">
                <text:p>0.001320800171809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35359204169974">
                <text:p>0.001353592041699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38709535695327">
                <text:p>0.001387095356953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42132010106429">
                <text:p>0.001421320101064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45627609216305">
                <text:p>0.001456276092163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49197296135857">
                <text:p>0.001491972961358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52842013006109">
                <text:p>0.001528420130061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5656267862662">
                <text:p>0.00156562678626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60360185978427">
                <text:p>0.001603601859784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64235399640094">
                <text:p>0.001642353996400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6818915309567">
                <text:p>0.00168189153095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722222459336">
                <text:p>0.0017222224593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76335440935938">
                <text:p>0.001763354409359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80529461057476">
                <text:p>0.001805294610574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8480498629479">
                <text:p>0.00184804986294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89162650445516">
                <text:p>0.001891626504455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93603037758617">
                <text:p>0.001936030377586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98126679476786">
                <text:p>0.001981266794767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202734050272627">
                <text:p>0.002027340502726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207425564580735">
                <text:p>0.002074255645807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12201572828321">
                <text:p>0.002122015728283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1706235756762">
                <text:p>0.00217062357567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22008129513895">
                <text:p>0.002220081295138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227039023493494">
                <text:p>0.002270390234934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232155094307111">
                <text:p>0.002321550943071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37356312514068">
                <text:p>0.002373563125140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242642560144235">
                <text:p>0.002426425601442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248013626344924">
                <text:p>0.002480136263449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253469202970946">
                <text:p>0.002534692029709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259008880126847">
                <text:p>0.002590088801268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64632141671203">
                <text:p>0.002646321416712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27033836069376">
                <text:p>0.00270338360693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276126794977131">
                <text:p>0.002761267949771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81996582455703">
                <text:p>0.002819965824557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87946736685351">
                <text:p>0.002879467366853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293976142338564">
                <text:p>0.002939761423385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300083550740551">
                <text:p>0.003000835507405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306267575462866">
                <text:p>0.003062675754628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312526687992125">
                <text:p>0.00312526687992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318859213492305">
                <text:p>0.003188592134923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325263326680119">
                <text:p>0.003252633266801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331737047833892">
                <text:p>0.003317370478338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338278238957238">
                <text:p>0.003382782389572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34488460011976">
                <text:p>0.00344884600119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351553665997766">
                <text:p>0.003515536659977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358282802638787">
                <text:p>0.003582828026387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365069204474361">
                <text:p>0.003650692044743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371909891606172">
                <text:p>0.003719098916061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378801707391157">
                <text:p>0.003788017073911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385741316351627">
                <text:p>0.003857413163516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392725202436746">
                <text:p>0.003927252024367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39974966766194">
                <text:p>0.00399749667661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406810831152845">
                <text:p>0.004068108311528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413904628620313">
                <text:p>0.004139046286203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421026812292784">
                <text:p>0.004210268122927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428172951331908">
                <text:p>0.004281729513319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435338432756716">
                <text:p>0.004353384327567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442518462900879">
                <text:p>0.004425184629008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449708069426639">
                <text:p>0.004497080694266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456902103917802">
                <text:p>0.004569021039178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464095245072847">
                <text:p>0.004640952450728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471282002517583">
                <text:p>0.004712820025175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478456721254993">
                <text:p>0.004784567212549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485613586767861">
                <text:p>0.004856135867678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492746630787556">
                <text:p>0.004927466307875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49984973773982">
                <text:p>0.00499849737739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506916651875777">
                <text:p>0.005069166518757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513940985093425">
                <text:p>0.005139409850934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520916225451801">
                <text:p>0.005209162254518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527835746376679">
                <text:p>0.005278357463766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534692816553205">
                <text:p>0.005346928165532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541480610497198">
                <text:p>0.005414806104971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548192219793054">
                <text:p>0.005481922197930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554820664982278">
                <text:p>0.005548206649822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56135890808261">
                <text:p>0.00561358908082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567799865713611">
                <text:p>0.005677998657136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574136422800412">
                <text:p>0.005741364228004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580361446823129">
                <text:p>0.005803614468231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586467802575267">
                <text:p>0.005864678025752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5924483673903">
                <text:p>0.0059244836739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598296046791542">
                <text:p>0.005982960467915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60400379051649">
                <text:p>0.00604003790516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609564608862989">
                <text:p>0.006095646088629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614971589300986">
                <text:p>0.006149715893009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620217913290228">
                <text:p>0.006202179132902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625296873241136">
                <text:p>0.006252968732411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630201889553264">
                <text:p>0.006302018895532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634926527663228">
                <text:p>0.006349265276632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639464515031893">
                <text:p>0.006394645150318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643809757998839">
                <text:p>0.006438097579988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647956358430827">
                <text:p>0.006479563584308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651898630090132">
                <text:p>0.006518986300901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655631114648213">
                <text:p>0.006556311146482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659148597270297">
                <text:p>0.006591485972702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662446121697056">
                <text:p>0.006624461216970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665519004750694">
                <text:p>0.006655190047506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668362850194374">
                <text:p>0.006683628501943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670973561876082">
                <text:p>0.006709735618760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673347356090708">
                <text:p>0.006733473560907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675480773097252">
                <text:p>0.006754807730972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677370687731752">
                <text:p>0.006773706877317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679014319060625">
                <text:p>0.006790143190606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680409239023643">
                <text:p>0.006804092390236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681553380020771">
                <text:p>0.006815533800207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682445041402346">
                <text:p>0.006824450414023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683082894827777">
                <text:p>0.006830828948277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683465988463865">
                <text:p>0.006834659884638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68359375">
                <text:p>0.00683593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683465988463866">
                <text:p>0.006834659884638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683082894827777">
                <text:p>0.006830828948277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682445041402346">
                <text:p>0.006824450414023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681553380020772">
                <text:p>0.006815533800207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680409239023643">
                <text:p>0.006804092390236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679014319060624">
                <text:p>0.006790143190606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677370687731753">
                <text:p>0.006773706877317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675480773097252">
                <text:p>0.006754807730972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673347356090708">
                <text:p>0.006733473560907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670973561876082">
                <text:p>0.006709735618760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668362850194374">
                <text:p>0.006683628501943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665519004750695">
                <text:p>0.006655190047506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662446121697056">
                <text:p>0.006624461216970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659148597270297">
                <text:p>0.006591485972702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655631114648214">
                <text:p>0.006556311146482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651898630090132">
                <text:p>0.006518986300901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647956358430827">
                <text:p>0.006479563584308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643809757998839">
                <text:p>0.006438097579988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639464515031893">
                <text:p>0.006394645150318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634926527663228">
                <text:p>0.006349265276632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630201889553264">
                <text:p>0.006302018895532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625296873241136">
                <text:p>0.006252968732411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620217913290228">
                <text:p>0.006202179132902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614971589300986">
                <text:p>0.0061497158930098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609564608862989">
                <text:p>0.006095646088629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60400379051649">
                <text:p>0.00604003790516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598296046791542">
                <text:p>0.005982960467915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5924483673903">
                <text:p>0.0059244836739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586467802575267">
                <text:p>0.005864678025752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580361446823129">
                <text:p>0.005803614468231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574136422800412">
                <text:p>0.005741364228004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567799865713611">
                <text:p>0.005677998657136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56135890808261">
                <text:p>0.00561358908082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554820664982278">
                <text:p>0.005548206649822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548192219793054">
                <text:p>0.0054819221979305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541480610497198">
                <text:p>0.005414806104971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534692816553205">
                <text:p>0.005346928165532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527835746376679">
                <text:p>0.005278357463766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520916225451801">
                <text:p>0.005209162254518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513940985093425">
                <text:p>0.005139409850934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506916651875777">
                <text:p>0.0050691665187577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49984973773982">
                <text:p>0.004998497377398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492746630787556">
                <text:p>0.004927466307875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485613586767861">
                <text:p>0.004856135867678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478456721254993">
                <text:p>0.004784567212549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471282002517583">
                <text:p>0.004712820025175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464095245072847">
                <text:p>0.004640952450728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456902103917802">
                <text:p>0.004569021039178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449708069426639">
                <text:p>0.004497080694266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442518462900879">
                <text:p>0.004425184629008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435338432756715">
                <text:p>0.004353384327567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428172951331908">
                <text:p>0.004281729513319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421026812292784">
                <text:p>0.004210268122927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413904628620313">
                <text:p>0.004139046286203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406810831152846">
                <text:p>0.004068108311528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39974966766194">
                <text:p>0.00399749667661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392725202436746">
                <text:p>0.003927252024367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385741316351627">
                <text:p>0.003857413163516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378801707391157">
                <text:p>0.003788017073911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371909891606172">
                <text:p>0.003719098916061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365069204474361">
                <text:p>0.003650692044743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358282802638787">
                <text:p>0.003582828026387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351553665997766">
                <text:p>0.003515536659977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34488460011976">
                <text:p>0.00344884600119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338278238957238">
                <text:p>0.003382782389572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331737047833892">
                <text:p>0.003317370478338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325263326680119">
                <text:p>0.003252633266801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318859213492305">
                <text:p>0.003188592134923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312526687992125">
                <text:p>0.003125266879921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306267575462866">
                <text:p>0.003062675754628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300083550740551">
                <text:p>0.003000835507405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293976142338564">
                <text:p>0.002939761423385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28794673668535">
                <text:p>0.00287946736685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281996582455703">
                <text:p>0.002819965824557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276126794977131">
                <text:p>0.002761267949771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27033836069376">
                <text:p>0.00270338360693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264632141671203">
                <text:p>0.002646321416712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259008880126847">
                <text:p>0.002590088801268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253469202970946">
                <text:p>0.002534692029709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248013626344923">
                <text:p>0.002480136263449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242642560144235">
                <text:p>0.002426425601442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237356312514068">
                <text:p>0.002373563125140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32155094307111">
                <text:p>0.002321550943071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227039023493494">
                <text:p>0.002270390234934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222008129513895">
                <text:p>0.002220081295138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21706235756762">
                <text:p>0.00217062357567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212201572828321">
                <text:p>0.002122015728283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207425564580735">
                <text:p>0.002074255645807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02734050272628">
                <text:p>0.002027340502726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198126679476786">
                <text:p>0.001981266794767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193603037758617">
                <text:p>0.001936030377586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189162650445516">
                <text:p>0.001891626504455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18480498629479">
                <text:p>0.00184804986294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180529461057476">
                <text:p>0.001805294610574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176335440935938">
                <text:p>0.001763354409359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1722222459336">
                <text:p>0.0017222224593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16818915309567">
                <text:p>0.00168189153095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164235399640094">
                <text:p>0.001642353996400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160360185978427">
                <text:p>0.001603601859784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15656267862662">
                <text:p>0.00156562678626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152842013006109">
                <text:p>0.001528420130061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149197296135857">
                <text:p>0.0014919729613585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145627609216305">
                <text:p>0.001456276092163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142132010106429">
                <text:p>0.001421320101064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138709535695327">
                <text:p>0.001387095356953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135359204169974">
                <text:p>0.001353592041699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132080017180942">
                <text:p>0.001320800171809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128870961908065">
                <text:p>0.001288709619080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125731013028145">
                <text:p>0.001257310130281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12265913458694">
                <text:p>0.00122659134586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119654281777752">
                <text:p>0.001196542817777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116715402629024">
                <text:p>0.001167154026290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11384143960345">
                <text:p>0.00113841439603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111031331111115">
                <text:p>0.001110313311111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108284012939257">
                <text:p>0.001082840129392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105598419601266">
                <text:p>0.001055984196012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102973485607546">
                <text:p>0.001029734856075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100408146660869">
                <text:p>0.001004081466608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97901340778888">
                <text:p>0.0009790134077888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954520093464023">
                <text:p>0.0009545200934640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930590981000173">
                <text:p>0.0009305909810001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907215580477686">
                <text:p>0.0009072155804776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884383463262778">
                <text:p>0.00088438346326277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862084269979589">
                <text:p>0.00086208426997958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840307717907589">
                <text:p>0.0008403077179075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819043607828701">
                <text:p>0.0008190436078287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79828183034802">
                <text:p>0.000798281830348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778012371711519">
                <text:p>0.0007780123717115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758225319143549">
                <text:p>0.00075822531914354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738910865726415">
                <text:p>0.0007389108657264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720059314843688">
                <text:p>0.0007200593148436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701661084208336">
                <text:p>0.0007016610842083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683706709496141">
                <text:p>0.0006837067094961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666186847604231">
                <text:p>0.0006661868476042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649092279553955">
                <text:p>0.0006490922795539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632413913056695">
                <text:p>0.0006324139130566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616142784760552">
                <text:p>0.0006161427847605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600270062195275">
                <text:p>0.0006002700621952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584787045432103">
                <text:p>0.0005847870454321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56968516847465">
                <text:p>0.000569685168474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554956000396294">
                <text:p>0.00055495600039629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540591246238957">
                <text:p>0.0005405912462389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526582747687564">
                <text:p>0.0005265827476875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512922483533894">
                <text:p>0.00051292248353389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499602569942958">
                <text:p>0.00049960256994295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486615260534475">
                <text:p>0.0004866152605344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473952946291503">
                <text:p>0.0004739529462915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461608155307702">
                <text:p>0.0004616081553077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449573552384253">
                <text:p>0.0004495735523842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437841938486875">
                <text:p>0.0004378419384868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426406250072984">
                <text:p>0.00042640625007298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415259558298476">
                <text:p>0.0004152595582984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404395068113238">
                <text:p>0.0004043950681132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393806117253974">
                <text:p>0.0003938061172539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383486175142575">
                <text:p>0.0003834861751425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373428841697787">
                <text:p>0.00037342884169778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36362784606757">
                <text:p>0.000363627846067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354077045289146">
                <text:p>0.0003540770452891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344770422883367">
                <text:p>0.0003447704228833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335702087389657">
                <text:p>0.0003357020873896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326866270847486">
                <text:p>0.00032686627084748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318257327229956">
                <text:p>0.00031825732722995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309869730834789">
                <text:p>0.0003098697308347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301698074637718">
                <text:p>0.0003016980746377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293737068612957">
                <text:p>0.0002937370686129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28598153802519">
                <text:p>0.000285981538025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278426421697216">
                <text:p>0.0002784264216972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271066770257168">
                <text:p>0.0002710667702571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263897744368969">
                <text:p>0.0002638977443689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256914612949439">
                <text:p>0.0002569146129494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250112751375292">
                <text:p>0.0002501127513752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243487639683007">
                <text:p>0.0002434876396830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237034860764388">
                <text:p>0.0002370348607643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230750098560422">
                <text:p>0.0002307500985604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224629136255878">
                <text:p>0.00022462913625587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218667854476906">
                <text:p>0.0002186678544769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212862229493741">
                <text:p>0.0002128622294937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207208331430455">
                <text:p>0.0002072083314304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201702322483564">
                <text:p>0.0002017023224835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196340455151152">
                <text:p>0.00019634045515115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191119070474041">
                <text:p>0.0001911190704740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186034596290416">
                <text:p>0.0001860345962904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181083545505197">
                <text:p>0.00018108354550519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176262514375331">
                <text:p>0.00017626251437533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17156818081209">
                <text:p>0.000171568180812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166997302701339">
                <text:p>0.0001669973027013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162546716242656">
                <text:p>0.0001625467162426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15821333430811">
                <text:p>0.000158213334308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153994144821396">
                <text:p>0.00015399414482139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149886209157966">
                <text:p>0.00014988620915796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145886660566717">
                <text:p>0.0001458866605667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141992702613722">
                <text:p>0.0001419927026137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138201607648443">
                <text:p>0.0001382016076484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134510715292773">
                <text:p>0.0001345107152927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130917430953238">
                <text:p>0.0001309174309532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127419224356604">
                <text:p>0.00012741922435660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124013628109096">
                <text:p>0.00012401362810909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120698236279393">
                <text:p>0.00012069823627939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117470703005521">
                <text:p>0.0001174707030055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114328741125707">
                <text:p>0.0001143287411257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111270120833256">
                <text:p>0.0001112701208332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108292668355438">
                <text:p>0.0001082926683554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10539426465636">
                <text:p>0.000105394264656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102572844163783">
                <text:p>0.0001025728441637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0998263935197763">
                <text:p>0.00009982639351977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0971529503551174">
                <text:p>0.00009715295035511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0945506020872937">
                <text:p>0.000094550602087293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0920174847419566">
                <text:p>0.000092017484741956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0895517817976505">
                <text:p>0.00008955178179765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0871517230536248">
                <text:p>0.00008715172305362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0848155835205191">
                <text:p>0.00008481558352051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0825416823336978">
                <text:p>0.00008254168233369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0803283816889951">
                <text:p>0.00008032838168899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0781740858006203">
                <text:p>0.000078174085800620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0760772398809627">
                <text:p>0.000076077239880962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0740363291420229">
                <text:p>0.000074036329142022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0720498778181923">
                <text:p>0.00007204987781819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0701164482100914">
                <text:p>0.00007011644821009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068234639749173">
                <text:p>0.0000682346397491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0664030880827888">
                <text:p>0.00006640308808278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0646204641794143">
                <text:p>0.00006462046417941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0628854734537218">
                <text:p>0.00006288547345372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0611968549111875">
                <text:p>0.00006119685491118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0595533803119172">
                <text:p>0.00005955338031191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0579538533533707">
                <text:p>0.00005795385335337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0563971088716657">
                <text:p>0.00005639710887166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0548820120611398">
                <text:p>0.00005488201206113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0534074577118475">
                <text:p>0.00005340745771184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0519723694646727">
                <text:p>0.00005197236946467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0505756990837318">
                <text:p>0.000050575699083731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0492164257457507">
                <text:p>0.00004921642574575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0478935553460918">
                <text:p>0.00004789355534609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0466061198211165">
                <text:p>0.00004660611982111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0453531764865648">
                <text:p>0.000045353176486564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0441338073916381">
                <text:p>0.000044133807391638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042947118688475">
                <text:p>0.0000429471186884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0417922400167083">
                <text:p>0.000041792240016708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0406683239027995">
                <text:p>0.00004066832390279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0395745451738456">
                <text:p>0.000039574545173845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0385101003855597">
                <text:p>0.00003851010038555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037474207264128">
                <text:p>0.0000374742072641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03646610416165">
                <text:p>0.0000364661041616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0354850495248734">
                <text:p>0.000035485049524873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0345303213769375">
                <text:p>0.00003453032137693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0336012168118432">
                <text:p>0.00003360121681184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0326970515013733">
                <text:p>0.00003269705150137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0318171592141879">
                <text:p>0.00003181715921418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0309608913468262">
                <text:p>0.00003096089134682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0301276164663502">
                <text:p>0.000030127616466350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0293167198643675">
                <text:p>0.00002931671986436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0285276031221783">
                <text:p>0.000028527603122178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0277596836867933">
                <text:p>0.00002775968368679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0270123944575741">
                <text:p>0.00002701239445757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0262851833832536">
                <text:p>0.000026285183383253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0255775130690949">
                <text:p>0.000025577513069094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0248888603939562">
                <text:p>0.0000248888603939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6.378cm" svg:y="0.316cm" chart:style-name="ch2">
          <text:p>ボナンザのfunc</text:p>
        </chart:title>
        <chart:legend chart:legend-position="end" svg:x="13.903cm" svg:y="4.191cm" style:legend-expansion="high" chart:style-name="ch3"/>
        <chart:plot-area chart:style-name="ch4" table:cell-range-address="func.B1:func.B513" svg:x="0.77cm" svg:y="1.635cm" svg:width="12.493cm" svg:height="6.772cm">
          <chartooo:coordinate-region svg:x="1.497cm" svg:y="1.848cm" svg:width="11.644cm" svg:height="5.46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unc.B1:func.B513" chart:class="chart:line">
            <chart:data-point chart:repeated="5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911051194400645">
                <text:p>0.000911051194400645</text:p>
                <draw:g>
                  <svg:desc>func.B1:func.B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36282817756011">
                <text:p>0.000936282817756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962212559597406">
                <text:p>0.000962212559597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988859697950656">
                <text:p>0.000988859697950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1624404106802">
                <text:p>0.00101624404106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04438594189243">
                <text:p>0.00104438594189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07330631290963">
                <text:p>0.00107330631290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0302664139816">
                <text:p>0.00110302664139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13356900508751">
                <text:p>0.001133569005087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16495608823496">
                <text:p>0.001164956088234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19721119813173">
                <text:p>0.00119721119813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23035828204962">
                <text:p>0.00123035828204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26442194463923">
                <text:p>0.00126442194463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29942746579137">
                <text:p>0.00129942746579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33540081897337">
                <text:p>0.001335400818973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3723686900524">
                <text:p>0.00137236869005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41035849661802">
                <text:p>0.001410358496618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44939840781665">
                <text:p>0.00144939840781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48951736471073">
                <text:p>0.00148951736471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53074510117582">
                <text:p>0.00153074510117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573112165349">
                <text:p>0.001573112165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61664994164229">
                <text:p>0.00161664994164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66139067333524">
                <text:p>0.001661390673335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70736748576084">
                <text:p>0.001707367485760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75461441009949">
                <text:p>0.001754614410099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80316640779594">
                <text:p>0.001803166407795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85305939561444">
                <text:p>0.00185305939561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90433027134754">
                <text:p>0.001904330271347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95701694019463">
                <text:p>0.001957016940194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01115834182615">
                <text:p>0.002011158341826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06679447815012">
                <text:p>0.002066794478150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12396644179772">
                <text:p>0.002123966441797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18271644534518">
                <text:p>0.002182716445345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24308785128917">
                <text:p>0.002243087851289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30512520279381">
                <text:p>0.002305125202793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36887425522709">
                <text:p>0.002368874255227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43438200850533">
                <text:p>0.002434382008505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50169674026429">
                <text:p>0.002501696740264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57086803987609">
                <text:p>0.002570868039876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64194684333116">
                <text:p>0.002641946843331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71498546900518">
                <text:p>0.002714985469005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79003765433065">
                <text:p>0.002790037654330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86715859339379">
                <text:p>0.002867158593393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94640497547705">
                <text:p>0.002946404975477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302783502456838">
                <text:p>0.003027835024568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11150853985831">
                <text:p>0.00311150853985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319748693724642">
                <text:p>0.003197486937246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328583329187895">
                <text:p>0.003285833291878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33766123817395">
                <text:p>0.00337661238173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346989073231523">
                <text:p>0.003469890732315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356573666236103">
                <text:p>0.003565736662361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366422033078435">
                <text:p>0.00366422033078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376541378467387">
                <text:p>0.003765413784673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386939100849493">
                <text:p>0.003869391008494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39762279744753">
                <text:p>0.00397622797447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408600269420471">
                <text:p>0.004086002694204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419879527147187">
                <text:p>0.004198795271471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431468795636268">
                <text:p>0.004314687956362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443376520064368">
                <text:p>0.004433765200643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455611371445455">
                <text:p>0.00455611371445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468182252433374">
                <text:p>0.004681822524333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481098303260125">
                <text:p>0.00481098303260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494368907812255">
                <text:p>0.00494368907812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508003699847753">
                <text:p>0.005080036998477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52201256935584">
                <text:p>0.00522012569355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536405669062011">
                <text:p>0.00536405669062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551193421080702">
                <text:p>0.005511934210807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566386523717883">
                <text:p>0.005663865237178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581995958425901">
                <text:p>0.005819959584259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598032996912823">
                <text:p>0.005980329969128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614509208408515">
                <text:p>0.006145092084085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631436467089637">
                <text:p>0.006314364670896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64882695966567">
                <text:p>0.00648826959665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666693193128066">
                <text:p>0.006666931931280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685048002664497">
                <text:p>0.006850480026644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03904559740152">
                <text:p>0.007039045597401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723276380347905">
                <text:p>0.007232763803479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743177333429119">
                <text:p>0.007431773334291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763621649466721">
                <text:p>0.007636216494667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78462392925209">
                <text:p>0.00784623929252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806199152827164">
                <text:p>0.008061991528271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82836268860305">
                <text:p>0.00828362688603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851130302656255">
                <text:p>0.008511303026562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874518168203515">
                <text:p>0.008745181682035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898542875256017">
                <text:p>0.008985428752560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923221440453628">
                <text:p>0.009232214404536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948571317079521">
                <text:p>0.009485713170795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974610405255406">
                <text:p>0.009746104052554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00135706231731">
                <text:p>0.01001357062317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02883011337162">
                <text:p>0.01028830113371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05704886203076">
                <text:p>0.01057048862030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08603310132775">
                <text:p>0.01086033101327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1158031248084">
                <text:p>0.0111580312480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1463797377996">
                <text:p>0.0114637973779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17778426885196">
                <text:p>0.01177784268851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21003858135447">
                <text:p>0.01210038581354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24316508531858">
                <text:p>0.01243165085318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27718674932863">
                <text:p>0.01277186749328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3121271126551">
                <text:p>0.0131212711265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34801029752663">
                <text:p>0.01348010297526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38486102155646">
                <text:p>0.01384861021556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4227046103179">
                <text:p>0.0142270461031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4615670100636">
                <text:p>0.0146156701006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50147480058195">
                <text:p>0.01501474800581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54245520818411">
                <text:p>0.01542455208184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58453611881374">
                <text:p>0.01584536118813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62774609127135">
                <text:p>0.01627746091271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67211437054421">
                <text:p>0.01672114370544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71767090123184">
                <text:p>0.01717670901231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76444634105646">
                <text:p>0.01764446341056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81247207444686">
                <text:p>0.01812472074446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86178022618317">
                <text:p>0.01861780226183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91240367508889">
                <text:p>0.01912403675088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96437606775596">
                <text:p>0.01964376067755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017731832287">
                <text:p>0.020177318322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07250619203824">
                <text:p>0.02072506192038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12873517934511">
                <text:p>0.02128735179345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18645564921137">
                <text:p>0.02186455649211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24570529294161">
                <text:p>0.02245705292941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30652265169498">
                <text:p>0.02306522651694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36894712993744">
                <text:p>0.02368947129937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43301900876756">
                <text:p>0.02433019008767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49877945909003">
                <text:p>0.02498779459090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56627055460899">
                <text:p>0.02566270554608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63553528461198">
                <text:p>0.02635535284611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70661756651336">
                <text:p>0.02706617566513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77956225812451">
                <text:p>0.02779562258124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85441516961604">
                <text:p>0.02854415169616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93122307513563">
                <text:p>0.02931223075135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01003372404295">
                <text:p>0.03010033724042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309089585172112">
                <text:p>0.03090895851721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1738591899223">
                <text:p>0.0317385918992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25897447660253">
                <text:p>0.03258974476602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34629346519907">
                <text:p>0.03346293465199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4358689333009">
                <text:p>0.0343586893330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52775469066116">
                <text:p>0.03527754690661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62200558649747">
                <text:p>0.03622005586497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71867751602401">
                <text:p>0.03718677516024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81782742615664">
                <text:p>0.03817827426156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91951332032982">
                <text:p>0.03919513320329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0237942623616">
                <text:p>0.0402379426236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13073037930043">
                <text:p>0.04130730379300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24038286318467">
                <text:p>0.04240382863184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35281397164353">
                <text:p>0.04352813971643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46808702726502">
                <text:p>0.04468087027265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458626641565422">
                <text:p>0.04586266415654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70741758210241">
                <text:p>0.04707417582102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83160702678493">
                <text:p>0.04831607026784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95890229840317">
                <text:p>0.04958902298403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08937198618338">
                <text:p>0.05089371986183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522308571014257">
                <text:p>0.05223085710142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536011410952942">
                <text:p>0.05360114109529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550052882934541">
                <text:p>0.05500528829345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564440250484954">
                <text:p>0.05644402504849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579180874394744">
                <text:p>0.05791808743947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594282210736403">
                <text:p>0.05942822107364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09751808649648">
                <text:p>0.06097518086496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25597307884314">
                <text:p>0.06255973078843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41826436090197">
                <text:p>0.06418264360901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58447005843111">
                <text:p>0.06584470058431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75466911396291">
                <text:p>0.06754669113962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92894125146216">
                <text:p>0.06928941251462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710736693801835">
                <text:p>0.07107366938018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729002734246221">
                <text:p>0.07290027342462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747700429079614">
                <text:p>0.07477004290796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766838021832952">
                <text:p>0.07668380218329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786423811841015">
                <text:p>0.07864238118410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806466148764482">
                <text:p>0.08064661487644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826973426750389">
                <text:p>0.08269734267503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47954078220683">
                <text:p>0.08479540782206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869416567278917">
                <text:p>0.08694165672789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891369382725416">
                <text:p>0.08913693827254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913821030671714">
                <text:p>0.09138210306717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936780026745507">
                <text:p>0.09367800267455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960254887877938">
                <text:p>0.09602548878779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984254123665623">
                <text:p>0.09842541236656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00878622730057">
                <text:p>0.1008786227300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03385966606184">
                <text:p>0.1033859666061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0594828713638">
                <text:p>0.105948287136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08566422835656">
                <text:p>0.1085664228356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11241206507543">
                <text:p>0.1112412065075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13973464113717">
                <text:p>0.1139734641137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16764013598223">
                <text:p>0.1167640135982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19613663666323">
                <text:p>0.1196136636663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22523212518159">
                <text:p>0.1225232125181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25493446537563">
                <text:p>0.1254934465375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28525138936493">
                <text:p>0.1285251389364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3161904835577">
                <text:p>0.131619048355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34775917422957">
                <text:p>0.1347759174229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37996471268404">
                <text:p>0.1379964712684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41281416000701">
                <text:p>0.1412814160007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44631437142975">
                <text:p>0.1446314371429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48047198031689">
                <text:p>0.1480471980316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51529338179829">
                <text:p>0.1515293381798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55078471606594">
                <text:p>0.1550784716065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5869518513596">
                <text:p>0.158695185135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62380036666711">
                <text:p>0.1623800366667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66133553416803">
                <text:p>0.1661335534168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69956230145188">
                <text:p>0.1699562301451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73848527354471">
                <text:p>0.1738485273544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7781086947805">
                <text:p>0.177810869478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81843643055648">
                <text:p>0.1818436430556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85947194901422">
                <text:p>0.1859471949014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90121830269085">
                <text:p>0.1901218302690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94367811018745">
                <text:p>0.1943678110187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98685353790425">
                <text:p>0.1986853537904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307462818947">
                <text:p>0.203074628189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7535754989287">
                <text:p>0.2075357549892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12068804357105">
                <text:p>0.2120688043571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1667379410865">
                <text:p>0.216673794108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21350687997828">
                <text:p>0.2213506879978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26099394047711">
                <text:p>0.2260993940477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30919762929272">
                <text:p>0.2309197629292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35811586394467">
                <text:p>0.2358115863944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40774595770382">
                <text:p>0.2407745957703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45808460521257">
                <text:p>0.2458084605212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50912786885272">
                <text:p>0.2509127868852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56087116593008">
                <text:p>0.2560871165930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6133092567451">
                <text:p>0.261330925674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66643623361852">
                <text:p>0.2666436233618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72024551094022">
                <text:p>0.2720245510940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77472981630871">
                <text:p>0.2774729816308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82988118282706">
                <text:p>0.2829881182827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88569094261939">
                <text:p>0.2885690942619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94214972162989">
                <text:p>0.2942149721629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99924743576342">
                <text:p>0.2999247435763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05697328842421">
                <text:p>0.3056973288424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11531576950515">
                <text:p>0.3115315769505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17426265587676">
                <text:p>0.3174262655876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23380101342034">
                <text:p>0.3233801013420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29391720064527">
                <text:p>0.3293917200645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3545968739253">
                <text:p>0.335459687392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41582499438317">
                <text:p>0.3415824994383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47758583644727">
                <text:p>0.3477585836447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53986299809773">
                <text:p>0.3539862998097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60263941281304">
                <text:p>0.3602639412813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6658973632216">
                <text:p>0.366589736322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72961849645553">
                <text:p>0.3729618496455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7937838411973">
                <text:p>0.379378384119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85837382640198">
                <text:p>0.3858373826401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92336830167108">
                <text:p>0.3923368301671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98874655924602">
                <text:p>0.3988746559246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05448735758214">
                <text:p>0.4054487357582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12056894645672">
                <text:p>0.4120568946456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18696909355687">
                <text:p>0.4186969093556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25366511248633">
                <text:p>0.4253665112486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32063389212307">
                <text:p>0.4320633892123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38785192725257">
                <text:p>0.4387851927252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45529535039573">
                <text:p>0.44552953503957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52293996474367">
                <text:p>0.4522939964743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59076127810634">
                <text:p>0.4590761278106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65873453777628">
                <text:p>0.4658734537776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72683476620433">
                <text:p>0.4726834766204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79503679737942">
                <text:p>0.4795036797379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8633153138011">
                <text:p>0.486331531380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93164488393014">
                <text:p>0.4931644883930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06835511606986">
                <text:p>0.5068355116069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13668468619891">
                <text:p>0.5136684686198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20496320262058">
                <text:p>0.5204963202620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27316523379567">
                <text:p>0.5273165233795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34126546222372">
                <text:p>0.5341265462223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40923872189367">
                <text:p>0.5409238721893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47706003525633">
                <text:p>0.5477060035256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54470464960427">
                <text:p>0.5544704649604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61214807274743">
                <text:p>0.5612148072747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67936610787693">
                <text:p>0.56793661078769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74633488751367">
                <text:p>0.5746334887513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81303090644313">
                <text:p>0.5813030906443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87943105354328">
                <text:p>0.5879431053543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94551264241786">
                <text:p>0.5945512642417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601125344075398">
                <text:p>0.6011253440753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07663169832892">
                <text:p>0.6076631698328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14162617359802">
                <text:p>0.6141626173598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2062161588027">
                <text:p>0.620621615880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27038150354447">
                <text:p>0.6270381503544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3341026367784">
                <text:p>0.633410263677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39736058718696">
                <text:p>0.6397360587186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46013700190227">
                <text:p>0.6460137001902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652241416355273">
                <text:p>0.6522414163552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58417500561683">
                <text:p>0.6584175005616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66454031260747">
                <text:p>0.664540312607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70608279935473">
                <text:p>0.6706082799354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676619898657966">
                <text:p>0.6766198986579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82573734412324">
                <text:p>0.6825737344123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88468423049485">
                <text:p>0.6884684230494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94302671157579">
                <text:p>0.6943026711575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00075256423658">
                <text:p>0.7000752564236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05785027837011">
                <text:p>0.7057850278370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11430905738061">
                <text:p>0.7114309057380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17011881717294">
                <text:p>0.7170118817172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22527018369129">
                <text:p>0.72252701836912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27975448905978">
                <text:p>0.72797544890597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33356376638148">
                <text:p>0.7333563766381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3866907432549">
                <text:p>0.738669074325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43912883406992">
                <text:p>0.7439128834069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49087213114728">
                <text:p>0.7490872131147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54191539478742">
                <text:p>0.7541915394787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759225404229618">
                <text:p>0.7592254042296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64188413605533">
                <text:p>0.7641884136055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69080237070728">
                <text:p>0.7690802370707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73900605952289">
                <text:p>0.77390060595228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78649312002172">
                <text:p>0.7786493120021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8332620589135">
                <text:p>0.783326205891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87931195642895">
                <text:p>0.7879311956428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92464245010713">
                <text:p>0.7924642450107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9692537181053">
                <text:p>0.796925371810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01314646209575">
                <text:p>0.8013146462095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05632188981255">
                <text:p>0.8056321889812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09878169730915">
                <text:p>0.8098781697309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814052805098578">
                <text:p>0.8140528050985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818156356944352">
                <text:p>0.8181563569443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2218913052195">
                <text:p>0.822189130521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26151472645529">
                <text:p>0.8261514726455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30043769854812">
                <text:p>0.8300437698548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33866446583197">
                <text:p>0.8338664465831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37619963333289">
                <text:p>0.8376199633332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4130481486404">
                <text:p>0.841304814864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44921528393406">
                <text:p>0.8449215283934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848470661820172">
                <text:p>0.8484706618201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51952801968311">
                <text:p>0.8519528019683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55368562857025">
                <text:p>0.8553685628570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58718583999299">
                <text:p>0.8587185839992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62003528731596">
                <text:p>0.8620035287315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65224082577043">
                <text:p>0.8652240825770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6838095164423">
                <text:p>0.868380951644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71474861063507">
                <text:p>0.8714748610635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74506553462437">
                <text:p>0.87450655346243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77476787481841">
                <text:p>0.8774767874818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80386336333677">
                <text:p>0.8803863363336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83235986401777">
                <text:p>0.8832359864017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86026535886283">
                <text:p>0.8860265358862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88758793492457">
                <text:p>0.8887587934924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91433577164344">
                <text:p>0.8914335771643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9405171286362">
                <text:p>0.894051712863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96614033393816">
                <text:p>0.8966140333938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99121377269944">
                <text:p>0.8991213772699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01574587633438">
                <text:p>0.9015745876334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03974511212206">
                <text:p>0.9039745112122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06321997325449">
                <text:p>0.9063219973254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08617896932829">
                <text:p>0.9086178969328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10863061727458">
                <text:p>0.9108630617274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13058343272108">
                <text:p>0.9130583432721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15204592177932">
                <text:p>0.9152045921779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17302657324961">
                <text:p>0.9173026573249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19353385123552">
                <text:p>0.9193533851235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21357618815899">
                <text:p>0.9213576188158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23316197816705">
                <text:p>0.9233161978167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25229957092039">
                <text:p>0.9252299570920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27099726575378">
                <text:p>0.9270997265753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28926330619817">
                <text:p>0.9289263306198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30710587485378">
                <text:p>0.9307105874853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32453308860371">
                <text:p>0.93245330886037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34155299415689">
                <text:p>0.9341552994156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3581735639098">
                <text:p>0.935817356390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37440269211569">
                <text:p>0.9374402692115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39024819135035">
                <text:p>0.9390248191350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4057177892636">
                <text:p>0.940571778926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42081912560526">
                <text:p>0.94208191256052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43555974951505">
                <text:p>0.9435559749515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44994711706546">
                <text:p>0.9449947117065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46398858904706">
                <text:p>0.9463988589047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47769142898574">
                <text:p>0.9477691428985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49106280138166">
                <text:p>0.9491062801381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50410977015968">
                <text:p>0.9504109770159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51683929732151">
                <text:p>0.95168392973215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52925824178976">
                <text:p>0.95292582417897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54137335843458">
                <text:p>0.9541373358434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5531912972735">
                <text:p>0.955319129727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56471860283565">
                <text:p>0.9564718602835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57596171368153">
                <text:p>0.9575961713681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58692696206996">
                <text:p>0.9586926962069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59762057376384">
                <text:p>0.9597620573763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60804866796702">
                <text:p>0.9608048667967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61821725738434">
                <text:p>0.9618217257384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6281322483976">
                <text:p>0.962813224839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63779944135025">
                <text:p>0.9637799441350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64722453093388">
                <text:p>0.9647224530933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65641310666991">
                <text:p>0.9656413106669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66537065348009">
                <text:p>0.9665370653480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67410255233975">
                <text:p>0.9674102552339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68261408100777">
                <text:p>0.9682614081007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69091041482789">
                <text:p>0.9690910414827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6989966275957">
                <text:p>0.969899662759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70687769248644">
                <text:p>0.9706877692486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7145584830384">
                <text:p>0.971455848303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72204377418755">
                <text:p>0.9722043774187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72933824334866">
                <text:p>0.9729338243348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7364464715388">
                <text:p>0.973644647153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7433729445391">
                <text:p>0.974337294453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750122054091">
                <text:p>0.97501220540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75669809912324">
                <text:p>0.9756698099123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76310528700626">
                <text:p>0.9763105287006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7693477348305">
                <text:p>0.976934773483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77542947070584">
                <text:p>0.9775429470705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78135443507886">
                <text:p>0.9781354435078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78712648206549">
                <text:p>0.97871264820654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79274938079617">
                <text:p>0.9792749380796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7982268167713">
                <text:p>0.979822681677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8035623932244">
                <text:p>0.980356239322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80875963249111">
                <text:p>0.9808759632491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81382197738168">
                <text:p>0.9813821977381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81875279255531">
                <text:p>0.9818752792555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82355536589435">
                <text:p>0.98235553658943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82823290987682">
                <text:p>0.9828232909876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83278856294558">
                <text:p>0.9832788562945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83722539087287">
                <text:p>0.9837225390872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84154638811863">
                <text:p>0.9841546388118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84575447918159">
                <text:p>0.98457544791815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8498525199418">
                <text:p>0.984985251994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85384329899364">
                <text:p>0.9853843298993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85772953896821">
                <text:p>0.9857729538968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86151389784435">
                <text:p>0.98615138978443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86519897024734">
                <text:p>0.9865198970247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86878728873449">
                <text:p>0.98687872887344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87228132506714">
                <text:p>0.9872281325067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87568349146814">
                <text:p>0.9875683491468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87899614186455">
                <text:p>0.9878996141864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8822215731148">
                <text:p>0.988222157311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88536202622004">
                <text:p>0.9885362026220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88841968751916">
                <text:p>0.9888419687519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89139668986722">
                <text:p>0.9891396689867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89429511379692">
                <text:p>0.98942951137969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89711698866284">
                <text:p>0.9897116988662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89986429376827">
                <text:p>0.9899864293768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90253895947446">
                <text:p>0.9902538959474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90514286829205">
                <text:p>0.9905142868292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90767785595464">
                <text:p>0.9907677855954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9101457124744">
                <text:p>0.991014571247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91254818317965">
                <text:p>0.99125481831796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91488696973437">
                <text:p>0.99148869697343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9171637311397">
                <text:p>0.991716373113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91938008471728">
                <text:p>0.9919380084717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92153760707479">
                <text:p>0.9921537607074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92363783505333">
                <text:p>0.99236378350533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92568226665709">
                <text:p>0.9925682266657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92767236196521">
                <text:p>0.9927672361965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92960954402598">
                <text:p>0.9929609544025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93149519973355">
                <text:p>0.9931495199733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93333068068719">
                <text:p>0.9933330680687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93511730403343">
                <text:p>0.99351173040334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93685635329104">
                <text:p>0.99368563532910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93854907915915">
                <text:p>0.9938549079159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94019670030872">
                <text:p>0.9940196700308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94180040415741">
                <text:p>0.99418004041574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94336134762821">
                <text:p>0.9943361347628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94488065789193">
                <text:p>0.99448806578919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9463594330938">
                <text:p>0.9946359433093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94779874306442">
                <text:p>0.9947798743064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94919963001522">
                <text:p>0.99491996300152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95056310921878">
                <text:p>0.9950563109218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95189016967399">
                <text:p>0.9951890169673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95318177475666">
                <text:p>0.99531817747566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95443886285545">
                <text:p>0.9954438862855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95566234799356">
                <text:p>0.99556623479935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95685312043637">
                <text:p>0.99568531204363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95801204728528">
                <text:p>0.9958012047285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95913997305795">
                <text:p>0.9959139973057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96023772025525">
                <text:p>0.9960237720255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96130608991505">
                <text:p>0.9961306089915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96234586215326">
                <text:p>0.9962345862153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96335779669216">
                <text:p>0.9963357796692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96434263337639">
                <text:p>0.9964342633376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96530109267685">
                <text:p>0.9965301092676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96623387618261">
                <text:p>0.99662338761826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96714166708121">
                <text:p>0.9967141667081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96802513062754">
                <text:p>0.9968025130627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96888491460142">
                <text:p>0.9968884914601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96972164975432">
                <text:p>0.9969721649754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97053595024523">
                <text:p>0.9970535950245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97132841406606">
                <text:p>0.9971328414066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97209962345669">
                <text:p>0.9972099623456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97285014530995">
                <text:p>0.9972850145309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97358053156669">
                <text:p>0.9973580531566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97429131960124">
                <text:p>0.99742913196012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97498303259736">
                <text:p>0.9974983032597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97565617991495">
                <text:p>0.9975656179914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97631125744773">
                <text:p>0.99763112574477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97694874797206">
                <text:p>0.9976948747972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97756912148711">
                <text:p>0.9977569121487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97817283554655">
                <text:p>0.9978172835546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97876033558202">
                <text:p>0.9978760335582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9793320552185">
                <text:p>0.9979332055218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97988841658174">
                <text:p>0.9979888416581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98042983059805">
                <text:p>0.9980429830598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98095669728653">
                <text:p>0.99809566972865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98146940604386">
                <text:p>0.9981469406043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98196833592204">
                <text:p>0.9981968335922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98245385589901">
                <text:p>0.9982453855899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98292632514239">
                <text:p>0.9982926325142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98338609326665">
                <text:p>0.99833860932666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98383350058358">
                <text:p>0.99838335005835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98426887834651">
                <text:p>0.9984268878346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98469254898824">
                <text:p>0.9984692548988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98510482635289">
                <text:p>0.9985104826352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98550601592183">
                <text:p>0.9985506015921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98589641503382">
                <text:p>0.99858964150338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98627631309948">
                <text:p>0.99862763130994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98664599181027">
                <text:p>0.99866459918102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98700572534209">
                <text:p>0.99870057253420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98735578055361">
                <text:p>0.99873557805536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9876964171795">
                <text:p>0.9987696417179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98802788801868">
                <text:p>0.9988027888018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998835043911765">
                <text:p>0.99883504391176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998866430994913">
                <text:p>0.99886643099491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998896973358602">
                <text:p>0.99889697335860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99892669368709">
                <text:p>0.9989266936870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98955614058108">
                <text:p>0.99895561405810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98983755958932">
                <text:p>0.9989837559589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99011140302049">
                <text:p>0.99901114030204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99037787440403">
                <text:p>0.99903778744040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99063717182244">
                <text:p>0.9990637171822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99088948805599">
                <text:p>0.9990889488055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13.736cm" xlink:href=".." xlink:type="simple" chart:class="chart:line" chart:style-name="ch1">
        <chart:title svg:x="5.021cm" svg:y="0.409cm" chart:style-name="ch2">
          <text:p>シグモイド曲線の真ん中らへん</text:p>
        </chart:title>
        <chart:legend chart:legend-position="end" svg:x="13.903cm" svg:y="6.556cm" style:legend-expansion="high" chart:style-name="ch3"/>
        <chart:plot-area chart:style-name="ch4" table:cell-range-address="func_200.B1:func_200.B201" svg:x="0.77cm" svg:y="1.958cm" svg:width="12.493cm" svg:height="11.084cm">
          <chartooo:coordinate-region svg:x="1.497cm" svg:y="2.17cm" svg:width="11.486cm" svg:height="9.77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unc_200.B1:func_200.B201" chart:class="chart:line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09751808649648">
                <text:p>0.0609751808649648</text:p>
                <draw:g>
                  <svg:desc>func_200.B1:func_200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5597307884314">
                <text:p>0.06255973078843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41826436090197">
                <text:p>0.0641826436090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58447005843111">
                <text:p>0.0658447005843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75466911396291">
                <text:p>0.0675466911396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2894125146216">
                <text:p>0.0692894125146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10736693801835">
                <text:p>0.07107366938018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29002734246221">
                <text:p>0.0729002734246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47700429079614">
                <text:p>0.0747700429079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66838021832952">
                <text:p>0.0766838021832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86423811841015">
                <text:p>0.0786423811841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06466148764482">
                <text:p>0.0806466148764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26973426750389">
                <text:p>0.08269734267503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47954078220683">
                <text:p>0.08479540782206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69416567278917">
                <text:p>0.08694165672789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91369382725416">
                <text:p>0.0891369382725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13821030671714">
                <text:p>0.0913821030671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36780026745507">
                <text:p>0.09367800267455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60254887877938">
                <text:p>0.09602548878779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84254123665623">
                <text:p>0.0984254123665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0878622730057">
                <text:p>0.100878622730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3385966606184">
                <text:p>0.103385966606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594828713638">
                <text:p>0.105948287136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8566422835656">
                <text:p>0.108566422835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11241206507543">
                <text:p>0.1112412065075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3973464113717">
                <text:p>0.1139734641137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6764013598223">
                <text:p>0.1167640135982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9613663666323">
                <text:p>0.1196136636663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2523212518159">
                <text:p>0.1225232125181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493446537563">
                <text:p>0.125493446537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8525138936493">
                <text:p>0.1285251389364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161904835577">
                <text:p>0.131619048355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4775917422957">
                <text:p>0.1347759174229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7996471268404">
                <text:p>0.1379964712684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1281416000701">
                <text:p>0.1412814160007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4631437142975">
                <text:p>0.1446314371429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8047198031689">
                <text:p>0.1480471980316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1529338179829">
                <text:p>0.1515293381798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5078471606594">
                <text:p>0.1550784716065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869518513596">
                <text:p>0.158695185135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2380036666711">
                <text:p>0.1623800366667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6133553416803">
                <text:p>0.1661335534168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9956230145188">
                <text:p>0.1699562301451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3848527354471">
                <text:p>0.1738485273544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781086947805">
                <text:p>0.177810869478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1843643055648">
                <text:p>0.1818436430556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5947194901422">
                <text:p>0.1859471949014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0121830269085">
                <text:p>0.1901218302690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4367811018745">
                <text:p>0.1943678110187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8685353790425">
                <text:p>0.1986853537904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307462818947">
                <text:p>0.203074628189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7535754989287">
                <text:p>0.2075357549892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2068804357105">
                <text:p>0.2120688043571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667379410865">
                <text:p>0.216673794108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1350687997828">
                <text:p>0.2213506879978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6099394047711">
                <text:p>0.2260993940477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0919762929272">
                <text:p>0.230919762929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5811586394467">
                <text:p>0.2358115863944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0774595770382">
                <text:p>0.240774595770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5808460521257">
                <text:p>0.2458084605212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0912786885272">
                <text:p>0.2509127868852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6087116593008">
                <text:p>0.2560871165930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133092567451">
                <text:p>0.26133092567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6643623361852">
                <text:p>0.2666436233618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2024551094022">
                <text:p>0.2720245510940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7472981630871">
                <text:p>0.2774729816308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82988118282706">
                <text:p>0.2829881182827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8569094261939">
                <text:p>0.2885690942619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94214972162989">
                <text:p>0.2942149721629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99924743576342">
                <text:p>0.2999247435763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05697328842421">
                <text:p>0.3056973288424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11531576950515">
                <text:p>0.3115315769505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17426265587676">
                <text:p>0.3174262655876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23380101342034">
                <text:p>0.3233801013420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29391720064527">
                <text:p>0.3293917200645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3545968739253">
                <text:p>0.335459687392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41582499438317">
                <text:p>0.3415824994383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47758583644727">
                <text:p>0.3477585836447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53986299809773">
                <text:p>0.3539862998097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60263941281304">
                <text:p>0.3602639412813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6658973632216">
                <text:p>0.366589736322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2961849645553">
                <text:p>0.3729618496455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7937838411973">
                <text:p>0.379378384119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5837382640198">
                <text:p>0.3858373826401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92336830167108">
                <text:p>0.3923368301671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98874655924602">
                <text:p>0.3988746559246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05448735758214">
                <text:p>0.4054487357582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12056894645672">
                <text:p>0.4120568946456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18696909355687">
                <text:p>0.4186969093556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25366511248633">
                <text:p>0.4253665112486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32063389212307">
                <text:p>0.4320633892123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38785192725257">
                <text:p>0.4387851927252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45529535039573">
                <text:p>0.4455295350395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52293996474367">
                <text:p>0.4522939964743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59076127810634">
                <text:p>0.4590761278106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65873453777628">
                <text:p>0.4658734537776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72683476620433">
                <text:p>0.4726834766204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79503679737942">
                <text:p>0.4795036797379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8633153138011">
                <text:p>0.486331531380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3164488393014">
                <text:p>0.4931644883930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6835511606986">
                <text:p>0.5068355116069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3668468619891">
                <text:p>0.5136684686198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20496320262058">
                <text:p>0.5204963202620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27316523379567">
                <text:p>0.5273165233795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34126546222372">
                <text:p>0.5341265462223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40923872189367">
                <text:p>0.5409238721893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47706003525633">
                <text:p>0.5477060035256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54470464960427">
                <text:p>0.5544704649604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61214807274743">
                <text:p>0.5612148072747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67936610787693">
                <text:p>0.5679366107876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74633488751367">
                <text:p>0.5746334887513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81303090644313">
                <text:p>0.5813030906443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87943105354328">
                <text:p>0.5879431053543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94551264241786">
                <text:p>0.5945512642417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01125344075398">
                <text:p>0.6011253440753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07663169832892">
                <text:p>0.6076631698328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14162617359802">
                <text:p>0.6141626173598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2062161588027">
                <text:p>0.620621615880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27038150354447">
                <text:p>0.6270381503544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3341026367784">
                <text:p>0.633410263677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39736058718696">
                <text:p>0.6397360587186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46013700190227">
                <text:p>0.6460137001902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52241416355273">
                <text:p>0.6522414163552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58417500561683">
                <text:p>0.6584175005616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6454031260747">
                <text:p>0.664540312607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70608279935473">
                <text:p>0.6706082799354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76619898657966">
                <text:p>0.6766198986579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82573734412324">
                <text:p>0.6825737344123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88468423049485">
                <text:p>0.6884684230494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94302671157579">
                <text:p>0.6943026711575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00075256423658">
                <text:p>0.7000752564236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05785027837011">
                <text:p>0.7057850278370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11430905738061">
                <text:p>0.7114309057380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17011881717294">
                <text:p>0.7170118817172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22527018369129">
                <text:p>0.7225270183691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27975448905978">
                <text:p>0.7279754489059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33356376638148">
                <text:p>0.7333563766381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3866907432549">
                <text:p>0.738669074325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43912883406992">
                <text:p>0.7439128834069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49087213114728">
                <text:p>0.7490872131147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54191539478742">
                <text:p>0.7541915394787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59225404229618">
                <text:p>0.7592254042296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64188413605533">
                <text:p>0.7641884136055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69080237070728">
                <text:p>0.7690802370707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73900605952289">
                <text:p>0.7739006059522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78649312002172">
                <text:p>0.7786493120021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8332620589135">
                <text:p>0.783326205891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87931195642895">
                <text:p>0.7879311956428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92464245010713">
                <text:p>0.7924642450107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9692537181053">
                <text:p>0.796925371810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01314646209575">
                <text:p>0.8013146462095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05632188981255">
                <text:p>0.8056321889812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09878169730915">
                <text:p>0.8098781697309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14052805098578">
                <text:p>0.8140528050985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18156356944352">
                <text:p>0.8181563569443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2218913052195">
                <text:p>0.822189130521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26151472645529">
                <text:p>0.8261514726455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30043769854812">
                <text:p>0.8300437698548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33866446583197">
                <text:p>0.8338664465831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37619963333289">
                <text:p>0.8376199633332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4130481486404">
                <text:p>0.841304814864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44921528393406">
                <text:p>0.8449215283934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48470661820172">
                <text:p>0.8484706618201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51952801968311">
                <text:p>0.8519528019683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55368562857025">
                <text:p>0.8553685628570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58718583999299">
                <text:p>0.8587185839992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62003528731596">
                <text:p>0.8620035287315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65224082577043">
                <text:p>0.8652240825770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6838095164423">
                <text:p>0.868380951644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71474861063507">
                <text:p>0.8714748610635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74506553462437">
                <text:p>0.8745065534624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77476787481841">
                <text:p>0.8774767874818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80386336333677">
                <text:p>0.8803863363336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83235986401777">
                <text:p>0.8832359864017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86026535886283">
                <text:p>0.8860265358862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88758793492457">
                <text:p>0.8887587934924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91433577164344">
                <text:p>0.8914335771643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9405171286362">
                <text:p>0.894051712863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96614033393816">
                <text:p>0.8966140333938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99121377269944">
                <text:p>0.8991213772699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01574587633438">
                <text:p>0.9015745876334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03974511212206">
                <text:p>0.9039745112122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06321997325449">
                <text:p>0.9063219973254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08617896932829">
                <text:p>0.9086178969328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10863061727458">
                <text:p>0.9108630617274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13058343272108">
                <text:p>0.9130583432721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15204592177932">
                <text:p>0.9152045921779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17302657324961">
                <text:p>0.9173026573249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19353385123552">
                <text:p>0.9193533851235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21357618815899">
                <text:p>0.9213576188158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23316197816705">
                <text:p>0.9233161978167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5229957092039">
                <text:p>0.9252299570920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27099726575378">
                <text:p>0.9270997265753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28926330619817">
                <text:p>0.9289263306198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30710587485378">
                <text:p>0.9307105874853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32453308860371">
                <text:p>0.9324533088603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34155299415689">
                <text:p>0.9341552994156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3581735639098">
                <text:p>0.935817356390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37440269211569">
                <text:p>0.9374402692115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39024819135035">
                <text:p>0.9390248191350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79cm" svg:height="13.736cm" xlink:href=".." xlink:type="simple" chart:class="chart:line" chart:style-name="ch1">
        <chart:title svg:x="4.909cm" svg:y="0.409cm" chart:style-name="ch2">
          <text:p>シグモイド曲線の真ん中らへん</text:p>
        </chart:title>
        <chart:legend chart:legend-position="end" svg:x="13.679cm" svg:y="6.556cm" style:legend-expansion="high" chart:style-name="ch3"/>
        <chart:plot-area chart:style-name="ch4" table:cell-range-address="func_100.B1:func_100.B101" svg:x="0.765cm" svg:y="1.958cm" svg:width="12.284cm" svg:height="11.084cm">
          <chartooo:coordinate-region svg:x="1.492cm" svg:y="2.17cm" svg:width="11.39cm" svg:height="9.77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unc_100.B1:func_100.B10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307462818947">
                <text:p>0.20307462818947</text:p>
                <draw:g>
                  <svg:desc>func_100.B1:func_100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7535754989287">
                <text:p>0.207535754989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2068804357105">
                <text:p>0.212068804357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667379410865">
                <text:p>0.21667379410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1350687997828">
                <text:p>0.221350687997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6099394047711">
                <text:p>0.2260993940477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919762929272">
                <text:p>0.230919762929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5811586394467">
                <text:p>0.2358115863944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0774595770382">
                <text:p>0.2407745957703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5808460521257">
                <text:p>0.2458084605212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912786885272">
                <text:p>0.250912786885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6087116593008">
                <text:p>0.2560871165930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133092567451">
                <text:p>0.261330925674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6643623361852">
                <text:p>0.266643623361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2024551094022">
                <text:p>0.272024551094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7472981630871">
                <text:p>0.277472981630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2988118282706">
                <text:p>0.282988118282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8569094261939">
                <text:p>0.2885690942619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4214972162989">
                <text:p>0.294214972162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9924743576342">
                <text:p>0.2999247435763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5697328842421">
                <text:p>0.3056973288424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1531576950515">
                <text:p>0.3115315769505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7426265587676">
                <text:p>0.317426265587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3380101342034">
                <text:p>0.3233801013420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29391720064527">
                <text:p>0.3293917200645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3545968739253">
                <text:p>0.33545968739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1582499438317">
                <text:p>0.3415824994383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47758583644727">
                <text:p>0.3477585836447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53986299809773">
                <text:p>0.3539862998097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0263941281304">
                <text:p>0.3602639412813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658973632216">
                <text:p>0.366589736322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2961849645553">
                <text:p>0.372961849645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937838411973">
                <text:p>0.379378384119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5837382640198">
                <text:p>0.3858373826401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92336830167108">
                <text:p>0.3923368301671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98874655924602">
                <text:p>0.3988746559246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05448735758214">
                <text:p>0.4054487357582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2056894645672">
                <text:p>0.4120568946456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8696909355687">
                <text:p>0.4186969093556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5366511248633">
                <text:p>0.4253665112486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32063389212307">
                <text:p>0.4320633892123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8785192725257">
                <text:p>0.4387851927252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5529535039573">
                <text:p>0.4455295350395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52293996474367">
                <text:p>0.4522939964743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9076127810634">
                <text:p>0.4590761278106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5873453777628">
                <text:p>0.4658734537776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2683476620433">
                <text:p>0.4726834766204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9503679737942">
                <text:p>0.4795036797379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633153138011">
                <text:p>0.486331531380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3164488393014">
                <text:p>0.4931644883930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06835511606986">
                <text:p>0.5068355116069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13668468619891">
                <text:p>0.5136684686198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20496320262058">
                <text:p>0.5204963202620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27316523379567">
                <text:p>0.5273165233795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34126546222372">
                <text:p>0.5341265462223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40923872189367">
                <text:p>0.5409238721893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47706003525633">
                <text:p>0.5477060035256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54470464960427">
                <text:p>0.5544704649604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61214807274743">
                <text:p>0.5612148072747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67936610787693">
                <text:p>0.5679366107876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74633488751367">
                <text:p>0.5746334887513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81303090644313">
                <text:p>0.5813030906443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87943105354328">
                <text:p>0.5879431053543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94551264241786">
                <text:p>0.5945512642417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01125344075398">
                <text:p>0.6011253440753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07663169832892">
                <text:p>0.6076631698328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14162617359802">
                <text:p>0.6141626173598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2062161588027">
                <text:p>0.620621615880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27038150354447">
                <text:p>0.6270381503544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3341026367784">
                <text:p>0.633410263677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39736058718696">
                <text:p>0.6397360587186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46013700190227">
                <text:p>0.6460137001902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52241416355273">
                <text:p>0.6522414163552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58417500561683">
                <text:p>0.6584175005616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6454031260747">
                <text:p>0.664540312607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70608279935473">
                <text:p>0.6706082799354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76619898657966">
                <text:p>0.6766198986579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82573734412324">
                <text:p>0.6825737344123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88468423049485">
                <text:p>0.6884684230494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94302671157579">
                <text:p>0.694302671157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00075256423658">
                <text:p>0.7000752564236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05785027837011">
                <text:p>0.7057850278370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11430905738061">
                <text:p>0.7114309057380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17011881717294">
                <text:p>0.7170118817172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22527018369129">
                <text:p>0.7225270183691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27975448905978">
                <text:p>0.7279754489059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33356376638148">
                <text:p>0.7333563766381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3866907432549">
                <text:p>0.738669074325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43912883406992">
                <text:p>0.7439128834069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49087213114728">
                <text:p>0.7490872131147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54191539478742">
                <text:p>0.7541915394787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59225404229618">
                <text:p>0.7592254042296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64188413605533">
                <text:p>0.7641884136055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69080237070728">
                <text:p>0.7690802370707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73900605952289">
                <text:p>0.7739006059522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78649312002172">
                <text:p>0.7786493120021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8332620589135">
                <text:p>0.783326205891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87931195642895">
                <text:p>0.7879311956428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92464245010713">
                <text:p>0.7924642450107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9692537181053">
                <text:p>0.796925371810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